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12.453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3.685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3.63cm"/>
    </style:style>
    <style:style style:name="co15" style:family="table-column">
      <style:table-column-properties fo:break-before="auto" style:column-width="9.513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9.592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2.164cm"/>
    </style:style>
    <style:style style:name="co20" style:family="table-column">
      <style:table-column-properties fo:break-before="auto" style:column-width="8.832cm"/>
    </style:style>
    <style:style style:name="co21" style:family="table-column">
      <style:table-column-properties fo:break-before="auto" style:column-width="3.24cm"/>
    </style:style>
    <style:style style:name="co22" style:family="table-column">
      <style:table-column-properties fo:break-before="auto" style:column-width="4.00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lientes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Normal_20_2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4"/>
    <style:style style:name="ce1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26" style:family="table-cell" style:parent-style-name="Pivot_20_Table_20_Value" style:data-style-name="N4"/>
    <style:style style:name="ce27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28" style:family="table-cell" style:parent-style-name="Pivot_20_Table_20_Result" style:data-style-name="N4">
      <style:table-cell-properties fo:border-bottom="2.01pt solid #000000" fo:border-left="none" fo:border-right="none" fo:border-top="0.99pt solid #000000"/>
    </style:style>
    <style:style style:name="ce29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30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31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32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33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34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Result" style:data-style-name="N4">
      <style:table-cell-properties fo:border-bottom="2.01pt solid #000000" fo:border-left="none" fo:border-right="2.01pt solid #000000" fo:border-top="0.99pt solid #000000"/>
    </style:style>
    <style:style style:name="ce38" style:family="table-cell" style:parent-style-name="Pivot_20_Table_20_Value" style:data-style-name="N0">
      <style:table-cell-properties fo:border-bottom="none" fo:background-color="#ffff00" fo:border-left="0.99pt solid #000000" fo:border-right="none" fo:border-top="none"/>
    </style:style>
    <style:style style:name="ce3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1" style:family="table-cell" style:parent-style-name="Pivot_20_Table_20_Value" style:data-style-name="N0">
      <style:table-cell-properties fo:border-bottom="none" fo:background-color="#ffff00" fo:border-left="none" fo:border-right="2.01pt solid #000000" fo:border-top="none"/>
    </style:style>
    <style:style style:name="ce42" style:family="table-cell" style:parent-style-name="Default">
      <style:table-cell-properties fo:border="0.74pt solid #3d3d3d" fo:padding="0.071cm" style:rotation-align="none"/>
    </style:style>
    <style:style style:name="ce43" style:family="table-cell" style:parent-style-name="Default">
      <style:table-cell-properties fo:background-color="#ffff00" fo:border="0.74pt solid #3d3d3d" fo:padding="0.071cm" style:rotation-align="none"/>
    </style:style>
    <style:style style:name="ce44" style:family="table-cell" style:parent-style-name="Default">
      <style:table-cell-properties fo:border-bottom="0.74pt solid #969696" fo:border-left="0.74pt solid #969696" fo:padding="0.071cm" fo:border-right="none" style:rotation-align="none" fo:border-top="none"/>
    </style:style>
    <style:style style:name="ce45" style:family="table-cell" style:parent-style-name="Default">
      <style:table-cell-properties fo:padding="0.071cm"/>
    </style:style>
    <style:style style:name="ce46" style:family="table-cell" style:parent-style-name="Default" style:data-style-name="N3">
      <style:table-cell-properties fo:border="0.74pt solid #3d3d3d" fo:padding="0.071cm" style:rotation-align="none"/>
    </style:style>
    <style:style style:name="ce47" style:family="table-cell" style:parent-style-name="Normal_20_2" style:data-style-name="N3">
      <style:table-cell-properties fo:border="0.74pt solid #3d3d3d" fo:padding="0.071cm" style:rotation-align="none"/>
    </style:style>
    <style:style style:name="ce48" style:family="table-cell" style:parent-style-name="Normal_20_2" style:data-style-name="N3">
      <style:table-cell-properties fo:padding="0.071cm"/>
    </style:style>
    <style:style style:name="ce49" style:family="table-cell" style:parent-style-name="Default" style:data-style-name="N3">
      <style:table-cell-properties fo:background-color="#ffff00" fo:border="0.74pt solid #3d3d3d" fo:padding="0.071cm" style:rotation-align="none"/>
    </style:style>
    <style:style style:name="ce50" style:family="table-cell" style:parent-style-name="Default" style:data-style-name="N0">
      <style:table-cell-properties fo:border-bottom="none" fo:border-left="0.74pt solid #969696" fo:padding="0.071cm" fo:border-right="none" style:rotation-align="none" fo:border-top="none"/>
    </style:style>
    <style:style style:name="ce51" style:family="table-cell" style:parent-style-name="Default" style:data-style-name="N0">
      <style:table-cell-properties fo:border="0.74pt solid #3d3d3d" fo:padding="0.071cm" style:rotation-align="none"/>
    </style:style>
    <style:style style:name="ce52" style:family="table-cell" style:parent-style-name="Default" style:data-style-name="N0">
      <style:table-cell-properties fo:background-color="#ffff00" fo:border="0.74pt solid #3d3d3d" fo:padding="0.071cm" style:rotation-align="none"/>
    </style:style>
    <style:style style:name="ce53" style:family="table-cell" style:parent-style-name="Default">
      <style:table-cell-properties fo:border-bottom="none" fo:border-left="0.74pt solid #969696" fo:padding="0.071cm" fo:border-right="none" style:rotation-align="none" fo:border-top="0.74pt solid #969696"/>
    </style:style>
    <style:style style:name="ce54" style:family="table-cell" style:parent-style-name="Default">
      <style:table-cell-properties fo:border-bottom="none" fo:border-left="0.74pt solid #969696" fo:padding="0.071cm" fo:border-right="none" style:rotation-align="none" fo:border-top="none"/>
    </style:style>
    <style:style style:name="ce55" style:family="table-cell" style:parent-style-name="Default" style:data-style-name="N0">
      <style:table-cell-properties fo:border-bottom="none" fo:border-left="0.74pt solid #969696" fo:padding="0.071cm" fo:border-right="none" style:rotation-align="none" fo:border-top="0.74pt solid #969696"/>
    </style:style>
    <style:style style:name="ce56" style:family="table-cell" style:parent-style-name="Normal_20_2" style:data-style-name="N123">
      <style:table-cell-properties fo:padding="0.071cm"/>
    </style:style>
    <style:style style:name="ce57" style:family="table-cell" style:parent-style-name="Default" style:data-style-name="N0">
      <style:table-cell-properties fo:border-bottom="none" fo:border-left="none" fo:padding="0.071cm" fo:border-right="none" style:rotation-align="none" fo:border-top="0.74pt solid #969696"/>
    </style:style>
    <style:style style:name="ce58" style:family="table-cell" style:parent-style-name="Default" style:data-style-name="N0">
      <style:table-cell-properties fo:padding="0.071cm"/>
    </style:style>
    <style:style style:name="ce59" style:family="table-cell" style:parent-style-name="Default" style:data-style-name="N0">
      <style:table-cell-properties fo:border-bottom="none" fo:border-left="none" fo:padding="0.071cm" fo:border-right="0.74pt solid #969696" style:rotation-align="none" fo:border-top="0.74pt solid #969696"/>
    </style:style>
    <style:style style:name="ce60" style:family="table-cell" style:parent-style-name="Default" style:data-style-name="N0">
      <style:table-cell-properties fo:border-bottom="none" fo:border-left="none" fo:padding="0.071cm" fo:border-right="0.74pt solid #969696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sume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3" table:default-cell-style-name="ce8"/>
        <table:table-column table:style-name="co4" table:default-cell-style-name="ce8"/>
        <table:table-row table:style-name="ro1">
          <table:table-cell table:style-name="ce1" office:value-type="string" calcext:value-type="string">
            <text:p>GRAFIMPACT S.A.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Selección de Cuentas por Cobrar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Estados revisados al 31 de Diciembre de 2021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6"/>
        </table:table-row>
        <table:table-row table:style-name="ro3">
          <table:table-cell table:style-name="ce2" office:value-type="string" calcext:value-type="string">
            <text:p>Descripción</text:p>
          </table:table-cell>
          <table:table-cell table:style-name="ce5" office:value-type="string" calcext:value-type="string">
            <text:p>Clientes</text:p>
          </table:table-cell>
          <table:table-cell table:style-name="ce5" office:value-type="string" calcext:value-type="string">
            <text:p>Saldo a 2020</text:p>
          </table:table-cell>
          <table:table-cell table:style-name="ce5" office:value-type="string" calcext:value-type="string">
            <text:p>Facturado</text:p>
          </table:table-cell>
          <table:table-cell table:style-name="ce5" office:value-type="string" calcext:value-type="string">
            <text:p>Pagos</text:p>
          </table:table-cell>
          <table:table-cell table:style-name="ce5" office:value-type="string" calcext:value-type="string">
            <text:p>Saldo</text:p>
          </table:table-cell>
        </table:table-row>
        <table:table-row table:style-name="ro3">
          <table:table-cell office:value-type="string" calcext:value-type="string">
            <text:p>Anticipo de Cliente</text:p>
          </table:table-cell>
          <table:table-cell office:value-type="float" office:value="7" calcext:value-type="float">
            <text:p>7</text:p>
          </table:table-cell>
          <table:table-cell office:value-type="float" office:value="70768.05" calcext:value-type="float">
            <text:p>70,768.05</text:p>
          </table:table-cell>
          <table:table-cell office:value-type="float" office:value="395534.18" calcext:value-type="float">
            <text:p>395,534.18</text:p>
          </table:table-cell>
          <table:table-cell office:value-type="float" office:value="466463.67" calcext:value-type="float">
            <text:p>466,463.67</text:p>
          </table:table-cell>
          <table:table-cell office:value-type="float" office:value="-161.440000000067" calcext:value-type="float">
            <text:p>-161.44</text:p>
          </table:table-cell>
        </table:table-row>
        <table:table-row table:style-name="ro3">
          <table:table-cell office:value-type="string" calcext:value-type="string">
            <text:p>Cancelado</text:p>
          </table:table-cell>
          <table:table-cell office:value-type="float" office:value="121" calcext:value-type="float">
            <text:p>121</text:p>
          </table:table-cell>
          <table:table-cell office:value-type="float" office:value="317388.42" calcext:value-type="float">
            <text:p>317,388.42</text:p>
          </table:table-cell>
          <table:table-cell office:value-type="float" office:value="3496849.85" calcext:value-type="float">
            <text:p>3,496,849.85</text:p>
          </table:table-cell>
          <table:table-cell office:value-type="float" office:value="3814238.28" calcext:value-type="float">
            <text:p>3,814,238.28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string" calcext:value-type="string">
            <text:p>Cuenta x Cobrar</text:p>
          </table:table-cell>
          <table:table-cell office:value-type="float" office:value="111" calcext:value-type="float">
            <text:p>111</text:p>
          </table:table-cell>
          <table:table-cell office:value-type="float" office:value="3866082.27" calcext:value-type="float">
            <text:p>3,866,082.27</text:p>
          </table:table-cell>
          <table:table-cell office:value-type="float" office:value="28228180.69" calcext:value-type="float">
            <text:p>28,228,180.69</text:p>
          </table:table-cell>
          <table:table-cell office:value-type="float" office:value="28447435.6" calcext:value-type="float">
            <text:p>28,447,435.60</text:p>
          </table:table-cell>
          <table:table-cell office:value-type="float" office:value="3646827.36" calcext:value-type="float">
            <text:p>3,646,827.36</text:p>
          </table:table-cell>
        </table:table-row>
        <table:table-row table:style-name="ro3">
          <table:table-cell office:value-type="string" calcext:value-type="string">
            <text:p>Sin Movimiento</text:p>
          </table:table-cell>
          <table:table-cell office:value-type="float" office:value="660" calcext:value-type="float">
            <text:p>6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style-name="ce4"/>
          <table:table-cell table:style-name="ce7" table:formula="of:=SUM([.B6:.B10])" office:value-type="float" office:value="899" calcext:value-type="float">
            <text:p>899</text:p>
          </table:table-cell>
          <table:table-cell table:style-name="ce9" table:formula="of:=SUM([.C6:.C10])" office:value-type="float" office:value="4254238.74" calcext:value-type="float">
            <text:p>4,254,238.74</text:p>
          </table:table-cell>
          <table:table-cell table:style-name="ce9" table:formula="of:=SUM([.D6:.D10])" office:value-type="float" office:value="32120564.72" calcext:value-type="float">
            <text:p>32,120,564.72</text:p>
          </table:table-cell>
          <table:table-cell table:style-name="ce9" table:formula="of:=SUM([.E6:.E10])" office:value-type="float" office:value="32728137.55" calcext:value-type="float">
            <text:p>32,728,137.55</text:p>
          </table:table-cell>
          <table:table-cell table:style-name="ce9" table:formula="of:=SUM([.F6:.F10])" office:value-type="float" office:value="3646665.92" calcext:value-type="float">
            <text:p>3,646,665.92</text:p>
          </table:table-cell>
        </table:table-row>
      </table:table>
      <table:table table:name="saldo" table:style-name="ta1">
        <office:forms form:automatic-focus="false" form:apply-design-mode="false"/>
        <table:table-column table:style-name="co5" table:default-cell-style-name="Default"/>
        <table:table-column table:style-name="co6" table:number-columns-repeated="7" table:default-cell-style-name="ce11"/>
        <table:table-column table:style-name="co7" table:default-cell-style-name="Default"/>
        <table:table-column table:style-name="co8" table:default-cell-style-name="Default"/>
        <table:table-row table:style-name="ro4">
          <table:table-cell office:value-type="string" calcext:value-type="string">
            <text:p>Cliente</text:p>
          </table:table-cell>
          <table:table-cell office:value-type="string" calcext:value-type="string">
            <text:p>Saldo a 2020</text:p>
          </table:table-cell>
          <table:table-cell office:value-type="string" calcext:value-type="string">
            <text:p>facturados</text:p>
          </table:table-cell>
          <table:table-cell office:value-type="string" calcext:value-type="string">
            <text:p>pagos</text:p>
          </table:table-cell>
          <table:table-cell office:value-type="string" calcext:value-type="string">
            <text:p>Saldo a Septiembre</text:p>
          </table:table-cell>
          <table:table-cell office:value-type="string" calcext:value-type="string">
            <text:p>facturados</text:p>
          </table:table-cell>
          <table:table-cell office:value-type="string" calcext:value-type="string">
            <text:p>pagos</text:p>
          </table:table-cell>
          <table:table-cell office:value-type="string" calcext:value-type="string">
            <text:p>Saldo FINAL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spuesta</text:p>
          </table:table-cell>
        </table:table-row>
        <table:table-row table:style-name="ro1">
          <table:table-cell table:style-name="ce10" office:value-type="string" calcext:value-type="string">
            <text:p>EMPACADORA GRUPO GRANMAR S.A. EMPAGRAN</text:p>
          </table:table-cell>
          <table:table-cell office:value-type="float" office:value="5271.6" calcext:value-type="float">
            <text:p>5,271.60</text:p>
          </table:table-cell>
          <table:table-cell office:value-type="float" office:value="34110.95" calcext:value-type="float">
            <text:p>34,110.95</text:p>
          </table:table-cell>
          <table:table-cell office:value-type="float" office:value="39458.24" calcext:value-type="float">
            <text:p>39,458.24</text:p>
          </table:table-cell>
          <table:table-cell office:value-type="float" office:value="-75.6900000000096" calcext:value-type="float">
            <text:p>-75.69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2]+[.F2]-[.G2]" office:value-type="float" office:value="-75.6900000000096" calcext:value-type="float">
            <text:p>-75.69</text:p>
          </table:table-cell>
          <table:table-cell office:value-type="float" office:value="78689.41" calcext:value-type="float">
            <text:p>78689.41</text:p>
          </table:table-cell>
          <table:table-cell office:value-type="string" calcext:value-type="string">
            <text:p>Anticipo de Cliente</text:p>
          </table:table-cell>
        </table:table-row>
        <table:table-row table:style-name="ro1">
          <table:table-cell table:style-name="ce10" office:value-type="string" calcext:value-type="string">
            <text:p>SALICA DEL ECUADOR S.A.</text:p>
          </table:table-cell>
          <table:table-cell office:value-type="float" office:value="19179.99" calcext:value-type="float">
            <text:p>19,179.99</text:p>
          </table:table-cell>
          <table:table-cell office:value-type="float" office:value="10524.04" calcext:value-type="float">
            <text:p>10,524.04</text:p>
          </table:table-cell>
          <table:table-cell office:value-type="float" office:value="29310.49" calcext:value-type="float">
            <text:p>29,310.49</text:p>
          </table:table-cell>
          <table:table-cell office:value-type="float" office:value="393.540000000001" calcext:value-type="float">
            <text:p>393.54</text:p>
          </table:table-cell>
          <table:table-cell office:value-type="float" office:value="901.35" calcext:value-type="float">
            <text:p>901.35</text:p>
          </table:table-cell>
          <table:table-cell office:value-type="float" office:value="1333.94" calcext:value-type="float">
            <text:p>1,333.94</text:p>
          </table:table-cell>
          <table:table-cell table:formula="of:=[.E3]+[.F3]-[.G3]" office:value-type="float" office:value="-39.0499999999993" calcext:value-type="float">
            <text:p>-39.05</text:p>
          </table:table-cell>
          <table:table-cell office:value-type="float" office:value="61604.3" calcext:value-type="float">
            <text:p>61604.3</text:p>
          </table:table-cell>
          <table:table-cell office:value-type="string" calcext:value-type="string">
            <text:p>Anticipo de Cliente</text:p>
          </table:table-cell>
        </table:table-row>
        <table:table-row table:style-name="ro1">
          <table:table-cell table:style-name="ce10" office:value-type="string" calcext:value-type="string">
            <text:p>COMERCIALIZADORA INTERNACIONAL DE MARISC</text:p>
          </table:table-cell>
          <table:table-cell office:value-type="float" office:value="1592.17" calcext:value-type="float">
            <text:p>1,592.17</text:p>
          </table:table-cell>
          <table:table-cell office:value-type="float" office:value="7545.27" calcext:value-type="float">
            <text:p>7,545.27</text:p>
          </table:table-cell>
          <table:table-cell office:value-type="float" office:value="9167.78" calcext:value-type="float">
            <text:p>9,167.78</text:p>
          </table:table-cell>
          <table:table-cell office:value-type="float" office:value="-30.3400000000001" calcext:value-type="float">
            <text:p>-30.34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4]+[.F4]-[.G4]" office:value-type="float" office:value="-30.3400000000001" calcext:value-type="float">
            <text:p>-30.34</text:p>
          </table:table-cell>
          <table:table-cell office:value-type="float" office:value="18244.54" calcext:value-type="float">
            <text:p>18244.54</text:p>
          </table:table-cell>
          <table:table-cell office:value-type="string" calcext:value-type="string">
            <text:p>Anticipo de Cliente</text:p>
          </table:table-cell>
        </table:table-row>
        <table:table-row table:style-name="ro1">
          <table:table-cell table:style-name="ce10" office:value-type="string" calcext:value-type="string">
            <text:p>NATIGOLD S A</text:p>
          </table:table-cell>
          <table:table-cell office:value-type="float" office:value="2053.59" calcext:value-type="float">
            <text:p>2,053.59</text:p>
          </table:table-cell>
          <table:table-cell office:value-type="float" office:value="3969" calcext:value-type="float">
            <text:p>3,969.00</text:p>
          </table:table-cell>
          <table:table-cell office:value-type="float" office:value="6033.99" calcext:value-type="float">
            <text:p>6,033.99</text:p>
          </table:table-cell>
          <table:table-cell office:value-type="float" office:value="-11.3999999999996" calcext:value-type="float">
            <text:p>-11.4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5]+[.F5]-[.G5]" office:value-type="float" office:value="-11.3999999999996" calcext:value-type="float">
            <text:p>-11.40</text:p>
          </table:table-cell>
          <table:table-cell office:value-type="float" office:value="12033.78" calcext:value-type="float">
            <text:p>12033.78</text:p>
          </table:table-cell>
          <table:table-cell office:value-type="string" calcext:value-type="string">
            <text:p>Anticipo de Cliente</text:p>
          </table:table-cell>
        </table:table-row>
        <table:table-row table:style-name="ro1">
          <table:table-cell table:style-name="ce10" office:value-type="string" calcext:value-type="string">
            <text:p>EMPACADORA BILBO S.A. (BILBOSA)</text:p>
          </table:table-cell>
          <table:table-cell office:value-type="float" office:value="19670.49" calcext:value-type="float">
            <text:p>19,670.49</text:p>
          </table:table-cell>
          <table:table-cell office:value-type="float" office:value="258327.89" calcext:value-type="float">
            <text:p>258,327.89</text:p>
          </table:table-cell>
          <table:table-cell office:value-type="float" office:value="219955.54" calcext:value-type="float">
            <text:p>219,955.54</text:p>
          </table:table-cell>
          <table:table-cell office:value-type="float" office:value="58042.8399999999" calcext:value-type="float">
            <text:p>58,042.84</text:p>
          </table:table-cell>
          <table:table-cell office:value-type="float" office:value="53578" calcext:value-type="float">
            <text:p>53,578.00</text:p>
          </table:table-cell>
          <table:table-cell office:value-type="float" office:value="111623.99" calcext:value-type="float">
            <text:p>111,623.99</text:p>
          </table:table-cell>
          <table:table-cell table:formula="of:=[.E6]+[.F6]-[.G6]" office:value-type="float" office:value="-3.15000000005239" calcext:value-type="float">
            <text:p>-3.15</text:p>
          </table:table-cell>
          <table:table-cell office:value-type="float" office:value="721195.6" calcext:value-type="float">
            <text:p>721195.6</text:p>
          </table:table-cell>
          <table:table-cell office:value-type="string" calcext:value-type="string">
            <text:p>Anticipo de Cliente</text:p>
          </table:table-cell>
        </table:table-row>
        <table:table-row table:style-name="ro1">
          <table:table-cell table:style-name="ce10" office:value-type="string" calcext:value-type="string">
            <text:p>METALCITY SA</text:p>
          </table:table-cell>
          <table:table-cell office:value-type="float" office:value="11304.36" calcext:value-type="float">
            <text:p>11,304.36</text:p>
          </table:table-cell>
          <table:table-cell office:value-type="float" office:value="0" calcext:value-type="float">
            <text:p>0.00</text:p>
          </table:table-cell>
          <table:table-cell office:value-type="float" office:value="11306.14" calcext:value-type="float">
            <text:p>11,306.14</text:p>
          </table:table-cell>
          <table:table-cell office:value-type="float" office:value="-1.78" calcext:value-type="float">
            <text:p>-1.78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7]+[.F7]-[.G7]" office:value-type="float" office:value="-1.78" calcext:value-type="float">
            <text:p>-1.78</text:p>
          </table:table-cell>
          <table:table-cell office:value-type="float" office:value="22606.94" calcext:value-type="float">
            <text:p>22606.94</text:p>
          </table:table-cell>
          <table:table-cell office:value-type="string" calcext:value-type="string">
            <text:p>Anticipo de Cliente</text:p>
          </table:table-cell>
        </table:table-row>
        <table:table-row table:style-name="ro1">
          <table:table-cell table:style-name="ce10" office:value-type="string" calcext:value-type="string">
            <text:p>GRAFIMPAC S.A.</text:p>
          </table:table-cell>
          <table:table-cell office:value-type="float" office:value="11695.85" calcext:value-type="float">
            <text:p>11,695.85</text:p>
          </table:table-cell>
          <table:table-cell office:value-type="float" office:value="18383.92" calcext:value-type="float">
            <text:p>18,383.92</text:p>
          </table:table-cell>
          <table:table-cell office:value-type="float" office:value="30079.8" calcext:value-type="float">
            <text:p>30,079.80</text:p>
          </table:table-cell>
          <table:table-cell office:value-type="float" office:value="-0.0300000000061118" calcext:value-type="float">
            <text:p>-0.03</text:p>
          </table:table-cell>
          <table:table-cell table:number-columns-repeated="2" office:value-type="float" office:value="8193.76" calcext:value-type="float">
            <text:p>8,193.76</text:p>
          </table:table-cell>
          <table:table-cell table:formula="of:=[.E8]+[.F8]-[.G8]" office:value-type="float" office:value="-0.0300000000061118" calcext:value-type="float">
            <text:p>-0.03</text:p>
          </table:table-cell>
          <table:table-cell office:value-type="float" office:value="76547.03" calcext:value-type="float">
            <text:p>76547.03</text:p>
          </table:table-cell>
          <table:table-cell office:value-type="string" calcext:value-type="string">
            <text:p>Anticipo de Cliente</text:p>
          </table:table-cell>
        </table:table-row>
        <table:table-row table:style-name="ro1">
          <table:table-cell table:style-name="ce10" office:value-type="string" calcext:value-type="string">
            <text:p>PATRICIO JAVIER MARTÍNEZ PUENTE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63" calcext:value-type="float">
            <text:p>63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9]+[.F9]-[.G9]" office:value-type="float" office:value="0" calcext:value-type="float">
            <text:p>0.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HOCOLATE ECUATORIANO CA</text:p>
          </table:table-cell>
          <table:table-cell office:value-type="float" office:value="150" calcext:value-type="float">
            <text:p>150.00</text:p>
          </table:table-cell>
          <table:table-cell office:value-type="float" office:value="0" calcext:value-type="float">
            <text:p>0.00</text:p>
          </table:table-cell>
          <table:table-cell office:value-type="float" office:value="150" calcext:value-type="float">
            <text:p>150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10]+[.F10]-[.G10]" office:value-type="float" office:value="0" calcext:value-type="float">
            <text:p>0.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GUAYATUNA S.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68" calcext:value-type="float">
            <text:p>168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11]+[.F11]-[.G11]" office:value-type="float" office:value="0" calcext:value-type="float">
            <text:p>0.0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SUNCHODESA REPRESENTACIONES C. LTD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93.46" calcext:value-type="float">
            <text:p>193.46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12]+[.F12]-[.G12]" office:value-type="float" office:value="0" calcext:value-type="float">
            <text:p>0.00</text:p>
          </table:table-cell>
          <table:table-cell office:value-type="float" office:value="386.92" calcext:value-type="float">
            <text:p>386.9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MARMOL GILBERT NICOLE MARI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68.8" calcext:value-type="float">
            <text:p>268.8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13]+[.F13]-[.G13]" office:value-type="float" office:value="0" calcext:value-type="float">
            <text:p>0.00</text:p>
          </table:table-cell>
          <table:table-cell office:value-type="float" office:value="537.6" calcext:value-type="float">
            <text:p>537.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DISTRIBUIDORA SMART REMEDY SMAREME S.A.</text:p>
          </table:table-cell>
          <table:table-cell office:value-type="float" office:value="0" calcext:value-type="float">
            <text:p>0.00</text:p>
          </table:table-cell>
          <table:table-cell office:value-type="float" office:value="299.72" calcext:value-type="float">
            <text:p>299.72</text:p>
          </table:table-cell>
          <table:table-cell office:value-type="float" office:value="299.72" calcext:value-type="float">
            <text:p>299.72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14]+[.F14]-[.G14]" office:value-type="float" office:value="0" calcext:value-type="float">
            <text:p>0.00</text:p>
          </table:table-cell>
          <table:table-cell office:value-type="float" office:value="599.44" calcext:value-type="float">
            <text:p>599.4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MIA BRAND NETWORKS C A</text:p>
          </table:table-cell>
          <table:table-cell office:value-type="float" office:value="0" calcext:value-type="float">
            <text:p>0.00</text:p>
          </table:table-cell>
          <table:table-cell office:value-type="float" office:value="322.22" calcext:value-type="float">
            <text:p>322.22</text:p>
          </table:table-cell>
          <table:table-cell office:value-type="float" office:value="322.22" calcext:value-type="float">
            <text:p>322.22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15]+[.F15]-[.G15]" office:value-type="float" office:value="0" calcext:value-type="float">
            <text:p>0.00</text:p>
          </table:table-cell>
          <table:table-cell office:value-type="float" office:value="644.44" calcext:value-type="float">
            <text:p>644.4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LESCANO GUERRERO DARIO JAVIER</text:p>
          </table:table-cell>
          <table:table-cell office:value-type="float" office:value="374" calcext:value-type="float">
            <text:p>374.00</text:p>
          </table:table-cell>
          <table:table-cell office:value-type="float" office:value="0" calcext:value-type="float">
            <text:p>0.00</text:p>
          </table:table-cell>
          <table:table-cell office:value-type="float" office:value="374" calcext:value-type="float">
            <text:p>374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16]+[.F16]-[.G16]" office:value-type="float" office:value="0" calcext:value-type="float">
            <text:p>0.0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ESCARDEG S.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01" calcext:value-type="float">
            <text:p>501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17]+[.F17]-[.G17]" office:value-type="float" office:value="0" calcext:value-type="float">
            <text:p>0.0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RODA INTERNACIONAL CANARIAS S <text:s/>L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26.4" calcext:value-type="float">
            <text:p>526.4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18]+[.F18]-[.G18]" office:value-type="float" office:value="0" calcext:value-type="float">
            <text:p>0.00</text:p>
          </table:table-cell>
          <table:table-cell office:value-type="float" office:value="1052.8" calcext:value-type="float">
            <text:p>1052.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OMPAÑIA DE ELABORADOS DE CAFE ELCAFE C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60" calcext:value-type="float">
            <text:p>560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19]+[.F19]-[.G19]" office:value-type="float" office:value="0" calcext:value-type="float">
            <text:p>0.0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GANADERA LA DELIA S.A. GANADELI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87.66" calcext:value-type="float">
            <text:p>587.66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20]+[.F20]-[.G20]" office:value-type="float" office:value="0" calcext:value-type="float">
            <text:p>0.00</text:p>
          </table:table-cell>
          <table:table-cell office:value-type="float" office:value="1175.32" calcext:value-type="float">
            <text:p>1175.3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SERVITERRA S.A.</text:p>
          </table:table-cell>
          <table:table-cell office:value-type="float" office:value="0" calcext:value-type="float">
            <text:p>0.00</text:p>
          </table:table-cell>
          <table:table-cell office:value-type="float" office:value="627.2" calcext:value-type="float">
            <text:p>627.20</text:p>
          </table:table-cell>
          <table:table-cell office:value-type="float" office:value="627.2" calcext:value-type="float">
            <text:p>627.2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21]+[.F21]-[.G21]" office:value-type="float" office:value="0" calcext:value-type="float">
            <text:p>0.00</text:p>
          </table:table-cell>
          <table:table-cell office:value-type="float" office:value="1254.4" calcext:value-type="float">
            <text:p>1254.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LUNA FLOWERS S A</text:p>
          </table:table-cell>
          <table:table-cell office:value-type="float" office:value="642.66" calcext:value-type="float">
            <text:p>642.66</text:p>
          </table:table-cell>
          <table:table-cell office:value-type="float" office:value="0" calcext:value-type="float">
            <text:p>0.00</text:p>
          </table:table-cell>
          <table:table-cell office:value-type="float" office:value="642.66" calcext:value-type="float">
            <text:p>642.66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22]+[.F22]-[.G22]" office:value-type="float" office:value="0" calcext:value-type="float">
            <text:p>0.00</text:p>
          </table:table-cell>
          <table:table-cell office:value-type="float" office:value="1285.32" calcext:value-type="float">
            <text:p>1285.3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INDUFELTA S A</text:p>
          </table:table-cell>
          <table:table-cell office:value-type="float" office:value="708.46" calcext:value-type="float">
            <text:p>708.46</text:p>
          </table:table-cell>
          <table:table-cell office:value-type="float" office:value="0" calcext:value-type="float">
            <text:p>0.00</text:p>
          </table:table-cell>
          <table:table-cell office:value-type="float" office:value="708.46" calcext:value-type="float">
            <text:p>708.46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23]+[.F23]-[.G23]" office:value-type="float" office:value="0" calcext:value-type="float">
            <text:p>0.00</text:p>
          </table:table-cell>
          <table:table-cell office:value-type="float" office:value="1416.92" calcext:value-type="float">
            <text:p>1416.9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SALGADO JUEZ JUAN JOSE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23.24" calcext:value-type="float">
            <text:p>723.24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24]+[.F24]-[.G24]" office:value-type="float" office:value="0" calcext:value-type="float">
            <text:p>0.00</text:p>
          </table:table-cell>
          <table:table-cell office:value-type="float" office:value="1446.48" calcext:value-type="float">
            <text:p>1446.4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ALESSA S.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70.12" calcext:value-type="float">
            <text:p>770.12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25]+[.F25]-[.G25]" office:value-type="float" office:value="0" calcext:value-type="float">
            <text:p>0.00</text:p>
          </table:table-cell>
          <table:table-cell office:value-type="float" office:value="1540.24" calcext:value-type="float">
            <text:p>1540.2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MARDEX MARISCOS DE EXPORTACION S.A.</text:p>
          </table:table-cell>
          <table:table-cell office:value-type="float" office:value="821.62" calcext:value-type="float">
            <text:p>821.62</text:p>
          </table:table-cell>
          <table:table-cell office:value-type="float" office:value="0" calcext:value-type="float">
            <text:p>0.00</text:p>
          </table:table-cell>
          <table:table-cell office:value-type="float" office:value="821.62" calcext:value-type="float">
            <text:p>821.62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26]+[.F26]-[.G26]" office:value-type="float" office:value="0" calcext:value-type="float">
            <text:p>0.00</text:p>
          </table:table-cell>
          <table:table-cell office:value-type="float" office:value="1643.24" calcext:value-type="float">
            <text:p>1643.2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OSMETICOS E-COS S.A.</text:p>
          </table:table-cell>
          <table:table-cell office:value-type="float" office:value="0" calcext:value-type="float">
            <text:p>0.00</text:p>
          </table:table-cell>
          <table:table-cell office:value-type="float" office:value="846.72" calcext:value-type="float">
            <text:p>846.72</text:p>
          </table:table-cell>
          <table:table-cell office:value-type="float" office:value="846.72" calcext:value-type="float">
            <text:p>846.72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27]+[.F27]-[.G27]" office:value-type="float" office:value="0" calcext:value-type="float">
            <text:p>0.00</text:p>
          </table:table-cell>
          <table:table-cell office:value-type="float" office:value="1693.44" calcext:value-type="float">
            <text:p>1693.4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AMPOAZUL S.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882" calcext:value-type="float">
            <text:p>882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28]+[.F28]-[.G28]" office:value-type="float" office:value="0" calcext:value-type="float">
            <text:p>0.00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VALAREZO LINGEN VITTORIO ALEJANDRO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006.51" calcext:value-type="float">
            <text:p>1,006.51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29]+[.F29]-[.G29]" office:value-type="float" office:value="0" calcext:value-type="float">
            <text:p>0.00</text:p>
          </table:table-cell>
          <table:table-cell office:value-type="float" office:value="2013.02" calcext:value-type="float">
            <text:p>2013.0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VINTIMILLA CORRAL JOSE ANTONIO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148" calcext:value-type="float">
            <text:p>1,148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30]+[.F30]-[.G30]" office:value-type="float" office:value="0" calcext:value-type="float">
            <text:p>0.00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MAQUIPHARMA S.A.</text:p>
          </table:table-cell>
          <table:table-cell office:value-type="float" office:value="1238.8" calcext:value-type="float">
            <text:p>1,238.80</text:p>
          </table:table-cell>
          <table:table-cell office:value-type="float" office:value="0" calcext:value-type="float">
            <text:p>0.00</text:p>
          </table:table-cell>
          <table:table-cell office:value-type="float" office:value="1238.8" calcext:value-type="float">
            <text:p>1,238.8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31]+[.F31]-[.G31]" office:value-type="float" office:value="0" calcext:value-type="float">
            <text:p>0.00</text:p>
          </table:table-cell>
          <table:table-cell office:value-type="float" office:value="2477.6" calcext:value-type="float">
            <text:p>2477.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SALJUPER S.A.</text:p>
          </table:table-cell>
          <table:table-cell office:value-type="float" office:value="0" calcext:value-type="float">
            <text:p>0.00</text:p>
          </table:table-cell>
          <table:table-cell office:value-type="float" office:value="1254.4" calcext:value-type="float">
            <text:p>1,254.40</text:p>
          </table:table-cell>
          <table:table-cell office:value-type="float" office:value="1254.4" calcext:value-type="float">
            <text:p>1,254.4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32]+[.F32]-[.G32]" office:value-type="float" office:value="0" calcext:value-type="float">
            <text:p>0.00</text:p>
          </table:table-cell>
          <table:table-cell office:value-type="float" office:value="2508.8" calcext:value-type="float">
            <text:p>2508.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MARCIA YOLANDA TITUANA MACAS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288" calcext:value-type="float">
            <text:p>1,288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33]+[.F33]-[.G33]" office:value-type="float" office:value="0" calcext:value-type="float">
            <text:p>0.00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MAPAVIFOOD S.A.S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290.8" calcext:value-type="float">
            <text:p>1,290.8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34]+[.F34]-[.G34]" office:value-type="float" office:value="0" calcext:value-type="float">
            <text:p>0.00</text:p>
          </table:table-cell>
          <table:table-cell office:value-type="float" office:value="2581.6" calcext:value-type="float">
            <text:p>2581.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IMPORTADORA DE MASIVOS IMPORMASS S A</text:p>
          </table:table-cell>
          <table:table-cell office:value-type="float" office:value="1307.05" calcext:value-type="float">
            <text:p>1,307.05</text:p>
          </table:table-cell>
          <table:table-cell office:value-type="float" office:value="0" calcext:value-type="float">
            <text:p>0.00</text:p>
          </table:table-cell>
          <table:table-cell office:value-type="float" office:value="1307.05" calcext:value-type="float">
            <text:p>1,307.05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35]+[.F35]-[.G35]" office:value-type="float" office:value="0" calcext:value-type="float">
            <text:p>0.00</text:p>
          </table:table-cell>
          <table:table-cell office:value-type="float" office:value="2614.1" calcext:value-type="float">
            <text:p>2614.1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MAN GING POW HING SIULEEN ALEJANDR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400" calcext:value-type="float">
            <text:p>1,400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36]+[.F36]-[.G36]" office:value-type="float" office:value="0" calcext:value-type="float">
            <text:p>0.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DEEAM PHARMACEUTICAL S A</text:p>
          </table:table-cell>
          <table:table-cell office:value-type="float" office:value="0" calcext:value-type="float">
            <text:p>0.00</text:p>
          </table:table-cell>
          <table:table-cell office:value-type="float" office:value="1402.91" calcext:value-type="float">
            <text:p>1,402.91</text:p>
          </table:table-cell>
          <table:table-cell office:value-type="float" office:value="1402.91" calcext:value-type="float">
            <text:p>1,402.91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37]+[.F37]-[.G37]" office:value-type="float" office:value="0" calcext:value-type="float">
            <text:p>0.00</text:p>
          </table:table-cell>
          <table:table-cell office:value-type="float" office:value="2805.82" calcext:value-type="float">
            <text:p>2805.8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DAMERSOL S 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456" calcext:value-type="float">
            <text:p>1,456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38]+[.F38]-[.G38]" office:value-type="float" office:value="0" calcext:value-type="float">
            <text:p>0.00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GALO G. ORBEA O. <text:s/>CIA. LTD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657.17" calcext:value-type="float">
            <text:p>1,657.17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39]+[.F39]-[.G39]" office:value-type="float" office:value="0" calcext:value-type="float">
            <text:p>0.00</text:p>
          </table:table-cell>
          <table:table-cell office:value-type="float" office:value="3314.34" calcext:value-type="float">
            <text:p>3314.3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ALARCON MIRANDA JORGE ENRIQUE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680" calcext:value-type="float">
            <text:p>1,680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40]+[.F40]-[.G40]" office:value-type="float" office:value="0" calcext:value-type="float">
            <text:p>0.00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BABY´S S.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908.48" calcext:value-type="float">
            <text:p>1,908.48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41]+[.F41]-[.G41]" office:value-type="float" office:value="0" calcext:value-type="float">
            <text:p>0.00</text:p>
          </table:table-cell>
          <table:table-cell office:value-type="float" office:value="3816.96" calcext:value-type="float">
            <text:p>3816.9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ONGELADOS DEL PACIFICO SEAFOOD S.A. FRO</text:p>
          </table:table-cell>
          <table:table-cell office:value-type="float" office:value="1930.2" calcext:value-type="float">
            <text:p>1,930.20</text:p>
          </table:table-cell>
          <table:table-cell office:value-type="float" office:value="0" calcext:value-type="float">
            <text:p>0.00</text:p>
          </table:table-cell>
          <table:table-cell office:value-type="float" office:value="1930.2" calcext:value-type="float">
            <text:p>1,930.2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42]+[.F42]-[.G42]" office:value-type="float" office:value="0" calcext:value-type="float">
            <text:p>0.00</text:p>
          </table:table-cell>
          <table:table-cell office:value-type="float" office:value="3860.4" calcext:value-type="float">
            <text:p>3860.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OMPAÑIA ORTIZ &amp; LOAIZA CORLAPROD S 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184" calcext:value-type="float">
            <text:p>2,184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43]+[.F43]-[.G43]" office:value-type="float" office:value="0" calcext:value-type="float">
            <text:p>0.00</text:p>
          </table:table-cell>
          <table:table-cell office:value-type="float" office:value="4368" calcext:value-type="float">
            <text:p>436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DASSUM GONZALEZ JUAN FERNANDO</text:p>
          </table:table-cell>
          <table:table-cell office:value-type="float" office:value="2217.83" calcext:value-type="float">
            <text:p>2,217.83</text:p>
          </table:table-cell>
          <table:table-cell office:value-type="float" office:value="0" calcext:value-type="float">
            <text:p>0.00</text:p>
          </table:table-cell>
          <table:table-cell office:value-type="float" office:value="2217.83" calcext:value-type="float">
            <text:p>2,217.83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44]+[.F44]-[.G44]" office:value-type="float" office:value="0" calcext:value-type="float">
            <text:p>0.00</text:p>
          </table:table-cell>
          <table:table-cell office:value-type="float" office:value="4435.66" calcext:value-type="float">
            <text:p>4435.6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REYPEZPACIFIC S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439.37" calcext:value-type="float">
            <text:p>2,439.37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45]+[.F45]-[.G45]" office:value-type="float" office:value="0" calcext:value-type="float">
            <text:p>0.00</text:p>
          </table:table-cell>
          <table:table-cell office:value-type="float" office:value="4878.74" calcext:value-type="float">
            <text:p>4878.7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INDUSTRIAL SHULK CIA LTD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475.54" calcext:value-type="float">
            <text:p>2,475.54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46]+[.F46]-[.G46]" office:value-type="float" office:value="0" calcext:value-type="float">
            <text:p>0.00</text:p>
          </table:table-cell>
          <table:table-cell office:value-type="float" office:value="4951.08" calcext:value-type="float">
            <text:p>4951.0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ALFRUT S.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529.41" calcext:value-type="float">
            <text:p>2,529.41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47]+[.F47]-[.G47]" office:value-type="float" office:value="0" calcext:value-type="float">
            <text:p>0.00</text:p>
          </table:table-cell>
          <table:table-cell office:value-type="float" office:value="5058.82" calcext:value-type="float">
            <text:p>5058.8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ECUAQUIMICA <text:s/>ECUATORIANA DE PRODUCTOS QU</text:p>
          </table:table-cell>
          <table:table-cell office:value-type="float" office:value="0" calcext:value-type="float">
            <text:p>0.00</text:p>
          </table:table-cell>
          <table:table-cell office:value-type="float" office:value="2673.27" calcext:value-type="float">
            <text:p>2,673.27</text:p>
          </table:table-cell>
          <table:table-cell office:value-type="float" office:value="2673.27" calcext:value-type="float">
            <text:p>2,673.27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48]+[.F48]-[.G48]" office:value-type="float" office:value="0" calcext:value-type="float">
            <text:p>0.00</text:p>
          </table:table-cell>
          <table:table-cell office:value-type="float" office:value="5346.54" calcext:value-type="float">
            <text:p>5346.5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ACIFIC SHRIMP DEL ECUADOR PACIFIC SHRIM</text:p>
          </table:table-cell>
          <table:table-cell office:value-type="float" office:value="2940.92" calcext:value-type="float">
            <text:p>2,940.92</text:p>
          </table:table-cell>
          <table:table-cell office:value-type="float" office:value="0" calcext:value-type="float">
            <text:p>0.00</text:p>
          </table:table-cell>
          <table:table-cell office:value-type="float" office:value="2940.92" calcext:value-type="float">
            <text:p>2,940.92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49]+[.F49]-[.G49]" office:value-type="float" office:value="0" calcext:value-type="float">
            <text:p>0.00</text:p>
          </table:table-cell>
          <table:table-cell office:value-type="float" office:value="5881.84" calcext:value-type="float">
            <text:p>5881.8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QUALITYGOOD S A</text:p>
          </table:table-cell>
          <table:table-cell office:value-type="float" office:value="0" calcext:value-type="float">
            <text:p>0.00</text:p>
          </table:table-cell>
          <table:table-cell office:value-type="float" office:value="3004.83" calcext:value-type="float">
            <text:p>3,004.83</text:p>
          </table:table-cell>
          <table:table-cell office:value-type="float" office:value="3004.83" calcext:value-type="float">
            <text:p>3,004.83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50]+[.F50]-[.G50]" office:value-type="float" office:value="0" calcext:value-type="float">
            <text:p>0.00</text:p>
          </table:table-cell>
          <table:table-cell office:value-type="float" office:value="6009.66" calcext:value-type="float">
            <text:p>6009.6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LABORATORIOS VOLPHARM CIA LTD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234.64" calcext:value-type="float">
            <text:p>3,234.64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51]+[.F51]-[.G51]" office:value-type="float" office:value="0" calcext:value-type="float">
            <text:p>0.00</text:p>
          </table:table-cell>
          <table:table-cell office:value-type="float" office:value="6469.28" calcext:value-type="float">
            <text:p>6469.2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FASHIONTECH S.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265.09" calcext:value-type="float">
            <text:p>3,265.09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52]+[.F52]-[.G52]" office:value-type="float" office:value="0" calcext:value-type="float">
            <text:p>0.00</text:p>
          </table:table-cell>
          <table:table-cell office:value-type="float" office:value="6530.18" calcext:value-type="float">
            <text:p>6530.1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EXOFRUT S.A.</text:p>
          </table:table-cell>
          <table:table-cell office:value-type="float" office:value="0" calcext:value-type="float">
            <text:p>0.00</text:p>
          </table:table-cell>
          <table:table-cell office:value-type="float" office:value="3370.1" calcext:value-type="float">
            <text:p>3,370.10</text:p>
          </table:table-cell>
          <table:table-cell office:value-type="float" office:value="3370.1" calcext:value-type="float">
            <text:p>3,370.1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53]+[.F53]-[.G53]" office:value-type="float" office:value="0" calcext:value-type="float">
            <text:p>0.00</text:p>
          </table:table-cell>
          <table:table-cell office:value-type="float" office:value="6740.2" calcext:value-type="float">
            <text:p>6740.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EXPORTACIONES LIVIAMAR SAC</text:p>
          </table:table-cell>
          <table:table-cell office:value-type="float" office:value="3516" calcext:value-type="float">
            <text:p>3,516.00</text:p>
          </table:table-cell>
          <table:table-cell office:value-type="float" office:value="0" calcext:value-type="float">
            <text:p>0.00</text:p>
          </table:table-cell>
          <table:table-cell office:value-type="float" office:value="3516" calcext:value-type="float">
            <text:p>3,516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54]+[.F54]-[.G54]" office:value-type="float" office:value="0" calcext:value-type="float">
            <text:p>0.00</text:p>
          </table:table-cell>
          <table:table-cell office:value-type="float" office:value="7032" calcext:value-type="float">
            <text:p>703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ECES Y CRUSTACEOS DEL PACIFICO PEZCRUP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932.32" calcext:value-type="float">
            <text:p>3,932.32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55]+[.F55]-[.G55]" office:value-type="float" office:value="0" calcext:value-type="float">
            <text:p>0.00</text:p>
          </table:table-cell>
          <table:table-cell office:value-type="float" office:value="7864.64" calcext:value-type="float">
            <text:p>7864.6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ESQUERA DE LA MAR AQUAFISH S.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306.21" calcext:value-type="float">
            <text:p>4,306.21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56]+[.F56]-[.G56]" office:value-type="float" office:value="0" calcext:value-type="float">
            <text:p>0.00</text:p>
          </table:table-cell>
          <table:table-cell office:value-type="float" office:value="8612.42" calcext:value-type="float">
            <text:p>8612.4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QUALITY PRODUCTS QALTY S A</text:p>
          </table:table-cell>
          <table:table-cell office:value-type="float" office:value="1342.32" calcext:value-type="float">
            <text:p>1,342.32</text:p>
          </table:table-cell>
          <table:table-cell office:value-type="float" office:value="3368.62" calcext:value-type="float">
            <text:p>3,368.62</text:p>
          </table:table-cell>
          <table:table-cell office:value-type="float" office:value="4710.94" calcext:value-type="float">
            <text:p>4,710.94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57]+[.F57]-[.G57]" office:value-type="float" office:value="0" calcext:value-type="float">
            <text:p>0.00</text:p>
          </table:table-cell>
          <table:table-cell office:value-type="float" office:value="9421.88" calcext:value-type="float">
            <text:p>9421.8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LA FABRIL S.A.</text:p>
          </table:table-cell>
          <table:table-cell office:value-type="float" office:value="2830.94" calcext:value-type="float">
            <text:p>2,830.94</text:p>
          </table:table-cell>
          <table:table-cell office:value-type="float" office:value="3628.8" calcext:value-type="float">
            <text:p>3,628.80</text:p>
          </table:table-cell>
          <table:table-cell office:value-type="float" office:value="6459.74" calcext:value-type="float">
            <text:p>6,459.74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58]+[.F58]-[.G58]" office:value-type="float" office:value="0" calcext:value-type="float">
            <text:p>0.00</text:p>
          </table:table-cell>
          <table:table-cell office:value-type="float" office:value="12919.48" calcext:value-type="float">
            <text:p>12919.4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EMPACADORA MELLIMAR EMPACMAR S.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000.57" calcext:value-type="float">
            <text:p>7,000.57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59]+[.F59]-[.G59]" office:value-type="float" office:value="0" calcext:value-type="float">
            <text:p>0.00</text:p>
          </table:table-cell>
          <table:table-cell office:value-type="float" office:value="14001.14" calcext:value-type="float">
            <text:p>14001.1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ROCESADORA PORSORJA PROPOSORJA S.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541.86" calcext:value-type="float">
            <text:p>7,541.86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60]+[.F60]-[.G60]" office:value-type="float" office:value="0" calcext:value-type="float">
            <text:p>0.00</text:p>
          </table:table-cell>
          <table:table-cell office:value-type="float" office:value="15083.72" calcext:value-type="float">
            <text:p>15083.7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EXPOSYNERGY S.A.S.<text:tab/><text:tab/><text:tab/><text:tab/><text:tab/><text:tab/><text:tab/><text:tab/>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912.4" calcext:value-type="float">
            <text:p>7,912.4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61]+[.F61]-[.G61]" office:value-type="float" office:value="0" calcext:value-type="float">
            <text:p>0.00</text:p>
          </table:table-cell>
          <table:table-cell office:value-type="float" office:value="15824.8" calcext:value-type="float">
            <text:p>15824.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TECNICA Y COMERCIO DE LA PESCA CA <text:s/>TECOP</text:p>
          </table:table-cell>
          <table:table-cell office:value-type="float" office:value="8294.29" calcext:value-type="float">
            <text:p>8,294.29</text:p>
          </table:table-cell>
          <table:table-cell office:value-type="float" office:value="0" calcext:value-type="float">
            <text:p>0.00</text:p>
          </table:table-cell>
          <table:table-cell office:value-type="float" office:value="8294.29" calcext:value-type="float">
            <text:p>8,294.29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62]+[.F62]-[.G62]" office:value-type="float" office:value="0" calcext:value-type="float">
            <text:p>0.00</text:p>
          </table:table-cell>
          <table:table-cell office:value-type="float" office:value="16588.58" calcext:value-type="float">
            <text:p>16588.5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ASISERVY S.A.</text:p>
          </table:table-cell>
          <table:table-cell office:value-type="float" office:value="2738.53" calcext:value-type="float">
            <text:p>2,738.53</text:p>
          </table:table-cell>
          <table:table-cell office:value-type="float" office:value="5733.98" calcext:value-type="float">
            <text:p>5,733.98</text:p>
          </table:table-cell>
          <table:table-cell office:value-type="float" office:value="8472.51" calcext:value-type="float">
            <text:p>8,472.51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63]+[.F63]-[.G63]" office:value-type="float" office:value="0" calcext:value-type="float">
            <text:p>0.00</text:p>
          </table:table-cell>
          <table:table-cell office:value-type="float" office:value="16945.02" calcext:value-type="float">
            <text:p>16945.0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EPROMAR S A</text:p>
          </table:table-cell>
          <table:table-cell office:value-type="float" office:value="0" calcext:value-type="float">
            <text:p>0.00</text:p>
          </table:table-cell>
          <table:table-cell office:value-type="float" office:value="8696.69" calcext:value-type="float">
            <text:p>8,696.69</text:p>
          </table:table-cell>
          <table:table-cell office:value-type="float" office:value="8696.69" calcext:value-type="float">
            <text:p>8,696.69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64]+[.F64]-[.G64]" office:value-type="float" office:value="0" calcext:value-type="float">
            <text:p>0.00</text:p>
          </table:table-cell>
          <table:table-cell office:value-type="float" office:value="17393.38" calcext:value-type="float">
            <text:p>17393.3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DULCENAC S.A. DULCERIA NACIONAL</text:p>
          </table:table-cell>
          <table:table-cell office:value-type="float" office:value="9442.9" calcext:value-type="float">
            <text:p>9,442.90</text:p>
          </table:table-cell>
          <table:table-cell office:value-type="float" office:value="0" calcext:value-type="float">
            <text:p>0.00</text:p>
          </table:table-cell>
          <table:table-cell office:value-type="float" office:value="9442.91" calcext:value-type="float">
            <text:p>9,442.91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65]+[.F65]-[.G65]" office:value-type="float" office:value="0" calcext:value-type="float">
            <text:p>0.00</text:p>
          </table:table-cell>
          <table:table-cell office:value-type="float" office:value="18885.81" calcext:value-type="float">
            <text:p>18885.81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RIADOR EL GUAMITO SAC</text:p>
          </table:table-cell>
          <table:table-cell office:value-type="float" office:value="3577.08" calcext:value-type="float">
            <text:p>3,577.08</text:p>
          </table:table-cell>
          <table:table-cell office:value-type="float" office:value="6035.04" calcext:value-type="float">
            <text:p>6,035.04</text:p>
          </table:table-cell>
          <table:table-cell office:value-type="float" office:value="9612.12" calcext:value-type="float">
            <text:p>9,612.12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66]+[.F66]-[.G66]" office:value-type="float" office:value="0" calcext:value-type="float">
            <text:p>0.00</text:p>
          </table:table-cell>
          <table:table-cell office:value-type="float" office:value="19224.24" calcext:value-type="float">
            <text:p>19224.2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NATURPHARMA S 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630.71" calcext:value-type="float">
            <text:p>9,630.71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67]+[.F67]-[.G67]" office:value-type="float" office:value="0" calcext:value-type="float">
            <text:p>0.00</text:p>
          </table:table-cell>
          <table:table-cell office:value-type="float" office:value="19261.42" calcext:value-type="float">
            <text:p>19261.4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ANCLA&amp;VIENTO ECUADOR S.A.</text:p>
          </table:table-cell>
          <table:table-cell office:value-type="float" office:value="0" calcext:value-type="float">
            <text:p>0.00</text:p>
          </table:table-cell>
          <table:table-cell office:value-type="float" office:value="10415.06" calcext:value-type="float">
            <text:p>10,415.06</text:p>
          </table:table-cell>
          <table:table-cell office:value-type="float" office:value="10415.06" calcext:value-type="float">
            <text:p>10,415.06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68]+[.F68]-[.G68]" office:value-type="float" office:value="0" calcext:value-type="float">
            <text:p>0.00</text:p>
          </table:table-cell>
          <table:table-cell office:value-type="float" office:value="20830.12" calcext:value-type="float">
            <text:p>20830.1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APERINDUSTRIES S A</text:p>
          </table:table-cell>
          <table:table-cell office:value-type="float" office:value="982.07" calcext:value-type="float">
            <text:p>982.07</text:p>
          </table:table-cell>
          <table:table-cell office:value-type="float" office:value="11688.77" calcext:value-type="float">
            <text:p>11,688.77</text:p>
          </table:table-cell>
          <table:table-cell office:value-type="float" office:value="12670.84" calcext:value-type="float">
            <text:p>12,670.84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69]+[.F69]-[.G69]" office:value-type="float" office:value="0" calcext:value-type="float">
            <text:p>0.00</text:p>
          </table:table-cell>
          <table:table-cell office:value-type="float" office:value="25341.68" calcext:value-type="float">
            <text:p>25341.6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MONMIFISH S A</text:p>
          </table:table-cell>
          <table:table-cell office:value-type="float" office:value="0" calcext:value-type="float">
            <text:p>0.00</text:p>
          </table:table-cell>
          <table:table-cell office:value-type="float" office:value="12807.68" calcext:value-type="float">
            <text:p>12,807.68</text:p>
          </table:table-cell>
          <table:table-cell office:value-type="float" office:value="12807.68" calcext:value-type="float">
            <text:p>12,807.68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70]+[.F70]-[.G70]" office:value-type="float" office:value="0" calcext:value-type="float">
            <text:p>0.00</text:p>
          </table:table-cell>
          <table:table-cell office:value-type="float" office:value="25615.36" calcext:value-type="float">
            <text:p>25615.3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ECUAJJLI CIA LTDA</text:p>
          </table:table-cell>
          <table:table-cell office:value-type="float" office:value="15178.1" calcext:value-type="float">
            <text:p>15,178.10</text:p>
          </table:table-cell>
          <table:table-cell office:value-type="float" office:value="0" calcext:value-type="float">
            <text:p>0.00</text:p>
          </table:table-cell>
          <table:table-cell office:value-type="float" office:value="15178.1" calcext:value-type="float">
            <text:p>15,178.1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71]+[.F71]-[.G71]" office:value-type="float" office:value="0" calcext:value-type="float">
            <text:p>0.00</text:p>
          </table:table-cell>
          <table:table-cell office:value-type="float" office:value="30356.2" calcext:value-type="float">
            <text:p>30356.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SOITGAR S.A.</text:p>
          </table:table-cell>
          <table:table-cell office:value-type="float" office:value="5529.98" calcext:value-type="float">
            <text:p>5,529.98</text:p>
          </table:table-cell>
          <table:table-cell office:value-type="float" office:value="10557.43" calcext:value-type="float">
            <text:p>10,557.43</text:p>
          </table:table-cell>
          <table:table-cell office:value-type="float" office:value="16087.41" calcext:value-type="float">
            <text:p>16,087.41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72]+[.F72]-[.G72]" office:value-type="float" office:value="0" calcext:value-type="float">
            <text:p>0.00</text:p>
          </table:table-cell>
          <table:table-cell office:value-type="float" office:value="32174.82" calcext:value-type="float">
            <text:p>32174.8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RODEX CIA. LTDA.</text:p>
          </table:table-cell>
          <table:table-cell office:value-type="float" office:value="21196.65" calcext:value-type="float">
            <text:p>21,196.65</text:p>
          </table:table-cell>
          <table:table-cell office:value-type="float" office:value="4987.95" calcext:value-type="float">
            <text:p>4,987.95</text:p>
          </table:table-cell>
          <table:table-cell office:value-type="float" office:value="26184.6" calcext:value-type="float">
            <text:p>26,184.6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73]+[.F73]-[.G73]" office:value-type="float" office:value="0" calcext:value-type="float">
            <text:p>0.00</text:p>
          </table:table-cell>
          <table:table-cell office:value-type="float" office:value="52369.2" calcext:value-type="float">
            <text:p>52369.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EXPORTADORA DE PRODUCTOS DEL OCEANO OCEA</text:p>
          </table:table-cell>
          <table:table-cell office:value-type="float" office:value="40588.84" calcext:value-type="float">
            <text:p>40,588.84</text:p>
          </table:table-cell>
          <table:table-cell office:value-type="float" office:value="0" calcext:value-type="float">
            <text:p>0.00</text:p>
          </table:table-cell>
          <table:table-cell office:value-type="float" office:value="40588.84" calcext:value-type="float">
            <text:p>40,588.84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74]+[.F74]-[.G74]" office:value-type="float" office:value="0" calcext:value-type="float">
            <text:p>0.00</text:p>
          </table:table-cell>
          <table:table-cell office:value-type="float" office:value="81177.68" calcext:value-type="float">
            <text:p>81177.6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DISTRIBUIDORA LOS PAISAS S.C</text:p>
          </table:table-cell>
          <table:table-cell office:value-type="float" office:value="0" calcext:value-type="float">
            <text:p>0.00</text:p>
          </table:table-cell>
          <table:table-cell office:value-type="float" office:value="49308.38" calcext:value-type="float">
            <text:p>49,308.38</text:p>
          </table:table-cell>
          <table:table-cell office:value-type="float" office:value="49308.38" calcext:value-type="float">
            <text:p>49,308.38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75]+[.F75]-[.G75]" office:value-type="float" office:value="0" calcext:value-type="float">
            <text:p>0.00</text:p>
          </table:table-cell>
          <table:table-cell office:value-type="float" office:value="98616.76" calcext:value-type="float">
            <text:p>98616.7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LA CASA DEL ACUICULTOR C 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6133" calcext:value-type="float">
            <text:p>56,133.00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76]+[.F76]-[.G76]" office:value-type="float" office:value="0" calcext:value-type="float">
            <text:p>0.00</text:p>
          </table:table-cell>
          <table:table-cell office:value-type="float" office:value="112266" calcext:value-type="float">
            <text:p>11226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AGROLAGO DE OCCIDENTE C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69757.47" calcext:value-type="float">
            <text:p>69,757.47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[.E77]+[.F77]-[.G77]" office:value-type="float" office:value="0" calcext:value-type="float">
            <text:p>0.00</text:p>
          </table:table-cell>
          <table:table-cell office:value-type="float" office:value="139514.94" calcext:value-type="float">
            <text:p>139514.9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NEHME ANTON LIDIA RITA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office:value-type="float" office:value="246.4" calcext:value-type="float">
            <text:p>246.40</text:p>
          </table:table-cell>
          <table:table-cell table:formula="of:=[.E78]+[.F78]-[.G78]" office:value-type="float" office:value="0" calcext:value-type="float">
            <text:p>0.00</text:p>
          </table:table-cell>
          <table:table-cell office:value-type="float" office:value="492.8" calcext:value-type="float">
            <text:p>492.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FRASCO S.A. FRASCOSA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office:value-type="float" office:value="812" calcext:value-type="float">
            <text:p>812.00</text:p>
          </table:table-cell>
          <table:table-cell table:formula="of:=[.E79]+[.F79]-[.G79]" office:value-type="float" office:value="0" calcext:value-type="float">
            <text:p>0.00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LASTIPULP LTDA</text:p>
          </table:table-cell>
          <table:table-cell office:value-type="float" office:value="822.64" calcext:value-type="float">
            <text:p>822.64</text:p>
          </table:table-cell>
          <table:table-cell office:value-type="float" office:value="4327.12" calcext:value-type="float">
            <text:p>4,327.12</text:p>
          </table:table-cell>
          <table:table-cell office:value-type="float" office:value="5149.76" calcext:value-type="float">
            <text:p>5,149.7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886" calcext:value-type="float">
            <text:p>886.00</text:p>
          </table:table-cell>
          <table:table-cell table:formula="of:=[.E80]+[.F80]-[.G80]" office:value-type="float" office:value="0" calcext:value-type="float">
            <text:p>0.00</text:p>
          </table:table-cell>
          <table:table-cell office:value-type="float" office:value="12071.52" calcext:value-type="float">
            <text:p>12071.5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OMERCIALIZADORA NUTRI MED NUTRIMEDECUAD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195.83" calcext:value-type="float">
            <text:p>5,195.8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80" calcext:value-type="float">
            <text:p>980.00</text:p>
          </table:table-cell>
          <table:table-cell table:formula="of:=[.E81]+[.F81]-[.G81]" office:value-type="float" office:value="0" calcext:value-type="float">
            <text:p>0.00</text:p>
          </table:table-cell>
          <table:table-cell office:value-type="float" office:value="12351.66" calcext:value-type="float">
            <text:p>12351.6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RAMIREZ RESTREPO GUSTAVO</text:p>
          </table:table-cell>
          <table:table-cell office:value-type="float" office:value="0" calcext:value-type="float">
            <text:p>0.00</text:p>
          </table:table-cell>
          <table:table-cell office:value-type="float" office:value="3820.4" calcext:value-type="float">
            <text:p>3,820.40</text:p>
          </table:table-cell>
          <table:table-cell office:value-type="float" office:value="3820.4" calcext:value-type="float">
            <text:p>3,820.40</text:p>
          </table:table-cell>
          <table:table-cell office:value-type="float" office:value="0" calcext:value-type="float">
            <text:p>0.00</text:p>
          </table:table-cell>
          <table:table-cell office:value-type="float" office:value="1097.6" calcext:value-type="float">
            <text:p>1,097.60</text:p>
          </table:table-cell>
          <table:table-cell office:value-type="float" office:value="1097.6" calcext:value-type="float">
            <text:p>1,097.60</text:p>
          </table:table-cell>
          <table:table-cell table:formula="of:=[.E82]+[.F82]-[.G82]" office:value-type="float" office:value="0" calcext:value-type="float">
            <text:p>0.00</text:p>
          </table:table-cell>
          <table:table-cell office:value-type="float" office:value="9836" calcext:value-type="float">
            <text:p>983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HARMEDIC S A</text:p>
          </table:table-cell>
          <table:table-cell office:value-type="float" office:value="0" calcext:value-type="float">
            <text:p>0.00</text:p>
          </table:table-cell>
          <table:table-cell office:value-type="float" office:value="11762.84" calcext:value-type="float">
            <text:p>11,762.84</text:p>
          </table:table-cell>
          <table:table-cell office:value-type="float" office:value="11762.84" calcext:value-type="float">
            <text:p>11,762.8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137.68" calcext:value-type="float">
            <text:p>1,137.68</text:p>
          </table:table-cell>
          <table:table-cell table:formula="of:=[.E83]+[.F83]-[.G83]" office:value-type="float" office:value="0" calcext:value-type="float">
            <text:p>0.00</text:p>
          </table:table-cell>
          <table:table-cell office:value-type="float" office:value="25801.04" calcext:value-type="float">
            <text:p>25801.0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NATURQUIM S.A.</text:p>
          </table:table-cell>
          <table:table-cell office:value-type="float" office:value="633.05" calcext:value-type="float">
            <text:p>633.05</text:p>
          </table:table-cell>
          <table:table-cell office:value-type="float" office:value="0" calcext:value-type="float">
            <text:p>0.00</text:p>
          </table:table-cell>
          <table:table-cell office:value-type="float" office:value="633.05" calcext:value-type="float">
            <text:p>633.05</text:p>
          </table:table-cell>
          <table:table-cell office:value-type="float" office:value="0" calcext:value-type="float">
            <text:p>0.00</text:p>
          </table:table-cell>
          <table:table-cell office:value-type="float" office:value="1153.32" calcext:value-type="float">
            <text:p>1,153.32</text:p>
          </table:table-cell>
          <table:table-cell office:value-type="float" office:value="1153.32" calcext:value-type="float">
            <text:p>1,153.32</text:p>
          </table:table-cell>
          <table:table-cell table:formula="of:=[.E84]+[.F84]-[.G84]" office:value-type="float" office:value="0" calcext:value-type="float">
            <text:p>0.00</text:p>
          </table:table-cell>
          <table:table-cell office:value-type="float" office:value="3572.74" calcext:value-type="float">
            <text:p>3572.7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TESIA LABORATORIOS S.A.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office:value-type="float" office:value="1431.36" calcext:value-type="float">
            <text:p>1,431.36</text:p>
          </table:table-cell>
          <table:table-cell table:formula="of:=[.E85]+[.F85]-[.G85]" office:value-type="float" office:value="0" calcext:value-type="float">
            <text:p>0.00</text:p>
          </table:table-cell>
          <table:table-cell office:value-type="float" office:value="2862.72" calcext:value-type="float">
            <text:p>2862.7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INDUSTRIAS ALIMENTICIAS ECUATORIANAS SA</text:p>
          </table:table-cell>
          <table:table-cell office:value-type="float" office:value="2403.46" calcext:value-type="float">
            <text:p>2,403.46</text:p>
          </table:table-cell>
          <table:table-cell office:value-type="float" office:value="1579.48" calcext:value-type="float">
            <text:p>1,579.48</text:p>
          </table:table-cell>
          <table:table-cell office:value-type="float" office:value="3982.94" calcext:value-type="float">
            <text:p>3,982.9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960" calcext:value-type="float">
            <text:p>1,960.00</text:p>
          </table:table-cell>
          <table:table-cell table:formula="of:=[.E86]+[.F86]-[.G86]" office:value-type="float" office:value="0" calcext:value-type="float">
            <text:p>0.00</text:p>
          </table:table-cell>
          <table:table-cell office:value-type="float" office:value="11885.88" calcext:value-type="float">
            <text:p>11885.8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JOVENTO S.A.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office:value-type="float" office:value="2130" calcext:value-type="float">
            <text:p>2,130.00</text:p>
          </table:table-cell>
          <table:table-cell table:formula="of:=[.E87]+[.F87]-[.G87]" office:value-type="float" office:value="0" calcext:value-type="float">
            <text:p>0.00</text:p>
          </table:table-cell>
          <table:table-cell office:value-type="float" office:value="4260" calcext:value-type="float">
            <text:p>4260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HIVERIA S 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201.68" calcext:value-type="float">
            <text:p>4,201.6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61.06" calcext:value-type="float">
            <text:p>2,261.06</text:p>
          </table:table-cell>
          <table:table-cell table:formula="of:=[.E88]+[.F88]-[.G88]" office:value-type="float" office:value="0" calcext:value-type="float">
            <text:p>0.00</text:p>
          </table:table-cell>
          <table:table-cell office:value-type="float" office:value="12925.48" calcext:value-type="float">
            <text:p>12925.4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LABORATORIO BIOTANICALS DEL ECUADOR S A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362.51" calcext:value-type="float">
            <text:p>2,362.51</text:p>
          </table:table-cell>
          <table:table-cell office:value-type="float" office:value="2362.51" calcext:value-type="float">
            <text:p>2,362.51</text:p>
          </table:table-cell>
          <table:table-cell table:formula="of:=[.E89]+[.F89]-[.G89]" office:value-type="float" office:value="0" calcext:value-type="float">
            <text:p>0.00</text:p>
          </table:table-cell>
          <table:table-cell office:value-type="float" office:value="4725.02" calcext:value-type="float">
            <text:p>4725.0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LLAGUNO FIGUEROA GONZALO UBALDO</text:p>
          </table:table-cell>
          <table:table-cell office:value-type="float" office:value="71.33" calcext:value-type="float">
            <text:p>71.33</text:p>
          </table:table-cell>
          <table:table-cell office:value-type="float" office:value="2563.55" calcext:value-type="float">
            <text:p>2,563.55</text:p>
          </table:table-cell>
          <table:table-cell office:value-type="float" office:value="2634.88" calcext:value-type="float">
            <text:p>2,634.8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500.06" calcext:value-type="float">
            <text:p>2,500.06</text:p>
          </table:table-cell>
          <table:table-cell table:formula="of:=[.E90]+[.F90]-[.G90]" office:value-type="float" office:value="0" calcext:value-type="float">
            <text:p>0.00</text:p>
          </table:table-cell>
          <table:table-cell office:value-type="float" office:value="10269.88" calcext:value-type="float">
            <text:p>10269.8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FRIGORIFICO Y LABORATORIO DE PESCA FRILA</text:p>
          </table:table-cell>
          <table:table-cell office:value-type="float" office:value="0" calcext:value-type="float">
            <text:p>0.00</text:p>
          </table:table-cell>
          <table:table-cell office:value-type="float" office:value="9871.34" calcext:value-type="float">
            <text:p>9,871.34</text:p>
          </table:table-cell>
          <table:table-cell office:value-type="float" office:value="9871.34" calcext:value-type="float">
            <text:p>9,871.3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867.2" calcext:value-type="float">
            <text:p>2,867.20</text:p>
          </table:table-cell>
          <table:table-cell table:formula="of:=[.E91]+[.F91]-[.G91]" office:value-type="float" office:value="0" calcext:value-type="float">
            <text:p>0.00</text:p>
          </table:table-cell>
          <table:table-cell office:value-type="float" office:value="25477.08" calcext:value-type="float">
            <text:p>25477.0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OMERCIAL PESQUERA CRISTIANSEN S.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3558.93" calcext:value-type="float">
            <text:p>13,558.9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880" calcext:value-type="float">
            <text:p>2,880.00</text:p>
          </table:table-cell>
          <table:table-cell table:formula="of:=[.E92]+[.F92]-[.G92]" office:value-type="float" office:value="0" calcext:value-type="float">
            <text:p>0.00</text:p>
          </table:table-cell>
          <table:table-cell office:value-type="float" office:value="32877.86" calcext:value-type="float">
            <text:p>32877.8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ONFITES Y GOLOSINAS S.A CONFIGOLSA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office:value-type="float" office:value="3001.6" calcext:value-type="float">
            <text:p>3,001.60</text:p>
          </table:table-cell>
          <table:table-cell table:formula="of:=[.E93]+[.F93]-[.G93]" office:value-type="float" office:value="0" calcext:value-type="float">
            <text:p>0.00</text:p>
          </table:table-cell>
          <table:table-cell office:value-type="float" office:value="6003.2" calcext:value-type="float">
            <text:p>6003.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ALAVA VELEZ VICTOR ALFONSO</text:p>
          </table:table-cell>
          <table:table-cell office:value-type="float" office:value="0" calcext:value-type="float">
            <text:p>0.00</text:p>
          </table:table-cell>
          <table:table-cell office:value-type="float" office:value="5995.36" calcext:value-type="float">
            <text:p>5,995.36</text:p>
          </table:table-cell>
          <table:table-cell office:value-type="float" office:value="5995.36" calcext:value-type="float">
            <text:p>5,995.3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105.65" calcext:value-type="float">
            <text:p>3,105.65</text:p>
          </table:table-cell>
          <table:table-cell table:formula="of:=[.E94]+[.F94]-[.G94]" office:value-type="float" office:value="0" calcext:value-type="float">
            <text:p>0.00</text:p>
          </table:table-cell>
          <table:table-cell office:value-type="float" office:value="18202.02" calcext:value-type="float">
            <text:p>18202.0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WINEGIFTS S.A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office:value-type="float" office:value="4058.89" calcext:value-type="float">
            <text:p>4,058.89</text:p>
          </table:table-cell>
          <table:table-cell table:formula="of:=[.E95]+[.F95]-[.G95]" office:value-type="float" office:value="0" calcext:value-type="float">
            <text:p>0.00</text:p>
          </table:table-cell>
          <table:table-cell office:value-type="float" office:value="8117.78" calcext:value-type="float">
            <text:p>8117.7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UNICENTRO TURISTICO JABUCAM S A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office:value-type="float" office:value="4172" calcext:value-type="float">
            <text:p>4,172.00</text:p>
          </table:table-cell>
          <table:table-cell table:formula="of:=[.E96]+[.F96]-[.G96]" office:value-type="float" office:value="0" calcext:value-type="float">
            <text:p>0.00</text:p>
          </table:table-cell>
          <table:table-cell office:value-type="float" office:value="8344" calcext:value-type="float">
            <text:p>834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YCCA S.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282.24" calcext:value-type="float">
            <text:p>4,282.2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454.91" calcext:value-type="float">
            <text:p>4,454.91</text:p>
          </table:table-cell>
          <table:table-cell table:formula="of:=[.E97]+[.F97]-[.G97]" office:value-type="float" office:value="0" calcext:value-type="float">
            <text:p>0.00</text:p>
          </table:table-cell>
          <table:table-cell office:value-type="float" office:value="17474.3" calcext:value-type="float">
            <text:p>17474.3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FIGURETTI S.A.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office:value-type="float" office:value="7082.88" calcext:value-type="float">
            <text:p>7,082.88</text:p>
          </table:table-cell>
          <table:table-cell table:formula="of:=[.E98]+[.F98]-[.G98]" office:value-type="float" office:value="0" calcext:value-type="float">
            <text:p>0.00</text:p>
          </table:table-cell>
          <table:table-cell office:value-type="float" office:value="14165.76" calcext:value-type="float">
            <text:p>14165.76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BOLAND THOMAS PATRICK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3069.91" calcext:value-type="float">
            <text:p>13,069.9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5400.01" calcext:value-type="float">
            <text:p>15,400.01</text:p>
          </table:table-cell>
          <table:table-cell table:formula="of:=[.E99]+[.F99]-[.G99]" office:value-type="float" office:value="0" calcext:value-type="float">
            <text:p>0.00</text:p>
          </table:table-cell>
          <table:table-cell office:value-type="float" office:value="56939.84" calcext:value-type="float">
            <text:p>56939.8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JACMAR ACUICULTURA &amp; EXPORTACION S A C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8739.75" calcext:value-type="float">
            <text:p>28,739.7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4755" calcext:value-type="float">
            <text:p>24,755.00</text:p>
          </table:table-cell>
          <table:table-cell table:formula="of:=[.E100]+[.F100]-[.G100]" office:value-type="float" office:value="0" calcext:value-type="float">
            <text:p>0.00</text:p>
          </table:table-cell>
          <table:table-cell office:value-type="float" office:value="106989.5" calcext:value-type="float">
            <text:p>106989.5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GARCES PARRA JHON DARIO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office:value-type="float" office:value="82352.06" calcext:value-type="float">
            <text:p>82,352.06</text:p>
          </table:table-cell>
          <table:table-cell table:formula="of:=[.E101]+[.F101]-[.G101]" office:value-type="float" office:value="0" calcext:value-type="float">
            <text:p>0.00</text:p>
          </table:table-cell>
          <table:table-cell office:value-type="float" office:value="164704.12" calcext:value-type="float">
            <text:p>164704.1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ECUARIDER SA</text:p>
          </table:table-cell>
          <table:table-cell office:value-type="float" office:value="0" calcext:value-type="float">
            <text:p>0.00</text:p>
          </table:table-cell>
          <table:table-cell office:value-type="float" office:value="1646.4" calcext:value-type="float">
            <text:p>1,646.40</text:p>
          </table:table-cell>
          <table:table-cell office:value-type="float" office:value="1582.41" calcext:value-type="float">
            <text:p>1,582.41</text:p>
          </table:table-cell>
          <table:table-cell office:value-type="float" office:value="63.9900000000005" calcext:value-type="float">
            <text:p>63.99</text:p>
          </table:table-cell>
          <table:table-cell office:value-type="float" office:value="862.4" calcext:value-type="float">
            <text:p>862.40</text:p>
          </table:table-cell>
          <table:table-cell office:value-type="float" office:value="926.39" calcext:value-type="float">
            <text:p>926.39</text:p>
          </table:table-cell>
          <table:table-cell table:formula="of:=[.E102]+[.F102]-[.G102]" office:value-type="float" office:value="0" calcext:value-type="float">
            <text:p>0.00</text:p>
          </table:table-cell>
          <table:table-cell office:value-type="float" office:value="5081.59" calcext:value-type="float">
            <text:p>5081.59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MULTICOMPRAS S.A. MULCOMPSA</text:p>
          </table:table-cell>
          <table:table-cell office:value-type="float" office:value="0" calcext:value-type="float">
            <text:p>0.00</text:p>
          </table:table-cell>
          <table:table-cell office:value-type="float" office:value="364.56" calcext:value-type="float">
            <text:p>364.56</text:p>
          </table:table-cell>
          <table:table-cell office:value-type="float" office:value="0" calcext:value-type="float">
            <text:p>0.00</text:p>
          </table:table-cell>
          <table:table-cell office:value-type="float" office:value="364.56" calcext:value-type="float">
            <text:p>364.56</text:p>
          </table:table-cell>
          <table:table-cell office:value-type="float" office:value="0" calcext:value-type="float">
            <text:p>0.00</text:p>
          </table:table-cell>
          <table:table-cell office:value-type="float" office:value="364.56" calcext:value-type="float">
            <text:p>364.56</text:p>
          </table:table-cell>
          <table:table-cell table:formula="of:=[.E103]+[.F103]-[.G103]" office:value-type="float" office:value="0" calcext:value-type="float">
            <text:p>0.00</text:p>
          </table:table-cell>
          <table:table-cell office:value-type="float" office:value="1093.68" calcext:value-type="float">
            <text:p>1093.6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DYVENPRO S.A.</text:p>
          </table:table-cell>
          <table:table-cell office:value-type="float" office:value="0" calcext:value-type="float">
            <text:p>0.00</text:p>
          </table:table-cell>
          <table:table-cell office:value-type="float" office:value="13543.56" calcext:value-type="float">
            <text:p>13,543.56</text:p>
          </table:table-cell>
          <table:table-cell office:value-type="float" office:value="12865.74" calcext:value-type="float">
            <text:p>12,865.74</text:p>
          </table:table-cell>
          <table:table-cell office:value-type="float" office:value="677.82" calcext:value-type="float">
            <text:p>677.82</text:p>
          </table:table-cell>
          <table:table-cell office:value-type="float" office:value="0" calcext:value-type="float">
            <text:p>0.00</text:p>
          </table:table-cell>
          <table:table-cell office:value-type="float" office:value="677.82" calcext:value-type="float">
            <text:p>677.82</text:p>
          </table:table-cell>
          <table:table-cell table:formula="of:=[.E104]+[.F104]-[.G104]" office:value-type="float" office:value="0" calcext:value-type="float">
            <text:p>0.00</text:p>
          </table:table-cell>
          <table:table-cell office:value-type="float" office:value="27764.94" calcext:value-type="float">
            <text:p>27764.9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INLAFA S A</text:p>
          </table:table-cell>
          <table:table-cell office:value-type="float" office:value="1191.61" calcext:value-type="float">
            <text:p>1,191.61</text:p>
          </table:table-cell>
          <table:table-cell office:value-type="float" office:value="7719.33" calcext:value-type="float">
            <text:p>7,719.33</text:p>
          </table:table-cell>
          <table:table-cell office:value-type="float" office:value="8007.24" calcext:value-type="float">
            <text:p>8,007.24</text:p>
          </table:table-cell>
          <table:table-cell office:value-type="float" office:value="903.700000000001" calcext:value-type="float">
            <text:p>903.70</text:p>
          </table:table-cell>
          <table:table-cell office:value-type="float" office:value="3484.25" calcext:value-type="float">
            <text:p>3,484.25</text:p>
          </table:table-cell>
          <table:table-cell office:value-type="float" office:value="4387.95" calcext:value-type="float">
            <text:p>4,387.95</text:p>
          </table:table-cell>
          <table:table-cell table:formula="of:=[.E105]+[.F105]-[.G105]" office:value-type="float" office:value="0" calcext:value-type="float">
            <text:p>0.00</text:p>
          </table:table-cell>
          <table:table-cell office:value-type="float" office:value="25694.08" calcext:value-type="float">
            <text:p>25694.08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RODUDERM S.A</text:p>
          </table:table-cell>
          <table:table-cell office:value-type="float" office:value="0" calcext:value-type="float">
            <text:p>0.00</text:p>
          </table:table-cell>
          <table:table-cell office:value-type="float" office:value="4206.5" calcext:value-type="float">
            <text:p>4,206.50</text:p>
          </table:table-cell>
          <table:table-cell office:value-type="float" office:value="3224" calcext:value-type="float">
            <text:p>3,224.00</text:p>
          </table:table-cell>
          <table:table-cell office:value-type="float" office:value="982.5" calcext:value-type="float">
            <text:p>982.50</text:p>
          </table:table-cell>
          <table:table-cell office:value-type="float" office:value="0" calcext:value-type="float">
            <text:p>0.00</text:p>
          </table:table-cell>
          <table:table-cell office:value-type="float" office:value="982.5" calcext:value-type="float">
            <text:p>982.50</text:p>
          </table:table-cell>
          <table:table-cell table:formula="of:=[.E106]+[.F106]-[.G106]" office:value-type="float" office:value="0" calcext:value-type="float">
            <text:p>0.00</text:p>
          </table:table-cell>
          <table:table-cell office:value-type="float" office:value="9395.5" calcext:value-type="float">
            <text:p>9395.5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MARAMAR S.A.</text:p>
          </table:table-cell>
          <table:table-cell office:value-type="float" office:value="3364.73" calcext:value-type="float">
            <text:p>3,364.73</text:p>
          </table:table-cell>
          <table:table-cell office:value-type="float" office:value="35207.74" calcext:value-type="float">
            <text:p>35,207.74</text:p>
          </table:table-cell>
          <table:table-cell office:value-type="float" office:value="37467.16" calcext:value-type="float">
            <text:p>37,467.16</text:p>
          </table:table-cell>
          <table:table-cell office:value-type="float" office:value="1105.31000000001" calcext:value-type="float">
            <text:p>1,105.31</text:p>
          </table:table-cell>
          <table:table-cell office:value-type="float" office:value="12169.94" calcext:value-type="float">
            <text:p>12,169.94</text:p>
          </table:table-cell>
          <table:table-cell office:value-type="float" office:value="13275.25" calcext:value-type="float">
            <text:p>13,275.25</text:p>
          </table:table-cell>
          <table:table-cell table:formula="of:=[.E107]+[.F107]-[.G107]" office:value-type="float" office:value="0" calcext:value-type="float">
            <text:p>0.00</text:p>
          </table:table-cell>
          <table:table-cell office:value-type="float" office:value="102590.13" calcext:value-type="float">
            <text:p>102590.13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BASESURCORP S.A.</text:p>
          </table:table-cell>
          <table:table-cell office:value-type="float" office:value="4107.7" calcext:value-type="float">
            <text:p>4,107.70</text:p>
          </table:table-cell>
          <table:table-cell office:value-type="float" office:value="8048.55" calcext:value-type="float">
            <text:p>8,048.55</text:p>
          </table:table-cell>
          <table:table-cell office:value-type="float" office:value="10975.24" calcext:value-type="float">
            <text:p>10,975.24</text:p>
          </table:table-cell>
          <table:table-cell office:value-type="float" office:value="1181.01" calcext:value-type="float">
            <text:p>1,181.01</text:p>
          </table:table-cell>
          <table:table-cell office:value-type="float" office:value="7399.01" calcext:value-type="float">
            <text:p>7,399.01</text:p>
          </table:table-cell>
          <table:table-cell office:value-type="float" office:value="8580.02" calcext:value-type="float">
            <text:p>8,580.02</text:p>
          </table:table-cell>
          <table:table-cell table:formula="of:=[.E108]+[.F108]-[.G108]" office:value-type="float" office:value="0" calcext:value-type="float">
            <text:p>0.00</text:p>
          </table:table-cell>
          <table:table-cell office:value-type="float" office:value="40291.53" calcext:value-type="float">
            <text:p>40291.53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LABORATORIO TOFIS S.A.</text:p>
          </table:table-cell>
          <table:table-cell office:value-type="float" office:value="0" calcext:value-type="float">
            <text:p>0.00</text:p>
          </table:table-cell>
          <table:table-cell office:value-type="float" office:value="3890.1" calcext:value-type="float">
            <text:p>3,890.10</text:p>
          </table:table-cell>
          <table:table-cell office:value-type="float" office:value="2548.99" calcext:value-type="float">
            <text:p>2,548.99</text:p>
          </table:table-cell>
          <table:table-cell office:value-type="float" office:value="1341.11" calcext:value-type="float">
            <text:p>1,341.11</text:p>
          </table:table-cell>
          <table:table-cell office:value-type="float" office:value="0" calcext:value-type="float">
            <text:p>0.00</text:p>
          </table:table-cell>
          <table:table-cell office:value-type="float" office:value="1341.11" calcext:value-type="float">
            <text:p>1,341.11</text:p>
          </table:table-cell>
          <table:table-cell table:formula="of:=[.E109]+[.F109]-[.G109]" office:value-type="float" office:value="0" calcext:value-type="float">
            <text:p>0.00</text:p>
          </table:table-cell>
          <table:table-cell office:value-type="float" office:value="9121.31" calcext:value-type="float">
            <text:p>9121.31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ANADERIA CALIFORNIA PANCALI S.A.</text:p>
          </table:table-cell>
          <table:table-cell office:value-type="float" office:value="0" calcext:value-type="float">
            <text:p>0.00</text:p>
          </table:table-cell>
          <table:table-cell office:value-type="float" office:value="1400" calcext:value-type="float">
            <text:p>1,400.00</text:p>
          </table:table-cell>
          <table:table-cell office:value-type="float" office:value="36.88" calcext:value-type="float">
            <text:p>36.88</text:p>
          </table:table-cell>
          <table:table-cell office:value-type="float" office:value="1363.12" calcext:value-type="float">
            <text:p>1,363.12</text:p>
          </table:table-cell>
          <table:table-cell office:value-type="float" office:value="0" calcext:value-type="float">
            <text:p>0.00</text:p>
          </table:table-cell>
          <table:table-cell office:value-type="float" office:value="1363.12" calcext:value-type="float">
            <text:p>1,363.12</text:p>
          </table:table-cell>
          <table:table-cell table:formula="of:=[.E110]+[.F110]-[.G110]" office:value-type="float" office:value="0" calcext:value-type="float">
            <text:p>0.00</text:p>
          </table:table-cell>
          <table:table-cell office:value-type="float" office:value="4163.12" calcext:value-type="float">
            <text:p>4163.1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AROSEMENA BENITES ROGER RAMON</text:p>
          </table:table-cell>
          <table:table-cell office:value-type="float" office:value="595.35" calcext:value-type="float">
            <text:p>595.35</text:p>
          </table:table-cell>
          <table:table-cell office:value-type="float" office:value="2532.32" calcext:value-type="float">
            <text:p>2,532.32</text:p>
          </table:table-cell>
          <table:table-cell office:value-type="float" office:value="1671.27" calcext:value-type="float">
            <text:p>1,671.27</text:p>
          </table:table-cell>
          <table:table-cell office:value-type="float" office:value="1456.4" calcext:value-type="float">
            <text:p>1,456.40</text:p>
          </table:table-cell>
          <table:table-cell office:value-type="float" office:value="0" calcext:value-type="float">
            <text:p>0.00</text:p>
          </table:table-cell>
          <table:table-cell office:value-type="float" office:value="1456.4" calcext:value-type="float">
            <text:p>1,456.40</text:p>
          </table:table-cell>
          <table:table-cell table:formula="of:=[.E111]+[.F111]-[.G111]" office:value-type="float" office:value="0" calcext:value-type="float">
            <text:p>0.00</text:p>
          </table:table-cell>
          <table:table-cell office:value-type="float" office:value="7711.74" calcext:value-type="float">
            <text:p>7711.7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TRANSMARINA C A</text:p>
          </table:table-cell>
          <table:table-cell office:value-type="float" office:value="1273.32" calcext:value-type="float">
            <text:p>1,273.32</text:p>
          </table:table-cell>
          <table:table-cell office:value-type="float" office:value="9838.64" calcext:value-type="float">
            <text:p>9,838.64</text:p>
          </table:table-cell>
          <table:table-cell office:value-type="float" office:value="9643.81" calcext:value-type="float">
            <text:p>9,643.81</text:p>
          </table:table-cell>
          <table:table-cell office:value-type="float" office:value="1468.15" calcext:value-type="float">
            <text:p>1,468.15</text:p>
          </table:table-cell>
          <table:table-cell office:value-type="float" office:value="0" calcext:value-type="float">
            <text:p>0.00</text:p>
          </table:table-cell>
          <table:table-cell office:value-type="float" office:value="1468.15" calcext:value-type="float">
            <text:p>1,468.15</text:p>
          </table:table-cell>
          <table:table-cell table:formula="of:=[.E112]+[.F112]-[.G112]" office:value-type="float" office:value="0" calcext:value-type="float">
            <text:p>0.00</text:p>
          </table:table-cell>
          <table:table-cell office:value-type="float" office:value="23692.07" calcext:value-type="float">
            <text:p>23692.07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INSTITUTO FARMACO BIOLOGICO S.A.</text:p>
          </table:table-cell>
          <table:table-cell office:value-type="float" office:value="1718.15" calcext:value-type="float">
            <text:p>1,718.15</text:p>
          </table:table-cell>
          <table:table-cell office:value-type="float" office:value="6063.99" calcext:value-type="float">
            <text:p>6,063.99</text:p>
          </table:table-cell>
          <table:table-cell office:value-type="float" office:value="6173.81" calcext:value-type="float">
            <text:p>6,173.81</text:p>
          </table:table-cell>
          <table:table-cell office:value-type="float" office:value="1608.33" calcext:value-type="float">
            <text:p>1,608.33</text:p>
          </table:table-cell>
          <table:table-cell office:value-type="float" office:value="997.9" calcext:value-type="float">
            <text:p>997.90</text:p>
          </table:table-cell>
          <table:table-cell office:value-type="float" office:value="2606.23" calcext:value-type="float">
            <text:p>2,606.23</text:p>
          </table:table-cell>
          <table:table-cell table:formula="of:=[.E113]+[.F113]-[.G113]" office:value-type="float" office:value="0" calcext:value-type="float">
            <text:p>0.00</text:p>
          </table:table-cell>
          <table:table-cell office:value-type="float" office:value="19168.41" calcext:value-type="float">
            <text:p>19168.41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AMARONERA COMERCIALIZADORA Y PRODUCTORA</text:p>
          </table:table-cell>
          <table:table-cell office:value-type="float" office:value="0" calcext:value-type="float">
            <text:p>0.00</text:p>
          </table:table-cell>
          <table:table-cell office:value-type="float" office:value="8560.54" calcext:value-type="float">
            <text:p>8,560.54</text:p>
          </table:table-cell>
          <table:table-cell office:value-type="float" office:value="6196.21" calcext:value-type="float">
            <text:p>6,196.21</text:p>
          </table:table-cell>
          <table:table-cell office:value-type="float" office:value="2364.33" calcext:value-type="float">
            <text:p>2,364.33</text:p>
          </table:table-cell>
          <table:table-cell office:value-type="float" office:value="0" calcext:value-type="float">
            <text:p>0.00</text:p>
          </table:table-cell>
          <table:table-cell office:value-type="float" office:value="2364.33" calcext:value-type="float">
            <text:p>2,364.33</text:p>
          </table:table-cell>
          <table:table-cell table:formula="of:=[.E114]+[.F114]-[.G114]" office:value-type="float" office:value="0" calcext:value-type="float">
            <text:p>0.00</text:p>
          </table:table-cell>
          <table:table-cell office:value-type="float" office:value="19485.41" calcext:value-type="float">
            <text:p>19485.41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TULIPANESA S.A.</text:p>
          </table:table-cell>
          <table:table-cell office:value-type="float" office:value="0" calcext:value-type="float">
            <text:p>0.00</text:p>
          </table:table-cell>
          <table:table-cell office:value-type="float" office:value="8193.76" calcext:value-type="float">
            <text:p>8,193.76</text:p>
          </table:table-cell>
          <table:table-cell office:value-type="float" office:value="5788.81" calcext:value-type="float">
            <text:p>5,788.81</text:p>
          </table:table-cell>
          <table:table-cell office:value-type="float" office:value="2404.95" calcext:value-type="float">
            <text:p>2,404.95</text:p>
          </table:table-cell>
          <table:table-cell office:value-type="float" office:value="678.16" calcext:value-type="float">
            <text:p>678.16</text:p>
          </table:table-cell>
          <table:table-cell office:value-type="float" office:value="3083.11" calcext:value-type="float">
            <text:p>3,083.11</text:p>
          </table:table-cell>
          <table:table-cell table:formula="of:=[.E115]+[.F115]-[.G115]" office:value-type="float" office:value="0" calcext:value-type="float">
            <text:p>0.00</text:p>
          </table:table-cell>
          <table:table-cell office:value-type="float" office:value="20148.79" calcext:value-type="float">
            <text:p>20148.79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DELAROMA S.A.</text:p>
          </table:table-cell>
          <table:table-cell office:value-type="float" office:value="0" calcext:value-type="float">
            <text:p>0.00</text:p>
          </table:table-cell>
          <table:table-cell office:value-type="float" office:value="3414.03" calcext:value-type="float">
            <text:p>3,414.03</text:p>
          </table:table-cell>
          <table:table-cell office:value-type="float" office:value="602.39" calcext:value-type="float">
            <text:p>602.39</text:p>
          </table:table-cell>
          <table:table-cell office:value-type="float" office:value="2811.64" calcext:value-type="float">
            <text:p>2,811.64</text:p>
          </table:table-cell>
          <table:table-cell office:value-type="float" office:value="0" calcext:value-type="float">
            <text:p>0.00</text:p>
          </table:table-cell>
          <table:table-cell office:value-type="float" office:value="2811.64" calcext:value-type="float">
            <text:p>2,811.64</text:p>
          </table:table-cell>
          <table:table-cell table:formula="of:=[.E116]+[.F116]-[.G116]" office:value-type="float" office:value="0" calcext:value-type="float">
            <text:p>0.00</text:p>
          </table:table-cell>
          <table:table-cell office:value-type="float" office:value="9639.7" calcext:value-type="float">
            <text:p>9639.7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LABORATORIO CHEFAR SA</text:p>
          </table:table-cell>
          <table:table-cell office:value-type="float" office:value="1471.53" calcext:value-type="float">
            <text:p>1,471.53</text:p>
          </table:table-cell>
          <table:table-cell office:value-type="float" office:value="32883.14" calcext:value-type="float">
            <text:p>32,883.14</text:p>
          </table:table-cell>
          <table:table-cell office:value-type="float" office:value="31089.5" calcext:value-type="float">
            <text:p>31,089.50</text:p>
          </table:table-cell>
          <table:table-cell office:value-type="float" office:value="3265.17" calcext:value-type="float">
            <text:p>3,265.17</text:p>
          </table:table-cell>
          <table:table-cell office:value-type="float" office:value="5243.7" calcext:value-type="float">
            <text:p>5,243.70</text:p>
          </table:table-cell>
          <table:table-cell office:value-type="float" office:value="8508.87" calcext:value-type="float">
            <text:p>8,508.87</text:p>
          </table:table-cell>
          <table:table-cell table:formula="of:=[.E117]+[.F117]-[.G117]" office:value-type="float" office:value="0" calcext:value-type="float">
            <text:p>0.00</text:p>
          </table:table-cell>
          <table:table-cell office:value-type="float" office:value="82461.91" calcext:value-type="float">
            <text:p>82461.91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DCAM S A</text:p>
          </table:table-cell>
          <table:table-cell office:value-type="float" office:value="0" calcext:value-type="float">
            <text:p>0.00</text:p>
          </table:table-cell>
          <table:table-cell office:value-type="float" office:value="25991.78" calcext:value-type="float">
            <text:p>25,991.78</text:p>
          </table:table-cell>
          <table:table-cell office:value-type="float" office:value="22704.14" calcext:value-type="float">
            <text:p>22,704.14</text:p>
          </table:table-cell>
          <table:table-cell office:value-type="float" office:value="3287.64" calcext:value-type="float">
            <text:p>3,287.64</text:p>
          </table:table-cell>
          <table:table-cell office:value-type="float" office:value="15383.75" calcext:value-type="float">
            <text:p>15,383.75</text:p>
          </table:table-cell>
          <table:table-cell office:value-type="float" office:value="18671.39" calcext:value-type="float">
            <text:p>18,671.39</text:p>
          </table:table-cell>
          <table:table-cell table:formula="of:=[.E118]+[.F118]-[.G118]" office:value-type="float" office:value="0" calcext:value-type="float">
            <text:p>0.00</text:p>
          </table:table-cell>
          <table:table-cell office:value-type="float" office:value="86038.7" calcext:value-type="float">
            <text:p>86038.7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DAVMERCORP S.A.</text:p>
          </table:table-cell>
          <table:table-cell office:value-type="float" office:value="16319.93" calcext:value-type="float">
            <text:p>16,319.93</text:p>
          </table:table-cell>
          <table:table-cell office:value-type="float" office:value="48781.81" calcext:value-type="float">
            <text:p>48,781.81</text:p>
          </table:table-cell>
          <table:table-cell office:value-type="float" office:value="61186.89" calcext:value-type="float">
            <text:p>61,186.89</text:p>
          </table:table-cell>
          <table:table-cell office:value-type="float" office:value="3914.85" calcext:value-type="float">
            <text:p>3,914.85</text:p>
          </table:table-cell>
          <table:table-cell office:value-type="float" office:value="13766.5" calcext:value-type="float">
            <text:p>13,766.50</text:p>
          </table:table-cell>
          <table:table-cell office:value-type="float" office:value="17681.35" calcext:value-type="float">
            <text:p>17,681.35</text:p>
          </table:table-cell>
          <table:table-cell table:formula="of:=[.E119]+[.F119]-[.G119]" office:value-type="float" office:value="0" calcext:value-type="float">
            <text:p>0.00</text:p>
          </table:table-cell>
          <table:table-cell office:value-type="float" office:value="161651.33" calcext:value-type="float">
            <text:p>161651.33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TKDELECUADOR S.A.</text:p>
          </table:table-cell>
          <table:table-cell office:value-type="float" office:value="0" calcext:value-type="float">
            <text:p>0.00</text:p>
          </table:table-cell>
          <table:table-cell office:value-type="float" office:value="14362.88" calcext:value-type="float">
            <text:p>14,362.88</text:p>
          </table:table-cell>
          <table:table-cell office:value-type="float" office:value="10413.23" calcext:value-type="float">
            <text:p>10,413.23</text:p>
          </table:table-cell>
          <table:table-cell office:value-type="float" office:value="3949.65" calcext:value-type="float">
            <text:p>3,949.65</text:p>
          </table:table-cell>
          <table:table-cell office:value-type="float" office:value="0" calcext:value-type="float">
            <text:p>0.00</text:p>
          </table:table-cell>
          <table:table-cell office:value-type="float" office:value="3949.65" calcext:value-type="float">
            <text:p>3,949.65</text:p>
          </table:table-cell>
          <table:table-cell table:formula="of:=[.E120]+[.F120]-[.G120]" office:value-type="float" office:value="0" calcext:value-type="float">
            <text:p>0.00</text:p>
          </table:table-cell>
          <table:table-cell office:value-type="float" office:value="32675.41" calcext:value-type="float">
            <text:p>32675.41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VECONSA S A</text:p>
          </table:table-cell>
          <table:table-cell office:value-type="float" office:value="8262.91" calcext:value-type="float">
            <text:p>8,262.91</text:p>
          </table:table-cell>
          <table:table-cell office:value-type="float" office:value="30992.98" calcext:value-type="float">
            <text:p>30,992.98</text:p>
          </table:table-cell>
          <table:table-cell office:value-type="float" office:value="33214.69" calcext:value-type="float">
            <text:p>33,214.69</text:p>
          </table:table-cell>
          <table:table-cell office:value-type="float" office:value="6041.2" calcext:value-type="float">
            <text:p>6,041.20</text:p>
          </table:table-cell>
          <table:table-cell office:value-type="float" office:value="8733.82" calcext:value-type="float">
            <text:p>8,733.82</text:p>
          </table:table-cell>
          <table:table-cell office:value-type="float" office:value="14775.02" calcext:value-type="float">
            <text:p>14,775.02</text:p>
          </table:table-cell>
          <table:table-cell table:formula="of:=[.E121]+[.F121]-[.G121]" office:value-type="float" office:value="0" calcext:value-type="float">
            <text:p>0.00</text:p>
          </table:table-cell>
          <table:table-cell office:value-type="float" office:value="102020.62" calcext:value-type="float">
            <text:p>102020.6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INDUSTRIAS LACTEAS TONI S.A.</text:p>
          </table:table-cell>
          <table:table-cell office:value-type="float" office:value="0" calcext:value-type="float">
            <text:p>0.00</text:p>
          </table:table-cell>
          <table:table-cell office:value-type="float" office:value="13716.19" calcext:value-type="float">
            <text:p>13,716.19</text:p>
          </table:table-cell>
          <table:table-cell office:value-type="float" office:value="7140.93" calcext:value-type="float">
            <text:p>7,140.93</text:p>
          </table:table-cell>
          <table:table-cell office:value-type="float" office:value="6575.26" calcext:value-type="float">
            <text:p>6,575.26</text:p>
          </table:table-cell>
          <table:table-cell office:value-type="float" office:value="6503.84" calcext:value-type="float">
            <text:p>6,503.84</text:p>
          </table:table-cell>
          <table:table-cell office:value-type="float" office:value="13079.1" calcext:value-type="float">
            <text:p>13,079.10</text:p>
          </table:table-cell>
          <table:table-cell table:formula="of:=[.E122]+[.F122]-[.G122]" office:value-type="float" office:value="0" calcext:value-type="float">
            <text:p>0.00</text:p>
          </table:table-cell>
          <table:table-cell office:value-type="float" office:value="47015.32" calcext:value-type="float">
            <text:p>47015.3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CC CONGELADOS Y FRESCOS S.A.</text:p>
          </table:table-cell>
          <table:table-cell office:value-type="float" office:value="22383.38" calcext:value-type="float">
            <text:p>22,383.38</text:p>
          </table:table-cell>
          <table:table-cell office:value-type="float" office:value="200257.9" calcext:value-type="float">
            <text:p>200,257.90</text:p>
          </table:table-cell>
          <table:table-cell office:value-type="float" office:value="207772.62" calcext:value-type="float">
            <text:p>207,772.62</text:p>
          </table:table-cell>
          <table:table-cell office:value-type="float" office:value="14868.66" calcext:value-type="float">
            <text:p>14,868.66</text:p>
          </table:table-cell>
          <table:table-cell office:value-type="float" office:value="57458.8" calcext:value-type="float">
            <text:p>57,458.80</text:p>
          </table:table-cell>
          <table:table-cell office:value-type="float" office:value="72327.46" calcext:value-type="float">
            <text:p>72,327.46</text:p>
          </table:table-cell>
          <table:table-cell table:formula="of:=[.E123]+[.F123]-[.G123]" office:value-type="float" office:value="0" calcext:value-type="float">
            <text:p>0.00</text:p>
          </table:table-cell>
          <table:table-cell office:value-type="float" office:value="575068.82" calcext:value-type="float">
            <text:p>575068.8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ACIFIC SEAFOOD PACIFICSEAFOOD S A</text:p>
          </table:table-cell>
          <table:table-cell office:value-type="float" office:value="0" calcext:value-type="float">
            <text:p>0.00</text:p>
          </table:table-cell>
          <table:table-cell office:value-type="float" office:value="89458.48" calcext:value-type="float">
            <text:p>89,458.48</text:p>
          </table:table-cell>
          <table:table-cell office:value-type="float" office:value="63046.72" calcext:value-type="float">
            <text:p>63,046.72</text:p>
          </table:table-cell>
          <table:table-cell office:value-type="float" office:value="26411.76" calcext:value-type="float">
            <text:p>26,411.76</text:p>
          </table:table-cell>
          <table:table-cell office:value-type="float" office:value="214963.6" calcext:value-type="float">
            <text:p>214,963.60</text:p>
          </table:table-cell>
          <table:table-cell office:value-type="float" office:value="241375.36" calcext:value-type="float">
            <text:p>241,375.36</text:p>
          </table:table-cell>
          <table:table-cell table:formula="of:=[.E124]+[.F124]-[.G124]" office:value-type="float" office:value="0" calcext:value-type="float">
            <text:p>0.00</text:p>
          </table:table-cell>
          <table:table-cell office:value-type="float" office:value="635255.92" calcext:value-type="float">
            <text:p>635255.92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PROMARISCO S.A.</text:p>
          </table:table-cell>
          <table:table-cell office:value-type="float" office:value="0" calcext:value-type="float">
            <text:p>0.00</text:p>
          </table:table-cell>
          <table:table-cell office:value-type="float" office:value="38505.43" calcext:value-type="float">
            <text:p>38,505.43</text:p>
          </table:table-cell>
          <table:table-cell office:value-type="float" office:value="673.85" calcext:value-type="float">
            <text:p>673.85</text:p>
          </table:table-cell>
          <table:table-cell office:value-type="float" office:value="37831.58" calcext:value-type="float">
            <text:p>37,831.58</text:p>
          </table:table-cell>
          <table:table-cell office:value-type="float" office:value="0" calcext:value-type="float">
            <text:p>0.00</text:p>
          </table:table-cell>
          <table:table-cell office:value-type="float" office:value="37831.58" calcext:value-type="float">
            <text:p>37,831.58</text:p>
          </table:table-cell>
          <table:table-cell table:formula="of:=[.E125]+[.F125]-[.G125]" office:value-type="float" office:value="0" calcext:value-type="float">
            <text:p>0.00</text:p>
          </table:table-cell>
          <table:table-cell office:value-type="float" office:value="114842.44" calcext:value-type="float">
            <text:p>114842.4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SOUTH PACIFIC SEAFOOD S.A. SOPASE</text:p>
          </table:table-cell>
          <table:table-cell office:value-type="float" office:value="24324.18" calcext:value-type="float">
            <text:p>24,324.18</text:p>
          </table:table-cell>
          <table:table-cell office:value-type="float" office:value="220076.31" calcext:value-type="float">
            <text:p>220,076.31</text:p>
          </table:table-cell>
          <table:table-cell office:value-type="float" office:value="191520.23" calcext:value-type="float">
            <text:p>191,520.23</text:p>
          </table:table-cell>
          <table:table-cell office:value-type="float" office:value="52880.26" calcext:value-type="float">
            <text:p>52,880.26</text:p>
          </table:table-cell>
          <table:table-cell office:value-type="float" office:value="0" calcext:value-type="float">
            <text:p>0.00</text:p>
          </table:table-cell>
          <table:table-cell office:value-type="float" office:value="52880.26" calcext:value-type="float">
            <text:p>52,880.26</text:p>
          </table:table-cell>
          <table:table-cell table:formula="of:=[.E126]+[.F126]-[.G126]" office:value-type="float" office:value="0" calcext:value-type="float">
            <text:p>0.00</text:p>
          </table:table-cell>
          <table:table-cell office:value-type="float" office:value="541681.24" calcext:value-type="float">
            <text:p>541681.24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EXPORTADORA DE CAMARON ECUATORIANO EXCAM</text:p>
          </table:table-cell>
          <table:table-cell office:value-type="float" office:value="49505.6" calcext:value-type="float">
            <text:p>49,505.60</text:p>
          </table:table-cell>
          <table:table-cell office:value-type="float" office:value="362081.01" calcext:value-type="float">
            <text:p>362,081.01</text:p>
          </table:table-cell>
          <table:table-cell office:value-type="float" office:value="349272.26" calcext:value-type="float">
            <text:p>349,272.26</text:p>
          </table:table-cell>
          <table:table-cell office:value-type="float" office:value="62314.35" calcext:value-type="float">
            <text:p>62,314.35</text:p>
          </table:table-cell>
          <table:table-cell office:value-type="float" office:value="221113.44" calcext:value-type="float">
            <text:p>221,113.44</text:p>
          </table:table-cell>
          <table:table-cell office:value-type="float" office:value="283427.79" calcext:value-type="float">
            <text:p>283,427.79</text:p>
          </table:table-cell>
          <table:table-cell table:formula="of:=[.E127]+[.F127]-[.G127]" office:value-type="float" office:value="0" calcext:value-type="float">
            <text:p>0.00</text:p>
          </table:table-cell>
          <table:table-cell office:value-type="float" office:value="1327714.45" calcext:value-type="float">
            <text:p>1327714.45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SOCIEDAD NACIONAL DE GALAPAGOS C.A.</text:p>
          </table:table-cell>
          <table:table-cell office:value-type="float" office:value="0" calcext:value-type="float">
            <text:p>0.00</text:p>
          </table:table-cell>
          <table:table-cell office:value-type="float" office:value="205803.62" calcext:value-type="float">
            <text:p>205,803.62</text:p>
          </table:table-cell>
          <table:table-cell office:value-type="float" office:value="98056.75" calcext:value-type="float">
            <text:p>98,056.75</text:p>
          </table:table-cell>
          <table:table-cell office:value-type="float" office:value="107746.87" calcext:value-type="float">
            <text:p>107,746.87</text:p>
          </table:table-cell>
          <table:table-cell office:value-type="float" office:value="349678.81" calcext:value-type="float">
            <text:p>349,678.81</text:p>
          </table:table-cell>
          <table:table-cell office:value-type="float" office:value="457425.68" calcext:value-type="float">
            <text:p>457,425.68</text:p>
          </table:table-cell>
          <table:table-cell table:formula="of:=[.E128]+[.F128]-[.G128]" office:value-type="float" office:value="0" calcext:value-type="float">
            <text:p>0.00</text:p>
          </table:table-cell>
          <table:table-cell office:value-type="float" office:value="1218711.73" calcext:value-type="float">
            <text:p>1218711.73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CRIMASA CRIADEROS DE MARISCOS S.A.</text:p>
          </table:table-cell>
          <table:table-cell office:value-type="float" office:value="51390.31" calcext:value-type="float">
            <text:p>51,390.31</text:p>
          </table:table-cell>
          <table:table-cell office:value-type="float" office:value="386795.18" calcext:value-type="float">
            <text:p>386,795.18</text:p>
          </table:table-cell>
          <table:table-cell office:value-type="float" office:value="294238.2" calcext:value-type="float">
            <text:p>294,238.20</text:p>
          </table:table-cell>
          <table:table-cell office:value-type="float" office:value="143947.29" calcext:value-type="float">
            <text:p>143,947.29</text:p>
          </table:table-cell>
          <table:table-cell office:value-type="float" office:value="170567.58" calcext:value-type="float">
            <text:p>170,567.58</text:p>
          </table:table-cell>
          <table:table-cell office:value-type="float" office:value="314514.87" calcext:value-type="float">
            <text:p>314,514.87</text:p>
          </table:table-cell>
          <table:table-cell table:formula="of:=[.E129]+[.F129]-[.G129]" office:value-type="float" office:value="0" calcext:value-type="float">
            <text:p>0.00</text:p>
          </table:table-cell>
          <table:table-cell office:value-type="float" office:value="1361453.43" calcext:value-type="float">
            <text:p>1361453.43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table:style-name="ce10" office:value-type="string" calcext:value-type="string">
            <text:p>MUNDOLIMPIO S.A.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242.92" calcext:value-type="float">
            <text:p>1,242.92</text:p>
          </table:table-cell>
          <table:table-cell office:value-type="float" office:value="0" calcext:value-type="float">
            <text:p>0.00</text:p>
          </table:table-cell>
          <table:table-cell office:value-type="float" office:value="3663.64" calcext:value-type="float">
            <text:p>3,663.64</text:p>
          </table:table-cell>
          <table:table-cell office:value-type="float" office:value="3619.34" calcext:value-type="float">
            <text:p>3,619.34</text:p>
          </table:table-cell>
          <table:table-cell table:formula="of:=[.E130]+[.F130]-[.G130]" office:value-type="float" office:value="44.2999999999997" calcext:value-type="float">
            <text:p>44.30</text:p>
          </table:table-cell>
          <table:table-cell office:value-type="float" office:value="9813.12" calcext:value-type="float">
            <text:p>9813.1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UENCAORO HOTELERA CUENCA S.A.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82.8" calcext:value-type="float">
            <text:p>282.80</text:p>
          </table:table-cell>
          <table:table-cell office:value-type="float" office:value="130.13" calcext:value-type="float">
            <text:p>130.13</text:p>
          </table:table-cell>
          <table:table-cell table:formula="of:=[.E131]+[.F131]-[.G131]" office:value-type="float" office:value="152.67" calcext:value-type="float">
            <text:p>152.67</text:p>
          </table:table-cell>
          <table:table-cell office:value-type="float" office:value="565.6" calcext:value-type="float">
            <text:p>565.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LANGOSTINERA TUMBES SAC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67183.4" calcext:value-type="float">
            <text:p>67,183.40</text:p>
          </table:table-cell>
          <table:table-cell office:value-type="float" office:value="67017.5" calcext:value-type="float">
            <text:p>67,017.50</text:p>
          </table:table-cell>
          <table:table-cell table:formula="of:=[.E132]+[.F132]-[.G132]" office:value-type="float" office:value="165.899999999994" calcext:value-type="float">
            <text:p>165.90</text:p>
          </table:table-cell>
          <table:table-cell office:value-type="float" office:value="134366.8" calcext:value-type="float">
            <text:p>134366.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ECOPHARMA S A</text:p>
          </table:table-cell>
          <table:table-cell office:value-type="float" office:value="0" calcext:value-type="float">
            <text:p>0.00</text:p>
          </table:table-cell>
          <table:table-cell office:value-type="float" office:value="808.65" calcext:value-type="float">
            <text:p>808.65</text:p>
          </table:table-cell>
          <table:table-cell office:value-type="float" office:value="456.75" calcext:value-type="float">
            <text:p>456.75</text:p>
          </table:table-cell>
          <table:table-cell office:value-type="float" office:value="351.9" calcext:value-type="float">
            <text:p>351.90</text:p>
          </table:table-cell>
          <table:table-cell office:value-type="float" office:value="0" calcext:value-type="float">
            <text:p>0.00</text:p>
          </table:table-cell>
          <table:table-cell office:value-type="float" office:value="180" calcext:value-type="float">
            <text:p>180.00</text:p>
          </table:table-cell>
          <table:table-cell table:formula="of:=[.E133]+[.F133]-[.G133]" office:value-type="float" office:value="171.9" calcext:value-type="float">
            <text:p>171.90</text:p>
          </table:table-cell>
          <table:table-cell office:value-type="float" office:value="1969.2" calcext:value-type="float">
            <text:p>1969.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O V HOTELERA MACHALA <text:s/>S.A.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180.6" calcext:value-type="float">
            <text:p>180.60</text:p>
          </table:table-cell>
          <table:table-cell office:value-type="float" office:value="4.76" calcext:value-type="float">
            <text:p>4.76</text:p>
          </table:table-cell>
          <table:table-cell table:formula="of:=[.E134]+[.F134]-[.G134]" office:value-type="float" office:value="175.84" calcext:value-type="float">
            <text:p>175.84</text:p>
          </table:table-cell>
          <table:table-cell office:value-type="float" office:value="361.2" calcext:value-type="float">
            <text:p>361.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MBEGLOBAL S A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309.68" calcext:value-type="float">
            <text:p>309.68</text:p>
          </table:table-cell>
          <table:table-cell office:value-type="float" office:value="0" calcext:value-type="float">
            <text:p>0.00</text:p>
          </table:table-cell>
          <table:table-cell table:formula="of:=[.E135]+[.F135]-[.G135]" office:value-type="float" office:value="309.68" calcext:value-type="float">
            <text:p>309.68</text:p>
          </table:table-cell>
          <table:table-cell office:value-type="float" office:value="619.36" calcext:value-type="float">
            <text:p>619.3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ORPORACION GENUS S.A.S.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330.4" calcext:value-type="float">
            <text:p>330.40</text:p>
          </table:table-cell>
          <table:table-cell office:value-type="float" office:value="0" calcext:value-type="float">
            <text:p>0.00</text:p>
          </table:table-cell>
          <table:table-cell table:formula="of:=[.E136]+[.F136]-[.G136]" office:value-type="float" office:value="330.4" calcext:value-type="float">
            <text:p>330.40</text:p>
          </table:table-cell>
          <table:table-cell office:value-type="float" office:value="660.8" calcext:value-type="float">
            <text:p>660.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MANTAORO HOTELERA MANTA S.A.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400.4" calcext:value-type="float">
            <text:p>400.40</text:p>
          </table:table-cell>
          <table:table-cell office:value-type="float" office:value="10.55" calcext:value-type="float">
            <text:p>10.55</text:p>
          </table:table-cell>
          <table:table-cell table:formula="of:=[.E137]+[.F137]-[.G137]" office:value-type="float" office:value="389.85" calcext:value-type="float">
            <text:p>389.85</text:p>
          </table:table-cell>
          <table:table-cell office:value-type="float" office:value="800.8" calcext:value-type="float">
            <text:p>800.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AICEDO ESPINEL CARLOS HUGO</text:p>
          </table:table-cell>
          <table:table-cell office:value-type="float" office:value="489.22" calcext:value-type="float">
            <text:p>489.22</text:p>
          </table:table-cell>
          <table:table-cell office:value-type="float" office:value="0" calcext:value-type="float">
            <text:p>0.00</text:p>
          </table:table-cell>
          <table:table-cell office:value-type="float" office:value="489.22" calcext:value-type="float">
            <text:p>489.22</text:p>
          </table:table-cell>
          <table:table-cell office:value-type="float" office:value="0" calcext:value-type="float">
            <text:p>0.00</text:p>
          </table:table-cell>
          <table:table-cell office:value-type="float" office:value="517.44" calcext:value-type="float">
            <text:p>517.44</text:p>
          </table:table-cell>
          <table:table-cell office:value-type="float" office:value="0" calcext:value-type="float">
            <text:p>0.00</text:p>
          </table:table-cell>
          <table:table-cell table:formula="of:=[.E138]+[.F138]-[.G138]" office:value-type="float" office:value="517.44" calcext:value-type="float">
            <text:p>517.44</text:p>
          </table:table-cell>
          <table:table-cell office:value-type="float" office:value="2013.32" calcext:value-type="float">
            <text:p>2013.3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ALIMENTOS EL SABOR ALIMENSABOR C. LTDA</text:p>
          </table:table-cell>
          <table:table-cell office:value-type="float" office:value="4147.12" calcext:value-type="float">
            <text:p>4,147.12</text:p>
          </table:table-cell>
          <table:table-cell office:value-type="float" office:value="5256.1" calcext:value-type="float">
            <text:p>5,256.10</text:p>
          </table:table-cell>
          <table:table-cell office:value-type="float" office:value="7612.35" calcext:value-type="float">
            <text:p>7,612.35</text:p>
          </table:table-cell>
          <table:table-cell office:value-type="float" office:value="1790.87" calcext:value-type="float">
            <text:p>1,790.87</text:p>
          </table:table-cell>
          <table:table-cell office:value-type="float" office:value="1663.2" calcext:value-type="float">
            <text:p>1,663.20</text:p>
          </table:table-cell>
          <table:table-cell office:value-type="float" office:value="2789.4" calcext:value-type="float">
            <text:p>2,789.40</text:p>
          </table:table-cell>
          <table:table-cell table:formula="of:=[.E139]+[.F139]-[.G139]" office:value-type="float" office:value="664.67" calcext:value-type="float">
            <text:p>664.67</text:p>
          </table:table-cell>
          <table:table-cell office:value-type="float" office:value="23923.71" calcext:value-type="float">
            <text:p>23923.71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ROVENCO C. LTDA.</text:p>
          </table:table-cell>
          <table:table-cell office:value-type="float" office:value="942.23" calcext:value-type="float">
            <text:p>942.23</text:p>
          </table:table-cell>
          <table:table-cell office:value-type="float" office:value="3222.1" calcext:value-type="float">
            <text:p>3,222.10</text:p>
          </table:table-cell>
          <table:table-cell office:value-type="float" office:value="4164.33" calcext:value-type="float">
            <text:p>4,164.33</text:p>
          </table:table-cell>
          <table:table-cell office:value-type="float" office:value="0" calcext:value-type="float">
            <text:p>0.00</text:p>
          </table:table-cell>
          <table:table-cell office:value-type="float" office:value="700" calcext:value-type="float">
            <text:p>700.00</text:p>
          </table:table-cell>
          <table:table-cell office:value-type="float" office:value="12.25" calcext:value-type="float">
            <text:p>12.25</text:p>
          </table:table-cell>
          <table:table-cell table:formula="of:=[.E140]+[.F140]-[.G140]" office:value-type="float" office:value="687.75" calcext:value-type="float">
            <text:p>687.75</text:p>
          </table:table-cell>
          <table:table-cell office:value-type="float" office:value="9728.66" calcext:value-type="float">
            <text:p>9728.6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OPERFEL S.A.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840" calcext:value-type="float">
            <text:p>840.00</text:p>
          </table:table-cell>
          <table:table-cell office:value-type="float" office:value="13.13" calcext:value-type="float">
            <text:p>13.13</text:p>
          </table:table-cell>
          <table:table-cell table:formula="of:=[.E141]+[.F141]-[.G141]" office:value-type="float" office:value="826.87" calcext:value-type="float">
            <text:p>826.87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UNION VINICOLA INTERNACIONAL S.A.</text:p>
          </table:table-cell>
          <table:table-cell office:value-type="float" office:value="0" calcext:value-type="float">
            <text:p>0.00</text:p>
          </table:table-cell>
          <table:table-cell office:value-type="float" office:value="940.8" calcext:value-type="float">
            <text:p>940.80</text:p>
          </table:table-cell>
          <table:table-cell office:value-type="float" office:value="24.78" calcext:value-type="float">
            <text:p>24.78</text:p>
          </table:table-cell>
          <table:table-cell office:value-type="float" office:value="916.02" calcext:value-type="float">
            <text:p>916.02</text:p>
          </table:table-cell>
          <table:table-cell table:number-columns-repeated="2" office:value-type="float" office:value="940.8" calcext:value-type="float">
            <text:p>940.80</text:p>
          </table:table-cell>
          <table:table-cell table:formula="of:=[.E142]+[.F142]-[.G142]" office:value-type="float" office:value="916.02" calcext:value-type="float">
            <text:p>916.02</text:p>
          </table:table-cell>
          <table:table-cell office:value-type="float" office:value="4679.22" calcext:value-type="float">
            <text:p>4679.2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REYLACTEOS C L</text:p>
          </table:table-cell>
          <table:table-cell office:value-type="float" office:value="0" calcext:value-type="float">
            <text:p>0.00</text:p>
          </table:table-cell>
          <table:table-cell office:value-type="float" office:value="6730.81" calcext:value-type="float">
            <text:p>6,730.81</text:p>
          </table:table-cell>
          <table:table-cell office:value-type="float" office:value="4666.93" calcext:value-type="float">
            <text:p>4,666.93</text:p>
          </table:table-cell>
          <table:table-cell office:value-type="float" office:value="2063.88" calcext:value-type="float">
            <text:p>2,063.88</text:p>
          </table:table-cell>
          <table:table-cell office:value-type="float" office:value="1120" calcext:value-type="float">
            <text:p>1,120.00</text:p>
          </table:table-cell>
          <table:table-cell office:value-type="float" office:value="2081.38" calcext:value-type="float">
            <text:p>2,081.38</text:p>
          </table:table-cell>
          <table:table-cell table:formula="of:=[.E143]+[.F143]-[.G143]" office:value-type="float" office:value="1102.5" calcext:value-type="float">
            <text:p>1,102.50</text:p>
          </table:table-cell>
          <table:table-cell office:value-type="float" office:value="17765.5" calcext:value-type="float">
            <text:p>17765.5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ACCESORIOS Y SISTEMAS AS C A</text:p>
          </table:table-cell>
          <table:table-cell office:value-type="float" office:value="1684.07" calcext:value-type="float">
            <text:p>1,684.07</text:p>
          </table:table-cell>
          <table:table-cell office:value-type="float" office:value="3329.46" calcext:value-type="float">
            <text:p>3,329.46</text:p>
          </table:table-cell>
          <table:table-cell office:value-type="float" office:value="5013.53" calcext:value-type="float">
            <text:p>5,013.53</text:p>
          </table:table-cell>
          <table:table-cell office:value-type="float" office:value="0" calcext:value-type="float">
            <text:p>0.00</text:p>
          </table:table-cell>
          <table:table-cell office:value-type="float" office:value="1130.39" calcext:value-type="float">
            <text:p>1,130.39</text:p>
          </table:table-cell>
          <table:table-cell office:value-type="float" office:value="17.66" calcext:value-type="float">
            <text:p>17.66</text:p>
          </table:table-cell>
          <table:table-cell table:formula="of:=[.E144]+[.F144]-[.G144]" office:value-type="float" office:value="1112.73" calcext:value-type="float">
            <text:p>1,112.73</text:p>
          </table:table-cell>
          <table:table-cell office:value-type="float" office:value="12287.84" calcext:value-type="float">
            <text:p>12287.8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HUKULATI S A</text:p>
          </table:table-cell>
          <table:table-cell office:value-type="float" office:value="1184" calcext:value-type="float">
            <text:p>1,184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84" calcext:value-type="float">
            <text:p>1,184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145]+[.F145]-[.G145]" office:value-type="float" office:value="1184" calcext:value-type="float">
            <text:p>1,184.00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GOMEZ KOCHER ADOLFO RICARDO</text:p>
          </table:table-cell>
          <table:table-cell office:value-type="float" office:value="1486.09" calcext:value-type="float">
            <text:p>1,486.09</text:p>
          </table:table-cell>
          <table:table-cell office:value-type="float" office:value="2871.68" calcext:value-type="float">
            <text:p>2,871.68</text:p>
          </table:table-cell>
          <table:table-cell office:value-type="float" office:value="2921.93" calcext:value-type="float">
            <text:p>2,921.93</text:p>
          </table:table-cell>
          <table:table-cell office:value-type="float" office:value="1435.84" calcext:value-type="float">
            <text:p>1,435.84</text:p>
          </table:table-cell>
          <table:table-cell office:value-type="float" office:value="1232" calcext:value-type="float">
            <text:p>1,232.00</text:p>
          </table:table-cell>
          <table:table-cell office:value-type="float" office:value="1435.84" calcext:value-type="float">
            <text:p>1,435.84</text:p>
          </table:table-cell>
          <table:table-cell table:formula="of:=[.E146]+[.F146]-[.G146]" office:value-type="float" office:value="1232" calcext:value-type="float">
            <text:p>1,232.00</text:p>
          </table:table-cell>
          <table:table-cell office:value-type="float" office:value="12615.38" calcext:value-type="float">
            <text:p>12615.3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ANTON PAREJA JOSE JOAQUIN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3586.24" calcext:value-type="float">
            <text:p>3,586.24</text:p>
          </table:table-cell>
          <table:table-cell office:value-type="float" office:value="2347.84" calcext:value-type="float">
            <text:p>2,347.84</text:p>
          </table:table-cell>
          <table:table-cell table:formula="of:=[.E147]+[.F147]-[.G147]" office:value-type="float" office:value="1238.4" calcext:value-type="float">
            <text:p>1,238.40</text:p>
          </table:table-cell>
          <table:table-cell office:value-type="float" office:value="7172.48" calcext:value-type="float">
            <text:p>7172.4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INDUSTRIA ECUATORIANA DE CABLES INCABLE</text:p>
          </table:table-cell>
          <table:table-cell office:value-type="float" office:value="4000.66" calcext:value-type="float">
            <text:p>4,000.66</text:p>
          </table:table-cell>
          <table:table-cell office:value-type="float" office:value="19155.83" calcext:value-type="float">
            <text:p>19,155.83</text:p>
          </table:table-cell>
          <table:table-cell office:value-type="float" office:value="22810.23" calcext:value-type="float">
            <text:p>22,810.23</text:p>
          </table:table-cell>
          <table:table-cell office:value-type="float" office:value="346.260000000002" calcext:value-type="float">
            <text:p>346.26</text:p>
          </table:table-cell>
          <table:table-cell office:value-type="float" office:value="4072.11" calcext:value-type="float">
            <text:p>4,072.11</text:p>
          </table:table-cell>
          <table:table-cell office:value-type="float" office:value="3166.85" calcext:value-type="float">
            <text:p>3,166.85</text:p>
          </table:table-cell>
          <table:table-cell table:formula="of:=[.E148]+[.F148]-[.G148]" office:value-type="float" office:value="1251.52" calcext:value-type="float">
            <text:p>1,251.52</text:p>
          </table:table-cell>
          <table:table-cell office:value-type="float" office:value="54803.46" calcext:value-type="float">
            <text:p>54803.4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SINMEDIC S A</text:p>
          </table:table-cell>
          <table:table-cell office:value-type="float" office:value="2831.11" calcext:value-type="float">
            <text:p>2,831.11</text:p>
          </table:table-cell>
          <table:table-cell office:value-type="float" office:value="0" calcext:value-type="float">
            <text:p>0.00</text:p>
          </table:table-cell>
          <table:table-cell office:value-type="float" office:value="1000" calcext:value-type="float">
            <text:p>1,000.00</text:p>
          </table:table-cell>
          <table:table-cell office:value-type="float" office:value="1831.11" calcext:value-type="float">
            <text:p>1,831.11</text:p>
          </table:table-cell>
          <table:table-cell office:value-type="float" office:value="0" calcext:value-type="float">
            <text:p>0.00</text:p>
          </table:table-cell>
          <table:table-cell office:value-type="float" office:value="500" calcext:value-type="float">
            <text:p>500.00</text:p>
          </table:table-cell>
          <table:table-cell table:formula="of:=[.E149]+[.F149]-[.G149]" office:value-type="float" office:value="1331.11" calcext:value-type="float">
            <text:p>1,331.11</text:p>
          </table:table-cell>
          <table:table-cell office:value-type="float" office:value="7493.33" calcext:value-type="float">
            <text:p>7493.33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YOUNGLIVING ECUADOR CIA LTD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560" calcext:value-type="float">
            <text:p>560.00</text:p>
          </table:table-cell>
          <table:table-cell office:value-type="float" office:value="0" calcext:value-type="float">
            <text:p>0.00</text:p>
          </table:table-cell>
          <table:table-cell office:value-type="float" office:value="1512" calcext:value-type="float">
            <text:p>1,512.00</text:p>
          </table:table-cell>
          <table:table-cell office:value-type="float" office:value="37.13" calcext:value-type="float">
            <text:p>37.13</text:p>
          </table:table-cell>
          <table:table-cell table:formula="of:=[.E150]+[.F150]-[.G150]" office:value-type="float" office:value="1474.87" calcext:value-type="float">
            <text:p>1,474.87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HOTEL ORO VERDE S A HOTVER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1573.6" calcext:value-type="float">
            <text:p>1,573.60</text:p>
          </table:table-cell>
          <table:table-cell office:value-type="float" office:value="41.45" calcext:value-type="float">
            <text:p>41.45</text:p>
          </table:table-cell>
          <table:table-cell table:formula="of:=[.E151]+[.F151]-[.G151]" office:value-type="float" office:value="1532.15" calcext:value-type="float">
            <text:p>1,532.15</text:p>
          </table:table-cell>
          <table:table-cell office:value-type="float" office:value="3147.2" calcext:value-type="float">
            <text:p>3147.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UNIVERSAL SWEET INDUSTRIES S A</text:p>
          </table:table-cell>
          <table:table-cell office:value-type="float" office:value="0" calcext:value-type="float">
            <text:p>0.00</text:p>
          </table:table-cell>
          <table:table-cell office:value-type="float" office:value="1624" calcext:value-type="float">
            <text:p>1,624.00</text:p>
          </table:table-cell>
          <table:table-cell office:value-type="float" office:value="42.78" calcext:value-type="float">
            <text:p>42.78</text:p>
          </table:table-cell>
          <table:table-cell office:value-type="float" office:value="1581.22" calcext:value-type="float">
            <text:p>1,581.22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152]+[.F152]-[.G152]" office:value-type="float" office:value="1581.22" calcext:value-type="float">
            <text:p>1,581.22</text:p>
          </table:table-cell>
          <table:table-cell office:value-type="float" office:value="4829.22" calcext:value-type="float">
            <text:p>4829.2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OMERCIALIZADORA Y EXPORTADORA HIPOCAMPU</text:p>
          </table:table-cell>
          <table:table-cell office:value-type="float" office:value="0" calcext:value-type="float">
            <text:p>0.00</text:p>
          </table:table-cell>
          <table:table-cell office:value-type="float" office:value="11518.32" calcext:value-type="float">
            <text:p>11,518.32</text:p>
          </table:table-cell>
          <table:table-cell office:value-type="float" office:value="5326.2" calcext:value-type="float">
            <text:p>5,326.20</text:p>
          </table:table-cell>
          <table:table-cell office:value-type="float" office:value="6192.12" calcext:value-type="float">
            <text:p>6,192.12</text:p>
          </table:table-cell>
          <table:table-cell office:value-type="float" office:value="0" calcext:value-type="float">
            <text:p>0.00</text:p>
          </table:table-cell>
          <table:table-cell office:value-type="float" office:value="4500" calcext:value-type="float">
            <text:p>4,500.00</text:p>
          </table:table-cell>
          <table:table-cell table:formula="of:=[.E153]+[.F153]-[.G153]" office:value-type="float" office:value="1692.12" calcext:value-type="float">
            <text:p>1,692.12</text:p>
          </table:table-cell>
          <table:table-cell office:value-type="float" office:value="29228.76" calcext:value-type="float">
            <text:p>29228.7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MELIPATISSERIE S.A.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1736" calcext:value-type="float">
            <text:p>1,736.00</text:p>
          </table:table-cell>
          <table:table-cell office:value-type="float" office:value="27.13" calcext:value-type="float">
            <text:p>27.13</text:p>
          </table:table-cell>
          <table:table-cell table:formula="of:=[.E154]+[.F154]-[.G154]" office:value-type="float" office:value="1708.87" calcext:value-type="float">
            <text:p>1,708.87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REVERSE OSMOSIS SYSTEM S.A. RE.VO.SYS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6921.49" calcext:value-type="float">
            <text:p>6,921.49</text:p>
          </table:table-cell>
          <table:table-cell office:value-type="float" office:value="5196.22" calcext:value-type="float">
            <text:p>5,196.22</text:p>
          </table:table-cell>
          <table:table-cell table:formula="of:=[.E155]+[.F155]-[.G155]" office:value-type="float" office:value="1725.27" calcext:value-type="float">
            <text:p>1,725.27</text:p>
          </table:table-cell>
          <table:table-cell office:value-type="float" office:value="13842.98" calcext:value-type="float">
            <text:p>13842.9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MAGNOLIA FOOD MAGNOFOOD S A</text:p>
          </table:table-cell>
          <table:table-cell office:value-type="float" office:value="1666.98" calcext:value-type="float">
            <text:p>1,666.98</text:p>
          </table:table-cell>
          <table:table-cell office:value-type="float" office:value="7454.72" calcext:value-type="float">
            <text:p>7,454.72</text:p>
          </table:table-cell>
          <table:table-cell office:value-type="float" office:value="7401.8" calcext:value-type="float">
            <text:p>7,401.80</text:p>
          </table:table-cell>
          <table:table-cell office:value-type="float" office:value="1719.9" calcext:value-type="float">
            <text:p>1,719.90</text:p>
          </table:table-cell>
          <table:table-cell office:value-type="float" office:value="4161.51" calcext:value-type="float">
            <text:p>4,161.51</text:p>
          </table:table-cell>
          <table:table-cell office:value-type="float" office:value="3790.1" calcext:value-type="float">
            <text:p>3,790.10</text:p>
          </table:table-cell>
          <table:table-cell table:formula="of:=[.E156]+[.F156]-[.G156]" office:value-type="float" office:value="2091.31" calcext:value-type="float">
            <text:p>2,091.31</text:p>
          </table:table-cell>
          <table:table-cell office:value-type="float" office:value="28286.32" calcext:value-type="float">
            <text:p>28286.3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LAS FRAGANCIAS CIA LTDA</text:p>
          </table:table-cell>
          <table:table-cell office:value-type="float" office:value="733.25" calcext:value-type="float">
            <text:p>733.25</text:p>
          </table:table-cell>
          <table:table-cell office:value-type="float" office:value="0" calcext:value-type="float">
            <text:p>0.00</text:p>
          </table:table-cell>
          <table:table-cell office:value-type="float" office:value="733.25" calcext:value-type="float">
            <text:p>733.25</text:p>
          </table:table-cell>
          <table:table-cell office:value-type="float" office:value="0" calcext:value-type="float">
            <text:p>0.00</text:p>
          </table:table-cell>
          <table:table-cell office:value-type="float" office:value="2148.2" calcext:value-type="float">
            <text:p>2,148.20</text:p>
          </table:table-cell>
          <table:table-cell office:value-type="float" office:value="56.58" calcext:value-type="float">
            <text:p>56.58</text:p>
          </table:table-cell>
          <table:table-cell table:formula="of:=[.E157]+[.F157]-[.G157]" office:value-type="float" office:value="2091.62" calcext:value-type="float">
            <text:p>2,091.62</text:p>
          </table:table-cell>
          <table:table-cell office:value-type="float" office:value="5762.9" calcext:value-type="float">
            <text:p>5762.9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HEMIUMCORP S A</text:p>
          </table:table-cell>
          <table:table-cell office:value-type="float" office:value="3113.26" calcext:value-type="float">
            <text:p>3,11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113.26" calcext:value-type="float">
            <text:p>3,113.26</text:p>
          </table:table-cell>
          <table:table-cell office:value-type="float" office:value="0" calcext:value-type="float">
            <text:p>0.00</text:p>
          </table:table-cell>
          <table:table-cell office:value-type="float" office:value="1000" calcext:value-type="float">
            <text:p>1,000.00</text:p>
          </table:table-cell>
          <table:table-cell table:formula="of:=[.E158]+[.F158]-[.G158]" office:value-type="float" office:value="2113.26" calcext:value-type="float">
            <text:p>2,113.26</text:p>
          </table:table-cell>
          <table:table-cell office:value-type="float" office:value="9339.78" calcext:value-type="float">
            <text:p>9339.7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BENITEZ RAMIREZ YORMA YAMILE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577.12" calcext:value-type="float">
            <text:p>2,577.12</text:p>
          </table:table-cell>
          <table:table-cell office:value-type="float" office:value="435.12" calcext:value-type="float">
            <text:p>435.12</text:p>
          </table:table-cell>
          <table:table-cell table:formula="of:=[.E159]+[.F159]-[.G159]" office:value-type="float" office:value="2142" calcext:value-type="float">
            <text:p>2,142.00</text:p>
          </table:table-cell>
          <table:table-cell office:value-type="float" office:value="5154.24" calcext:value-type="float">
            <text:p>5154.2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QUIMIAVIL S.A.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5970.35" calcext:value-type="float">
            <text:p>5,970.35</text:p>
          </table:table-cell>
          <table:table-cell office:value-type="float" office:value="3791.79" calcext:value-type="float">
            <text:p>3,791.79</text:p>
          </table:table-cell>
          <table:table-cell table:formula="of:=[.E160]+[.F160]-[.G160]" office:value-type="float" office:value="2178.56" calcext:value-type="float">
            <text:p>2,178.56</text:p>
          </table:table-cell>
          <table:table-cell office:value-type="float" office:value="11940.7" calcext:value-type="float">
            <text:p>11940.7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NUTRAVEL SA</text:p>
          </table:table-cell>
          <table:table-cell office:value-type="float" office:value="0" calcext:value-type="float">
            <text:p>0.00</text:p>
          </table:table-cell>
          <table:table-cell office:value-type="float" office:value="1898.4" calcext:value-type="float">
            <text:p>1,898.40</text:p>
          </table:table-cell>
          <table:table-cell office:value-type="float" office:value="1125.6" calcext:value-type="float">
            <text:p>1,125.60</text:p>
          </table:table-cell>
          <table:table-cell office:value-type="float" office:value="772.8" calcext:value-type="float">
            <text:p>772.80</text:p>
          </table:table-cell>
          <table:table-cell office:value-type="float" office:value="2251.2" calcext:value-type="float">
            <text:p>2,251.20</text:p>
          </table:table-cell>
          <table:table-cell office:value-type="float" office:value="772.8" calcext:value-type="float">
            <text:p>772.80</text:p>
          </table:table-cell>
          <table:table-cell table:formula="of:=[.E161]+[.F161]-[.G161]" office:value-type="float" office:value="2251.2" calcext:value-type="float">
            <text:p>2,251.20</text:p>
          </table:table-cell>
          <table:table-cell office:value-type="float" office:value="9072" calcext:value-type="float">
            <text:p>907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ROCESADORA DE CAMARON EL ORO PROCAORO C</text:p>
          </table:table-cell>
          <table:table-cell office:value-type="float" office:value="1788.53" calcext:value-type="float">
            <text:p>1,788.53</text:p>
          </table:table-cell>
          <table:table-cell office:value-type="float" office:value="620.73" calcext:value-type="float">
            <text:p>620.73</text:p>
          </table:table-cell>
          <table:table-cell office:value-type="float" office:value="0" calcext:value-type="float">
            <text:p>0.00</text:p>
          </table:table-cell>
          <table:table-cell office:value-type="float" office:value="2409.26" calcext:value-type="float">
            <text:p>2,409.26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162]+[.F162]-[.G162]" office:value-type="float" office:value="2409.26" calcext:value-type="float">
            <text:p>2,409.26</text:p>
          </table:table-cell>
          <table:table-cell office:value-type="float" office:value="7227.78" calcext:value-type="float">
            <text:p>7227.7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DINADEC S.A.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704.8" calcext:value-type="float">
            <text:p>2,704.80</text:p>
          </table:table-cell>
          <table:table-cell office:value-type="float" office:value="71.24" calcext:value-type="float">
            <text:p>71.24</text:p>
          </table:table-cell>
          <table:table-cell table:formula="of:=[.E163]+[.F163]-[.G163]" office:value-type="float" office:value="2633.56" calcext:value-type="float">
            <text:p>2,633.56</text:p>
          </table:table-cell>
          <table:table-cell office:value-type="float" office:value="5409.6" calcext:value-type="float">
            <text:p>5409.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MARISCOS BRIANNJENN S.A.</text:p>
          </table:table-cell>
          <table:table-cell office:value-type="float" office:value="0" calcext:value-type="float">
            <text:p>0.00</text:p>
          </table:table-cell>
          <table:table-cell office:value-type="float" office:value="45945.44" calcext:value-type="float">
            <text:p>45,945.44</text:p>
          </table:table-cell>
          <table:table-cell office:value-type="float" office:value="42445.44" calcext:value-type="float">
            <text:p>42,445.44</text:p>
          </table:table-cell>
          <table:table-cell office:value-type="float" office:value="3499.99999999998" calcext:value-type="float">
            <text:p>3,500.00</text:p>
          </table:table-cell>
          <table:table-cell office:value-type="float" office:value="20037.12" calcext:value-type="float">
            <text:p>20,037.12</text:p>
          </table:table-cell>
          <table:table-cell office:value-type="float" office:value="20758.82" calcext:value-type="float">
            <text:p>20,758.82</text:p>
          </table:table-cell>
          <table:table-cell table:formula="of:=[.E164]+[.F164]-[.G164]" office:value-type="float" office:value="2778.29999999998" calcext:value-type="float">
            <text:p>2,778.30</text:p>
          </table:table-cell>
          <table:table-cell office:value-type="float" office:value="135465.12" calcext:value-type="float">
            <text:p>135465.1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DOLUPA C.A.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948.69" calcext:value-type="float">
            <text:p>2,948.69</text:p>
          </table:table-cell>
          <table:table-cell office:value-type="float" office:value="46.07" calcext:value-type="float">
            <text:p>46.07</text:p>
          </table:table-cell>
          <table:table-cell table:formula="of:=[.E165]+[.F165]-[.G165]" office:value-type="float" office:value="2902.62" calcext:value-type="float">
            <text:p>2,902.62</text:p>
          </table:table-cell>
          <table:table-cell office:value-type="float" office:value="5897.38" calcext:value-type="float">
            <text:p>5897.3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AURORA - NOVA S.A.</text:p>
          </table:table-cell>
          <table:table-cell office:value-type="float" office:value="2933.34" calcext:value-type="float">
            <text:p>2,933.3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933.34" calcext:value-type="float">
            <text:p>2,933.34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166]+[.F166]-[.G166]" office:value-type="float" office:value="2933.34" calcext:value-type="float">
            <text:p>2,933.34</text:p>
          </table:table-cell>
          <table:table-cell office:value-type="float" office:value="8800.02" calcext:value-type="float">
            <text:p>8800.0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MEDNATCORP S.A.</text:p>
          </table:table-cell>
          <table:table-cell office:value-type="float" office:value="1075.2" calcext:value-type="float">
            <text:p>1,075.20</text:p>
          </table:table-cell>
          <table:table-cell office:value-type="float" office:value="3036.04" calcext:value-type="float">
            <text:p>3,036.04</text:p>
          </table:table-cell>
          <table:table-cell office:value-type="float" office:value="4111.24" calcext:value-type="float">
            <text:p>4,111.24</text:p>
          </table:table-cell>
          <table:table-cell office:value-type="float" office:value="0" calcext:value-type="float">
            <text:p>0.00</text:p>
          </table:table-cell>
          <table:table-cell office:value-type="float" office:value="3022.6" calcext:value-type="float">
            <text:p>3,022.60</text:p>
          </table:table-cell>
          <table:table-cell office:value-type="float" office:value="0" calcext:value-type="float">
            <text:p>0.00</text:p>
          </table:table-cell>
          <table:table-cell table:formula="of:=[.E167]+[.F167]-[.G167]" office:value-type="float" office:value="3022.6" calcext:value-type="float">
            <text:p>3,022.60</text:p>
          </table:table-cell>
          <table:table-cell office:value-type="float" office:value="14267.68" calcext:value-type="float">
            <text:p>14267.6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ACUACULTURA TECNICA INTEGRADA DEL PERU S</text:p>
          </table:table-cell>
          <table:table-cell office:value-type="float" office:value="17753.98" calcext:value-type="float">
            <text:p>17,753.98</text:p>
          </table:table-cell>
          <table:table-cell office:value-type="float" office:value="0" calcext:value-type="float">
            <text:p>0.00</text:p>
          </table:table-cell>
          <table:table-cell office:value-type="float" office:value="10167.54" calcext:value-type="float">
            <text:p>10,167.54</text:p>
          </table:table-cell>
          <table:table-cell office:value-type="float" office:value="7586.44" calcext:value-type="float">
            <text:p>7,586.44</text:p>
          </table:table-cell>
          <table:table-cell office:value-type="float" office:value="0" calcext:value-type="float">
            <text:p>0.00</text:p>
          </table:table-cell>
          <table:table-cell office:value-type="float" office:value="4351.31" calcext:value-type="float">
            <text:p>4,351.31</text:p>
          </table:table-cell>
          <table:table-cell table:formula="of:=[.E168]+[.F168]-[.G168]" office:value-type="float" office:value="3235.13" calcext:value-type="float">
            <text:p>3,235.13</text:p>
          </table:table-cell>
          <table:table-cell office:value-type="float" office:value="43094.4" calcext:value-type="float">
            <text:p>43094.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DULCAFE S.A.</text:p>
          </table:table-cell>
          <table:table-cell office:value-type="float" office:value="8817.3" calcext:value-type="float">
            <text:p>8,817.30</text:p>
          </table:table-cell>
          <table:table-cell office:value-type="float" office:value="55327.37" calcext:value-type="float">
            <text:p>55,327.37</text:p>
          </table:table-cell>
          <table:table-cell office:value-type="float" office:value="57318.2" calcext:value-type="float">
            <text:p>57,318.20</text:p>
          </table:table-cell>
          <table:table-cell office:value-type="float" office:value="6826.47" calcext:value-type="float">
            <text:p>6,826.47</text:p>
          </table:table-cell>
          <table:table-cell office:value-type="float" office:value="22606.52" calcext:value-type="float">
            <text:p>22,606.52</text:p>
          </table:table-cell>
          <table:table-cell office:value-type="float" office:value="26125.79" calcext:value-type="float">
            <text:p>26,125.79</text:p>
          </table:table-cell>
          <table:table-cell table:formula="of:=[.E169]+[.F169]-[.G169]" office:value-type="float" office:value="3307.2" calcext:value-type="float">
            <text:p>3,307.20</text:p>
          </table:table-cell>
          <table:table-cell office:value-type="float" office:value="180328.85" calcext:value-type="float">
            <text:p>180328.85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INDUSTRIA <text:s/>DULCERA C. LTDA.</text:p>
          </table:table-cell>
          <table:table-cell office:value-type="float" office:value="2070.82" calcext:value-type="float">
            <text:p>2,070.82</text:p>
          </table:table-cell>
          <table:table-cell office:value-type="float" office:value="0" calcext:value-type="float">
            <text:p>0.00</text:p>
          </table:table-cell>
          <table:table-cell office:value-type="float" office:value="2070.82" calcext:value-type="float">
            <text:p>2,070.82</text:p>
          </table:table-cell>
          <table:table-cell office:value-type="float" office:value="0" calcext:value-type="float">
            <text:p>0.00</text:p>
          </table:table-cell>
          <table:table-cell office:value-type="float" office:value="3726.39" calcext:value-type="float">
            <text:p>3,726.39</text:p>
          </table:table-cell>
          <table:table-cell office:value-type="float" office:value="121.67" calcext:value-type="float">
            <text:p>121.67</text:p>
          </table:table-cell>
          <table:table-cell table:formula="of:=[.E170]+[.F170]-[.G170]" office:value-type="float" office:value="3604.72" calcext:value-type="float">
            <text:p>3,604.72</text:p>
          </table:table-cell>
          <table:table-cell office:value-type="float" office:value="11594.42" calcext:value-type="float">
            <text:p>11594.4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OMPAÑIA AZUCARERA VALDEZ S.A.</text:p>
          </table:table-cell>
          <table:table-cell office:value-type="float" office:value="0" calcext:value-type="float">
            <text:p>0.00</text:p>
          </table:table-cell>
          <table:table-cell office:value-type="float" office:value="3763.2" calcext:value-type="float">
            <text:p>3,763.20</text:p>
          </table:table-cell>
          <table:table-cell office:value-type="float" office:value="1407.72" calcext:value-type="float">
            <text:p>1,407.72</text:p>
          </table:table-cell>
          <table:table-cell office:value-type="float" office:value="2355.48" calcext:value-type="float">
            <text:p>2,355.48</text:p>
          </table:table-cell>
          <table:table-cell office:value-type="float" office:value="3930.47" calcext:value-type="float">
            <text:p>3,930.47</text:p>
          </table:table-cell>
          <table:table-cell office:value-type="float" office:value="2459" calcext:value-type="float">
            <text:p>2,459.00</text:p>
          </table:table-cell>
          <table:table-cell table:formula="of:=[.E171]+[.F171]-[.G171]" office:value-type="float" office:value="3826.95" calcext:value-type="float">
            <text:p>3,826.95</text:p>
          </table:table-cell>
          <table:table-cell office:value-type="float" office:value="17742.82" calcext:value-type="float">
            <text:p>17742.8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ONSERVAS ISABEL ECUATORIANA S.A.</text:p>
          </table:table-cell>
          <table:table-cell office:value-type="float" office:value="7961.86" calcext:value-type="float">
            <text:p>7,961.86</text:p>
          </table:table-cell>
          <table:table-cell office:value-type="float" office:value="40129.67" calcext:value-type="float">
            <text:p>40,129.67</text:p>
          </table:table-cell>
          <table:table-cell office:value-type="float" office:value="42287.25" calcext:value-type="float">
            <text:p>42,287.25</text:p>
          </table:table-cell>
          <table:table-cell office:value-type="float" office:value="5804.28" calcext:value-type="float">
            <text:p>5,804.28</text:p>
          </table:table-cell>
          <table:table-cell office:value-type="float" office:value="5724.66" calcext:value-type="float">
            <text:p>5,724.66</text:p>
          </table:table-cell>
          <table:table-cell office:value-type="float" office:value="7638.66" calcext:value-type="float">
            <text:p>7,638.66</text:p>
          </table:table-cell>
          <table:table-cell table:formula="of:=[.E172]+[.F172]-[.G172]" office:value-type="float" office:value="3890.28" calcext:value-type="float">
            <text:p>3,890.28</text:p>
          </table:table-cell>
          <table:table-cell office:value-type="float" office:value="113436.66" calcext:value-type="float">
            <text:p>113436.6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ROPIZZEC S A</text:p>
          </table:table-cell>
          <table:table-cell office:value-type="float" office:value="3413.64" calcext:value-type="float">
            <text:p>3,413.64</text:p>
          </table:table-cell>
          <table:table-cell office:value-type="float" office:value="19179.46" calcext:value-type="float">
            <text:p>19,179.46</text:p>
          </table:table-cell>
          <table:table-cell office:value-type="float" office:value="16855.14" calcext:value-type="float">
            <text:p>16,855.14</text:p>
          </table:table-cell>
          <table:table-cell office:value-type="float" office:value="5737.96" calcext:value-type="float">
            <text:p>5,737.96</text:p>
          </table:table-cell>
          <table:table-cell office:value-type="float" office:value="4684.96" calcext:value-type="float">
            <text:p>4,684.96</text:p>
          </table:table-cell>
          <table:table-cell office:value-type="float" office:value="6467.16" calcext:value-type="float">
            <text:p>6,467.16</text:p>
          </table:table-cell>
          <table:table-cell table:formula="of:=[.E173]+[.F173]-[.G173]" office:value-type="float" office:value="3955.76" calcext:value-type="float">
            <text:p>3,955.76</text:p>
          </table:table-cell>
          <table:table-cell office:value-type="float" office:value="60294.08" calcext:value-type="float">
            <text:p>60294.0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ROJAS &amp; CEVALLOS EXPORTADORA CEVAROEX S</text:p>
          </table:table-cell>
          <table:table-cell office:value-type="float" office:value="25913.25" calcext:value-type="float">
            <text:p>25,913.25</text:p>
          </table:table-cell>
          <table:table-cell office:value-type="float" office:value="154032.58" calcext:value-type="float">
            <text:p>154,032.58</text:p>
          </table:table-cell>
          <table:table-cell office:value-type="float" office:value="144813.08" calcext:value-type="float">
            <text:p>144,813.08</text:p>
          </table:table-cell>
          <table:table-cell office:value-type="float" office:value="35132.75" calcext:value-type="float">
            <text:p>35,132.75</text:p>
          </table:table-cell>
          <table:table-cell office:value-type="float" office:value="23334.26" calcext:value-type="float">
            <text:p>23,334.26</text:p>
          </table:table-cell>
          <table:table-cell office:value-type="float" office:value="54351.51" calcext:value-type="float">
            <text:p>54,351.51</text:p>
          </table:table-cell>
          <table:table-cell table:formula="of:=[.E174]+[.F174]-[.G174]" office:value-type="float" office:value="4115.49999999999" calcext:value-type="float">
            <text:p>4,115.50</text:p>
          </table:table-cell>
          <table:table-cell office:value-type="float" office:value="441692.93" calcext:value-type="float">
            <text:p>441692.93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EUROFISH S.A.</text:p>
          </table:table-cell>
          <table:table-cell office:value-type="float" office:value="2620.8" calcext:value-type="float">
            <text:p>2,620.80</text:p>
          </table:table-cell>
          <table:table-cell office:value-type="float" office:value="127156.79" calcext:value-type="float">
            <text:p>127,156.79</text:p>
          </table:table-cell>
          <table:table-cell office:value-type="float" office:value="108493.73" calcext:value-type="float">
            <text:p>108,493.73</text:p>
          </table:table-cell>
          <table:table-cell office:value-type="float" office:value="21283.8600000001" calcext:value-type="float">
            <text:p>21,283.86</text:p>
          </table:table-cell>
          <table:table-cell office:value-type="float" office:value="9033.8" calcext:value-type="float">
            <text:p>9,033.80</text:p>
          </table:table-cell>
          <table:table-cell office:value-type="float" office:value="25880.67" calcext:value-type="float">
            <text:p>25,880.67</text:p>
          </table:table-cell>
          <table:table-cell table:formula="of:=[.E175]+[.F175]-[.G175]" office:value-type="float" office:value="4436.99000000008" calcext:value-type="float">
            <text:p>4,436.99</text:p>
          </table:table-cell>
          <table:table-cell office:value-type="float" office:value="298906.64" calcext:value-type="float">
            <text:p>298906.6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INDUSTRIAS REUNIDAS LAB. INDUNIDAS CIA.</text:p>
          </table:table-cell>
          <table:table-cell office:value-type="float" office:value="16519.6" calcext:value-type="float">
            <text:p>16,519.60</text:p>
          </table:table-cell>
          <table:table-cell office:value-type="float" office:value="74974.13" calcext:value-type="float">
            <text:p>74,974.13</text:p>
          </table:table-cell>
          <table:table-cell office:value-type="float" office:value="90989.72" calcext:value-type="float">
            <text:p>90,989.72</text:p>
          </table:table-cell>
          <table:table-cell office:value-type="float" office:value="504.009999999995" calcext:value-type="float">
            <text:p>504.01</text:p>
          </table:table-cell>
          <table:table-cell office:value-type="float" office:value="5018.15" calcext:value-type="float">
            <text:p>5,018.15</text:p>
          </table:table-cell>
          <table:table-cell office:value-type="float" office:value="972.58" calcext:value-type="float">
            <text:p>972.58</text:p>
          </table:table-cell>
          <table:table-cell table:formula="of:=[.E176]+[.F176]-[.G176]" office:value-type="float" office:value="4549.58" calcext:value-type="float">
            <text:p>4,549.58</text:p>
          </table:table-cell>
          <table:table-cell office:value-type="float" office:value="193527.77" calcext:value-type="float">
            <text:p>193527.77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JEACUAN S.A.</text:p>
          </table:table-cell>
          <table:table-cell office:value-type="float" office:value="5481.84" calcext:value-type="float">
            <text:p>5,481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481.84" calcext:value-type="float">
            <text:p>5,481.84</text:p>
          </table:table-cell>
          <table:table-cell office:value-type="float" office:value="0" calcext:value-type="float">
            <text:p>0.00</text:p>
          </table:table-cell>
          <table:table-cell office:value-type="float" office:value="566.66" calcext:value-type="float">
            <text:p>566.66</text:p>
          </table:table-cell>
          <table:table-cell table:formula="of:=[.E177]+[.F177]-[.G177]" office:value-type="float" office:value="4915.18" calcext:value-type="float">
            <text:p>4,915.18</text:p>
          </table:table-cell>
          <table:table-cell office:value-type="float" office:value="16445.52" calcext:value-type="float">
            <text:p>16445.5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IMPORTMOVA S.A.</text:p>
          </table:table-cell>
          <table:table-cell office:value-type="float" office:value="5518.09" calcext:value-type="float">
            <text:p>5,518.09</text:p>
          </table:table-cell>
          <table:table-cell office:value-type="float" office:value="18462.35" calcext:value-type="float">
            <text:p>18,462.35</text:p>
          </table:table-cell>
          <table:table-cell office:value-type="float" office:value="17808.48" calcext:value-type="float">
            <text:p>17,808.48</text:p>
          </table:table-cell>
          <table:table-cell office:value-type="float" office:value="6171.96" calcext:value-type="float">
            <text:p>6,171.96</text:p>
          </table:table-cell>
          <table:table-cell office:value-type="float" office:value="5823.72" calcext:value-type="float">
            <text:p>5,823.72</text:p>
          </table:table-cell>
          <table:table-cell office:value-type="float" office:value="6262.96" calcext:value-type="float">
            <text:p>6,262.96</text:p>
          </table:table-cell>
          <table:table-cell table:formula="of:=[.E178]+[.F178]-[.G178]" office:value-type="float" office:value="5732.72" calcext:value-type="float">
            <text:p>5,732.72</text:p>
          </table:table-cell>
          <table:table-cell office:value-type="float" office:value="65780.28" calcext:value-type="float">
            <text:p>65780.2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DERELAMAR S.A.</text:p>
          </table:table-cell>
          <table:table-cell office:value-type="float" office:value="5437.17" calcext:value-type="float">
            <text:p>5,437.17</text:p>
          </table:table-cell>
          <table:table-cell office:value-type="float" office:value="26082.84" calcext:value-type="float">
            <text:p>26,082.84</text:p>
          </table:table-cell>
          <table:table-cell office:value-type="float" office:value="24308.61" calcext:value-type="float">
            <text:p>24,308.61</text:p>
          </table:table-cell>
          <table:table-cell office:value-type="float" office:value="7211.4" calcext:value-type="float">
            <text:p>7,211.40</text:p>
          </table:table-cell>
          <table:table-cell office:value-type="float" office:value="7133.43" calcext:value-type="float">
            <text:p>7,133.43</text:p>
          </table:table-cell>
          <table:table-cell office:value-type="float" office:value="8074.83" calcext:value-type="float">
            <text:p>8,074.83</text:p>
          </table:table-cell>
          <table:table-cell table:formula="of:=[.E179]+[.F179]-[.G179]" office:value-type="float" office:value="6270" calcext:value-type="float">
            <text:p>6,270.00</text:p>
          </table:table-cell>
          <table:table-cell office:value-type="float" office:value="84518.28" calcext:value-type="float">
            <text:p>84518.2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KRONOS LABORATORIOS C. LTDA.</text:p>
          </table:table-cell>
          <table:table-cell office:value-type="float" office:value="7379.51" calcext:value-type="float">
            <text:p>7,379.51</text:p>
          </table:table-cell>
          <table:table-cell office:value-type="float" office:value="19770.32" calcext:value-type="float">
            <text:p>19,770.32</text:p>
          </table:table-cell>
          <table:table-cell office:value-type="float" office:value="20367.65" calcext:value-type="float">
            <text:p>20,367.65</text:p>
          </table:table-cell>
          <table:table-cell office:value-type="float" office:value="6782.18" calcext:value-type="float">
            <text:p>6,782.18</text:p>
          </table:table-cell>
          <table:table-cell office:value-type="float" office:value="5785.28" calcext:value-type="float">
            <text:p>5,785.28</text:p>
          </table:table-cell>
          <table:table-cell office:value-type="float" office:value="5592.24" calcext:value-type="float">
            <text:p>5,592.24</text:p>
          </table:table-cell>
          <table:table-cell table:formula="of:=[.E180]+[.F180]-[.G180]" office:value-type="float" office:value="6975.22" calcext:value-type="float">
            <text:p>6,975.22</text:p>
          </table:table-cell>
          <table:table-cell office:value-type="float" office:value="72652.4" calcext:value-type="float">
            <text:p>72652.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DROCARAS INDUSTRIA Y REPRESENTACIONES S.</text:p>
          </table:table-cell>
          <table:table-cell office:value-type="float" office:value="1475.45" calcext:value-type="float">
            <text:p>1,475.45</text:p>
          </table:table-cell>
          <table:table-cell office:value-type="float" office:value="5088.16" calcext:value-type="float">
            <text:p>5,088.16</text:p>
          </table:table-cell>
          <table:table-cell office:value-type="float" office:value="5316.08" calcext:value-type="float">
            <text:p>5,316.08</text:p>
          </table:table-cell>
          <table:table-cell office:value-type="float" office:value="1247.53" calcext:value-type="float">
            <text:p>1,247.53</text:p>
          </table:table-cell>
          <table:table-cell office:value-type="float" office:value="9000.22" calcext:value-type="float">
            <text:p>9,000.22</text:p>
          </table:table-cell>
          <table:table-cell office:value-type="float" office:value="3119.57" calcext:value-type="float">
            <text:p>3,119.57</text:p>
          </table:table-cell>
          <table:table-cell table:formula="of:=[.E181]+[.F181]-[.G181]" office:value-type="float" office:value="7128.18" calcext:value-type="float">
            <text:p>7,128.18</text:p>
          </table:table-cell>
          <table:table-cell office:value-type="float" office:value="32375.19" calcext:value-type="float">
            <text:p>32375.19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LABORATORIO NEGRETE C.A.</text:p>
          </table:table-cell>
          <table:table-cell office:value-type="float" office:value="5666.85" calcext:value-type="float">
            <text:p>5,666.85</text:p>
          </table:table-cell>
          <table:table-cell office:value-type="float" office:value="36599.08" calcext:value-type="float">
            <text:p>36,599.08</text:p>
          </table:table-cell>
          <table:table-cell office:value-type="float" office:value="33014.3" calcext:value-type="float">
            <text:p>33,014.30</text:p>
          </table:table-cell>
          <table:table-cell office:value-type="float" office:value="9251.63" calcext:value-type="float">
            <text:p>9,251.63</text:p>
          </table:table-cell>
          <table:table-cell office:value-type="float" office:value="12455.8" calcext:value-type="float">
            <text:p>12,455.80</text:p>
          </table:table-cell>
          <table:table-cell office:value-type="float" office:value="14567.64" calcext:value-type="float">
            <text:p>14,567.64</text:p>
          </table:table-cell>
          <table:table-cell table:formula="of:=[.E182]+[.F182]-[.G182]" office:value-type="float" office:value="7139.79" calcext:value-type="float">
            <text:p>7,139.79</text:p>
          </table:table-cell>
          <table:table-cell office:value-type="float" office:value="118695.09" calcext:value-type="float">
            <text:p>118695.09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TRANSCITY S.A.</text:p>
          </table:table-cell>
          <table:table-cell office:value-type="float" office:value="2038.11" calcext:value-type="float">
            <text:p>2,038.11</text:p>
          </table:table-cell>
          <table:table-cell office:value-type="float" office:value="41583.74" calcext:value-type="float">
            <text:p>41,583.74</text:p>
          </table:table-cell>
          <table:table-cell office:value-type="float" office:value="37076.07" calcext:value-type="float">
            <text:p>37,076.07</text:p>
          </table:table-cell>
          <table:table-cell office:value-type="float" office:value="6545.78000000001" calcext:value-type="float">
            <text:p>6,545.78</text:p>
          </table:table-cell>
          <table:table-cell office:value-type="float" office:value="48620.49" calcext:value-type="float">
            <text:p>48,620.49</text:p>
          </table:table-cell>
          <table:table-cell office:value-type="float" office:value="47911.37" calcext:value-type="float">
            <text:p>47,911.37</text:p>
          </table:table-cell>
          <table:table-cell table:formula="of:=[.E183]+[.F183]-[.G183]" office:value-type="float" office:value="7254.90000000001" calcext:value-type="float">
            <text:p>7,254.90</text:p>
          </table:table-cell>
          <table:table-cell office:value-type="float" office:value="191030.46" calcext:value-type="float">
            <text:p>191030.4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ECOBEL S.A.</text:p>
          </table:table-cell>
          <table:table-cell office:value-type="float" office:value="5657.72" calcext:value-type="float">
            <text:p>5,657.72</text:p>
          </table:table-cell>
          <table:table-cell office:value-type="float" office:value="21049.67" calcext:value-type="float">
            <text:p>21,049.67</text:p>
          </table:table-cell>
          <table:table-cell office:value-type="float" office:value="26707.39" calcext:value-type="float">
            <text:p>26,707.39</text:p>
          </table:table-cell>
          <table:table-cell office:value-type="float" office:value="0" calcext:value-type="float">
            <text:p>0.00</text:p>
          </table:table-cell>
          <table:table-cell office:value-type="float" office:value="7515.91" calcext:value-type="float">
            <text:p>7,515.91</text:p>
          </table:table-cell>
          <table:table-cell office:value-type="float" office:value="117.44" calcext:value-type="float">
            <text:p>117.44</text:p>
          </table:table-cell>
          <table:table-cell table:formula="of:=[.E184]+[.F184]-[.G184]" office:value-type="float" office:value="7398.47" calcext:value-type="float">
            <text:p>7,398.47</text:p>
          </table:table-cell>
          <table:table-cell office:value-type="float" office:value="68446.6" calcext:value-type="float">
            <text:p>68446.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HEINEKEN ECUADOR S A</text:p>
          </table:table-cell>
          <table:table-cell office:value-type="float" office:value="73468.12" calcext:value-type="float">
            <text:p>73,468.12</text:p>
          </table:table-cell>
          <table:table-cell office:value-type="float" office:value="72956.45" calcext:value-type="float">
            <text:p>72,956.45</text:p>
          </table:table-cell>
          <table:table-cell office:value-type="float" office:value="121751.2" calcext:value-type="float">
            <text:p>121,751.20</text:p>
          </table:table-cell>
          <table:table-cell office:value-type="float" office:value="24673.37" calcext:value-type="float">
            <text:p>24,673.37</text:p>
          </table:table-cell>
          <table:table-cell office:value-type="float" office:value="3845.63" calcext:value-type="float">
            <text:p>3,845.63</text:p>
          </table:table-cell>
          <table:table-cell office:value-type="float" office:value="20929.12" calcext:value-type="float">
            <text:p>20,929.12</text:p>
          </table:table-cell>
          <table:table-cell table:formula="of:=[.E185]+[.F185]-[.G185]" office:value-type="float" office:value="7589.88000000004" calcext:value-type="float">
            <text:p>7,589.88</text:p>
          </table:table-cell>
          <table:table-cell office:value-type="float" office:value="325213.77" calcext:value-type="float">
            <text:p>325213.77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NEGOCIOS INDUSTRIALES REAL N.I.R.S.A. S.</text:p>
          </table:table-cell>
          <table:table-cell office:value-type="float" office:value="0" calcext:value-type="float">
            <text:p>0.00</text:p>
          </table:table-cell>
          <table:table-cell office:value-type="float" office:value="106389.65" calcext:value-type="float">
            <text:p>106,389.65</text:p>
          </table:table-cell>
          <table:table-cell office:value-type="float" office:value="28343.03" calcext:value-type="float">
            <text:p>28,343.03</text:p>
          </table:table-cell>
          <table:table-cell office:value-type="float" office:value="78046.62" calcext:value-type="float">
            <text:p>78,046.62</text:p>
          </table:table-cell>
          <table:table-cell office:value-type="float" office:value="8951.48" calcext:value-type="float">
            <text:p>8,951.48</text:p>
          </table:table-cell>
          <table:table-cell office:value-type="float" office:value="79145.58" calcext:value-type="float">
            <text:p>79,145.58</text:p>
          </table:table-cell>
          <table:table-cell table:formula="of:=[.E186]+[.F186]-[.G186]" office:value-type="float" office:value="7852.52000000002" calcext:value-type="float">
            <text:p>7,852.52</text:p>
          </table:table-cell>
          <table:table-cell office:value-type="float" office:value="308728.88" calcext:value-type="float">
            <text:p>308728.8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LABORATORIOS H G C A</text:p>
          </table:table-cell>
          <table:table-cell office:value-type="float" office:value="5772.4" calcext:value-type="float">
            <text:p>5,772.40</text:p>
          </table:table-cell>
          <table:table-cell office:value-type="float" office:value="11448" calcext:value-type="float">
            <text:p>11,448.00</text:p>
          </table:table-cell>
          <table:table-cell office:value-type="float" office:value="14276.05" calcext:value-type="float">
            <text:p>14,276.05</text:p>
          </table:table-cell>
          <table:table-cell office:value-type="float" office:value="2944.35" calcext:value-type="float">
            <text:p>2,944.35</text:p>
          </table:table-cell>
          <table:table-cell office:value-type="float" office:value="13502.28" calcext:value-type="float">
            <text:p>13,502.28</text:p>
          </table:table-cell>
          <table:table-cell office:value-type="float" office:value="6601.89" calcext:value-type="float">
            <text:p>6,601.89</text:p>
          </table:table-cell>
          <table:table-cell table:formula="of:=[.E187]+[.F187]-[.G187]" office:value-type="float" office:value="9844.74" calcext:value-type="float">
            <text:p>9,844.74</text:p>
          </table:table-cell>
          <table:table-cell office:value-type="float" office:value="64389.71" calcext:value-type="float">
            <text:p>64389.71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OXIALFARM CIA. LTDA.</text:p>
          </table:table-cell>
          <table:table-cell office:value-type="float" office:value="28221.65" calcext:value-type="float">
            <text:p>28,221.65</text:p>
          </table:table-cell>
          <table:table-cell office:value-type="float" office:value="10714.29" calcext:value-type="float">
            <text:p>10,714.29</text:p>
          </table:table-cell>
          <table:table-cell office:value-type="float" office:value="28375.49" calcext:value-type="float">
            <text:p>28,375.49</text:p>
          </table:table-cell>
          <table:table-cell office:value-type="float" office:value="10560.45" calcext:value-type="float">
            <text:p>10,560.45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188]+[.F188]-[.G188]" office:value-type="float" office:value="10560.45" calcext:value-type="float">
            <text:p>10,560.45</text:p>
          </table:table-cell>
          <table:table-cell office:value-type="float" office:value="88432.33" calcext:value-type="float">
            <text:p>88432.33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LABORATORIO FARMACEUTICO GM LFGM S A</text:p>
          </table:table-cell>
          <table:table-cell office:value-type="float" office:value="0" calcext:value-type="float">
            <text:p>0.00</text:p>
          </table:table-cell>
          <table:table-cell office:value-type="float" office:value="27826.23" calcext:value-type="float">
            <text:p>27,826.23</text:p>
          </table:table-cell>
          <table:table-cell office:value-type="float" office:value="25356.23" calcext:value-type="float">
            <text:p>25,356.23</text:p>
          </table:table-cell>
          <table:table-cell office:value-type="float" office:value="2470" calcext:value-type="float">
            <text:p>2,470.00</text:p>
          </table:table-cell>
          <table:table-cell office:value-type="float" office:value="11700.4" calcext:value-type="float">
            <text:p>11,700.40</text:p>
          </table:table-cell>
          <table:table-cell office:value-type="float" office:value="2790.1" calcext:value-type="float">
            <text:p>2,790.10</text:p>
          </table:table-cell>
          <table:table-cell table:formula="of:=[.E189]+[.F189]-[.G189]" office:value-type="float" office:value="11380.3" calcext:value-type="float">
            <text:p>11,380.30</text:p>
          </table:table-cell>
          <table:table-cell office:value-type="float" office:value="81523.26" calcext:value-type="float">
            <text:p>81523.2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INDUSTRIA DE BELLEZA Y SALUD B.A.S.S.A.</text:p>
          </table:table-cell>
          <table:table-cell office:value-type="float" office:value="22366.02" calcext:value-type="float">
            <text:p>22,366.02</text:p>
          </table:table-cell>
          <table:table-cell office:value-type="float" office:value="86882.49" calcext:value-type="float">
            <text:p>86,882.49</text:p>
          </table:table-cell>
          <table:table-cell office:value-type="float" office:value="98517.64" calcext:value-type="float">
            <text:p>98,517.64</text:p>
          </table:table-cell>
          <table:table-cell office:value-type="float" office:value="10730.8700000001" calcext:value-type="float">
            <text:p>10,730.87</text:p>
          </table:table-cell>
          <table:table-cell office:value-type="float" office:value="14591.47" calcext:value-type="float">
            <text:p>14,591.47</text:p>
          </table:table-cell>
          <table:table-cell office:value-type="float" office:value="12990.86" calcext:value-type="float">
            <text:p>12,990.86</text:p>
          </table:table-cell>
          <table:table-cell table:formula="of:=[.E190]+[.F190]-[.G190]" office:value-type="float" office:value="12331.4800000001" calcext:value-type="float">
            <text:p>12,331.48</text:p>
          </table:table-cell>
          <table:table-cell office:value-type="float" office:value="258410.83" calcext:value-type="float">
            <text:p>258410.83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SERES LABORATORIO FARMACEUTICO S A</text:p>
          </table:table-cell>
          <table:table-cell office:value-type="float" office:value="13277.24" calcext:value-type="float">
            <text:p>13,277.24</text:p>
          </table:table-cell>
          <table:table-cell office:value-type="float" office:value="0" calcext:value-type="float">
            <text:p>0.00</text:p>
          </table:table-cell>
          <table:table-cell office:value-type="float" office:value="512.15" calcext:value-type="float">
            <text:p>512.15</text:p>
          </table:table-cell>
          <table:table-cell office:value-type="float" office:value="12765.09" calcext:value-type="float">
            <text:p>12,765.09</text:p>
          </table:table-cell>
          <table:table-cell office:value-type="float" office:value="0" calcext:value-type="float">
            <text:p>0.00</text:p>
          </table:table-cell>
          <table:table-cell office:value-type="float" office:value="300" calcext:value-type="float">
            <text:p>300.00</text:p>
          </table:table-cell>
          <table:table-cell table:formula="of:=[.E191]+[.F191]-[.G191]" office:value-type="float" office:value="12465.09" calcext:value-type="float">
            <text:p>12,465.09</text:p>
          </table:table-cell>
          <table:table-cell office:value-type="float" office:value="39319.57" calcext:value-type="float">
            <text:p>39319.57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XIAEXPORT S.A.</text:p>
          </table:table-cell>
          <table:table-cell office:value-type="float" office:value="0" calcext:value-type="float">
            <text:p>0.00</text:p>
          </table:table-cell>
          <table:table-cell office:value-type="float" office:value="36285.65" calcext:value-type="float">
            <text:p>36,285.65</text:p>
          </table:table-cell>
          <table:table-cell office:value-type="float" office:value="14431.41" calcext:value-type="float">
            <text:p>14,431.41</text:p>
          </table:table-cell>
          <table:table-cell office:value-type="float" office:value="21854.24" calcext:value-type="float">
            <text:p>21,854.24</text:p>
          </table:table-cell>
          <table:table-cell office:value-type="float" office:value="51839.48" calcext:value-type="float">
            <text:p>51,839.48</text:p>
          </table:table-cell>
          <table:table-cell office:value-type="float" office:value="61112.65" calcext:value-type="float">
            <text:p>61,112.65</text:p>
          </table:table-cell>
          <table:table-cell table:formula="of:=[.E192]+[.F192]-[.G192]" office:value-type="float" office:value="12581.07" calcext:value-type="float">
            <text:p>12,581.07</text:p>
          </table:table-cell>
          <table:table-cell office:value-type="float" office:value="198104.5" calcext:value-type="float">
            <text:p>198104.5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ASTELO S.A.</text:p>
          </table:table-cell>
          <table:table-cell office:value-type="float" office:value="7143.48" calcext:value-type="float">
            <text:p>7,143.48</text:p>
          </table:table-cell>
          <table:table-cell office:value-type="float" office:value="13720.5" calcext:value-type="float">
            <text:p>13,720.50</text:p>
          </table:table-cell>
          <table:table-cell office:value-type="float" office:value="16750.94" calcext:value-type="float">
            <text:p>16,750.94</text:p>
          </table:table-cell>
          <table:table-cell office:value-type="float" office:value="4113.04" calcext:value-type="float">
            <text:p>4,113.04</text:p>
          </table:table-cell>
          <table:table-cell office:value-type="float" office:value="14267.36" calcext:value-type="float">
            <text:p>14,267.36</text:p>
          </table:table-cell>
          <table:table-cell office:value-type="float" office:value="5470.43" calcext:value-type="float">
            <text:p>5,470.43</text:p>
          </table:table-cell>
          <table:table-cell table:formula="of:=[.E193]+[.F193]-[.G193]" office:value-type="float" office:value="12909.97" calcext:value-type="float">
            <text:p>12,909.97</text:p>
          </table:table-cell>
          <table:table-cell office:value-type="float" office:value="74375.72" calcext:value-type="float">
            <text:p>74375.7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ROCESADORA ATLANTICO C A</text:p>
          </table:table-cell>
          <table:table-cell office:value-type="float" office:value="0" calcext:value-type="float">
            <text:p>0.00</text:p>
          </table:table-cell>
          <table:table-cell office:value-type="float" office:value="382939.25" calcext:value-type="float">
            <text:p>382,939.25</text:p>
          </table:table-cell>
          <table:table-cell office:value-type="float" office:value="369682.85" calcext:value-type="float">
            <text:p>369,682.85</text:p>
          </table:table-cell>
          <table:table-cell office:value-type="float" office:value="13256.4" calcext:value-type="float">
            <text:p>13,256.4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194]+[.F194]-[.G194]" office:value-type="float" office:value="13256.4" calcext:value-type="float">
            <text:p>13,256.40</text:p>
          </table:table-cell>
          <table:table-cell office:value-type="float" office:value="779134.9" calcext:value-type="float">
            <text:p>779134.9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ARVAGU S.A.</text:p>
          </table:table-cell>
          <table:table-cell office:value-type="float" office:value="38458.45" calcext:value-type="float">
            <text:p>38,458.45</text:p>
          </table:table-cell>
          <table:table-cell office:value-type="float" office:value="104010.27" calcext:value-type="float">
            <text:p>104,010.27</text:p>
          </table:table-cell>
          <table:table-cell office:value-type="float" office:value="126698.12" calcext:value-type="float">
            <text:p>126,698.12</text:p>
          </table:table-cell>
          <table:table-cell office:value-type="float" office:value="15770.6" calcext:value-type="float">
            <text:p>15,770.60</text:p>
          </table:table-cell>
          <table:table-cell office:value-type="float" office:value="13985.01" calcext:value-type="float">
            <text:p>13,985.01</text:p>
          </table:table-cell>
          <table:table-cell office:value-type="float" office:value="16015.35" calcext:value-type="float">
            <text:p>16,015.35</text:p>
          </table:table-cell>
          <table:table-cell table:formula="of:=[.E195]+[.F195]-[.G195]" office:value-type="float" office:value="13740.26" calcext:value-type="float">
            <text:p>13,740.26</text:p>
          </table:table-cell>
          <table:table-cell office:value-type="float" office:value="328678.06" calcext:value-type="float">
            <text:p>328678.0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ARTULINA VERDE OLIPACK S A</text:p>
          </table:table-cell>
          <table:table-cell office:value-type="float" office:value="12026.35" calcext:value-type="float">
            <text:p>12,026.35</text:p>
          </table:table-cell>
          <table:table-cell office:value-type="float" office:value="25354.7" calcext:value-type="float">
            <text:p>25,354.70</text:p>
          </table:table-cell>
          <table:table-cell office:value-type="float" office:value="28591.86" calcext:value-type="float">
            <text:p>28,591.86</text:p>
          </table:table-cell>
          <table:table-cell office:value-type="float" office:value="8789.19" calcext:value-type="float">
            <text:p>8,789.19</text:p>
          </table:table-cell>
          <table:table-cell office:value-type="float" office:value="11527.64" calcext:value-type="float">
            <text:p>11,527.64</text:p>
          </table:table-cell>
          <table:table-cell office:value-type="float" office:value="5781.52" calcext:value-type="float">
            <text:p>5,781.52</text:p>
          </table:table-cell>
          <table:table-cell table:formula="of:=[.E196]+[.F196]-[.G196]" office:value-type="float" office:value="14535.31" calcext:value-type="float">
            <text:p>14,535.31</text:p>
          </table:table-cell>
          <table:table-cell office:value-type="float" office:value="106606.57" calcext:value-type="float">
            <text:p>106606.57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3M ECUADOR C.A.</text:p>
          </table:table-cell>
          <table:table-cell office:value-type="float" office:value="5450.46" calcext:value-type="float">
            <text:p>5,450.46</text:p>
          </table:table-cell>
          <table:table-cell office:value-type="float" office:value="42795.09" calcext:value-type="float">
            <text:p>42,795.09</text:p>
          </table:table-cell>
          <table:table-cell office:value-type="float" office:value="37511.09" calcext:value-type="float">
            <text:p>37,511.09</text:p>
          </table:table-cell>
          <table:table-cell office:value-type="float" office:value="10734.46" calcext:value-type="float">
            <text:p>10,734.46</text:p>
          </table:table-cell>
          <table:table-cell office:value-type="float" office:value="16281.29" calcext:value-type="float">
            <text:p>16,281.29</text:p>
          </table:table-cell>
          <table:table-cell office:value-type="float" office:value="12264.19" calcext:value-type="float">
            <text:p>12,264.19</text:p>
          </table:table-cell>
          <table:table-cell table:formula="of:=[.E197]+[.F197]-[.G197]" office:value-type="float" office:value="14751.56" calcext:value-type="float">
            <text:p>14,751.56</text:p>
          </table:table-cell>
          <table:table-cell office:value-type="float" office:value="139788.14" calcext:value-type="float">
            <text:p>139788.1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OSMETICORP S A</text:p>
          </table:table-cell>
          <table:table-cell office:value-type="float" office:value="15754.34" calcext:value-type="float">
            <text:p>15,754.3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5754.34" calcext:value-type="float">
            <text:p>15,754.34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198]+[.F198]-[.G198]" office:value-type="float" office:value="15754.34" calcext:value-type="float">
            <text:p>15,754.34</text:p>
          </table:table-cell>
          <table:table-cell office:value-type="float" office:value="47263.02" calcext:value-type="float">
            <text:p>47263.0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DISTRIBUIDORA IMPORTADORA DIPOR S A</text:p>
          </table:table-cell>
          <table:table-cell office:value-type="float" office:value="36346.36" calcext:value-type="float">
            <text:p>36,346.36</text:p>
          </table:table-cell>
          <table:table-cell office:value-type="float" office:value="66846.41" calcext:value-type="float">
            <text:p>66,846.41</text:p>
          </table:table-cell>
          <table:table-cell office:value-type="float" office:value="103192.77" calcext:value-type="float">
            <text:p>103,192.77</text:p>
          </table:table-cell>
          <table:table-cell office:value-type="float" office:value="0" calcext:value-type="float">
            <text:p>0.00</text:p>
          </table:table-cell>
          <table:table-cell office:value-type="float" office:value="39433.7" calcext:value-type="float">
            <text:p>39,433.70</text:p>
          </table:table-cell>
          <table:table-cell office:value-type="float" office:value="23633.39" calcext:value-type="float">
            <text:p>23,633.39</text:p>
          </table:table-cell>
          <table:table-cell table:formula="of:=[.E199]+[.F199]-[.G199]" office:value-type="float" office:value="15800.31" calcext:value-type="float">
            <text:p>15,800.31</text:p>
          </table:table-cell>
          <table:table-cell office:value-type="float" office:value="285252.94" calcext:value-type="float">
            <text:p>285252.9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HEIDELBERG ECUADOR SA</text:p>
          </table:table-cell>
          <table:table-cell office:value-type="float" office:value="0" calcext:value-type="float">
            <text:p>0.00</text:p>
          </table:table-cell>
          <table:table-cell office:value-type="float" office:value="16800" calcext:value-type="float">
            <text:p>16,800.00</text:p>
          </table:table-cell>
          <table:table-cell office:value-type="float" office:value="262.5" calcext:value-type="float">
            <text:p>262.50</text:p>
          </table:table-cell>
          <table:table-cell office:value-type="float" office:value="16537.5" calcext:value-type="float">
            <text:p>16,537.5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200]+[.F200]-[.G200]" office:value-type="float" office:value="16537.5" calcext:value-type="float">
            <text:p>16,537.50</text:p>
          </table:table-cell>
          <table:table-cell office:value-type="float" office:value="50137.5" calcext:value-type="float">
            <text:p>50137.5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LABORATORIOS BEAUTIK S A</text:p>
          </table:table-cell>
          <table:table-cell office:value-type="float" office:value="34130.09" calcext:value-type="float">
            <text:p>34,130.09</text:p>
          </table:table-cell>
          <table:table-cell office:value-type="float" office:value="37563.08" calcext:value-type="float">
            <text:p>37,563.08</text:p>
          </table:table-cell>
          <table:table-cell office:value-type="float" office:value="52034.75" calcext:value-type="float">
            <text:p>52,034.75</text:p>
          </table:table-cell>
          <table:table-cell office:value-type="float" office:value="19658.42" calcext:value-type="float">
            <text:p>19,658.42</text:p>
          </table:table-cell>
          <table:table-cell office:value-type="float" office:value="15690.21" calcext:value-type="float">
            <text:p>15,690.21</text:p>
          </table:table-cell>
          <table:table-cell office:value-type="float" office:value="18226.38" calcext:value-type="float">
            <text:p>18,226.38</text:p>
          </table:table-cell>
          <table:table-cell table:formula="of:=[.E201]+[.F201]-[.G201]" office:value-type="float" office:value="17122.25" calcext:value-type="float">
            <text:p>17,122.25</text:p>
          </table:table-cell>
          <table:table-cell office:value-type="float" office:value="194425.18" calcext:value-type="float">
            <text:p>194425.1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EXORBAN S.A.</text:p>
          </table:table-cell>
          <table:table-cell office:value-type="float" office:value="18291.01" calcext:value-type="float">
            <text:p>18,291.01</text:p>
          </table:table-cell>
          <table:table-cell office:value-type="float" office:value="55993.6" calcext:value-type="float">
            <text:p>55,993.60</text:p>
          </table:table-cell>
          <table:table-cell office:value-type="float" office:value="56122.29" calcext:value-type="float">
            <text:p>56,122.29</text:p>
          </table:table-cell>
          <table:table-cell office:value-type="float" office:value="18162.32" calcext:value-type="float">
            <text:p>18,162.32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202]+[.F202]-[.G202]" office:value-type="float" office:value="18162.32" calcext:value-type="float">
            <text:p>18,162.32</text:p>
          </table:table-cell>
          <table:table-cell office:value-type="float" office:value="166731.54" calcext:value-type="float">
            <text:p>166731.5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EMPACRECI S.A.</text:p>
          </table:table-cell>
          <table:table-cell office:value-type="float" office:value="33969.23" calcext:value-type="float">
            <text:p>33,969.23</text:p>
          </table:table-cell>
          <table:table-cell office:value-type="float" office:value="551031.28" calcext:value-type="float">
            <text:p>551,031.28</text:p>
          </table:table-cell>
          <table:table-cell office:value-type="float" office:value="358096.7" calcext:value-type="float">
            <text:p>358,096.70</text:p>
          </table:table-cell>
          <table:table-cell office:value-type="float" office:value="226903.81" calcext:value-type="float">
            <text:p>226,903.81</text:p>
          </table:table-cell>
          <table:table-cell office:value-type="float" office:value="120986.9" calcext:value-type="float">
            <text:p>120,986.90</text:p>
          </table:table-cell>
          <table:table-cell office:value-type="float" office:value="329107.48" calcext:value-type="float">
            <text:p>329,107.48</text:p>
          </table:table-cell>
          <table:table-cell table:formula="of:=[.E203]+[.F203]-[.G203]" office:value-type="float" office:value="18783.23" calcext:value-type="float">
            <text:p>18,783.23</text:p>
          </table:table-cell>
          <table:table-cell office:value-type="float" office:value="1638878.63" calcext:value-type="float">
            <text:p>1638878.63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LIFE FOOD PRODUCT ECUADOR LIFPRODEC S.A.</text:p>
          </table:table-cell>
          <table:table-cell office:value-type="float" office:value="3542.89" calcext:value-type="float">
            <text:p>3,542.89</text:p>
          </table:table-cell>
          <table:table-cell office:value-type="float" office:value="7846.54" calcext:value-type="float">
            <text:p>7,846.54</text:p>
          </table:table-cell>
          <table:table-cell office:value-type="float" office:value="4506.19" calcext:value-type="float">
            <text:p>4,506.19</text:p>
          </table:table-cell>
          <table:table-cell office:value-type="float" office:value="6883.24" calcext:value-type="float">
            <text:p>6,883.24</text:p>
          </table:table-cell>
          <table:table-cell office:value-type="float" office:value="23773.18" calcext:value-type="float">
            <text:p>23,773.18</text:p>
          </table:table-cell>
          <table:table-cell office:value-type="float" office:value="11765.61" calcext:value-type="float">
            <text:p>11,765.61</text:p>
          </table:table-cell>
          <table:table-cell table:formula="of:=[.E204]+[.F204]-[.G204]" office:value-type="float" office:value="18890.81" calcext:value-type="float">
            <text:p>18,890.81</text:p>
          </table:table-cell>
          <table:table-cell office:value-type="float" office:value="77208.46" calcext:value-type="float">
            <text:p>77208.4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ERLAS DEL PACIFICO PACIPER S A</text:p>
          </table:table-cell>
          <table:table-cell office:value-type="float" office:value="38513.77" calcext:value-type="float">
            <text:p>38,513.77</text:p>
          </table:table-cell>
          <table:table-cell office:value-type="float" office:value="207936.08" calcext:value-type="float">
            <text:p>207,936.08</text:p>
          </table:table-cell>
          <table:table-cell office:value-type="float" office:value="193306.83" calcext:value-type="float">
            <text:p>193,306.83</text:p>
          </table:table-cell>
          <table:table-cell office:value-type="float" office:value="53143.0199999999" calcext:value-type="float">
            <text:p>53,143.02</text:p>
          </table:table-cell>
          <table:table-cell office:value-type="float" office:value="68190.85" calcext:value-type="float">
            <text:p>68,190.85</text:p>
          </table:table-cell>
          <table:table-cell office:value-type="float" office:value="102033.35" calcext:value-type="float">
            <text:p>102,033.35</text:p>
          </table:table-cell>
          <table:table-cell table:formula="of:=[.E205]+[.F205]-[.G205]" office:value-type="float" office:value="19300.5199999999" calcext:value-type="float">
            <text:p>19,300.52</text:p>
          </table:table-cell>
          <table:table-cell office:value-type="float" office:value="682424.42" calcext:value-type="float">
            <text:p>682424.4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IMPORTADORA COMERCIAL LOOR S. A.</text:p>
          </table:table-cell>
          <table:table-cell office:value-type="float" office:value="0" calcext:value-type="float">
            <text:p>0.00</text:p>
          </table:table-cell>
          <table:table-cell office:value-type="float" office:value="57602.46" calcext:value-type="float">
            <text:p>57,602.46</text:p>
          </table:table-cell>
          <table:table-cell office:value-type="float" office:value="46458.08" calcext:value-type="float">
            <text:p>46,458.08</text:p>
          </table:table-cell>
          <table:table-cell office:value-type="float" office:value="11144.38" calcext:value-type="float">
            <text:p>11,144.38</text:p>
          </table:table-cell>
          <table:table-cell office:value-type="float" office:value="28628.97" calcext:value-type="float">
            <text:p>28,628.97</text:p>
          </table:table-cell>
          <table:table-cell office:value-type="float" office:value="19281.46" calcext:value-type="float">
            <text:p>19,281.46</text:p>
          </table:table-cell>
          <table:table-cell table:formula="of:=[.E206]+[.F206]-[.G206]" office:value-type="float" office:value="20491.89" calcext:value-type="float">
            <text:p>20,491.89</text:p>
          </table:table-cell>
          <table:table-cell office:value-type="float" office:value="183607.24" calcext:value-type="float">
            <text:p>183607.2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ULTIVO Y EXPORTACION ACUICOLA CEAEXPORT</text:p>
          </table:table-cell>
          <table:table-cell office:value-type="float" office:value="85621.46" calcext:value-type="float">
            <text:p>85,621.46</text:p>
          </table:table-cell>
          <table:table-cell office:value-type="float" office:value="168115.93" calcext:value-type="float">
            <text:p>168,115.93</text:p>
          </table:table-cell>
          <table:table-cell office:value-type="float" office:value="191158.89" calcext:value-type="float">
            <text:p>191,158.89</text:p>
          </table:table-cell>
          <table:table-cell office:value-type="float" office:value="62578.5000000001" calcext:value-type="float">
            <text:p>62,578.50</text:p>
          </table:table-cell>
          <table:table-cell office:value-type="float" office:value="243303.57" calcext:value-type="float">
            <text:p>243,303.57</text:p>
          </table:table-cell>
          <table:table-cell office:value-type="float" office:value="284166.66" calcext:value-type="float">
            <text:p>284,166.66</text:p>
          </table:table-cell>
          <table:table-cell table:formula="of:=[.E207]+[.F207]-[.G207]" office:value-type="float" office:value="21715.4100000001" calcext:value-type="float">
            <text:p>21,715.41</text:p>
          </table:table-cell>
          <table:table-cell office:value-type="float" office:value="1056660.42" calcext:value-type="float">
            <text:p>1056660.4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INDEUREC S.A.</text:p>
          </table:table-cell>
          <table:table-cell office:value-type="float" office:value="27893.31" calcext:value-type="float">
            <text:p>27,893.31</text:p>
          </table:table-cell>
          <table:table-cell office:value-type="float" office:value="136331.11" calcext:value-type="float">
            <text:p>136,331.11</text:p>
          </table:table-cell>
          <table:table-cell office:value-type="float" office:value="138341.48" calcext:value-type="float">
            <text:p>138,341.48</text:p>
          </table:table-cell>
          <table:table-cell office:value-type="float" office:value="25882.94" calcext:value-type="float">
            <text:p>25,882.94</text:p>
          </table:table-cell>
          <table:table-cell office:value-type="float" office:value="37075.15" calcext:value-type="float">
            <text:p>37,075.15</text:p>
          </table:table-cell>
          <table:table-cell office:value-type="float" office:value="41090.74" calcext:value-type="float">
            <text:p>41,090.74</text:p>
          </table:table-cell>
          <table:table-cell table:formula="of:=[.E208]+[.F208]-[.G208]" office:value-type="float" office:value="21867.35" calcext:value-type="float">
            <text:p>21,867.35</text:p>
          </table:table-cell>
          <table:table-cell office:value-type="float" office:value="428482.08" calcext:value-type="float">
            <text:p>428482.0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EMPACADORA DEL PACIFICO SOCIEDAD ANONIMA</text:p>
          </table:table-cell>
          <table:table-cell office:value-type="float" office:value="22847.82" calcext:value-type="float">
            <text:p>22,847.82</text:p>
          </table:table-cell>
          <table:table-cell office:value-type="float" office:value="175592.39" calcext:value-type="float">
            <text:p>175,592.39</text:p>
          </table:table-cell>
          <table:table-cell office:value-type="float" office:value="148322.41" calcext:value-type="float">
            <text:p>148,322.41</text:p>
          </table:table-cell>
          <table:table-cell office:value-type="float" office:value="50117.8" calcext:value-type="float">
            <text:p>50,117.80</text:p>
          </table:table-cell>
          <table:table-cell office:value-type="float" office:value="104525.98" calcext:value-type="float">
            <text:p>104,525.98</text:p>
          </table:table-cell>
          <table:table-cell office:value-type="float" office:value="132704.85" calcext:value-type="float">
            <text:p>132,704.85</text:p>
          </table:table-cell>
          <table:table-cell table:formula="of:=[.E209]+[.F209]-[.G209]" office:value-type="float" office:value="21938.93" calcext:value-type="float">
            <text:p>21,938.93</text:p>
          </table:table-cell>
          <table:table-cell office:value-type="float" office:value="656050.18" calcext:value-type="float">
            <text:p>656050.1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WORLDWIDE INVESTMENTS AND REPRESENTATION</text:p>
          </table:table-cell>
          <table:table-cell office:value-type="float" office:value="80797.44" calcext:value-type="float">
            <text:p>80,797.44</text:p>
          </table:table-cell>
          <table:table-cell office:value-type="float" office:value="316265.59" calcext:value-type="float">
            <text:p>316,265.59</text:p>
          </table:table-cell>
          <table:table-cell office:value-type="float" office:value="257998.5" calcext:value-type="float">
            <text:p>257,998.50</text:p>
          </table:table-cell>
          <table:table-cell office:value-type="float" office:value="139064.53" calcext:value-type="float">
            <text:p>139,064.53</text:p>
          </table:table-cell>
          <table:table-cell office:value-type="float" office:value="299709.05" calcext:value-type="float">
            <text:p>299,709.05</text:p>
          </table:table-cell>
          <table:table-cell office:value-type="float" office:value="416350.18" calcext:value-type="float">
            <text:p>416,350.18</text:p>
          </table:table-cell>
          <table:table-cell table:formula="of:=[.E210]+[.F210]-[.G210]" office:value-type="float" office:value="22423.4" calcext:value-type="float">
            <text:p>22,423.40</text:p>
          </table:table-cell>
          <table:table-cell office:value-type="float" office:value="1532608.69" calcext:value-type="float">
            <text:p>1532608.69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DULCES PASTELES Y TORTAS RADU S A</text:p>
          </table:table-cell>
          <table:table-cell office:value-type="float" office:value="3168.7" calcext:value-type="float">
            <text:p>3,168.70</text:p>
          </table:table-cell>
          <table:table-cell office:value-type="float" office:value="20976.71" calcext:value-type="float">
            <text:p>20,976.71</text:p>
          </table:table-cell>
          <table:table-cell office:value-type="float" office:value="8289.73" calcext:value-type="float">
            <text:p>8,289.73</text:p>
          </table:table-cell>
          <table:table-cell office:value-type="float" office:value="15855.68" calcext:value-type="float">
            <text:p>15,855.68</text:p>
          </table:table-cell>
          <table:table-cell office:value-type="float" office:value="20710.7" calcext:value-type="float">
            <text:p>20,710.70</text:p>
          </table:table-cell>
          <table:table-cell office:value-type="float" office:value="14045.47" calcext:value-type="float">
            <text:p>14,045.47</text:p>
          </table:table-cell>
          <table:table-cell table:formula="of:=[.E211]+[.F211]-[.G211]" office:value-type="float" office:value="22520.91" calcext:value-type="float">
            <text:p>22,520.91</text:p>
          </table:table-cell>
          <table:table-cell office:value-type="float" office:value="105567.9" calcext:value-type="float">
            <text:p>105567.9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OMPAÑIA EMPACADORA DUFER CIA. LTDA.</text:p>
          </table:table-cell>
          <table:table-cell office:value-type="float" office:value="1945.35" calcext:value-type="float">
            <text:p>1,945.35</text:p>
          </table:table-cell>
          <table:table-cell office:value-type="float" office:value="23540.16" calcext:value-type="float">
            <text:p>23,540.16</text:p>
          </table:table-cell>
          <table:table-cell office:value-type="float" office:value="25485.51" calcext:value-type="float">
            <text:p>25,485.51</text:p>
          </table:table-cell>
          <table:table-cell office:value-type="float" office:value="0" calcext:value-type="float">
            <text:p>0.00</text:p>
          </table:table-cell>
          <table:table-cell office:value-type="float" office:value="44424.7" calcext:value-type="float">
            <text:p>44,424.70</text:p>
          </table:table-cell>
          <table:table-cell office:value-type="float" office:value="19787.14" calcext:value-type="float">
            <text:p>19,787.14</text:p>
          </table:table-cell>
          <table:table-cell table:formula="of:=[.E212]+[.F212]-[.G212]" office:value-type="float" office:value="24637.56" calcext:value-type="float">
            <text:p>24,637.56</text:p>
          </table:table-cell>
          <table:table-cell office:value-type="float" office:value="139820.42" calcext:value-type="float">
            <text:p>139820.4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ROCESADORA DEL RIO S.A. PRORIOSA</text:p>
          </table:table-cell>
          <table:table-cell office:value-type="float" office:value="8667.5" calcext:value-type="float">
            <text:p>8,667.50</text:p>
          </table:table-cell>
          <table:table-cell office:value-type="float" office:value="309147.2" calcext:value-type="float">
            <text:p>309,147.20</text:p>
          </table:table-cell>
          <table:table-cell office:value-type="float" office:value="244452.53" calcext:value-type="float">
            <text:p>244,452.53</text:p>
          </table:table-cell>
          <table:table-cell office:value-type="float" office:value="73362.17" calcext:value-type="float">
            <text:p>73,362.17</text:p>
          </table:table-cell>
          <table:table-cell office:value-type="float" office:value="153311.44" calcext:value-type="float">
            <text:p>153,311.44</text:p>
          </table:table-cell>
          <table:table-cell office:value-type="float" office:value="200146.11" calcext:value-type="float">
            <text:p>200,146.11</text:p>
          </table:table-cell>
          <table:table-cell table:formula="of:=[.E213]+[.F213]-[.G213]" office:value-type="float" office:value="26527.5000000001" calcext:value-type="float">
            <text:p>26,527.50</text:p>
          </table:table-cell>
          <table:table-cell office:value-type="float" office:value="1015614.45" calcext:value-type="float">
            <text:p>1015614.45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SUMESA S A</text:p>
          </table:table-cell>
          <table:table-cell office:value-type="float" office:value="12497.68" calcext:value-type="float">
            <text:p>12,497.68</text:p>
          </table:table-cell>
          <table:table-cell office:value-type="float" office:value="42645.07" calcext:value-type="float">
            <text:p>42,645.07</text:p>
          </table:table-cell>
          <table:table-cell office:value-type="float" office:value="23620.92" calcext:value-type="float">
            <text:p>23,620.92</text:p>
          </table:table-cell>
          <table:table-cell office:value-type="float" office:value="31521.83" calcext:value-type="float">
            <text:p>31,521.83</text:p>
          </table:table-cell>
          <table:table-cell office:value-type="float" office:value="17073.11" calcext:value-type="float">
            <text:p>17,073.11</text:p>
          </table:table-cell>
          <table:table-cell office:value-type="float" office:value="20956.71" calcext:value-type="float">
            <text:p>20,956.71</text:p>
          </table:table-cell>
          <table:table-cell table:formula="of:=[.E214]+[.F214]-[.G214]" office:value-type="float" office:value="27638.23" calcext:value-type="float">
            <text:p>27,638.23</text:p>
          </table:table-cell>
          <table:table-cell office:value-type="float" office:value="175953.55" calcext:value-type="float">
            <text:p>175953.55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EXPOTUNA S A</text:p>
          </table:table-cell>
          <table:table-cell office:value-type="float" office:value="22607.27" calcext:value-type="float">
            <text:p>22,607.27</text:p>
          </table:table-cell>
          <table:table-cell office:value-type="float" office:value="228471.84" calcext:value-type="float">
            <text:p>228,471.84</text:p>
          </table:table-cell>
          <table:table-cell office:value-type="float" office:value="129471.93" calcext:value-type="float">
            <text:p>129,471.93</text:p>
          </table:table-cell>
          <table:table-cell office:value-type="float" office:value="121607.18" calcext:value-type="float">
            <text:p>121,607.18</text:p>
          </table:table-cell>
          <table:table-cell office:value-type="float" office:value="139500.65" calcext:value-type="float">
            <text:p>139,500.65</text:p>
          </table:table-cell>
          <table:table-cell office:value-type="float" office:value="233171.26" calcext:value-type="float">
            <text:p>233,171.26</text:p>
          </table:table-cell>
          <table:table-cell table:formula="of:=[.E215]+[.F215]-[.G215]" office:value-type="float" office:value="27936.5699999999" calcext:value-type="float">
            <text:p>27,936.57</text:p>
          </table:table-cell>
          <table:table-cell office:value-type="float" office:value="902766.7" calcext:value-type="float">
            <text:p>902766.7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FRIGOLANDIA S.A.</text:p>
          </table:table-cell>
          <table:table-cell office:value-type="float" office:value="26266.34" calcext:value-type="float">
            <text:p>26,266.34</text:p>
          </table:table-cell>
          <table:table-cell office:value-type="float" office:value="564983.43" calcext:value-type="float">
            <text:p>564,983.43</text:p>
          </table:table-cell>
          <table:table-cell office:value-type="float" office:value="430638.63" calcext:value-type="float">
            <text:p>430,638.63</text:p>
          </table:table-cell>
          <table:table-cell office:value-type="float" office:value="160611.14" calcext:value-type="float">
            <text:p>160,611.14</text:p>
          </table:table-cell>
          <table:table-cell office:value-type="float" office:value="186112.05" calcext:value-type="float">
            <text:p>186,112.05</text:p>
          </table:table-cell>
          <table:table-cell office:value-type="float" office:value="318042.25" calcext:value-type="float">
            <text:p>318,042.25</text:p>
          </table:table-cell>
          <table:table-cell table:formula="of:=[.E216]+[.F216]-[.G216]" office:value-type="float" office:value="28680.9399999998" calcext:value-type="float">
            <text:p>28,680.94</text:p>
          </table:table-cell>
          <table:table-cell office:value-type="float" office:value="1715334.78" calcext:value-type="float">
            <text:p>1715334.7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LABORATORIO VIDA LABOVIDA S.A.</text:p>
          </table:table-cell>
          <table:table-cell office:value-type="float" office:value="122" calcext:value-type="float">
            <text:p>122.00</text:p>
          </table:table-cell>
          <table:table-cell office:value-type="float" office:value="7454.43" calcext:value-type="float">
            <text:p>7,454.43</text:p>
          </table:table-cell>
          <table:table-cell office:value-type="float" office:value="130.46" calcext:value-type="float">
            <text:p>130.46</text:p>
          </table:table-cell>
          <table:table-cell table:formula="of:=[.B217]+[.C217]-[.D217]" office:value-type="float" office:value="7445.97" calcext:value-type="float">
            <text:p>7,445.97</text:p>
          </table:table-cell>
          <table:table-cell office:value-type="float" office:value="29970.86" calcext:value-type="float">
            <text:p>29,970.86</text:p>
          </table:table-cell>
          <table:table-cell office:value-type="float" office:value="7848.49" calcext:value-type="float">
            <text:p>7,848.49</text:p>
          </table:table-cell>
          <table:table-cell table:formula="of:=[.E217]+[.F217]-[.G217]" office:value-type="float" office:value="29568.34" calcext:value-type="float">
            <text:p>29,568.34</text:p>
          </table:table-cell>
          <table:table-cell office:value-type="float" office:value="82540.55" calcext:value-type="float">
            <text:p>82540.55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ZAMBRITISA S.A.</text:p>
          </table:table-cell>
          <table:table-cell office:value-type="float" office:value="14211.73" calcext:value-type="float">
            <text:p>14,211.73</text:p>
          </table:table-cell>
          <table:table-cell office:value-type="float" office:value="17601.25" calcext:value-type="float">
            <text:p>17,601.25</text:p>
          </table:table-cell>
          <table:table-cell office:value-type="float" office:value="22177.6" calcext:value-type="float">
            <text:p>22,177.60</text:p>
          </table:table-cell>
          <table:table-cell office:value-type="float" office:value="9635.38" calcext:value-type="float">
            <text:p>9,635.38</text:p>
          </table:table-cell>
          <table:table-cell office:value-type="float" office:value="43828.86" calcext:value-type="float">
            <text:p>43,828.86</text:p>
          </table:table-cell>
          <table:table-cell office:value-type="float" office:value="23707.07" calcext:value-type="float">
            <text:p>23,707.07</text:p>
          </table:table-cell>
          <table:table-cell table:formula="of:=[.E218]+[.F218]-[.G218]" office:value-type="float" office:value="29757.17" calcext:value-type="float">
            <text:p>29,757.17</text:p>
          </table:table-cell>
          <table:table-cell office:value-type="float" office:value="160919.06" calcext:value-type="float">
            <text:p>160919.0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FUNDACION BENEFICA ACCION SOLIDARIA</text:p>
          </table:table-cell>
          <table:table-cell office:value-type="float" office:value="30814.77" calcext:value-type="float">
            <text:p>30,814.7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0814.77" calcext:value-type="float">
            <text:p>30,814.77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219]+[.F219]-[.G219]" office:value-type="float" office:value="30814.77" calcext:value-type="float">
            <text:p>30,814.77</text:p>
          </table:table-cell>
          <table:table-cell office:value-type="float" office:value="92444.31" calcext:value-type="float">
            <text:p>92444.31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LURIALIMENT S A</text:p>
          </table:table-cell>
          <table:table-cell office:value-type="float" office:value="37852.68" calcext:value-type="float">
            <text:p>37,852.68</text:p>
          </table:table-cell>
          <table:table-cell office:value-type="float" office:value="0" calcext:value-type="float">
            <text:p>0.00</text:p>
          </table:table-cell>
          <table:table-cell office:value-type="float" office:value="4500" calcext:value-type="float">
            <text:p>4,500.00</text:p>
          </table:table-cell>
          <table:table-cell office:value-type="float" office:value="33352.68" calcext:value-type="float">
            <text:p>33,352.68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E220]+[.F220]-[.G220]" office:value-type="float" office:value="33352.68" calcext:value-type="float">
            <text:p>33,352.68</text:p>
          </table:table-cell>
          <table:table-cell office:value-type="float" office:value="109058.04" calcext:value-type="float">
            <text:p>109058.0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OFIMAR <text:s/>S.A.</text:p>
          </table:table-cell>
          <table:table-cell office:value-type="float" office:value="37921.44" calcext:value-type="float">
            <text:p>37,921.44</text:p>
          </table:table-cell>
          <table:table-cell office:value-type="float" office:value="60243.61" calcext:value-type="float">
            <text:p>60,243.61</text:p>
          </table:table-cell>
          <table:table-cell office:value-type="float" office:value="38759.02" calcext:value-type="float">
            <text:p>38,759.02</text:p>
          </table:table-cell>
          <table:table-cell office:value-type="float" office:value="59406.03" calcext:value-type="float">
            <text:p>59,406.03</text:p>
          </table:table-cell>
          <table:table-cell office:value-type="float" office:value="241391.18" calcext:value-type="float">
            <text:p>241,391.18</text:p>
          </table:table-cell>
          <table:table-cell office:value-type="float" office:value="262276.63" calcext:value-type="float">
            <text:p>262,276.63</text:p>
          </table:table-cell>
          <table:table-cell table:formula="of:=[.E221]+[.F221]-[.G221]" office:value-type="float" office:value="38520.5800000001" calcext:value-type="float">
            <text:p>38,520.58</text:p>
          </table:table-cell>
          <table:table-cell office:value-type="float" office:value="738518.49" calcext:value-type="float">
            <text:p>738518.49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ACFISH <text:s/>S.A.</text:p>
          </table:table-cell>
          <table:table-cell office:value-type="float" office:value="26787.59" calcext:value-type="float">
            <text:p>26,787.59</text:p>
          </table:table-cell>
          <table:table-cell office:value-type="float" office:value="115180.53" calcext:value-type="float">
            <text:p>115,180.53</text:p>
          </table:table-cell>
          <table:table-cell office:value-type="float" office:value="113040.57" calcext:value-type="float">
            <text:p>113,040.57</text:p>
          </table:table-cell>
          <table:table-cell office:value-type="float" office:value="28927.5499999999" calcext:value-type="float">
            <text:p>28,927.55</text:p>
          </table:table-cell>
          <table:table-cell office:value-type="float" office:value="86619.23" calcext:value-type="float">
            <text:p>86,619.23</text:p>
          </table:table-cell>
          <table:table-cell office:value-type="float" office:value="73374.35" calcext:value-type="float">
            <text:p>73,374.35</text:p>
          </table:table-cell>
          <table:table-cell table:formula="of:=[.E222]+[.F222]-[.G222]" office:value-type="float" office:value="42172.4299999999" calcext:value-type="float">
            <text:p>42,172.43</text:p>
          </table:table-cell>
          <table:table-cell office:value-type="float" office:value="486102.25" calcext:value-type="float">
            <text:p>486102.25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ROCESADORA DE MARISCOS DE EL ORO PROMAO</text:p>
          </table:table-cell>
          <table:table-cell office:value-type="float" office:value="59995.91" calcext:value-type="float">
            <text:p>59,995.91</text:p>
          </table:table-cell>
          <table:table-cell office:value-type="float" office:value="100387.37" calcext:value-type="float">
            <text:p>100,387.37</text:p>
          </table:table-cell>
          <table:table-cell office:value-type="float" office:value="133021" calcext:value-type="float">
            <text:p>133,021.00</text:p>
          </table:table-cell>
          <table:table-cell office:value-type="float" office:value="27362.28" calcext:value-type="float">
            <text:p>27,362.28</text:p>
          </table:table-cell>
          <table:table-cell office:value-type="float" office:value="92239.78" calcext:value-type="float">
            <text:p>92,239.78</text:p>
          </table:table-cell>
          <table:table-cell office:value-type="float" office:value="75878.47" calcext:value-type="float">
            <text:p>75,878.47</text:p>
          </table:table-cell>
          <table:table-cell table:formula="of:=[.E223]+[.F223]-[.G223]" office:value-type="float" office:value="43723.59" calcext:value-type="float">
            <text:p>43,723.59</text:p>
          </table:table-cell>
          <table:table-cell office:value-type="float" office:value="532608.4" calcext:value-type="float">
            <text:p>532608.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DONUT HOUSE S A</text:p>
          </table:table-cell>
          <table:table-cell office:value-type="float" office:value="41196.96" calcext:value-type="float">
            <text:p>41,196.96</text:p>
          </table:table-cell>
          <table:table-cell office:value-type="float" office:value="84259.36" calcext:value-type="float">
            <text:p>84,259.36</text:p>
          </table:table-cell>
          <table:table-cell office:value-type="float" office:value="82102.26" calcext:value-type="float">
            <text:p>82,102.26</text:p>
          </table:table-cell>
          <table:table-cell office:value-type="float" office:value="43354.06" calcext:value-type="float">
            <text:p>43,354.06</text:p>
          </table:table-cell>
          <table:table-cell office:value-type="float" office:value="28728.07" calcext:value-type="float">
            <text:p>28,728.07</text:p>
          </table:table-cell>
          <table:table-cell office:value-type="float" office:value="28310.19" calcext:value-type="float">
            <text:p>28,310.19</text:p>
          </table:table-cell>
          <table:table-cell table:formula="of:=[.E224]+[.F224]-[.G224]" office:value-type="float" office:value="43771.94" calcext:value-type="float">
            <text:p>43,771.94</text:p>
          </table:table-cell>
          <table:table-cell office:value-type="float" office:value="351722.84" calcext:value-type="float">
            <text:p>351722.8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NATLUK S.A.</text:p>
          </table:table-cell>
          <table:table-cell office:value-type="float" office:value="12041.31" calcext:value-type="float">
            <text:p>12,041.31</text:p>
          </table:table-cell>
          <table:table-cell office:value-type="float" office:value="52055.63" calcext:value-type="float">
            <text:p>52,055.63</text:p>
          </table:table-cell>
          <table:table-cell office:value-type="float" office:value="41197.52" calcext:value-type="float">
            <text:p>41,197.52</text:p>
          </table:table-cell>
          <table:table-cell office:value-type="float" office:value="22899.42" calcext:value-type="float">
            <text:p>22,899.42</text:p>
          </table:table-cell>
          <table:table-cell office:value-type="float" office:value="68362.35" calcext:value-type="float">
            <text:p>68,362.35</text:p>
          </table:table-cell>
          <table:table-cell office:value-type="float" office:value="47450.16" calcext:value-type="float">
            <text:p>47,450.16</text:p>
          </table:table-cell>
          <table:table-cell table:formula="of:=[.E225]+[.F225]-[.G225]" office:value-type="float" office:value="43811.61" calcext:value-type="float">
            <text:p>43,811.61</text:p>
          </table:table-cell>
          <table:table-cell office:value-type="float" office:value="287818" calcext:value-type="float">
            <text:p>28781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EXPORTADORA TOTAL SEAFOOD TOTALSEAFOOD S</text:p>
          </table:table-cell>
          <table:table-cell office:value-type="float" office:value="40751.34" calcext:value-type="float">
            <text:p>40,751.34</text:p>
          </table:table-cell>
          <table:table-cell office:value-type="float" office:value="519363.72" calcext:value-type="float">
            <text:p>519,363.72</text:p>
          </table:table-cell>
          <table:table-cell office:value-type="float" office:value="438930.76" calcext:value-type="float">
            <text:p>438,930.76</text:p>
          </table:table-cell>
          <table:table-cell office:value-type="float" office:value="121184.3" calcext:value-type="float">
            <text:p>121,184.30</text:p>
          </table:table-cell>
          <table:table-cell office:value-type="float" office:value="861115.96" calcext:value-type="float">
            <text:p>861,115.96</text:p>
          </table:table-cell>
          <table:table-cell office:value-type="float" office:value="933051.31" calcext:value-type="float">
            <text:p>933,051.31</text:p>
          </table:table-cell>
          <table:table-cell table:formula="of:=[.E226]+[.F226]-[.G226]" office:value-type="float" office:value="49248.9499999998" calcext:value-type="float">
            <text:p>49,248.95</text:p>
          </table:table-cell>
          <table:table-cell office:value-type="float" office:value="2963646.34" calcext:value-type="float">
            <text:p>2963646.3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MARISCOS DEL ECUADOR MARECUADOR CIA. LTD</text:p>
          </table:table-cell>
          <table:table-cell office:value-type="float" office:value="15086.53" calcext:value-type="float">
            <text:p>15,086.53</text:p>
          </table:table-cell>
          <table:table-cell office:value-type="float" office:value="295470.3" calcext:value-type="float">
            <text:p>295,470.30</text:p>
          </table:table-cell>
          <table:table-cell office:value-type="float" office:value="218525.38" calcext:value-type="float">
            <text:p>218,525.38</text:p>
          </table:table-cell>
          <table:table-cell office:value-type="float" office:value="92031.4500000001" calcext:value-type="float">
            <text:p>92,031.45</text:p>
          </table:table-cell>
          <table:table-cell office:value-type="float" office:value="127150.01" calcext:value-type="float">
            <text:p>127,150.01</text:p>
          </table:table-cell>
          <table:table-cell office:value-type="float" office:value="157363.6" calcext:value-type="float">
            <text:p>157,363.60</text:p>
          </table:table-cell>
          <table:table-cell table:formula="of:=[.E227]+[.F227]-[.G227]" office:value-type="float" office:value="61817.8600000001" calcext:value-type="float">
            <text:p>61,817.86</text:p>
          </table:table-cell>
          <table:table-cell office:value-type="float" office:value="967445.13" calcext:value-type="float">
            <text:p>967445.13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ROEXPO PROCESADORA Y EXPORTADORA DE MAR</text:p>
          </table:table-cell>
          <table:table-cell office:value-type="float" office:value="56554.54" calcext:value-type="float">
            <text:p>56,554.54</text:p>
          </table:table-cell>
          <table:table-cell office:value-type="float" office:value="395512.55" calcext:value-type="float">
            <text:p>395,512.55</text:p>
          </table:table-cell>
          <table:table-cell office:value-type="float" office:value="192341.18" calcext:value-type="float">
            <text:p>192,341.18</text:p>
          </table:table-cell>
          <table:table-cell office:value-type="float" office:value="259725.91" calcext:value-type="float">
            <text:p>259,725.91</text:p>
          </table:table-cell>
          <table:table-cell office:value-type="float" office:value="260053.6" calcext:value-type="float">
            <text:p>260,053.60</text:p>
          </table:table-cell>
          <table:table-cell office:value-type="float" office:value="453244.33" calcext:value-type="float">
            <text:p>453,244.33</text:p>
          </table:table-cell>
          <table:table-cell table:formula="of:=[.E228]+[.F228]-[.G228]" office:value-type="float" office:value="66535.1799999999" calcext:value-type="float">
            <text:p>66,535.18</text:p>
          </table:table-cell>
          <table:table-cell office:value-type="float" office:value="1683967.29" calcext:value-type="float">
            <text:p>1683967.29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FRIGOPESCA C.A.</text:p>
          </table:table-cell>
          <table:table-cell office:value-type="float" office:value="54597.57" calcext:value-type="float">
            <text:p>54,597.57</text:p>
          </table:table-cell>
          <table:table-cell office:value-type="float" office:value="235777.06" calcext:value-type="float">
            <text:p>235,777.06</text:p>
          </table:table-cell>
          <table:table-cell office:value-type="float" office:value="232228.21" calcext:value-type="float">
            <text:p>232,228.21</text:p>
          </table:table-cell>
          <table:table-cell office:value-type="float" office:value="58146.42" calcext:value-type="float">
            <text:p>58,146.42</text:p>
          </table:table-cell>
          <table:table-cell office:value-type="float" office:value="216764.7" calcext:value-type="float">
            <text:p>216,764.70</text:p>
          </table:table-cell>
          <table:table-cell office:value-type="float" office:value="201309.98" calcext:value-type="float">
            <text:p>201,309.98</text:p>
          </table:table-cell>
          <table:table-cell table:formula="of:=[.E229]+[.F229]-[.G229]" office:value-type="float" office:value="73601.14" calcext:value-type="float">
            <text:p>73,601.14</text:p>
          </table:table-cell>
          <table:table-cell office:value-type="float" office:value="1072425.08" calcext:value-type="float">
            <text:p>1072425.08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MARBELIZE S.A.</text:p>
          </table:table-cell>
          <table:table-cell office:value-type="float" office:value="19915.17" calcext:value-type="float">
            <text:p>19,915.17</text:p>
          </table:table-cell>
          <table:table-cell office:value-type="float" office:value="249856.53" calcext:value-type="float">
            <text:p>249,856.53</text:p>
          </table:table-cell>
          <table:table-cell office:value-type="float" office:value="213146.5" calcext:value-type="float">
            <text:p>213,146.50</text:p>
          </table:table-cell>
          <table:table-cell office:value-type="float" office:value="56625.2" calcext:value-type="float">
            <text:p>56,625.20</text:p>
          </table:table-cell>
          <table:table-cell office:value-type="float" office:value="89735.17" calcext:value-type="float">
            <text:p>89,735.17</text:p>
          </table:table-cell>
          <table:table-cell office:value-type="float" office:value="65836.61" calcext:value-type="float">
            <text:p>65,836.61</text:p>
          </table:table-cell>
          <table:table-cell table:formula="of:=[.E230]+[.F230]-[.G230]" office:value-type="float" office:value="80523.76" calcext:value-type="float">
            <text:p>80,523.76</text:p>
          </table:table-cell>
          <table:table-cell office:value-type="float" office:value="775638.94" calcext:value-type="float">
            <text:p>775638.94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EXPORTQUILSA &amp; PRODUCTORES ASOCIADOS S.A</text:p>
          </table:table-cell>
          <table:table-cell office:value-type="float" office:value="0" calcext:value-type="float">
            <text:p>0.00</text:p>
          </table:table-cell>
          <table:table-cell office:value-type="float" office:value="150101.66" calcext:value-type="float">
            <text:p>150,101.66</text:p>
          </table:table-cell>
          <table:table-cell office:value-type="float" office:value="32872.73" calcext:value-type="float">
            <text:p>32,872.73</text:p>
          </table:table-cell>
          <table:table-cell office:value-type="float" office:value="117228.93" calcext:value-type="float">
            <text:p>117,228.93</text:p>
          </table:table-cell>
          <table:table-cell office:value-type="float" office:value="219003.6" calcext:value-type="float">
            <text:p>219,003.60</text:p>
          </table:table-cell>
          <table:table-cell office:value-type="float" office:value="249156.02" calcext:value-type="float">
            <text:p>249,156.02</text:p>
          </table:table-cell>
          <table:table-cell table:formula="of:=[.E231]+[.F231]-[.G231]" office:value-type="float" office:value="87076.5100000001" calcext:value-type="float">
            <text:p>87,076.51</text:p>
          </table:table-cell>
          <table:table-cell office:value-type="float" office:value="855439.45" calcext:value-type="float">
            <text:p>855439.45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OPERADORA Y PROCESADORA DE PRODUCTOS MAR</text:p>
          </table:table-cell>
          <table:table-cell office:value-type="float" office:value="372774.13" calcext:value-type="float">
            <text:p>372,774.13</text:p>
          </table:table-cell>
          <table:table-cell office:value-type="float" office:value="1335899.93" calcext:value-type="float">
            <text:p>1,335,899.93</text:p>
          </table:table-cell>
          <table:table-cell office:value-type="float" office:value="1510597.71" calcext:value-type="float">
            <text:p>1,510,597.71</text:p>
          </table:table-cell>
          <table:table-cell office:value-type="float" office:value="198076.35" calcext:value-type="float">
            <text:p>198,076.35</text:p>
          </table:table-cell>
          <table:table-cell office:value-type="float" office:value="1128331.08" calcext:value-type="float">
            <text:p>1,128,331.08</text:p>
          </table:table-cell>
          <table:table-cell office:value-type="float" office:value="1231636.46" calcext:value-type="float">
            <text:p>1,231,636.46</text:p>
          </table:table-cell>
          <table:table-cell table:formula="of:=[.E232]+[.F232]-[.G232]" office:value-type="float" office:value="94770.9700000002" calcext:value-type="float">
            <text:p>94,770.97</text:p>
          </table:table-cell>
          <table:table-cell office:value-type="float" office:value="5872086.63" calcext:value-type="float">
            <text:p>5872086.63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ROCESADORA Y EXPORTADORA DE CAMARON PRO</text:p>
          </table:table-cell>
          <table:table-cell office:value-type="float" office:value="136217.15" calcext:value-type="float">
            <text:p>136,217.15</text:p>
          </table:table-cell>
          <table:table-cell office:value-type="float" office:value="503827.31" calcext:value-type="float">
            <text:p>503,827.31</text:p>
          </table:table-cell>
          <table:table-cell office:value-type="float" office:value="491505.68" calcext:value-type="float">
            <text:p>491,505.68</text:p>
          </table:table-cell>
          <table:table-cell office:value-type="float" office:value="148538.78" calcext:value-type="float">
            <text:p>148,538.78</text:p>
          </table:table-cell>
          <table:table-cell office:value-type="float" office:value="237411.11" calcext:value-type="float">
            <text:p>237,411.11</text:p>
          </table:table-cell>
          <table:table-cell office:value-type="float" office:value="286280.65" calcext:value-type="float">
            <text:p>286,280.65</text:p>
          </table:table-cell>
          <table:table-cell table:formula="of:=[.E233]+[.F233]-[.G233]" office:value-type="float" office:value="99669.2399999998" calcext:value-type="float">
            <text:p>99,669.24</text:p>
          </table:table-cell>
          <table:table-cell office:value-type="float" office:value="1903449.92" calcext:value-type="float">
            <text:p>1903449.9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EMPACADORA CRUSTAMAR S.A. EMPACRUSA</text:p>
          </table:table-cell>
          <table:table-cell office:value-type="float" office:value="14076.57" calcext:value-type="float">
            <text:p>14,076.57</text:p>
          </table:table-cell>
          <table:table-cell office:value-type="float" office:value="242257.97" calcext:value-type="float">
            <text:p>242,257.97</text:p>
          </table:table-cell>
          <table:table-cell office:value-type="float" office:value="198450.1" calcext:value-type="float">
            <text:p>198,450.10</text:p>
          </table:table-cell>
          <table:table-cell office:value-type="float" office:value="57884.44" calcext:value-type="float">
            <text:p>57,884.44</text:p>
          </table:table-cell>
          <table:table-cell office:value-type="float" office:value="127273.6" calcext:value-type="float">
            <text:p>127,273.60</text:p>
          </table:table-cell>
          <table:table-cell office:value-type="float" office:value="83191.69" calcext:value-type="float">
            <text:p>83,191.69</text:p>
          </table:table-cell>
          <table:table-cell table:formula="of:=[.E234]+[.F234]-[.G234]" office:value-type="float" office:value="101966.35" calcext:value-type="float">
            <text:p>101,966.35</text:p>
          </table:table-cell>
          <table:table-cell office:value-type="float" office:value="825100.72" calcext:value-type="float">
            <text:p>825100.7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RODUCTOS PERECIBLES <text:s/>Y MARISCOS PROPEMA</text:p>
          </table:table-cell>
          <table:table-cell office:value-type="float" office:value="110546.4" calcext:value-type="float">
            <text:p>110,546.40</text:p>
          </table:table-cell>
          <table:table-cell office:value-type="float" office:value="741489.6" calcext:value-type="float">
            <text:p>741,489.60</text:p>
          </table:table-cell>
          <table:table-cell office:value-type="float" office:value="570234.72" calcext:value-type="float">
            <text:p>570,234.72</text:p>
          </table:table-cell>
          <table:table-cell office:value-type="float" office:value="281801.28" calcext:value-type="float">
            <text:p>281,801.28</text:p>
          </table:table-cell>
          <table:table-cell office:value-type="float" office:value="181817.29" calcext:value-type="float">
            <text:p>181,817.29</text:p>
          </table:table-cell>
          <table:table-cell office:value-type="float" office:value="354488.71" calcext:value-type="float">
            <text:p>354,488.71</text:p>
          </table:table-cell>
          <table:table-cell table:formula="of:=[.E235]+[.F235]-[.G235]" office:value-type="float" office:value="109129.86" calcext:value-type="float">
            <text:p>109,129.86</text:p>
          </table:table-cell>
          <table:table-cell office:value-type="float" office:value="2349507.86" calcext:value-type="float">
            <text:p>2349507.86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EXPALSA EXPORTADORA DE ALIMENTOS S.A.</text:p>
          </table:table-cell>
          <table:table-cell office:value-type="float" office:value="203965.03" calcext:value-type="float">
            <text:p>203,965.03</text:p>
          </table:table-cell>
          <table:table-cell office:value-type="float" office:value="2756038.9" calcext:value-type="float">
            <text:p>2,756,038.90</text:p>
          </table:table-cell>
          <table:table-cell office:value-type="float" office:value="2556156.78" calcext:value-type="float">
            <text:p>2,556,156.78</text:p>
          </table:table-cell>
          <table:table-cell office:value-type="float" office:value="403847.15" calcext:value-type="float">
            <text:p>403,847.15</text:p>
          </table:table-cell>
          <table:table-cell office:value-type="float" office:value="551423.02" calcext:value-type="float">
            <text:p>551,423.02</text:p>
          </table:table-cell>
          <table:table-cell office:value-type="float" office:value="770946.15" calcext:value-type="float">
            <text:p>770,946.15</text:p>
          </table:table-cell>
          <table:table-cell table:formula="of:=[.E236]+[.F236]-[.G236]" office:value-type="float" office:value="184324.02" calcext:value-type="float">
            <text:p>184,324.02</text:p>
          </table:table-cell>
          <table:table-cell office:value-type="float" office:value="7426701.05" calcext:value-type="float">
            <text:p>7426701.05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SOLUBLES INSTANTANEOS C.A.</text:p>
          </table:table-cell>
          <table:table-cell office:value-type="float" office:value="95005.95" calcext:value-type="float">
            <text:p>95,005.95</text:p>
          </table:table-cell>
          <table:table-cell office:value-type="float" office:value="394661.61" calcext:value-type="float">
            <text:p>394,661.61</text:p>
          </table:table-cell>
          <table:table-cell office:value-type="float" office:value="313267.14" calcext:value-type="float">
            <text:p>313,267.14</text:p>
          </table:table-cell>
          <table:table-cell office:value-type="float" office:value="176400.42" calcext:value-type="float">
            <text:p>176,400.42</text:p>
          </table:table-cell>
          <table:table-cell office:value-type="float" office:value="201877.79" calcext:value-type="float">
            <text:p>201,877.79</text:p>
          </table:table-cell>
          <table:table-cell office:value-type="float" office:value="126626.97" calcext:value-type="float">
            <text:p>126,626.97</text:p>
          </table:table-cell>
          <table:table-cell table:formula="of:=[.E237]+[.F237]-[.G237]" office:value-type="float" office:value="251651.24" calcext:value-type="float">
            <text:p>251,651.24</text:p>
          </table:table-cell>
          <table:table-cell office:value-type="float" office:value="1559491.12" calcext:value-type="float">
            <text:p>1559491.1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MARINASOL S A</text:p>
          </table:table-cell>
          <table:table-cell office:value-type="float" office:value="390893.43" calcext:value-type="float">
            <text:p>390,893.43</text:p>
          </table:table-cell>
          <table:table-cell office:value-type="float" office:value="1636082.57" calcext:value-type="float">
            <text:p>1,636,082.57</text:p>
          </table:table-cell>
          <table:table-cell office:value-type="float" office:value="1546029.84" calcext:value-type="float">
            <text:p>1,546,029.84</text:p>
          </table:table-cell>
          <table:table-cell office:value-type="float" office:value="480946.16" calcext:value-type="float">
            <text:p>480,946.16</text:p>
          </table:table-cell>
          <table:table-cell office:value-type="float" office:value="742032.68" calcext:value-type="float">
            <text:p>742,032.68</text:p>
          </table:table-cell>
          <table:table-cell office:value-type="float" office:value="855144.8" calcext:value-type="float">
            <text:p>855,144.80</text:p>
          </table:table-cell>
          <table:table-cell table:formula="of:=[.E238]+[.F238]-[.G238]" office:value-type="float" office:value="367834.04" calcext:value-type="float">
            <text:p>367,834.04</text:p>
          </table:table-cell>
          <table:table-cell office:value-type="float" office:value="6018963.52" calcext:value-type="float">
            <text:p>6018963.52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INDUSTRIAL PESQUERA SANTA PRISCILA S.A.</text:p>
          </table:table-cell>
          <table:table-cell office:value-type="float" office:value="322103.81" calcext:value-type="float">
            <text:p>322,103.81</text:p>
          </table:table-cell>
          <table:table-cell office:value-type="float" office:value="1788419.31" calcext:value-type="float">
            <text:p>1,788,419.31</text:p>
          </table:table-cell>
          <table:table-cell office:value-type="float" office:value="990612.490000001" calcext:value-type="float">
            <text:p>990,612.49</text:p>
          </table:table-cell>
          <table:table-cell office:value-type="float" office:value="1119910.63" calcext:value-type="float">
            <text:p>1,119,910.63</text:p>
          </table:table-cell>
          <table:table-cell office:value-type="float" office:value="1592588.63" calcext:value-type="float">
            <text:p>1,592,588.63</text:p>
          </table:table-cell>
          <table:table-cell office:value-type="float" office:value="2330571.64" calcext:value-type="float">
            <text:p>2,330,571.64</text:p>
          </table:table-cell>
          <table:table-cell table:formula="of:=[.E239]+[.F239]-[.G239]" office:value-type="float" office:value="381927.620000002" calcext:value-type="float">
            <text:p>381,927.62</text:p>
          </table:table-cell>
          <table:table-cell office:value-type="float" office:value="8526134.13" calcext:value-type="float">
            <text:p>8526134.13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CERVECERIA NACIONAL CN S.A.</text:p>
          </table:table-cell>
          <table:table-cell office:value-type="float" office:value="941804.48" calcext:value-type="float">
            <text:p>941,804.48</text:p>
          </table:table-cell>
          <table:table-cell office:value-type="float" office:value="2133648.97" calcext:value-type="float">
            <text:p>2,133,648.97</text:p>
          </table:table-cell>
          <table:table-cell office:value-type="float" office:value="2488288.42" calcext:value-type="float">
            <text:p>2,488,288.42</text:p>
          </table:table-cell>
          <table:table-cell office:value-type="float" office:value="587165.03" calcext:value-type="float">
            <text:p>587,165.03</text:p>
          </table:table-cell>
          <table:table-cell office:value-type="float" office:value="593391.05" calcext:value-type="float">
            <text:p>593,391.05</text:p>
          </table:table-cell>
          <table:table-cell office:value-type="float" office:value="580631.82" calcext:value-type="float">
            <text:p>580,631.82</text:p>
          </table:table-cell>
          <table:table-cell table:formula="of:=[.E240]+[.F240]-[.G240]" office:value-type="float" office:value="599924.260000001" calcext:value-type="float">
            <text:p>599,924.26</text:p>
          </table:table-cell>
          <table:table-cell office:value-type="float" office:value="7924854.03" calcext:value-type="float">
            <text:p>7924854.03</text:p>
          </table:table-cell>
          <table:table-cell office:value-type="string" calcext:value-type="string">
            <text:p>Cuenta x Cobrar</text:p>
          </table:table-cell>
        </table:table-row>
        <table:table-row table:style-name="ro1">
          <table:table-cell table:style-name="ce10" office:value-type="string" calcext:value-type="string">
            <text:p>PRODALMAR 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41]+[.F241]-[.G24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BOLIN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42]+[.F242]-[.G24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CE SEGURO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43]+[.F243]-[.G24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COSTA DELGADO MILTON ANTONI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44]+[.F244]-[.G24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CROMAX LABORATORIO QUIMICO FARMACEUTIC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45]+[.F245]-[.G24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DHESIVOS Y RECUBRIMIENTOS INDUSTRIALE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46]+[.F246]-[.G24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DUANTIR S.R.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47]+[.F247]-[.G24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GENCIA DE PUBLICIDAD CIENTOCHENTA CI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48]+[.F248]-[.G24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GRILISTO DEL ECUADOR CIA LT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49]+[.F249]-[.G24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GROFOODS LIMITED/SULPASU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50]+[.F250]-[.G25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GROPECUARIA CAMARONERA EL MAJAGUAL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51]+[.F251]-[.G25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GROVANIC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52]+[.F252]-[.G25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GUILERA ZUÑIGA SEGUNDO WASHINGTO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53]+[.F253]-[.G25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IN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54]+[.F254]-[.G25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JECUADOR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55]+[.F255]-[.G25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LARCON CORONEL JORGE OSCA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56]+[.F256]-[.G25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LCIVAR DUEÑAS OSCAR ALFONS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57]+[.F257]-[.G25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LEMAN FRANCO SONIA MAGALI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58]+[.F258]-[.G25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LEXI LIGU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59]+[.F259]-[.G25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LMACENES BUEN HOGAR E.W.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60]+[.F260]-[.G26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LMACENES DE PRATI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61]+[.F261]-[.G26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LMAPET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62]+[.F262]-[.G26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L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63]+[.F263]-[.G26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LPINA PRODUCTOS ALIMENTICIOS ALPIECUAD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64]+[.F264]-[.G26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LQUIMIA MARINA S.A. ALMAR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65]+[.F265]-[.G26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LVAREZ PISCO ROBINSON ATIL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66]+[.F266]-[.G26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MIROV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67]+[.F267]-[.G26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NALITIK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68]+[.F268]-[.G26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NDES CONTROL ECUADOR S.A ANCOE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69]+[.F269]-[.G26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NDRADE PEÑA DARIO JEFFERSO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70]+[.F270]-[.G27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NDRADE PEREZ ANNA MARI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71]+[.F271]-[.G27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NDRADE YEPEZ CESAR DAVI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72]+[.F272]-[.G27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NULAD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73]+[.F273]-[.G27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QUAFIT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74]+[.F274]-[.G27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QUARELA SEAFOO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75]+[.F275]-[.G27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QUASHRIMP CORPORATIO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76]+[.F276]-[.G27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QUATROPICAL S A 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77]+[.F277]-[.G27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RGUELLO RUGEL SANTIAGO JOSE LUI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78]+[.F278]-[.G27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RMATEC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79]+[.F279]-[.G27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ROMALI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80]+[.F280]-[.G28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RRUNATEGUI ZAMBRANO JAEL ALEJANDR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81]+[.F281]-[.G28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SESOAGRO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82]+[.F282]-[.G28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SISTENCIA ESPECIALIZADA DEL ECUADOR GE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83]+[.F283]-[.G28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UTORADIADOR SOCIEDAD ANONIMA AUTORAD S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84]+[.F284]-[.G28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VILA PANCHANA ELIZABETH GINGE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85]+[.F285]-[.G28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AXIONLOG ECUADOR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86]+[.F286]-[.G28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AJAÑA GARCIA MARGARITA SUSAN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87]+[.F287]-[.G28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AKU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88]+[.F288]-[.G28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ANCO BOLIVARIAN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89]+[.F289]-[.G28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ANCO DE MACHAL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90]+[.F290]-[.G29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ANGHI DEL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91]+[.F291]-[.G29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ARRIGA AVEIGA ALICIA LEONO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92]+[.F292]-[.G29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AYWOORD TRADING CV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93]+[.F293]-[.G29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EE GEE SHRIMP SOCIEDAD ANONIM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94]+[.F294]-[.G29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ENITEZ PAMEL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95]+[.F295]-[.G29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IC ECUADOR (ECUABIC)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96]+[.F296]-[.G29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IELA Y BEBIDAS DEL ECUADOR S A BIELE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97]+[.F297]-[.G29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IOBAC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98]+[.F298]-[.G29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IODINAMICA TECNOLOGY BIODITEC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299]+[.F299]-[.G29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IOPROCA 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00]+[.F300]-[.G30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IOTECDOR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01]+[.F301]-[.G30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JERRE REAL STEFANY GRETTE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02]+[.F302]-[.G30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OALT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03]+[.F303]-[.G30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RAISTA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04]+[.F304]-[.G30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RAYMING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05]+[.F305]-[.G30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RITICOMSA (THE CHICKEN OF THE SEA)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06]+[.F306]-[.G30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ROOS ANDRADE CHRISTIAN MARCE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07]+[.F307]-[.G30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UENAS NOTICIAS MAGAZIN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08]+[.F308]-[.G30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BUSINESSPHARM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09]+[.F309]-[.G30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FE BOMBON'S C.B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10]+[.F310]-[.G31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JAS Y EMPAQUES INDUSTRIALES CLUSTERPA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11]+[.F311]-[.G31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JAS Y EMPAQUES INDUSTRIALES CLUSTERPA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12]+[.F312]-[.G31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LBAQ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13]+[.F313]-[.G31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LEB BRETT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14]+[.F314]-[.G31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MACHO CRESPO RAU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15]+[.F315]-[.G31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MARA DE LA INDUSTRIA GRAFICA DEL GUAY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16]+[.F316]-[.G31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MAR-EXPO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17]+[.F317]-[.G31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MARON EXPORT CORPORATION 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18]+[.F318]-[.G31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MARONERA DEL LAGO COMPAÑÍA ANONIM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19]+[.F319]-[.G31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MARONES Y PESCA DEL ECUADOR CAMPEEC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20]+[.F320]-[.G32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MPOS REBECA OLIN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21]+[.F321]-[.G32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MPOVERDE AGUILAR MARJORIE GUILLERMIN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22]+[.F322]-[.G32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MPUESA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23]+[.F323]-[.G32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RRILLO MEDINA KATHERINE VANES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24]+[.F324]-[.G32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RRO SEGURO CARSEG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25]+[.F325]-[.G32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RSHOP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26]+[.F326]-[.G32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RTIMEX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27]+[.F327]-[.G32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RTONES NACIONALES S.A.I. CARTOPE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28]+[.F328]-[.G32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SA DE VALORES ADVFIN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29]+[.F329]-[.G32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SSIAN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30]+[.F330]-[.G33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ASTROMA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31]+[.F331]-[.G33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CORAL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32]+[.F332]-[.G33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ECUAMAQ CORPORACION ECUATORIANA INDUST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33]+[.F333]-[.G33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EDEÑO &amp; HIDALGO THINKBIGCOM INDUSTRIA F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34]+[.F334]-[.G33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EDEÑO LOPEZ CESAR EMILI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35]+[.F335]-[.G33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EDEÑO MORA PATRICIA DOLORE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36]+[.F336]-[.G33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EDEÑO SOLORZANO CONCEPCION ROSARI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37]+[.F337]-[.G33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ENTRO DE DESARROLLO Y AUTOGESTIO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38]+[.F338]-[.G33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ENTRO DE FORMACION SCHOENSTATT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39]+[.F339]-[.G33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ENTRO DE GESTION COMPETITIVA S.A. ECOQU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40]+[.F340]-[.G34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ENTRO EDUCATIVO INTEGRAL AGOR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41]+[.F341]-[.G34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ENTRO MEDICO ORTHOPEDIC STOR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42]+[.F342]-[.G34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HANG NIEMANN DIEGO JAVIE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43]+[.F343]-[.G34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HEMPLAST DEL SU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44]+[.F344]-[.G34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HUYA MATUTE MARTHA ISABE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45]+[.F345]-[.G34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IA IMPORTADORA REGALADO SA COMIR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46]+[.F346]-[.G34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IOGAMUL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47]+[.F347]-[.G34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IRQIT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48]+[.F348]-[.G34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ISNEROS ZURITA SUSAN ELIZABETH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49]+[.F349]-[.G34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MAR SA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50]+[.F350]-[.G35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ELLO SOLIS EFREN ALFONS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51]+[.F351]-[.G35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LGATE PALMOLIVE DEL ECUADOR SOCIEDAD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52]+[.F352]-[.G35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LIMPO <text:s/>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53]+[.F353]-[.G35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AVICOLA <text:s/>S.P. A./AXEL FOOD S. R. L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54]+[.F354]-[.G35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ERCIAL E INDUSTRIAL SA COMSUCR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55]+[.F355]-[.G35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ERCIALIZADORA ARRECIFE MARINO COMAREM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56]+[.F356]-[.G35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ERCIALIZADORA CAYUDE 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57]+[.F357]-[.G35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ERCIALIZADORA DAGEREXPORT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58]+[.F358]-[.G35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ERCIALIZADORA DAUL DAULCOM C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59]+[.F359]-[.G35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ERCIALIZADORA DE HIDROBIOLOGICOS 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60]+[.F360]-[.G36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ERCIALIZADORA DE INSUMOS PARA LA PRO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61]+[.F361]-[.G36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ERCIALIZADORA ELECTRICA S.A. COMELE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62]+[.F362]-[.G36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ERCIALIZADORA LAS CHUPIS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63]+[.F363]-[.G36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ERCIALIZADORA Y EXPORTADORA DE MARIS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64]+[.F364]-[.G36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ITE LOS CEIBO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65]+[.F365]-[.G36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PAÑIA ANONIMA EL UNIVERS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66]+[.F366]-[.G36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PAÑIA CERVECERA AMBEV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67]+[.F367]-[.G36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PAÑIA DE ASESORIA LEGAL, COBRANZA Y 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68]+[.F368]-[.G36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PAÑÍA DE EXPORTACIONES, IMPORTACIONE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69]+[.F369]-[.G36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PAÑIA ECUATORIANA PRODUCTORA DE DERIV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70]+[.F370]-[.G37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MPAÑIA GENERAL DE COMERCIO COGECOMSA 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71]+[.F371]-[.G37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NCESIONARIA DEL GUAYAS CONCEGU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72]+[.F372]-[.G37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NCESIONARIA NORTE CONORT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73]+[.F373]-[.G37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NFORME HOLGUIN EVELIN JANIN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74]+[.F374]-[.G37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NGELADOS ECUATORIANOS ECUACONGEL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75]+[.F375]-[.G37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NGELADOS PACIFICO S.A.C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76]+[.F376]-[.G37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NGELADOS Y FRESCOS S.A.C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77]+[.F377]-[.G37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NGEMA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78]+[.F378]-[.G37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NSALRU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79]+[.F379]-[.G37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NSOLMAR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80]+[.F380]-[.G38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ORDINACION ZONAL 8 - SALU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81]+[.F381]-[.G38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NEJO GUAMAN VICTOR ALBERT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82]+[.F382]-[.G38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ONEL DEL HIERRO CECILIA ELVIR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83]+[.F383]-[.G38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ONEL DUMAS ZOILA JUSTIN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84]+[.F384]-[.G38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ONEL GRACIA VILMA EMPERATRIZ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85]+[.F385]-[.G38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PBOOMERAN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86]+[.F386]-[.G38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PORACION AZENDE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87]+[.F387]-[.G38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PORACIÓN CONSERVERA MUNDO MARINO PENI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88]+[.F388]-[.G38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PORACION DEL MAR 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89]+[.F389]-[.G38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PORACION FARMACEUTICA MEDISUMI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90]+[.F390]-[.G39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PORACIÓN FERNÁNDEZ CORPFERNANDEZ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91]+[.F391]-[.G39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PORACION FORTALEZA DEL VALL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92]+[.F392]-[.G39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PORACION IDEAG CIA LT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93]+[.F393]-[.G39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PORACION PRISMA A1 C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94]+[.F394]-[.G39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RPORACION REFRIGERADOS INY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95]+[.F395]-[.G39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STASTR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96]+[.F396]-[.G39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OTECNA DEL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97]+[.F397]-[.G39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REDITOS ECONOMICOS CREDICO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98]+[.F398]-[.G39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ROIN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399]+[.F399]-[.G39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ROWN FALCONI PAUL MICHAE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00]+[.F400]-[.G40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UESTA VILLOTA CONSUELO DE LOURDE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01]+[.F401]-[.G40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CUEVA CORREA REYNALDO JAVIE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02]+[.F402]-[.G40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AGER PESCA BIEN S.A. DAGPE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03]+[.F403]-[.G40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AVILA IVA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04]+[.F404]-[.G40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AYOAN <text:s/>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05]+[.F405]-[.G40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EAGOST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06]+[.F406]-[.G40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EEPBLUE SEAFOOD ECUADOR DBSF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07]+[.F407]-[.G40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EJO TRICERRI ESTEFANI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08]+[.F408]-[.G40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EPRODEMAR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09]+[.F409]-[.G40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EROSTIC CORP.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10]+[.F410]-[.G41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ICOLSAREPUESTOS CIA LT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11]+[.F411]-[.G41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IFORTUN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12]+[.F412]-[.G41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IMAWORK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13]+[.F413]-[.G41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IRECVENTAS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14]+[.F414]-[.G41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ISEÑOS EXCLUSIVOS DISEX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15]+[.F415]-[.G41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ISKOLA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16]+[.F416]-[.G41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ISMARUG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17]+[.F417]-[.G41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ISTINMATYCA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18]+[.F418]-[.G41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ISTRIBUIDORA BARCO PESCA C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19]+[.F419]-[.G41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ISTRIBUIDORA DE MADERAS COMPAÑIA LIMIT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20]+[.F420]-[.G42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ISTRIBUIDORA NOVOA GRAFIC S.A. DISTRIN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21]+[.F421]-[.G42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ISTRINATUR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22]+[.F422]-[.G42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-LINK DEL <text:s/>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23]+[.F423]-[.G42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OLTREX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24]+[.F424]-[.G42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ONIMIL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25]+[.F425]-[.G42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ORALSTORAGE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26]+[.F426]-[.G42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OSILER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27]+[.F427]-[.G42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DUNCI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28]+[.F428]-[.G42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ASYPAGO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29]+[.F429]-[.G42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COACUICOLA S.A.C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30]+[.F430]-[.G43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CUAMATERIALE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31]+[.F431]-[.G43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CUAPRIMAS C. LTDA. AGENCIA ASESORA PRO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32]+[.F432]-[.G43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CUAVEGETAL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33]+[.F433]-[.G43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DICIONES BOSQUEZ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34]+[.F434]-[.G43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DICIONES DIGITALES EDICTAL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35]+[.F435]-[.G43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DISON RODRIGUEZ S.A. EDIRO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36]+[.F436]-[.G43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DITMEDIO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37]+[.F437]-[.G43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DITORES TÉCNICOS DEL PACIFIC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38]+[.F438]-[.G43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DUARDY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39]+[.F439]-[.G43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L CAFE DE TERE CAFEDETER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40]+[.F440]-[.G44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MMISEGUR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41]+[.F441]-[.G44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MPRED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42]+[.F442]-[.G44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MPRESA ELECTRICA PUBLICA ESTRATEGICA C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43]+[.F443]-[.G44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MPRESARIOS CONSTITUIDOS Y ANEXADOS EMO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44]+[.F444]-[.G44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NVASADORA ECUATORIAN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45]+[.F445]-[.G44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NVASADORA ECUATORIANA S.A. - ENVE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46]+[.F446]-[.G44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QUIVOCAD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47]+[.F447]-[.G44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RICK JOEL SALVADOR Y HNOS E.I.R.L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48]+[.F448]-[.G44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SCALANTE CABRERA ALFREDO RAFAE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49]+[.F449]-[.G44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SCALANTE MALDONADO MERCEDES JALY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50]+[.F450]-[.G45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SCOFFE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51]+[.F451]-[.G45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SCUELA DE CONDUCCION ESCOAUT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52]+[.F452]-[.G45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SCUELA SUPERIOR POLITECNICA AGROPECUARI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53]+[.F453]-[.G45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SCUELA SUPERIOR POLITECNICA DEL LITORA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54]+[.F454]-[.G45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SPINEL ALDAS JAVIER EDUARD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55]+[.F455]-[.G45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SPINOZA AME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56]+[.F456]-[.G45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SPINOZA VALVERDE JIMENA PAOL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57]+[.F457]-[.G45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STAR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58]+[.F458]-[.G45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STRELLA LEON NELSON EUR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59]+[.F459]-[.G45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TIFLEX. <text:s/>ETIQUETAS FLEXOGRÁFICAS CIA. 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60]+[.F460]-[.G46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XHIBIT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61]+[.F461]-[.G46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XPANSIONCORP <text:s/>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62]+[.F462]-[.G46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XPOALIMENTOS DEL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63]+[.F463]-[.G46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XPOC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64]+[.F464]-[.G46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XPORTADORA <text:s/>LANGOSMA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65]+[.F465]-[.G46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XPORTADORA DE CAMARONES OCEAN KINGDOM 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66]+[.F466]-[.G46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XPORTADORA DE PRODUCTOS EXPROD CIA. LT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67]+[.F467]-[.G46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XPORTADORA DEID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68]+[.F468]-[.G46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XPORTADORA DEL OCEANO OCEANEXA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69]+[.F469]-[.G46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XPORTADORA MAREST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70]+[.F470]-[.G47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EXPORTADORA ZULUAGA Y RODRIGUEZ S.A.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71]+[.F471]-[.G47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. D. I. FUTURE DESIGN INTEGRATION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72]+[.F472]-[.G47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ABEMI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73]+[.F473]-[.G47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ABRICA NACIONAL DE PINTURAS (FANAPISA)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74]+[.F474]-[.G47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ALCONES NAVARRETE <text:s/>CARMEN LUI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75]+[.F475]-[.G47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ANNY MONG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76]+[.F476]-[.G47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ARALLON AQUACULTURE,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77]+[.F477]-[.G47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ARMACON S.A. FARMACEUTICOS Y CONSUM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78]+[.F478]-[.G47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ARMAGRO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79]+[.F479]-[.G47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ARMAVET FARMACOS VETERINARIO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80]+[.F480]-[.G48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ARMAYALA <text:s/>PHARMACEUTICAL COMPANY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81]+[.F481]-[.G48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EMA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82]+[.F482]-[.G48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ERNANDEZ CEVALLOS S.A. FERCEV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83]+[.F483]-[.G48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ERREMUNDO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84]+[.F484]-[.G48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ERRIN CARLO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85]+[.F485]-[.G48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IAMACORP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86]+[.F486]-[.G48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IDEICOMISO GM HOTE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87]+[.F487]-[.G48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IDEICOMISO HOTEL AEROPUERT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88]+[.F488]-[.G48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IDEICOMISO HOTEL CIUDAD DEL RI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89]+[.F489]-[.G48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IDEICOMISO MILLENIUM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90]+[.F490]-[.G49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IDEICOMISO MILLENIUM TOWER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91]+[.F491]-[.G49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IRESKY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92]+[.F492]-[.G49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LORES TORRES WILSON ERNEST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93]+[.F493]-[.G49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OLIT S. A. FOLIT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94]+[.F494]-[.G49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ORMIL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95]+[.F495]-[.G49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RESBLEN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96]+[.F496]-[.G49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RESCODEGFE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97]+[.F497]-[.G49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RESH FISH DEL ECUADOR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98]+[.F498]-[.G49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RIO DEL PACIFICO FRIOPAC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499]+[.F499]-[.G49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RUTERA DON MARCOS FRUDONMAR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00]+[.F500]-[.G50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ULVIO DITTRICHI NEVE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01]+[.F501]-[.G50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UNDACION INNOVACION Y DESARROLL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02]+[.F502]-[.G50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FUNDACION POLY UGARTE FMUJE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03]+[.F503]-[.G50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AECO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04]+[.F504]-[.G50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ALARZA CERCADO MARTHA NARCI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05]+[.F505]-[.G50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ALATUN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06]+[.F506]-[.G50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ALECIO BACILIO HORACIO FRANCISC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07]+[.F507]-[.G50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ALLARDO GUTIERREZ MICHELLE DE LOS ANGE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08]+[.F508]-[.G50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ALLETAS PECO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09]+[.F509]-[.G50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AMBAS DEL PACIFIC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10]+[.F510]-[.G51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ARCIA BARRANTES HECTOR MANUE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11]+[.F511]-[.G51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AREF CONSULTING CIA LT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12]+[.F512]-[.G51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ASGU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13]+[.F513]-[.G51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ERARDO CUMARE PAREDE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14]+[.F514]-[.G51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INSBERG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15]+[.F515]-[.G51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ISI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16]+[.F516]-[.G51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OBIERNO PROVINCIAL DEL GUAYA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17]+[.F517]-[.G51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OLDEN BRIDGE CORPORATION GOBRICORP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18]+[.F518]-[.G51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OLDEN WORK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19]+[.F519]-[.G51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OMEZ BEHR JUAN FERNAND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20]+[.F520]-[.G52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RANADOS ORTIZ ARACELLY ANATOLI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21]+[.F521]-[.G52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RANDAQUA GRANDA &amp; ASOCIADOS COMERCIALIZ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22]+[.F522]-[.G52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REEN PLANET SEAFOOD LL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23]+[.F523]-[.G52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REENCORP SUPPLIES AND RESEARCH GRESURE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24]+[.F524]-[.G52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RUPO BERLI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25]+[.F525]-[.G52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RUPO ROGLIZ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26]+[.F526]-[.G52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RUPO SUPERIO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27]+[.F527]-[.G52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RUPO TRANSBEL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28]+[.F528]-[.G52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RUPOCOOL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29]+[.F529]-[.G52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UANGALA CHOCOLATE CHOCOGUANGALA INDUST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30]+[.F530]-[.G53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UAYAQUIL CHANG JIANG SHOE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31]+[.F531]-[.G53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UAYCHA MACAS JULIO CESA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32]+[.F532]-[.G53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UAYPRO GUAYAS PROTECCION CIA. LT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33]+[.F533]-[.G53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UERRERO CARRASCO LUIS GONZAL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34]+[.F534]-[.G53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UILLEN PORRO JOFFRE SANTIAG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35]+[.F535]-[.G53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USBER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36]+[.F536]-[.G53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GUSTAVO ANDRES CASANOVA RA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37]+[.F537]-[.G53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HANSACOM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38]+[.F538]-[.G53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HANSEL Y GRETEL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39]+[.F539]-[.G53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HAUGAN CRUISES CIA. LT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40]+[.F540]-[.G54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HENRY BLADISMIRO HOLGUIN SOLORZAN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41]+[.F541]-[.G54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HERRERA RESTREPO EUSEBI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42]+[.F542]-[.G54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HH GLOBAL ASSOCIATES ECUADOR HHGA CIA LT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43]+[.F543]-[.G54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HILL MURILLO OSCAR FERNAND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44]+[.F544]-[.G54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HOJAVERDE CIA LT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45]+[.F545]-[.G54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HOTEL HOWARD JHONSO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46]+[.F546]-[.G54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HOTEL PALACE HOTPAL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47]+[.F547]-[.G54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HUMANY CARE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48]+[.F548]-[.G54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BOPE MEDIA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49]+[.F549]-[.G54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CMONGE C. LT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50]+[.F550]-[.G55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DE CENTRO DE TRANSFERENCIA Y DESARROLL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51]+[.F551]-[.G55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GLESIAS NOBOA ROGER ISAA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52]+[.F552]-[.G55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LLARI SOCIEDAD ANONIMA CERRA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53]+[.F553]-[.G55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3 INGENIERIA IMTR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54]+[.F554]-[.G55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HOTEP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55]+[.F555]-[.G55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ALCASA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56]+[.F556]-[.G55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EX EBAM FARMAGROUP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57]+[.F557]-[.G55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ORFARM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58]+[.F558]-[.G55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ORMOSA. IMPORTADORA MOR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59]+[.F559]-[.G55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ORTACIONES TRIPLE A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60]+[.F560]-[.G56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ORTADORA BOHORQUEZ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61]+[.F561]-[.G56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ORTADORA INVALMI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62]+[.F562]-[.G56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ORTADORA MANUEL PESANTEZ &amp; HIJOS CI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63]+[.F563]-[.G56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ORTADORA SALAZAR HERMANOS S.A IMSAHE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64]+[.F564]-[.G56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ORTADORA Y DISTRIBUIDORA DE ALIMENTO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65]+[.F565]-[.G56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ORTADORA Y EXPORTADORA DE LOS ANDES 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66]+[.F566]-[.G56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RESIONES TECNICAS DEL ECUADOR TECNIP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67]+[.F567]-[.G56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ROFARM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68]+[.F568]-[.G56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PROMAF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69]+[.F569]-[.G56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MRELEVSA IMPORTADORA DE REPUESTOS ELECT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70]+[.F570]-[.G57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 CAR PALM INDUSTRIA CARTONERA PALMAR 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71]+[.F571]-[.G57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BIENNSAS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72]+[.F572]-[.G57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BIENNSA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73]+[.F573]-[.G57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 ANDINA DE TRANSFORMADORES <text:s/>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74]+[.F574]-[.G57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 CONSERVERA GUAYA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75]+[.F575]-[.G57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 DE ENLATADOS ALIMENTICIOS CI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76]+[.F576]-[.G57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 DULCAPALMA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77]+[.F577]-[.G57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 ECUATORIANA PRODUCTORA DE ALIM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78]+[.F578]-[.G57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 LOJANA DE ESPECERIAS ILE C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79]+[.F579]-[.G57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 LOS PAISAS S 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80]+[.F580]-[.G58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 MARINA DE ALIMENTOS 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81]+[.F581]-[.G58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 PROCESADORA DE ALIMENTOS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82]+[.F582]-[.G58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L ALFA INDUALF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83]+[.F583]-[.G58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L BARCINO &amp; SOVI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84]+[.F584]-[.G58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L DANEC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85]+[.F585]-[.G58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L LICORERA SANTA CLARA SANTCL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86]+[.F586]-[.G58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L LINGE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87]+[.F587]-[.G58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L MOLINERA C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88]+[.F588]-[.G58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L Y COMERCIAL 3B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89]+[.F589]-[.G58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L Y COMERCIAL BOHTRI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90]+[.F590]-[.G59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L Y COMERCIAL COSMEFIN C LT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91]+[.F591]-[.G59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S LACTEOS S.A. INDULA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92]+[.F592]-[.G59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S LICORERAS ASOCIADA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93]+[.F593]-[.G59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DUSTRIAS QUIMICAS GUAYAS C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94]+[.F594]-[.G59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GERMAN MOSCOSO DENISS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95]+[.F595]-[.G59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MAGIC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96]+[.F596]-[.G59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MOBILIARIA IZRO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97]+[.F597]-[.G59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MOBILIARIA TERRABIENE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98]+[.F598]-[.G59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PESANDIN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599]+[.F599]-[.G59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T FOOD SERVICES CORP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00]+[.F600]-[.G60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TERMEDIARIA DE VENTAS SUPER BAHIA SUB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01]+[.F601]-[.G60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TERNATIONAL MARINES DEL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02]+[.F602]-[.G60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TERNATIONAL WATER SERVICES (GUAYAQUIL)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03]+[.F603]-[.G60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TERVIDA ECUADO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04]+[.F604]-[.G60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TERWIL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05]+[.F605]-[.G60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VEDEL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06]+[.F606]-[.G60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NVERSIONES MARINAS DEL LAGO C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07]+[.F607]-[.G60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PACISA <text:s/>INVERSIONES DEL PACIFICO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08]+[.F608]-[.G60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PIGAR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09]+[.F609]-[.G60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SNAV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10]+[.F610]-[.G61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ITALCOSMETIC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11]+[.F611]-[.G61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JAIFRE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12]+[.F612]-[.G61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JARQUIFAR CIA LT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13]+[.F613]-[.G61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JOHNSON &amp; JOHNSON DEL <text:s/>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14]+[.F614]-[.G61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JOHNSONWAX DEL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15]+[.F615]-[.G61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JORGE IGNACIO SOTOMAYOR MERIZALD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16]+[.F616]-[.G61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JOSE CALIXTO PERALTA POLANC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17]+[.F617]-[.G61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JUAN ALEJANDRO RESTREPO ME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18]+[.F618]-[.G61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JUAN MATACHIN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19]+[.F619]-[.G61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JUNTA DE BENEFICENCIA DE GUAYAQUI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20]+[.F620]-[.G62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JURGER S.AS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21]+[.F621]-[.G62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JUTIN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22]+[.F622]-[.G62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KAIROSCATERING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23]+[.F623]-[.G62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KELLOGG ECUADOR C. LTDA. ECUAKELLOGG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24]+[.F624]-[.G62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KIMBERLY-CLARK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25]+[.F625]-[.G62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KINETICLAB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26]+[.F626]-[.G62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KLASS LATINOAMERICA SA KLASSMERI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27]+[.F627]-[.G62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KLYSTRON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28]+[.F628]-[.G62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KRISMAR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29]+[.F629]-[.G62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KRUGERCORPORATION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30]+[.F630]-[.G63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KRUSTACEXPORT <text:s/>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31]+[.F631]-[.G63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. HENRIQUES &amp; CIA.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32]+[.F632]-[.G63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 FRAGATA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33]+[.F633]-[.G63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MAC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34]+[.F634]-[.G63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 BIOQUIMICO-MICROBIOLOGIC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35]+[.F635]-[.G63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 CLINICO ARRIAGA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36]+[.F636]-[.G63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 CLINICO ECUA AMERICAN LAB 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37]+[.F637]-[.G63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 FARMACEUTICO LABFARM DEL ECU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38]+[.F638]-[.G63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 FARMACEUTICO WEI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39]+[.F639]-[.G63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 ROCHELLY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40]+[.F640]-[.G64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S ABRAHAM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41]+[.F641]-[.G64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S DANIVET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42]+[.F642]-[.G64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S DIB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43]+[.F643]-[.G64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S G. M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44]+[.F644]-[.G64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S GENERICOS FARMACEUTICOS ECU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45]+[.F645]-[.G64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S GUERRERO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46]+[.F646]-[.G64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S LIFARLIT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47]+[.F647]-[.G64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S PAZYPA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48]+[.F648]-[.G64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BORATORIOS PORTUGAL S.A. <text:s/>PORTULAB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49]+[.F649]-[.G64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GUI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50]+[.F650]-[.G65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NGOECUEXPORT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51]+[.F651]-[.G65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NGOSTINERA LA BOCAN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52]+[.F652]-[.G65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NGOSTINERA ULISES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53]+[.F653]-[.G65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XUMA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54]+[.F654]-[.G65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Z VASQUEZ LECCY YISEL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55]+[.F655]-[.G65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AZO GARCES SUSAN GABRIEL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56]+[.F656]-[.G65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ICOMAN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57]+[.F657]-[.G65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IGNOQUIM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58]+[.F658]-[.G65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IMERICKPHARMA CÍ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59]+[.F659]-[.G65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ITOTEC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60]+[.F660]-[.G66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OGISERLINE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61]+[.F661]-[.G66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OOR MURILLO CARLOS PATRICI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62]+[.F662]-[.G66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UBRICANTES INTERNACIONALES S.A. LUBRI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63]+[.F663]-[.G66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UBTECHNOLOGY C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64]+[.F664]-[.G66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UIS ALFREDO QUIROZ ROSER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65]+[.F665]-[.G66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LUNA BERNOS GABRIE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66]+[.F666]-[.G66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BE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67]+[.F667]-[.G66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CIAS GONZENBACH JOSE ANTONI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68]+[.F668]-[.G66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CIAS MORAN AMPARO KATHERIN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69]+[.F669]-[.G66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DIAN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70]+[.F670]-[.G67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ERSK DEL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71]+[.F671]-[.G67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INFE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72]+[.F672]-[.G67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QHENSA REPRESENTACIONE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73]+[.F673]-[.G67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QUINARIAS Y VEHICULOS S A MAVE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74]+[.F674]-[.G67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RINA SEAFOODS INTERNATIONAL <text:s/>L.L.C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75]+[.F675]-[.G67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RINA SEAFOODS INTERNATIONAL LL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76]+[.F676]-[.G67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RINAZUL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77]+[.F677]-[.G67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RKEC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78]+[.F678]-[.G67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RQUEZ LOPEZ MARIA CAROLIN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79]+[.F679]-[.G67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AVIJU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80]+[.F680]-[.G68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EDINA LOAYZA DOLORES LETICI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81]+[.F681]-[.G68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EGASUPPLY DE VENEZUELA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82]+[.F682]-[.G68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ENOSCAL ALVAREZ LUIS FRANCISC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83]+[.F683]-[.G68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ERA CABEZAS JOAO ALEXANDE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84]+[.F684]-[.G68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ERCANTIL GARZOZI &amp; GARBU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85]+[.F685]-[.G68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ICROTEL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86]+[.F686]-[.G68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IELES SUAREZ RAUL ALEJANDR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87]+[.F687]-[.G68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ONTESDEOCA LEON DARWIN OSWALD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88]+[.F688]-[.G68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ORA LOOR AURELIO EFRAI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89]+[.F689]-[.G68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ORA VALAREZO PEDRO EFRAI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90]+[.F690]-[.G69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ORALES LOPEZ MARIA ALEJANDR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91]+[.F691]-[.G69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ORANTE SANCHEZ JOFFRE EDINSO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92]+[.F692]-[.G69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OREIRA TUPAC YUPANQUI DIANA GIONVANN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93]+[.F693]-[.G69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ORENO ABRAMOWICZ ENRIQU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94]+[.F694]-[.G69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ORENO ALVARADO ENRIQU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95]+[.F695]-[.G69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ORENO BARRERA CARLOS ALBERT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96]+[.F696]-[.G69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ORENO TORO OSWALDO MAXIM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97]+[.F697]-[.G69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OVIMIENTO CRISTIAN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98]+[.F698]-[.G69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ULTIBILINGUE ECUADOR MB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699]+[.F699]-[.G69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MULTIPRODUCTOS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00]+[.F700]-[.G70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NATURE CORPORATION 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01]+[.F701]-[.G70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NAVSEGURO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02]+[.F702]-[.G70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NEGRETE LOAIZA GILDA VERONI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03]+[.F703]-[.G70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NEIRA ROSERO CINTHIA YOLAN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04]+[.F704]-[.G70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NERPETERI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05]+[.F705]-[.G70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NO USA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06]+[.F706]-[.G70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NO USAR ESTE CODIG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07]+[.F707]-[.G70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NOBOA CEDEÑO MARIA DELI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08]+[.F708]-[.G70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NOBOA CEDEÑO MARIA JOS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09]+[.F709]-[.G70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NORFAC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10]+[.F710]-[.G71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NOUHRA MAKSOUD PIER CHRISTIA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11]+[.F711]-[.G71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NOVAPESC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12]+[.F712]-[.G71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OCEAN SHRIMP <text:s/>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13]+[.F713]-[.G71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OCEANFISH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14]+[.F714]-[.G71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OCEANMUNDO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15]+[.F715]-[.G71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OCEANSTA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16]+[.F716]-[.G71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OCEANTREASURE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17]+[.F717]-[.G71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OFFSET ABAD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18]+[.F718]-[.G71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OLIMEX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19]+[.F719]-[.G71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ORBEA RAU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20]+[.F720]-[.G72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ORBEA VACA JOSE WALTE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21]+[.F721]-[.G72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ORO VERDE MANAGEMENT S A OROVER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22]+[.F722]-[.G72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OROZCO &amp; FALCONI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23]+[.F723]-[.G72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OTELO &amp; FABELL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24]+[.F724]-[.G72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CETOL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25]+[.F725]-[.G72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CIFIC BOTTLING COMPANY S.A. PBCOM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26]+[.F726]-[.G72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CIFIC TUNA EXPORTS SA PATUNEX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27]+[.F727]-[.G72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CIFICARD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28]+[.F728]-[.G72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CIFICLINK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29]+[.F729]-[.G72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DIC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30]+[.F730]-[.G73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DILLA RIVERA RODRIGO ISAA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31]+[.F731]-[.G73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LADINES RODRIGUEZ VICTOR EMILI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32]+[.F732]-[.G73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LENCIA LOPEZ ZAIMAR JOALI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33]+[.F733]-[.G73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PELERA NACIONAL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34]+[.F734]-[.G73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PELESA C LT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35]+[.F735]-[.G73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SSION &amp; FOOD TRADING S.A. PFT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36]+[.F736]-[.G73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ASTELERIA EL SALONCITO DE CASTRO PATIN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37]+[.F737]-[.G73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EÑAC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38]+[.F738]-[.G73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ERNAF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39]+[.F739]-[.G73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ESANTEZ FARFAN MANUEL TELM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40]+[.F740]-[.G74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ESCABIEN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41]+[.F741]-[.G74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ESCADOS Y MARISCOS DEL PACIFICO S.A. P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42]+[.F742]-[.G74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ESCANOVA S. 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43]+[.F743]-[.G74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EZO MINDIOLA MAURO ANTONI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44]+[.F744]-[.G74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HARCO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45]+[.F745]-[.G74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HARMAX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46]+[.F746]-[.G74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HILLIPS-SEAFOOD OF ECUADOR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47]+[.F747]-[.G74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ICA PLASTICOS INDUSTRIALES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48]+[.F748]-[.G74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ILOZO PATRICI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49]+[.F749]-[.G74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INEDA RUIZ ROBERT GAL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50]+[.F750]-[.G75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INTURAS CON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51]+[.F751]-[.G75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INTURAS ECUATORIANAS S.A. PINTUC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52]+[.F752]-[.G75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INTURAS UNIDA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53]+[.F753]-[.G75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LASTICOS DEL LITORAL PLASTLIT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54]+[.F754]-[.G75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LASTICOS PANAMERICANOS PLAPA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55]+[.F755]-[.G75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LASTIUNIVERSAL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56]+[.F756]-[.G75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LASTRO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57]+[.F757]-[.G75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ORTOLIBR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58]+[.F758]-[.G75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ORTRANS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59]+[.F759]-[.G75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ORTUGAL LABORATORIOS DEL ECUADOR PORLA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60]+[.F760]-[.G76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EMIUM OCEAN LL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61]+[.F761]-[.G76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IMA ELECTRONICORP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62]+[.F762]-[.G76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CESADORA ANTARTICA <text:s/>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63]+[.F763]-[.G76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CESADORA AQA MA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64]+[.F764]-[.G76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CESADORA DE ALIMENTOS MARINOS CA PRO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65]+[.F765]-[.G76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CESADORA DE FRUTAS NATURALES PROFRUT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66]+[.F766]-[.G76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CESADORA MEJI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67]+[.F767]-[.G76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DUCTORA DE AUDIO VISUALES DUNNFILMS 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68]+[.F768]-[.G76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DUCTORA INTERNACIONAL DE COSMETICOS 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69]+[.F769]-[.G76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DUCTOS ALIMENTICIOS Y LICORES CIA LT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70]+[.F770]-[.G77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DUCTOS CRIS C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71]+[.F771]-[.G77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DUCTOS GUERRERO PROGUERCOM C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72]+[.F772]-[.G77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DUXPEND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73]+[.F773]-[.G77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GRAF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74]+[.F774]-[.G77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GRAMA DE LAS NACIONES UNIDAS PARA E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75]+[.F775]-[.G77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LACHIV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76]+[.F776]-[.G77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MAPLAST PROCESADORA DE MATERIALES PL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77]+[.F777]-[.G77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MAROSA PRODUCTOS DEL MAR SANTA ROSA 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78]+[.F778]-[.G77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MOLUCKY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79]+[.F779]-[.G77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MOTORA FARMACEUTICA ECUATORIANA PROF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80]+[.F780]-[.G78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RONTO SEA MAR PRONTSEMARSA <text:s/>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81]+[.F781]-[.G78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UBLYNEXT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82]+[.F782]-[.G78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PYDACO PRODUCTORES Y DISTRIBUIDORES COM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83]+[.F783]-[.G78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QUICORNAC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84]+[.F784]-[.G78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QUIMPAC ECUADOR S.A QUIMPAC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85]+[.F785]-[.G78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QUINTANA ACOSTA NELLY MARITZ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86]+[.F786]-[.G78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QUITO CASTILLO PEDRO SANTIAG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87]+[.F787]-[.G78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.B. IMPORTADOR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88]+[.F788]-[.G78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AUL FEDERICO SANCHEZ FAREZ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89]+[.F789]-[.G78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ED SOLUTION C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90]+[.F790]-[.G79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EMONLI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91]+[.F791]-[.G79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EVISTA MAJESTA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92]+[.F792]-[.G79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IGAIL ALVARADO JULIA AMAD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93]+[.F793]-[.G79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IVADENEIRA RIOFRIO MATE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94]+[.F794]-[.G79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IVAS TORRES MARIO EDUARD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95]+[.F795]-[.G79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IVASMATZ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96]+[.F796]-[.G79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OCALVI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97]+[.F797]-[.G79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OCHEM DEL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98]+[.F798]-[.G79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ODA INTERNACIONAL CANARIAS S L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799]+[.F799]-[.G79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ODRIGUEZ <text:s/>HERRERA VIVIANA DEL CARME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00]+[.F800]-[.G80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ODRIGUEZ OCHOA ALEX MANUE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01]+[.F801]-[.G80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ODRIGUEZ QUIÑONEZ VICTOR LEONARD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02]+[.F802]-[.G80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OMAN SEGARRA RUTH VANES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03]+[.F803]-[.G80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OMERSA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04]+[.F804]-[.G80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OXCEL HANDELSGESELLSCHAFT M B H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05]+[.F805]-[.G80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UB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06]+[.F806]-[.G80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UBCONSTRUC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07]+[.F807]-[.G80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RUBIO CALDERON OSCAR RODRIG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08]+[.F808]-[.G80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ABANDO MENDOZA VANESSA ISABE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09]+[.F809]-[.G80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ABILERA DEL PACIFICO S.A. <text:s/>ALOEPACIFI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10]+[.F810]-[.G81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AINT GOBAIN DO BRASIL PROD. IND. E P C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11]+[.F811]-[.G81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ALTOS <text:s/>CEVALLOS REYNALDO ELIA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12]+[.F812]-[.G81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ANBERNAEXPORT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13]+[.F813]-[.G81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ANCHEZ PLASENCIA JORGE LUI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14]+[.F814]-[.G81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ANCHEZ PLASENCIA MARIO BOLIVAR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15]+[.F815]-[.G81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ANCHEZ PLASENCIA RAUL ARMAND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16]+[.F816]-[.G81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ANCHEZ QUINDE FANNY JANNETH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17]+[.F817]-[.G81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ANTA-FAENA S A 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18]+[.F818]-[.G81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AZONADORES DEL PACIFICO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19]+[.F819]-[.G81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COTT LEVETON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20]+[.F820]-[.G82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A PRONTO S.A. <text:s/>SEPRO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21]+[.F821]-[.G82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AFMAN C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22]+[.F822]-[.G82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AFOOD DELICATESSES COMPAÑÍA ANONIM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23]+[.F823]-[.G82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AFOODSERVICE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24]+[.F824]-[.G82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CRETARIA DE GESTION DE RIESGO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25]+[.F825]-[.G82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GOVIA MUENTES CAROL PAOL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26]+[.F826]-[.G82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GURILLANT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27]+[.F827]-[.G82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NSE-ECUADOR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28]+[.F828]-[.G82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RRANO PALMA IRMA EMILI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29]+[.F829]-[.G82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RVICIOS ALIMENTICIOS PALMSERALI C. LT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30]+[.F830]-[.G83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RVICIOS DE ALIMENTACION COMIEXPRESS CI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31]+[.F831]-[.G83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RVICIOS EDUCATIVOS SERVIEDUC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32]+[.F832]-[.G83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ERVIJUNI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33]+[.F833]-[.G83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INTERNAC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34]+[.F834]-[.G83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IONPHARM CIA. LTD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35]+[.F835]-[.G83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MITH TRADING COMPANY EIRL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36]+[.F836]-[.G83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ODIC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37]+[.F837]-[.G83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OLIS ZAMBRANO RAMON RODOLF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38]+[.F838]-[.G83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OLNU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39]+[.F839]-[.G83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ONY INTER AMERICAN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40]+[.F840]-[.G84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OPA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41]+[.F841]-[.G84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OUTHERN FISHERIES LL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42]+[.F842]-[.G84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PONDYLTECH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43]+[.F843]-[.G84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TARFOOD PRODUCTS ECUADO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44]+[.F844]-[.G84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TONAGI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45]+[.F845]-[.G84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TROKEN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46]+[.F846]-[.G84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UAREZ ALEJANDRO GUILLERMO ERNEST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47]+[.F847]-[.G84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UCESORES DE JACOBO PAREDES M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48]+[.F848]-[.G84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UMELEC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49]+[.F849]-[.G84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UNKOVA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50]+[.F850]-[.G85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UPRAPLAST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51]+[.F851]-[.G85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URFNET AD SOLUTION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52]+[.F852]-[.G85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SURGALARE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53]+[.F853]-[.G85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ANNOURI MIZZARANAANI <text:s/>NAYEF TANNOU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54]+[.F854]-[.G85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ARCOM S.A MAGYM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55]+[.F855]-[.G85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ECNOQUIM TECNOLOGIA <text:s/>QUIMIC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56]+[.F856]-[.G85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ECNOQUIMICAS DEL ECUADOR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57]+[.F857]-[.G85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EDEX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58]+[.F858]-[.G85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ERMOEK TERMOENCOGIBLES Y EMPAQUE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59]+[.F859]-[.G85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ERRA SOL CORP S.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60]+[.F860]-[.G86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ESETSI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61]+[.F861]-[.G86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HE TESALIA SPRINGS COMPANY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62]+[.F862]-[.G86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ICONPLU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63]+[.F863]-[.G86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IENDAS INDUSTRIALES ASOCIADAS TI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64]+[.F864]-[.G86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OPTRADE INTERNATIONAL SA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65]+[.F865]-[.G86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ORRES MASACHE JONATHAN ALEJANDR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66]+[.F866]-[.G86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RANSAMERICA INVESTMENT &amp; HOLDING CORP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67]+[.F867]-[.G86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RANSCARIBBEAN TRADERS INC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68]+[.F868]-[.G86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RANSMARINER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69]+[.F869]-[.G86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RIYIT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70]+[.F870]-[.G87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ROLEG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71]+[.F871]-[.G87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ROPEDU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72]+[.F872]-[.G87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ROPICALIMENTO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73]+[.F873]-[.G87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TULICORP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74]+[.F874]-[.G87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UNIVERSAL SHOES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75]+[.F875]-[.G87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UNIVERSIDAD DE ESPECIALIDADES ESPIRITU 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76]+[.F876]-[.G87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UNIVERSIDAD DE LOS HEMISFERIO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77]+[.F877]-[.G87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UNKLER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78]+[.F878]-[.G87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VEGA VEGA <text:s/>MAYRA NATALI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79]+[.F879]-[.G87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VELA SUMMERS JUAN FERNAND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80]+[.F880]-[.G88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VEMONTHE S 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81]+[.F881]-[.G88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VERA L. OSCAR REPRESENTACIONE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82]+[.F882]-[.G88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VERA RODRIGUEZ CARLOS EDMUND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83]+[.F883]-[.G88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VERONSA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84]+[.F884]-[.G88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VIEJO RIVERA SONNIA DOLORE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85]+[.F885]-[.G88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VISIONENERGY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86]+[.F886]-[.G88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W F C SOLUCIONES IMPORTACION Y EXPORTACI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87]+[.F887]-[.G88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WASBERTH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88]+[.F888]-[.G88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WASHINGTON PATRICIO ANDRADE CABEZAS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89]+[.F889]-[.G88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WHARF TRADING INTERNATIONAL LTD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90]+[.F890]-[.G89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WIDE FORMAT IMPRESIONES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91]+[.F891]-[.G89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YUKRA CHALLWA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92]+[.F892]-[.G89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ZAPEC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93]+[.F893]-[.G89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ZAR IMPORT ZARIMPORT S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94]+[.F894]-[.G89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ZAZAPEC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95]+[.F895]-[.G895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ZEA VIDAL LUIS ALBERTO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96]+[.F896]-[.G89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ZEAEXPEC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97]+[.F897]-[.G897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ZONA FRANCA DE POSORJA ZOFRAPORT S.A.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98]+[.F898]-[.G89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ZUNINO MACIAS MONICA RAFAELA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899]+[.F899]-[.G89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1">
          <table:table-cell table:style-name="ce10" office:value-type="string" calcext:value-type="string">
            <text:p>ZUNINO MACIAS PABLO ENRIQUE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[.E900]+[.F900]-[.G90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 Movimiento</text:p>
          </table:table-cell>
        </table:table-row>
        <table:table-row table:style-name="ro4" table:number-rows-repeated="1047675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Tabla dinámica_saldo_1" table:style-name="ta1">
        <office:forms form:automatic-focus="false" form:apply-design-mode="false"/>
        <table:table-column table:style-name="co7" table:default-cell-style-name="ce1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style-name="ce12"/>
          <table:table-cell table:style-name="ce17" office:value-type="string" calcext:value-type="string">
            <text:p>Datos</text:p>
          </table:table-cell>
          <table:table-cell table:style-name="ce23" table:number-columns-repeated="5"/>
          <table:table-cell table:style-name="ce35"/>
        </table:table-row>
        <table:table-row table:style-name="ro2">
          <table:table-cell table:style-name="ce13" office:value-type="string" calcext:value-type="string">
            <text:p>Respuesta</text:p>
          </table:table-cell>
          <table:table-cell table:style-name="ce18" office:value-type="string" calcext:value-type="string">
            <text:p>Recuento - Cliente</text:p>
          </table:table-cell>
          <table:table-cell table:style-name="ce24" office:value-type="string" calcext:value-type="string">
            <text:p>Suma - Saldo a 2020</text:p>
          </table:table-cell>
          <table:table-cell table:style-name="ce24" office:value-type="string" calcext:value-type="string">
            <text:p>Suma - facturados</text:p>
          </table:table-cell>
          <table:table-cell table:style-name="ce24" office:value-type="string" calcext:value-type="string">
            <text:p>Suma - facturados2</text:p>
          </table:table-cell>
          <table:table-cell table:style-name="ce24" office:value-type="string" calcext:value-type="string">
            <text:p>Suma - pagos</text:p>
          </table:table-cell>
          <table:table-cell table:style-name="ce24" office:value-type="string" calcext:value-type="string">
            <text:p>Suma - pagos2</text:p>
          </table:table-cell>
          <table:table-cell table:style-name="ce36" office:value-type="string" calcext:value-type="string">
            <text:p>Suma - Saldo FINAL</text:p>
          </table:table-cell>
        </table:table-row>
        <table:table-row table:style-name="ro2">
          <table:table-cell table:style-name="ce14" office:value-type="string" calcext:value-type="string">
            <text:p>Anticipo de Cliente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0768.05" calcext:value-type="float">
            <text:p>70,768.05</text:p>
          </table:table-cell>
          <table:table-cell table:style-name="ce25" office:value-type="float" office:value="332861.07" calcext:value-type="float">
            <text:p>332,861.07</text:p>
          </table:table-cell>
          <table:table-cell table:style-name="ce25" office:value-type="float" office:value="62673.11" calcext:value-type="float">
            <text:p>62,673.11</text:p>
          </table:table-cell>
          <table:table-cell table:style-name="ce25" office:value-type="float" office:value="345311.98" calcext:value-type="float">
            <text:p>345,311.98</text:p>
          </table:table-cell>
          <table:table-cell table:style-name="ce25" office:value-type="float" office:value="121151.69" calcext:value-type="float">
            <text:p>121,151.69</text:p>
          </table:table-cell>
          <table:table-cell table:style-name="ce32" office:value-type="float" office:value="-161.440000000067" calcext:value-type="float">
            <text:p>-161.44</text:p>
          </table:table-cell>
        </table:table-row>
        <table:table-row table:style-name="ro2">
          <table:table-cell office:value-type="string" calcext:value-type="string">
            <text:p>Cancelado</text:p>
          </table:table-cell>
          <table:table-cell table:style-name="ce20" office:value-type="float" office:value="121" calcext:value-type="float">
            <text:p>121</text:p>
          </table:table-cell>
          <table:table-cell table:style-name="ce26" office:value-type="float" office:value="317388.42" calcext:value-type="float">
            <text:p>317,388.42</text:p>
          </table:table-cell>
          <table:table-cell table:style-name="ce26" office:value-type="float" office:value="2234756.16" calcext:value-type="float">
            <text:p>2,234,756.16</text:p>
          </table:table-cell>
          <table:table-cell table:style-name="ce26" office:value-type="float" office:value="1262093.69" calcext:value-type="float">
            <text:p>1,262,093.69</text:p>
          </table:table-cell>
          <table:table-cell table:style-name="ce26" office:value-type="float" office:value="2059013.13" calcext:value-type="float">
            <text:p>2,059,013.13</text:p>
          </table:table-cell>
          <table:table-cell table:style-name="ce26" office:value-type="float" office:value="1755225.15" calcext:value-type="float">
            <text:p>1,755,225.15</text:p>
          </table:table-cell>
          <table:table-cell table:style-name="ce33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uenta x Cobrar</text:p>
          </table:table-cell>
          <table:table-cell table:style-name="ce20" office:value-type="float" office:value="111" calcext:value-type="float">
            <text:p>111</text:p>
          </table:table-cell>
          <table:table-cell table:style-name="ce26" office:value-type="float" office:value="3866082.27" calcext:value-type="float">
            <text:p>3,866,082.27</text:p>
          </table:table-cell>
          <table:table-cell table:style-name="ce26" office:value-type="float" office:value="18484016.98" calcext:value-type="float">
            <text:p>18,484,016.98</text:p>
          </table:table-cell>
          <table:table-cell table:style-name="ce26" office:value-type="float" office:value="9744163.71" calcext:value-type="float">
            <text:p>9,744,163.71</text:p>
          </table:table-cell>
          <table:table-cell table:style-name="ce26" office:value-type="float" office:value="16501825.83" calcext:value-type="float">
            <text:p>16,501,825.83</text:p>
          </table:table-cell>
          <table:table-cell table:style-name="ce26" office:value-type="float" office:value="11945609.77" calcext:value-type="float">
            <text:p>11,945,609.77</text:p>
          </table:table-cell>
          <table:table-cell table:style-name="ce33" office:value-type="float" office:value="3646827.36" calcext:value-type="float">
            <text:p>3,646,827.36</text:p>
          </table:table-cell>
        </table:table-row>
        <table:table-row table:style-name="ro2">
          <table:table-cell office:value-type="string" calcext:value-type="string">
            <text:p>Sin Movimiento</text:p>
          </table:table-cell>
          <table:table-cell table:style-name="ce21" office:value-type="float" office:value="660" calcext:value-type="float">
            <text:p>660</text:p>
          </table:table-cell>
          <table:table-cell table:number-columns-repeated="5" table:style-name="ce27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</table:table-row>
        <table:table-row table:style-name="ro2">
          <table:table-cell table:style-name="ce16" office:value-type="string" calcext:value-type="string">
            <text:p>Total Resultado</text:p>
          </table:table-cell>
          <table:table-cell table:style-name="ce22" office:value-type="float" office:value="899" calcext:value-type="float">
            <text:p>899</text:p>
          </table:table-cell>
          <table:table-cell table:style-name="ce28" office:value-type="float" office:value="4254238.74" calcext:value-type="float">
            <text:p>4,254,238.74</text:p>
          </table:table-cell>
          <table:table-cell table:style-name="ce28" office:value-type="float" office:value="21051634.21" calcext:value-type="float">
            <text:p>21,051,634.21</text:p>
          </table:table-cell>
          <table:table-cell table:style-name="ce28" office:value-type="float" office:value="11068930.51" calcext:value-type="float">
            <text:p>11,068,930.51</text:p>
          </table:table-cell>
          <table:table-cell table:style-name="ce28" office:value-type="float" office:value="18906150.94" calcext:value-type="float">
            <text:p>18,906,150.94</text:p>
          </table:table-cell>
          <table:table-cell table:style-name="ce28" office:value-type="float" office:value="13821986.61" calcext:value-type="float">
            <text:p>13,821,986.61</text:p>
          </table:table-cell>
          <table:table-cell table:style-name="ce37" office:value-type="float" office:value="3646665.92" calcext:value-type="float">
            <text:p>3,646,665.92</text:p>
          </table:table-cell>
        </table:table-row>
        <table:table-row table:style-name="ro2" table:number-rows-repeated="2">
          <table:table-cell table:style-name="Default"/>
          <table:table-cell table:number-columns-repeated="7"/>
        </table:table-row>
        <table:table-row table:style-name="ro4">
          <table:table-cell table:style-name="ce14" office:value-type="string" calcext:value-type="string">
            <text:p>Anticipo de Cliente</text:p>
          </table:table-cell>
          <table:table-cell table:style-name="ce19" office:value-type="float" office:value="7" calcext:value-type="float">
            <text:p>7</text:p>
          </table:table-cell>
          <table:table-cell table:style-name="ce29" office:value-type="float" office:value="70768.05" calcext:value-type="float">
            <text:p>70,768.05</text:p>
          </table:table-cell>
          <table:table-cell table:formula="of:=[.D3]+[.E3]" office:value-type="float" office:value="395534.18" calcext:value-type="float">
            <text:p>395534.18</text:p>
          </table:table-cell>
          <table:table-cell table:formula="of:=[.F3]+[.G3]" office:value-type="float" office:value="466463.67" calcext:value-type="float">
            <text:p>466463.67</text:p>
          </table:table-cell>
          <table:table-cell table:style-name="ce32" office:value-type="float" office:value="-161.440000000067" calcext:value-type="float">
            <text:p>-161.4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ncelado</text:p>
          </table:table-cell>
          <table:table-cell table:style-name="ce20" office:value-type="float" office:value="121" calcext:value-type="float">
            <text:p>121</text:p>
          </table:table-cell>
          <table:table-cell table:style-name="ce30" office:value-type="float" office:value="317388.42" calcext:value-type="float">
            <text:p>317,388.42</text:p>
          </table:table-cell>
          <table:table-cell table:formula="of:=[.D4]+[.E4]" office:value-type="float" office:value="3496849.85" calcext:value-type="float">
            <text:p>3496849.85</text:p>
          </table:table-cell>
          <table:table-cell table:formula="of:=[.F4]+[.G4]" office:value-type="float" office:value="3814238.28" calcext:value-type="float">
            <text:p>3814238.28</text:p>
          </table:table-cell>
          <table:table-cell table:style-name="ce33" office:value-type="float" office:value="0" calcext:value-type="float">
            <text:p>0.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uenta x Cobrar</text:p>
          </table:table-cell>
          <table:table-cell table:style-name="ce20" office:value-type="float" office:value="111" calcext:value-type="float">
            <text:p>111</text:p>
          </table:table-cell>
          <table:table-cell table:style-name="ce30" office:value-type="float" office:value="3866082.27" calcext:value-type="float">
            <text:p>3,866,082.27</text:p>
          </table:table-cell>
          <table:table-cell table:formula="of:=[.D5]+[.E5]" office:value-type="float" office:value="28228180.69" calcext:value-type="float">
            <text:p>28228180.69</text:p>
          </table:table-cell>
          <table:table-cell table:formula="of:=[.F5]+[.G5]" office:value-type="float" office:value="28447435.6" calcext:value-type="float">
            <text:p>28447435.6</text:p>
          </table:table-cell>
          <table:table-cell table:style-name="ce33" office:value-type="float" office:value="3646827.36" calcext:value-type="float">
            <text:p>3,646,827.3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in Movimiento</text:p>
          </table:table-cell>
          <table:table-cell table:style-name="ce21" office:value-type="float" office:value="660" calcext:value-type="float">
            <text:p>660</text:p>
          </table:table-cell>
          <table:table-cell table:style-name="ce31" office:value-type="float" office:value="0" calcext:value-type="float">
            <text:p>0.00</text:p>
          </table:table-cell>
          <table:table-cell table:formula="of:=[.D6]+[.E6]" office:value-type="float" office:value="0" calcext:value-type="float">
            <text:p>0</text:p>
          </table:table-cell>
          <table:table-cell table:formula="of:=[.F6]+[.G6]" office:value-type="float" office:value="0" calcext:value-type="float">
            <text:p>0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7"/>
        </table:table-row>
      </table:table>
      <table:table table:name="sep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4">
          <table:table-cell table:style-name="ce14" office:value-type="string" calcext:value-type="string">
            <text:p>3M ECUADOR C.A.</text:p>
          </table:table-cell>
          <table:table-cell table:style-name="ce19" office:value-type="float" office:value="42795.09" calcext:value-type="float">
            <text:p>42795.09</text:p>
          </table:table-cell>
          <table:table-cell table:style-name="ce39" office:value-type="float" office:value="37511.09" calcext:value-type="float">
            <text:p>37511.09</text:p>
          </table:table-cell>
        </table:table-row>
        <table:table-row table:style-name="ro4">
          <table:table-cell table:style-name="ce15" office:value-type="string" calcext:value-type="string">
            <text:p>ACCESORIOS Y SISTEMAS AS C. A.</text:p>
          </table:table-cell>
          <table:table-cell table:style-name="ce20" office:value-type="float" office:value="3329.46" calcext:value-type="float">
            <text:p>3329.46</text:p>
          </table:table-cell>
          <table:table-cell table:style-name="ce40" office:value-type="float" office:value="5013.53" calcext:value-type="float">
            <text:p>5013.53</text:p>
          </table:table-cell>
        </table:table-row>
        <table:table-row table:style-name="ro4">
          <table:table-cell table:style-name="ce15" office:value-type="string" calcext:value-type="string">
            <text:p>ACUACULTURA TECNICA INTEGRADA DEL PERU S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10167.54" calcext:value-type="float">
            <text:p>10167.54</text:p>
          </table:table-cell>
        </table:table-row>
        <table:table-row table:style-name="ro4">
          <table:table-cell table:style-name="ce15" office:value-type="string" calcext:value-type="string">
            <text:p>AGROLAGO DE OCCIDENTE C.A.</text:p>
          </table:table-cell>
          <table:table-cell table:style-name="ce20" office:value-type="float" office:value="69757.47" calcext:value-type="float">
            <text:p>69757.47</text:p>
          </table:table-cell>
          <table:table-cell table:style-name="ce40" office:value-type="float" office:value="69757.47" calcext:value-type="float">
            <text:p>69757.47</text:p>
          </table:table-cell>
        </table:table-row>
        <table:table-row table:style-name="ro4">
          <table:table-cell table:style-name="ce15" office:value-type="string" calcext:value-type="string">
            <text:p>ALARCON MIRANDA JORGE ENRIQUE</text:p>
          </table:table-cell>
          <table:table-cell table:style-name="ce20" office:value-type="float" office:value="1680" calcext:value-type="float">
            <text:p>1680</text:p>
          </table:table-cell>
          <table:table-cell table:style-name="ce40" office:value-type="float" office:value="1680" calcext:value-type="float">
            <text:p>1680</text:p>
          </table:table-cell>
        </table:table-row>
        <table:table-row table:style-name="ro4">
          <table:table-cell table:style-name="ce15" office:value-type="string" calcext:value-type="string">
            <text:p>ALAVA VELEZ VICTOR ALFONSO</text:p>
          </table:table-cell>
          <table:table-cell table:style-name="ce20" office:value-type="float" office:value="5995.36" calcext:value-type="float">
            <text:p>5995.36</text:p>
          </table:table-cell>
          <table:table-cell table:style-name="ce40" office:value-type="float" office:value="5995.36" calcext:value-type="float">
            <text:p>5995.36</text:p>
          </table:table-cell>
        </table:table-row>
        <table:table-row table:style-name="ro4">
          <table:table-cell table:style-name="ce15" office:value-type="string" calcext:value-type="string">
            <text:p>ALESSA S.A.</text:p>
          </table:table-cell>
          <table:table-cell table:style-name="ce20" office:value-type="float" office:value="770.12" calcext:value-type="float">
            <text:p>770.12</text:p>
          </table:table-cell>
          <table:table-cell table:style-name="ce40" office:value-type="float" office:value="770.12" calcext:value-type="float">
            <text:p>770.12</text:p>
          </table:table-cell>
        </table:table-row>
        <table:table-row table:style-name="ro4">
          <table:table-cell table:style-name="ce15" office:value-type="string" calcext:value-type="string">
            <text:p>ALIMENTOS EL SABOR ALIMENSABOR C. LTDA</text:p>
          </table:table-cell>
          <table:table-cell table:style-name="ce20" office:value-type="float" office:value="5256.1" calcext:value-type="float">
            <text:p>5256.1</text:p>
          </table:table-cell>
          <table:table-cell table:style-name="ce40" office:value-type="float" office:value="7612.35" calcext:value-type="float">
            <text:p>7612.35</text:p>
          </table:table-cell>
        </table:table-row>
        <table:table-row table:style-name="ro4">
          <table:table-cell table:style-name="ce15" office:value-type="string" calcext:value-type="string">
            <text:p>ANCLA&amp;VIENTO ECUADOR S.A.</text:p>
          </table:table-cell>
          <table:table-cell table:style-name="ce20" office:value-type="float" office:value="10415.06" calcext:value-type="float">
            <text:p>10415.06</text:p>
          </table:table-cell>
          <table:table-cell table:style-name="ce40" office:value-type="float" office:value="10415.06" calcext:value-type="float">
            <text:p>10415.06</text:p>
          </table:table-cell>
        </table:table-row>
        <table:table-row table:style-name="ro4">
          <table:table-cell table:style-name="ce15" office:value-type="string" calcext:value-type="string">
            <text:p>ANTON PAREJA JOSE JOAQUIN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4">
          <table:table-cell table:style-name="ce15" office:value-type="string" calcext:value-type="string">
            <text:p>AROSEMENA BENITES ROGER RAMON</text:p>
          </table:table-cell>
          <table:table-cell table:style-name="ce20" office:value-type="float" office:value="2532.32" calcext:value-type="float">
            <text:p>2532.32</text:p>
          </table:table-cell>
          <table:table-cell table:style-name="ce40" office:value-type="float" office:value="1671.27" calcext:value-type="float">
            <text:p>1671.27</text:p>
          </table:table-cell>
        </table:table-row>
        <table:table-row table:style-name="ro4">
          <table:table-cell table:style-name="ce15" office:value-type="string" calcext:value-type="string">
            <text:p>ASISERVY S.A.</text:p>
          </table:table-cell>
          <table:table-cell table:style-name="ce20" office:value-type="float" office:value="5733.98" calcext:value-type="float">
            <text:p>5733.98</text:p>
          </table:table-cell>
          <table:table-cell table:style-name="ce40" office:value-type="float" office:value="8472.51" calcext:value-type="float">
            <text:p>8472.51</text:p>
          </table:table-cell>
        </table:table-row>
        <table:table-row table:style-name="ro4">
          <table:table-cell table:style-name="ce15" office:value-type="string" calcext:value-type="string">
            <text:p>BABYS S.A.</text:p>
          </table:table-cell>
          <table:table-cell table:style-name="ce20" office:value-type="float" office:value="1908.48" calcext:value-type="float">
            <text:p>1908.48</text:p>
          </table:table-cell>
          <table:table-cell table:style-name="ce40" office:value-type="float" office:value="1908.48" calcext:value-type="float">
            <text:p>1908.48</text:p>
          </table:table-cell>
        </table:table-row>
        <table:table-row table:style-name="ro4">
          <table:table-cell table:style-name="ce15" office:value-type="string" calcext:value-type="string">
            <text:p>BASESURCORP S.A.</text:p>
          </table:table-cell>
          <table:table-cell table:style-name="ce20" office:value-type="float" office:value="8048.55" calcext:value-type="float">
            <text:p>8048.55</text:p>
          </table:table-cell>
          <table:table-cell table:style-name="ce40" office:value-type="float" office:value="10975.24" calcext:value-type="float">
            <text:p>10975.24</text:p>
          </table:table-cell>
        </table:table-row>
        <table:table-row table:style-name="ro4">
          <table:table-cell table:style-name="ce15" office:value-type="string" calcext:value-type="string">
            <text:p>BOLAND THOMAS PATRICK</text:p>
          </table:table-cell>
          <table:table-cell table:style-name="ce20" office:value-type="float" office:value="13069.91" calcext:value-type="float">
            <text:p>13069.91</text:p>
          </table:table-cell>
          <table:table-cell table:style-name="ce40" office:value-type="float" office:value="13069.91" calcext:value-type="float">
            <text:p>13069.91</text:p>
          </table:table-cell>
        </table:table-row>
        <table:table-row table:style-name="ro4">
          <table:table-cell table:style-name="ce15" office:value-type="string" calcext:value-type="string">
            <text:p>CAICEDO ESPINEL CARLOS HUGO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489.22" calcext:value-type="float">
            <text:p>489.22</text:p>
          </table:table-cell>
        </table:table-row>
        <table:table-row table:style-name="ro4">
          <table:table-cell table:style-name="ce15" office:value-type="string" calcext:value-type="string">
            <text:p>CAMARONERA COMERCIALIZADORA <text:s/>CONCAMARON</text:p>
          </table:table-cell>
          <table:table-cell table:style-name="ce20" office:value-type="float" office:value="8560.54" calcext:value-type="float">
            <text:p>8560.54</text:p>
          </table:table-cell>
          <table:table-cell table:style-name="ce40" office:value-type="float" office:value="6196.21" calcext:value-type="float">
            <text:p>6196.21</text:p>
          </table:table-cell>
        </table:table-row>
        <table:table-row table:style-name="ro4">
          <table:table-cell table:style-name="ce15" office:value-type="string" calcext:value-type="string">
            <text:p>CAMPOAZUL S.A.</text:p>
          </table:table-cell>
          <table:table-cell table:style-name="ce20" office:value-type="float" office:value="882" calcext:value-type="float">
            <text:p>882</text:p>
          </table:table-cell>
          <table:table-cell table:style-name="ce40" office:value-type="float" office:value="882" calcext:value-type="float">
            <text:p>882</text:p>
          </table:table-cell>
        </table:table-row>
        <table:table-row table:style-name="ro4">
          <table:table-cell table:style-name="ce15" office:value-type="string" calcext:value-type="string">
            <text:p>CARTULINA VERDE OLIPACK S. A.</text:p>
          </table:table-cell>
          <table:table-cell table:style-name="ce20" office:value-type="float" office:value="25354.7" calcext:value-type="float">
            <text:p>25354.7</text:p>
          </table:table-cell>
          <table:table-cell table:style-name="ce40" office:value-type="float" office:value="28591.86" calcext:value-type="float">
            <text:p>28591.86</text:p>
          </table:table-cell>
        </table:table-row>
        <table:table-row table:style-name="ro4">
          <table:table-cell table:style-name="ce15" office:value-type="string" calcext:value-type="string">
            <text:p>CARVAGU S.A.</text:p>
          </table:table-cell>
          <table:table-cell table:style-name="ce20" office:value-type="float" office:value="104010.27" calcext:value-type="float">
            <text:p>104010.27</text:p>
          </table:table-cell>
          <table:table-cell table:style-name="ce40" office:value-type="float" office:value="126698.12" calcext:value-type="float">
            <text:p>126698.12</text:p>
          </table:table-cell>
        </table:table-row>
        <table:table-row table:style-name="ro4">
          <table:table-cell table:style-name="ce15" office:value-type="string" calcext:value-type="string">
            <text:p>CEPROMAR S.A.</text:p>
          </table:table-cell>
          <table:table-cell table:style-name="ce20" office:value-type="float" office:value="8696.69" calcext:value-type="float">
            <text:p>8696.69</text:p>
          </table:table-cell>
          <table:table-cell table:style-name="ce40" office:value-type="float" office:value="8696.69" calcext:value-type="float">
            <text:p>8696.69</text:p>
          </table:table-cell>
        </table:table-row>
        <table:table-row table:style-name="ro4">
          <table:table-cell table:style-name="ce15" office:value-type="string" calcext:value-type="string">
            <text:p>CERVECERIA NACIONAL CN S.A.</text:p>
          </table:table-cell>
          <table:table-cell table:style-name="ce20" office:value-type="float" office:value="2133648.97" calcext:value-type="float">
            <text:p>2133648.97</text:p>
          </table:table-cell>
          <table:table-cell table:style-name="ce40" office:value-type="float" office:value="2488288.42" calcext:value-type="float">
            <text:p>2488288.42</text:p>
          </table:table-cell>
        </table:table-row>
        <table:table-row table:style-name="ro4">
          <table:table-cell table:style-name="ce15" office:value-type="string" calcext:value-type="string">
            <text:p>CHIVERIA SA</text:p>
          </table:table-cell>
          <table:table-cell table:style-name="ce20" office:value-type="float" office:value="4201.68" calcext:value-type="float">
            <text:p>4201.68</text:p>
          </table:table-cell>
          <table:table-cell table:style-name="ce40" office:value-type="float" office:value="4201.68" calcext:value-type="float">
            <text:p>4201.68</text:p>
          </table:table-cell>
        </table:table-row>
        <table:table-row table:style-name="ro4">
          <table:table-cell table:style-name="ce15" office:value-type="string" calcext:value-type="string">
            <text:p>CHOCOLATE ECUATORIANO CA CHOCOLATECA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150" calcext:value-type="float">
            <text:p>150</text:p>
          </table:table-cell>
        </table:table-row>
        <table:table-row table:style-name="ro4">
          <table:table-cell table:style-name="ce15" office:value-type="string" calcext:value-type="string">
            <text:p>COFIMAR <text:s/>S.A.</text:p>
          </table:table-cell>
          <table:table-cell table:style-name="ce20" office:value-type="float" office:value="60243.61" calcext:value-type="float">
            <text:p>60243.61</text:p>
          </table:table-cell>
          <table:table-cell table:style-name="ce40" office:value-type="float" office:value="38759.02" calcext:value-type="float">
            <text:p>38759.02</text:p>
          </table:table-cell>
        </table:table-row>
        <table:table-row table:style-name="ro4">
          <table:table-cell table:style-name="ce15" office:value-type="string" calcext:value-type="string">
            <text:p>COMERCIAL PESQUERA CRISTIANSEN S.A.</text:p>
          </table:table-cell>
          <table:table-cell table:style-name="ce20" office:value-type="float" office:value="13558.93" calcext:value-type="float">
            <text:p>13558.93</text:p>
          </table:table-cell>
          <table:table-cell table:style-name="ce40" office:value-type="float" office:value="13558.93" calcext:value-type="float">
            <text:p>13558.93</text:p>
          </table:table-cell>
        </table:table-row>
        <table:table-row table:style-name="ro4">
          <table:table-cell table:style-name="ce15" office:value-type="string" calcext:value-type="string">
            <text:p>COMERCIALIZADORA INTERNACIONAL DE MARISC</text:p>
          </table:table-cell>
          <table:table-cell table:style-name="ce20" office:value-type="float" office:value="7545.27" calcext:value-type="float">
            <text:p>7545.27</text:p>
          </table:table-cell>
          <table:table-cell table:style-name="ce40" office:value-type="float" office:value="9167.78" calcext:value-type="float">
            <text:p>9167.78</text:p>
          </table:table-cell>
        </table:table-row>
        <table:table-row table:style-name="ro4">
          <table:table-cell table:style-name="ce15" office:value-type="string" calcext:value-type="string">
            <text:p>COMERCIALIZADORA NUTRI MED NUTRIMEDECUAD</text:p>
          </table:table-cell>
          <table:table-cell table:style-name="ce20" office:value-type="float" office:value="5195.83" calcext:value-type="float">
            <text:p>5195.83</text:p>
          </table:table-cell>
          <table:table-cell table:style-name="ce40" office:value-type="float" office:value="5195.83" calcext:value-type="float">
            <text:p>5195.83</text:p>
          </table:table-cell>
        </table:table-row>
        <table:table-row table:style-name="ro4">
          <table:table-cell table:style-name="ce15" office:value-type="string" calcext:value-type="string">
            <text:p>COMERCIALIZADORA Y EXPORTADORA HIPOCAMPU</text:p>
          </table:table-cell>
          <table:table-cell table:style-name="ce20" office:value-type="float" office:value="11518.32" calcext:value-type="float">
            <text:p>11518.32</text:p>
          </table:table-cell>
          <table:table-cell table:style-name="ce40" office:value-type="float" office:value="5326.2" calcext:value-type="float">
            <text:p>5326.2</text:p>
          </table:table-cell>
        </table:table-row>
        <table:table-row table:style-name="ro4">
          <table:table-cell table:style-name="ce15" office:value-type="string" calcext:value-type="string">
            <text:p>COMPAÑIA AZUCARERA VALDEZ S.A.</text:p>
          </table:table-cell>
          <table:table-cell table:style-name="ce20" office:value-type="float" office:value="3763.2" calcext:value-type="float">
            <text:p>3763.2</text:p>
          </table:table-cell>
          <table:table-cell table:style-name="ce40" office:value-type="float" office:value="1407.72" calcext:value-type="float">
            <text:p>1407.72</text:p>
          </table:table-cell>
        </table:table-row>
        <table:table-row table:style-name="ro4">
          <table:table-cell table:style-name="ce15" office:value-type="string" calcext:value-type="string">
            <text:p>COMPAÑIA DE ELABORADOS DE CAFE ELCAFE</text:p>
          </table:table-cell>
          <table:table-cell table:style-name="ce20" office:value-type="float" office:value="560" calcext:value-type="float">
            <text:p>560</text:p>
          </table:table-cell>
          <table:table-cell table:style-name="ce40" office:value-type="float" office:value="560" calcext:value-type="float">
            <text:p>560</text:p>
          </table:table-cell>
        </table:table-row>
        <table:table-row table:style-name="ro4">
          <table:table-cell table:style-name="ce15" office:value-type="string" calcext:value-type="string">
            <text:p>COMPAÑIA ORTIZ &amp; LOAIZA CORLAPROD S.A.</text:p>
          </table:table-cell>
          <table:table-cell table:style-name="ce20" office:value-type="float" office:value="2184" calcext:value-type="float">
            <text:p>2184</text:p>
          </table:table-cell>
          <table:table-cell table:style-name="ce40" office:value-type="float" office:value="2184" calcext:value-type="float">
            <text:p>2184</text:p>
          </table:table-cell>
        </table:table-row>
        <table:table-row table:style-name="ro4">
          <table:table-cell table:style-name="ce15" office:value-type="string" calcext:value-type="string">
            <text:p>CONGELADOS DEL PACIFICO SEAFOOD S.A. FRO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1930.2" calcext:value-type="float">
            <text:p>1930.2</text:p>
          </table:table-cell>
        </table:table-row>
        <table:table-row table:style-name="ro4">
          <table:table-cell table:style-name="ce15" office:value-type="string" calcext:value-type="string">
            <text:p>CONSERVAS ISABEL ECUATORIANA S.A.</text:p>
          </table:table-cell>
          <table:table-cell table:style-name="ce20" office:value-type="float" office:value="40129.67" calcext:value-type="float">
            <text:p>40129.67</text:p>
          </table:table-cell>
          <table:table-cell table:style-name="ce40" office:value-type="float" office:value="42287.25" calcext:value-type="float">
            <text:p>42287.25</text:p>
          </table:table-cell>
        </table:table-row>
        <table:table-row table:style-name="ro4">
          <table:table-cell table:style-name="ce15" office:value-type="string" calcext:value-type="string">
            <text:p>COSMETICOS ECOS S.A.</text:p>
          </table:table-cell>
          <table:table-cell table:style-name="ce20" office:value-type="float" office:value="846.72" calcext:value-type="float">
            <text:p>846.72</text:p>
          </table:table-cell>
          <table:table-cell table:style-name="ce40" office:value-type="float" office:value="846.72" calcext:value-type="float">
            <text:p>846.72</text:p>
          </table:table-cell>
        </table:table-row>
        <table:table-row table:style-name="ro4">
          <table:table-cell table:style-name="ce15" office:value-type="string" calcext:value-type="string">
            <text:p>CRIADOR EL GUAMITO SAC</text:p>
          </table:table-cell>
          <table:table-cell table:style-name="ce20" office:value-type="float" office:value="6035.04" calcext:value-type="float">
            <text:p>6035.04</text:p>
          </table:table-cell>
          <table:table-cell table:style-name="ce40" office:value-type="float" office:value="9612.12" calcext:value-type="float">
            <text:p>9612.12</text:p>
          </table:table-cell>
        </table:table-row>
        <table:table-row table:style-name="ro4">
          <table:table-cell table:style-name="ce15" office:value-type="string" calcext:value-type="string">
            <text:p>CRIMASA CRIADEROS DE MARISCOS S.A.</text:p>
          </table:table-cell>
          <table:table-cell table:style-name="ce20" office:value-type="float" office:value="386795.18" calcext:value-type="float">
            <text:p>386795.18</text:p>
          </table:table-cell>
          <table:table-cell table:style-name="ce40" office:value-type="float" office:value="294238.2" calcext:value-type="float">
            <text:p>294238.2</text:p>
          </table:table-cell>
        </table:table-row>
        <table:table-row table:style-name="ro4">
          <table:table-cell table:style-name="ce15" office:value-type="string" calcext:value-type="string">
            <text:p>CULTIVO Y EXPORTACION ACUICOLA CEAEXPORT</text:p>
          </table:table-cell>
          <table:table-cell table:style-name="ce20" office:value-type="float" office:value="168115.93" calcext:value-type="float">
            <text:p>168115.93</text:p>
          </table:table-cell>
          <table:table-cell table:style-name="ce40" office:value-type="float" office:value="191158.89" calcext:value-type="float">
            <text:p>191158.89</text:p>
          </table:table-cell>
        </table:table-row>
        <table:table-row table:style-name="ro4">
          <table:table-cell table:style-name="ce15" office:value-type="string" calcext:value-type="string">
            <text:p>DAMERSOL S.A.</text:p>
          </table:table-cell>
          <table:table-cell table:style-name="ce20" office:value-type="float" office:value="1456" calcext:value-type="float">
            <text:p>1456</text:p>
          </table:table-cell>
          <table:table-cell table:style-name="ce40" office:value-type="float" office:value="1456" calcext:value-type="float">
            <text:p>1456</text:p>
          </table:table-cell>
        </table:table-row>
        <table:table-row table:style-name="ro4">
          <table:table-cell table:style-name="ce15" office:value-type="string" calcext:value-type="string">
            <text:p>DASSUM GONZALEZ JUAN FERNANDO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2217.83" calcext:value-type="float">
            <text:p>2217.83</text:p>
          </table:table-cell>
        </table:table-row>
        <table:table-row table:style-name="ro4">
          <table:table-cell table:style-name="ce15" office:value-type="string" calcext:value-type="string">
            <text:p>DAVMERCORP S.A.</text:p>
          </table:table-cell>
          <table:table-cell table:style-name="ce20" office:value-type="float" office:value="48781.81" calcext:value-type="float">
            <text:p>48781.81</text:p>
          </table:table-cell>
          <table:table-cell table:style-name="ce40" office:value-type="float" office:value="61186.89" calcext:value-type="float">
            <text:p>61186.89</text:p>
          </table:table-cell>
        </table:table-row>
        <table:table-row table:style-name="ro4">
          <table:table-cell table:style-name="ce15" office:value-type="string" calcext:value-type="string">
            <text:p>DCAM S.A.</text:p>
          </table:table-cell>
          <table:table-cell table:style-name="ce20" office:value-type="float" office:value="25991.78" calcext:value-type="float">
            <text:p>25991.78</text:p>
          </table:table-cell>
          <table:table-cell table:style-name="ce40" office:value-type="float" office:value="22704.14" calcext:value-type="float">
            <text:p>22704.14</text:p>
          </table:table-cell>
        </table:table-row>
        <table:table-row table:style-name="ro4">
          <table:table-cell table:style-name="ce15" office:value-type="string" calcext:value-type="string">
            <text:p>DEEAM PHARMACEUTICAL S A</text:p>
          </table:table-cell>
          <table:table-cell table:style-name="ce20" office:value-type="float" office:value="1402.91" calcext:value-type="float">
            <text:p>1402.91</text:p>
          </table:table-cell>
          <table:table-cell table:style-name="ce40" office:value-type="float" office:value="1402.91" calcext:value-type="float">
            <text:p>1402.91</text:p>
          </table:table-cell>
        </table:table-row>
        <table:table-row table:style-name="ro4">
          <table:table-cell table:style-name="ce15" office:value-type="string" calcext:value-type="string">
            <text:p>DELAROMA S.A.</text:p>
          </table:table-cell>
          <table:table-cell table:style-name="ce20" office:value-type="float" office:value="3414.03" calcext:value-type="float">
            <text:p>3414.03</text:p>
          </table:table-cell>
          <table:table-cell table:style-name="ce40" office:value-type="float" office:value="602.39" calcext:value-type="float">
            <text:p>602.39</text:p>
          </table:table-cell>
        </table:table-row>
        <table:table-row table:style-name="ro4">
          <table:table-cell table:style-name="ce15" office:value-type="string" calcext:value-type="string">
            <text:p>DERELAMAR S.A.</text:p>
          </table:table-cell>
          <table:table-cell table:style-name="ce20" office:value-type="float" office:value="26082.84" calcext:value-type="float">
            <text:p>26082.84</text:p>
          </table:table-cell>
          <table:table-cell table:style-name="ce40" office:value-type="float" office:value="24308.61" calcext:value-type="float">
            <text:p>24308.61</text:p>
          </table:table-cell>
        </table:table-row>
        <table:table-row table:style-name="ro4">
          <table:table-cell table:style-name="ce15" office:value-type="string" calcext:value-type="string">
            <text:p>DISTRIBUIDORA IMPORTADORA DIPOR S .A</text:p>
          </table:table-cell>
          <table:table-cell table:style-name="ce20" office:value-type="float" office:value="66846.41" calcext:value-type="float">
            <text:p>66846.41</text:p>
          </table:table-cell>
          <table:table-cell table:style-name="ce40" office:value-type="float" office:value="103192.77" calcext:value-type="float">
            <text:p>103192.77</text:p>
          </table:table-cell>
        </table:table-row>
        <table:table-row table:style-name="ro4">
          <table:table-cell table:style-name="ce15" office:value-type="string" calcext:value-type="string">
            <text:p>DISTRIBUIDORA LOS PAISAS S.C.</text:p>
          </table:table-cell>
          <table:table-cell table:style-name="ce20" office:value-type="float" office:value="49308.38" calcext:value-type="float">
            <text:p>49308.38</text:p>
          </table:table-cell>
          <table:table-cell table:style-name="ce40" office:value-type="float" office:value="49308.38" calcext:value-type="float">
            <text:p>49308.38</text:p>
          </table:table-cell>
        </table:table-row>
        <table:table-row table:style-name="ro4">
          <table:table-cell table:style-name="ce15" office:value-type="string" calcext:value-type="string">
            <text:p>DISTRIBUIDORA SMSRT REMEDY SMAREME S A</text:p>
          </table:table-cell>
          <table:table-cell table:style-name="ce20" office:value-type="float" office:value="299.72" calcext:value-type="float">
            <text:p>299.72</text:p>
          </table:table-cell>
          <table:table-cell table:style-name="ce40" office:value-type="float" office:value="299.72" calcext:value-type="float">
            <text:p>299.72</text:p>
          </table:table-cell>
        </table:table-row>
        <table:table-row table:style-name="ro4">
          <table:table-cell table:style-name="ce15" office:value-type="string" calcext:value-type="string">
            <text:p>DONUT HOUSE S A</text:p>
          </table:table-cell>
          <table:table-cell table:style-name="ce20" office:value-type="float" office:value="84259.36" calcext:value-type="float">
            <text:p>84259.36</text:p>
          </table:table-cell>
          <table:table-cell table:style-name="ce40" office:value-type="float" office:value="82102.26" calcext:value-type="float">
            <text:p>82102.26</text:p>
          </table:table-cell>
        </table:table-row>
        <table:table-row table:style-name="ro4">
          <table:table-cell table:style-name="ce15" office:value-type="string" calcext:value-type="string">
            <text:p>DROCARAS INDUSTRIA Y REPRESENTACIONES S.</text:p>
          </table:table-cell>
          <table:table-cell table:style-name="ce20" office:value-type="float" office:value="5088.16" calcext:value-type="float">
            <text:p>5088.16</text:p>
          </table:table-cell>
          <table:table-cell table:style-name="ce40" office:value-type="float" office:value="5316.08" calcext:value-type="float">
            <text:p>5316.08</text:p>
          </table:table-cell>
        </table:table-row>
        <table:table-row table:style-name="ro4">
          <table:table-cell table:style-name="ce15" office:value-type="string" calcext:value-type="string">
            <text:p>DULCAFE S.A.</text:p>
          </table:table-cell>
          <table:table-cell table:style-name="ce20" office:value-type="float" office:value="55327.37" calcext:value-type="float">
            <text:p>55327.37</text:p>
          </table:table-cell>
          <table:table-cell table:style-name="ce40" office:value-type="float" office:value="57318.2" calcext:value-type="float">
            <text:p>57318.2</text:p>
          </table:table-cell>
        </table:table-row>
        <table:table-row table:style-name="ro4">
          <table:table-cell table:style-name="ce15" office:value-type="string" calcext:value-type="string">
            <text:p>DULCENAC S.A.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9442.91" calcext:value-type="float">
            <text:p>9442.91</text:p>
          </table:table-cell>
        </table:table-row>
        <table:table-row table:style-name="ro4">
          <table:table-cell table:style-name="ce15" office:value-type="string" calcext:value-type="string">
            <text:p>DULCES PASTELES Y TORTAS RADU SA</text:p>
          </table:table-cell>
          <table:table-cell table:style-name="ce20" office:value-type="float" office:value="20976.71" calcext:value-type="float">
            <text:p>20976.71</text:p>
          </table:table-cell>
          <table:table-cell table:style-name="ce40" office:value-type="float" office:value="8289.73" calcext:value-type="float">
            <text:p>8289.73</text:p>
          </table:table-cell>
        </table:table-row>
        <table:table-row table:style-name="ro4">
          <table:table-cell table:style-name="ce15" office:value-type="string" calcext:value-type="string">
            <text:p>DYVENPRO DISTRIBUCIÓN Y VENTA DE PRODUCT</text:p>
          </table:table-cell>
          <table:table-cell table:style-name="ce20" office:value-type="float" office:value="13543.56" calcext:value-type="float">
            <text:p>13543.56</text:p>
          </table:table-cell>
          <table:table-cell table:style-name="ce40" office:value-type="float" office:value="12865.74" calcext:value-type="float">
            <text:p>12865.74</text:p>
          </table:table-cell>
        </table:table-row>
        <table:table-row table:style-name="ro4">
          <table:table-cell table:style-name="ce15" office:value-type="string" calcext:value-type="string">
            <text:p>ECOBEL S.A.</text:p>
          </table:table-cell>
          <table:table-cell table:style-name="ce20" office:value-type="float" office:value="21049.67" calcext:value-type="float">
            <text:p>21049.67</text:p>
          </table:table-cell>
          <table:table-cell table:style-name="ce40" office:value-type="float" office:value="26707.39" calcext:value-type="float">
            <text:p>26707.39</text:p>
          </table:table-cell>
        </table:table-row>
        <table:table-row table:style-name="ro4">
          <table:table-cell table:style-name="ce15" office:value-type="string" calcext:value-type="string">
            <text:p>ECOPHARMA S A</text:p>
          </table:table-cell>
          <table:table-cell table:style-name="ce20" office:value-type="float" office:value="808.65" calcext:value-type="float">
            <text:p>808.65</text:p>
          </table:table-cell>
          <table:table-cell table:style-name="ce40" office:value-type="float" office:value="456.75" calcext:value-type="float">
            <text:p>456.75</text:p>
          </table:table-cell>
        </table:table-row>
        <table:table-row table:style-name="ro4">
          <table:table-cell table:style-name="ce15" office:value-type="string" calcext:value-type="string">
            <text:p>ECUAJILI CIA LTDA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15178.1" calcext:value-type="float">
            <text:p>15178.1</text:p>
          </table:table-cell>
        </table:table-row>
        <table:table-row table:style-name="ro4">
          <table:table-cell table:style-name="ce15" office:value-type="string" calcext:value-type="string">
            <text:p>ECUAQUIMICA <text:s/>ECUATORIANA DE PRODUCTOS QU</text:p>
          </table:table-cell>
          <table:table-cell table:style-name="ce20" office:value-type="float" office:value="2673.27" calcext:value-type="float">
            <text:p>2673.27</text:p>
          </table:table-cell>
          <table:table-cell table:style-name="ce40" office:value-type="float" office:value="2673.27" calcext:value-type="float">
            <text:p>2673.27</text:p>
          </table:table-cell>
        </table:table-row>
        <table:table-row table:style-name="ro4">
          <table:table-cell table:style-name="ce15" office:value-type="string" calcext:value-type="string">
            <text:p>ECUARIDER SA.</text:p>
          </table:table-cell>
          <table:table-cell table:style-name="ce20" office:value-type="float" office:value="1646.4" calcext:value-type="float">
            <text:p>1646.4</text:p>
          </table:table-cell>
          <table:table-cell table:style-name="ce40" office:value-type="float" office:value="1582.41" calcext:value-type="float">
            <text:p>1582.41</text:p>
          </table:table-cell>
        </table:table-row>
        <table:table-row table:style-name="ro4">
          <table:table-cell table:style-name="ce15" office:value-type="string" calcext:value-type="string">
            <text:p>EMPACADORA BILBO S.A. (BILBOSA)</text:p>
          </table:table-cell>
          <table:table-cell table:style-name="ce20" office:value-type="float" office:value="258327.89" calcext:value-type="float">
            <text:p>258327.89</text:p>
          </table:table-cell>
          <table:table-cell table:style-name="ce40" office:value-type="float" office:value="219955.54" calcext:value-type="float">
            <text:p>219955.54</text:p>
          </table:table-cell>
        </table:table-row>
        <table:table-row table:style-name="ro4">
          <table:table-cell table:style-name="ce15" office:value-type="string" calcext:value-type="string">
            <text:p>EMPACADORA DEL PACIFICO S.A. (EDPACIFIC)</text:p>
          </table:table-cell>
          <table:table-cell table:style-name="ce20" office:value-type="float" office:value="175592.39" calcext:value-type="float">
            <text:p>175592.39</text:p>
          </table:table-cell>
          <table:table-cell table:style-name="ce40" office:value-type="float" office:value="148322.41" calcext:value-type="float">
            <text:p>148322.41</text:p>
          </table:table-cell>
        </table:table-row>
        <table:table-row table:style-name="ro4">
          <table:table-cell table:style-name="ce15" office:value-type="string" calcext:value-type="string">
            <text:p>EMPACADORA DUFER CIA. LTDA.</text:p>
          </table:table-cell>
          <table:table-cell table:style-name="ce20" office:value-type="float" office:value="23540.16" calcext:value-type="float">
            <text:p>23540.16</text:p>
          </table:table-cell>
          <table:table-cell table:style-name="ce40" office:value-type="float" office:value="25485.51" calcext:value-type="float">
            <text:p>25485.51</text:p>
          </table:table-cell>
        </table:table-row>
        <table:table-row table:style-name="ro4">
          <table:table-cell table:style-name="ce15" office:value-type="string" calcext:value-type="string">
            <text:p>EMPACADORA GRUPO GRANMAR S.A. EMPAGRAN</text:p>
          </table:table-cell>
          <table:table-cell table:style-name="ce20" office:value-type="float" office:value="34110.95" calcext:value-type="float">
            <text:p>34110.95</text:p>
          </table:table-cell>
          <table:table-cell table:style-name="ce40" office:value-type="float" office:value="39458.24" calcext:value-type="float">
            <text:p>39458.24</text:p>
          </table:table-cell>
        </table:table-row>
        <table:table-row table:style-name="ro4">
          <table:table-cell table:style-name="ce15" office:value-type="string" calcext:value-type="string">
            <text:p>EMPACADORA MELLIMAR EMPACMAR S.A</text:p>
          </table:table-cell>
          <table:table-cell table:style-name="ce20" office:value-type="float" office:value="7000.57" calcext:value-type="float">
            <text:p>7000.57</text:p>
          </table:table-cell>
          <table:table-cell table:style-name="ce40" office:value-type="float" office:value="7000.57" calcext:value-type="float">
            <text:p>7000.57</text:p>
          </table:table-cell>
        </table:table-row>
        <table:table-row table:style-name="ro4">
          <table:table-cell table:style-name="ce15" office:value-type="string" calcext:value-type="string">
            <text:p>EMPACRECI S.A.</text:p>
          </table:table-cell>
          <table:table-cell table:style-name="ce20" office:value-type="float" office:value="551031.28" calcext:value-type="float">
            <text:p>551031.28</text:p>
          </table:table-cell>
          <table:table-cell table:style-name="ce40" office:value-type="float" office:value="358096.7" calcext:value-type="float">
            <text:p>358096.7</text:p>
          </table:table-cell>
        </table:table-row>
        <table:table-row table:style-name="ro4">
          <table:table-cell table:style-name="ce15" office:value-type="string" calcext:value-type="string">
            <text:p>EUROFISH S.A.</text:p>
          </table:table-cell>
          <table:table-cell table:style-name="ce20" office:value-type="float" office:value="127156.79" calcext:value-type="float">
            <text:p>127156.79</text:p>
          </table:table-cell>
          <table:table-cell table:style-name="ce40" office:value-type="float" office:value="108493.73" calcext:value-type="float">
            <text:p>108493.73</text:p>
          </table:table-cell>
        </table:table-row>
        <table:table-row table:style-name="ro4">
          <table:table-cell table:style-name="ce15" office:value-type="string" calcext:value-type="string">
            <text:p>EXOFRUT S.A.</text:p>
          </table:table-cell>
          <table:table-cell table:style-name="ce20" office:value-type="float" office:value="3370.1" calcext:value-type="float">
            <text:p>3370.1</text:p>
          </table:table-cell>
          <table:table-cell table:style-name="ce40" office:value-type="float" office:value="3370.1" calcext:value-type="float">
            <text:p>3370.1</text:p>
          </table:table-cell>
        </table:table-row>
        <table:table-row table:style-name="ro4">
          <table:table-cell table:style-name="ce15" office:value-type="string" calcext:value-type="string">
            <text:p>EXORBAN S.A.</text:p>
          </table:table-cell>
          <table:table-cell table:style-name="ce20" office:value-type="float" office:value="55993.6" calcext:value-type="float">
            <text:p>55993.6</text:p>
          </table:table-cell>
          <table:table-cell table:style-name="ce40" office:value-type="float" office:value="56122.29" calcext:value-type="float">
            <text:p>56122.29</text:p>
          </table:table-cell>
        </table:table-row>
        <table:table-row table:style-name="ro4">
          <table:table-cell table:style-name="ce15" office:value-type="string" calcext:value-type="string">
            <text:p>EXPALSA EXPORTADORA DE ALIMENTOS S.A.</text:p>
          </table:table-cell>
          <table:table-cell table:style-name="ce20" office:value-type="float" office:value="2756038.9" calcext:value-type="float">
            <text:p>2756038.9</text:p>
          </table:table-cell>
          <table:table-cell table:style-name="ce40" office:value-type="float" office:value="2556156.78" calcext:value-type="float">
            <text:p>2556156.78</text:p>
          </table:table-cell>
        </table:table-row>
        <table:table-row table:style-name="ro4">
          <table:table-cell table:style-name="ce15" office:value-type="string" calcext:value-type="string">
            <text:p>EXPORTACIONES LIVIAMAR S.A.C.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3516" calcext:value-type="float">
            <text:p>3516</text:p>
          </table:table-cell>
        </table:table-row>
        <table:table-row table:style-name="ro4">
          <table:table-cell table:style-name="ce15" office:value-type="string" calcext:value-type="string">
            <text:p>EXPORTADORA CRUSTAMAR S.A.</text:p>
          </table:table-cell>
          <table:table-cell table:style-name="ce20" office:value-type="float" office:value="242257.97" calcext:value-type="float">
            <text:p>242257.97</text:p>
          </table:table-cell>
          <table:table-cell table:style-name="ce40" office:value-type="float" office:value="198450.1" calcext:value-type="float">
            <text:p>198450.1</text:p>
          </table:table-cell>
        </table:table-row>
        <table:table-row table:style-name="ro4">
          <table:table-cell table:style-name="ce15" office:value-type="string" calcext:value-type="string">
            <text:p>EXPORTADORA DE CAMARON ECUATORIANO EXCAM</text:p>
          </table:table-cell>
          <table:table-cell table:style-name="ce20" office:value-type="float" office:value="362081.01" calcext:value-type="float">
            <text:p>362081.01</text:p>
          </table:table-cell>
          <table:table-cell table:style-name="ce40" office:value-type="float" office:value="349272.26" calcext:value-type="float">
            <text:p>349272.26</text:p>
          </table:table-cell>
        </table:table-row>
        <table:table-row table:style-name="ro4">
          <table:table-cell table:style-name="ce15" office:value-type="string" calcext:value-type="string">
            <text:p>EXPORTADORA DE PRODUCTOS DEL OCEANO OCEA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40588.84" calcext:value-type="float">
            <text:p>40588.84</text:p>
          </table:table-cell>
        </table:table-row>
        <table:table-row table:style-name="ro4">
          <table:table-cell table:style-name="ce15" office:value-type="string" calcext:value-type="string">
            <text:p>EXPORTADORA TOTAL SEAFOOD TOTA</text:p>
          </table:table-cell>
          <table:table-cell table:style-name="ce20" office:value-type="float" office:value="519363.72" calcext:value-type="float">
            <text:p>519363.72</text:p>
          </table:table-cell>
          <table:table-cell table:style-name="ce40" office:value-type="float" office:value="438930.76" calcext:value-type="float">
            <text:p>438930.76</text:p>
          </table:table-cell>
        </table:table-row>
        <table:table-row table:style-name="ro4">
          <table:table-cell table:style-name="ce15" office:value-type="string" calcext:value-type="string">
            <text:p>EXPORTQUILSA &amp; PRODUCTORES ASOCIADOS S.A</text:p>
          </table:table-cell>
          <table:table-cell table:style-name="ce20" office:value-type="float" office:value="150101.66" calcext:value-type="float">
            <text:p>150101.66</text:p>
          </table:table-cell>
          <table:table-cell table:style-name="ce40" office:value-type="float" office:value="32872.73" calcext:value-type="float">
            <text:p>32872.73</text:p>
          </table:table-cell>
        </table:table-row>
        <table:table-row table:style-name="ro4">
          <table:table-cell table:style-name="ce15" office:value-type="string" calcext:value-type="string">
            <text:p>EXPOSYNERGY S.A.A</text:p>
          </table:table-cell>
          <table:table-cell table:style-name="ce20" office:value-type="float" office:value="7912.4" calcext:value-type="float">
            <text:p>7912.4</text:p>
          </table:table-cell>
          <table:table-cell table:style-name="ce40" office:value-type="float" office:value="7912.4" calcext:value-type="float">
            <text:p>7912.4</text:p>
          </table:table-cell>
        </table:table-row>
        <table:table-row table:style-name="ro4">
          <table:table-cell table:style-name="ce15" office:value-type="string" calcext:value-type="string">
            <text:p>EXPOTUNA S.A.</text:p>
          </table:table-cell>
          <table:table-cell table:style-name="ce20" office:value-type="float" office:value="228471.84" calcext:value-type="float">
            <text:p>228471.84</text:p>
          </table:table-cell>
          <table:table-cell table:style-name="ce40" office:value-type="float" office:value="129471.93" calcext:value-type="float">
            <text:p>129471.93</text:p>
          </table:table-cell>
        </table:table-row>
        <table:table-row table:style-name="ro4">
          <table:table-cell table:style-name="ce15" office:value-type="string" calcext:value-type="string">
            <text:p>FASHIONTECH S.A.</text:p>
          </table:table-cell>
          <table:table-cell table:style-name="ce20" office:value-type="float" office:value="3265.09" calcext:value-type="float">
            <text:p>3265.09</text:p>
          </table:table-cell>
          <table:table-cell table:style-name="ce40" office:value-type="float" office:value="3265.09" calcext:value-type="float">
            <text:p>3265.09</text:p>
          </table:table-cell>
        </table:table-row>
        <table:table-row table:style-name="ro4">
          <table:table-cell table:style-name="ce15" office:value-type="string" calcext:value-type="string">
            <text:p>FRIGOLANDIA</text:p>
          </table:table-cell>
          <table:table-cell table:style-name="ce20" office:value-type="float" office:value="564983.43" calcext:value-type="float">
            <text:p>564983.43</text:p>
          </table:table-cell>
          <table:table-cell table:style-name="ce40" office:value-type="float" office:value="430638.63" calcext:value-type="float">
            <text:p>430638.63</text:p>
          </table:table-cell>
        </table:table-row>
        <table:table-row table:style-name="ro4">
          <table:table-cell table:style-name="ce15" office:value-type="string" calcext:value-type="string">
            <text:p>FRIGOPESCA C.A.</text:p>
          </table:table-cell>
          <table:table-cell table:style-name="ce20" office:value-type="float" office:value="235777.06" calcext:value-type="float">
            <text:p>235777.06</text:p>
          </table:table-cell>
          <table:table-cell table:style-name="ce40" office:value-type="float" office:value="232228.21" calcext:value-type="float">
            <text:p>232228.21</text:p>
          </table:table-cell>
        </table:table-row>
        <table:table-row table:style-name="ro4">
          <table:table-cell table:style-name="ce15" office:value-type="string" calcext:value-type="string">
            <text:p>FRIGORIFICO Y LABORATORIO DE PESCA FRILA</text:p>
          </table:table-cell>
          <table:table-cell table:style-name="ce20" office:value-type="float" office:value="9871.34" calcext:value-type="float">
            <text:p>9871.34</text:p>
          </table:table-cell>
          <table:table-cell table:style-name="ce40" office:value-type="float" office:value="9871.34" calcext:value-type="float">
            <text:p>9871.34</text:p>
          </table:table-cell>
        </table:table-row>
        <table:table-row table:style-name="ro4">
          <table:table-cell table:style-name="ce15" office:value-type="string" calcext:value-type="string">
            <text:p>GALO G. ORBEA O. <text:s/>CIA. LTDA.</text:p>
          </table:table-cell>
          <table:table-cell table:style-name="ce20" office:value-type="float" office:value="1657.17" calcext:value-type="float">
            <text:p>1657.17</text:p>
          </table:table-cell>
          <table:table-cell table:style-name="ce40" office:value-type="float" office:value="1657.17" calcext:value-type="float">
            <text:p>1657.17</text:p>
          </table:table-cell>
        </table:table-row>
        <table:table-row table:style-name="ro4">
          <table:table-cell table:style-name="ce15" office:value-type="string" calcext:value-type="string">
            <text:p>GANADERA LA DELIA SA GANADELIA</text:p>
          </table:table-cell>
          <table:table-cell table:style-name="ce20" office:value-type="float" office:value="587.66" calcext:value-type="float">
            <text:p>587.66</text:p>
          </table:table-cell>
          <table:table-cell table:style-name="ce40" office:value-type="float" office:value="587.66" calcext:value-type="float">
            <text:p>587.66</text:p>
          </table:table-cell>
        </table:table-row>
        <table:table-row table:style-name="ro4">
          <table:table-cell table:style-name="ce15" office:value-type="string" calcext:value-type="string">
            <text:p>GOMEZ KOCHER ADOLFO RICARDO</text:p>
          </table:table-cell>
          <table:table-cell table:style-name="ce20" office:value-type="float" office:value="2871.68" calcext:value-type="float">
            <text:p>2871.68</text:p>
          </table:table-cell>
          <table:table-cell table:style-name="ce40" office:value-type="float" office:value="2921.93" calcext:value-type="float">
            <text:p>2921.93</text:p>
          </table:table-cell>
        </table:table-row>
        <table:table-row table:style-name="ro4">
          <table:table-cell table:style-name="ce15" office:value-type="string" calcext:value-type="string">
            <text:p>GRAFIMPAC S.A.</text:p>
          </table:table-cell>
          <table:table-cell table:style-name="ce20" office:value-type="float" office:value="18383.92" calcext:value-type="float">
            <text:p>18383.92</text:p>
          </table:table-cell>
          <table:table-cell table:style-name="ce40" office:value-type="float" office:value="30079.8" calcext:value-type="float">
            <text:p>30079.8</text:p>
          </table:table-cell>
        </table:table-row>
        <table:table-row table:style-name="ro4">
          <table:table-cell table:style-name="ce15" office:value-type="string" calcext:value-type="string">
            <text:p>GUAYATUNA S.A.</text:p>
          </table:table-cell>
          <table:table-cell table:style-name="ce20" office:value-type="float" office:value="168" calcext:value-type="float">
            <text:p>168</text:p>
          </table:table-cell>
          <table:table-cell table:style-name="ce40" office:value-type="float" office:value="168" calcext:value-type="float">
            <text:p>168</text:p>
          </table:table-cell>
        </table:table-row>
        <table:table-row table:style-name="ro4">
          <table:table-cell table:style-name="ce15" office:value-type="string" calcext:value-type="string">
            <text:p>HEIDELBERG ECUADOR S .A.</text:p>
          </table:table-cell>
          <table:table-cell table:style-name="ce20" office:value-type="float" office:value="16800" calcext:value-type="float">
            <text:p>16800</text:p>
          </table:table-cell>
          <table:table-cell table:style-name="ce40" office:value-type="float" office:value="262.5" calcext:value-type="float">
            <text:p>262.5</text:p>
          </table:table-cell>
        </table:table-row>
        <table:table-row table:style-name="ro4">
          <table:table-cell table:style-name="ce15" office:value-type="string" calcext:value-type="string">
            <text:p>HEINEKEN ECUADOR S.A.</text:p>
          </table:table-cell>
          <table:table-cell table:style-name="ce20" office:value-type="float" office:value="72956.45" calcext:value-type="float">
            <text:p>72956.45</text:p>
          </table:table-cell>
          <table:table-cell table:style-name="ce40" office:value-type="float" office:value="121751.2" calcext:value-type="float">
            <text:p>121751.2</text:p>
          </table:table-cell>
        </table:table-row>
        <table:table-row table:style-name="ro4">
          <table:table-cell table:style-name="ce15" office:value-type="string" calcext:value-type="string">
            <text:p>IMPORTADORA COMERCIAL LOOR S.A.</text:p>
          </table:table-cell>
          <table:table-cell table:style-name="ce20" office:value-type="float" office:value="57602.46" calcext:value-type="float">
            <text:p>57602.46</text:p>
          </table:table-cell>
          <table:table-cell table:style-name="ce40" office:value-type="float" office:value="46458.08" calcext:value-type="float">
            <text:p>46458.08</text:p>
          </table:table-cell>
        </table:table-row>
        <table:table-row table:style-name="ro4">
          <table:table-cell table:style-name="ce15" office:value-type="string" calcext:value-type="string">
            <text:p>IMPORTADORA DE MASIVOS IMPORMASS S.A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1307.05" calcext:value-type="float">
            <text:p>1307.05</text:p>
          </table:table-cell>
        </table:table-row>
        <table:table-row table:style-name="ro4">
          <table:table-cell table:style-name="ce15" office:value-type="string" calcext:value-type="string">
            <text:p>IMPORTMOVA S.A.</text:p>
          </table:table-cell>
          <table:table-cell table:style-name="ce20" office:value-type="float" office:value="18462.35" calcext:value-type="float">
            <text:p>18462.35</text:p>
          </table:table-cell>
          <table:table-cell table:style-name="ce40" office:value-type="float" office:value="17808.48" calcext:value-type="float">
            <text:p>17808.48</text:p>
          </table:table-cell>
        </table:table-row>
        <table:table-row table:style-name="ro4">
          <table:table-cell table:style-name="ce15" office:value-type="string" calcext:value-type="string">
            <text:p>INCABLE S.A.</text:p>
          </table:table-cell>
          <table:table-cell table:style-name="ce20" office:value-type="float" office:value="19155.83" calcext:value-type="float">
            <text:p>19155.83</text:p>
          </table:table-cell>
          <table:table-cell table:style-name="ce40" office:value-type="float" office:value="22810.23" calcext:value-type="float">
            <text:p>22810.23</text:p>
          </table:table-cell>
        </table:table-row>
        <table:table-row table:style-name="ro4">
          <table:table-cell table:style-name="ce15" office:value-type="string" calcext:value-type="string">
            <text:p>INDEUREC S.A.</text:p>
          </table:table-cell>
          <table:table-cell table:style-name="ce20" office:value-type="float" office:value="136331.11" calcext:value-type="float">
            <text:p>136331.11</text:p>
          </table:table-cell>
          <table:table-cell table:style-name="ce40" office:value-type="float" office:value="138341.48" calcext:value-type="float">
            <text:p>138341.48</text:p>
          </table:table-cell>
        </table:table-row>
        <table:table-row table:style-name="ro4">
          <table:table-cell table:style-name="ce15" office:value-type="string" calcext:value-type="string">
            <text:p>INDUFELTA S.A.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708.46" calcext:value-type="float">
            <text:p>708.46</text:p>
          </table:table-cell>
        </table:table-row>
        <table:table-row table:style-name="ro4">
          <table:table-cell table:style-name="ce15" office:value-type="string" calcext:value-type="string">
            <text:p>INDUSTRIA DE BELLEZA Y SALUD B.A.S.S.A.</text:p>
          </table:table-cell>
          <table:table-cell table:style-name="ce20" office:value-type="float" office:value="86882.49" calcext:value-type="float">
            <text:p>86882.49</text:p>
          </table:table-cell>
          <table:table-cell table:style-name="ce40" office:value-type="float" office:value="98517.64" calcext:value-type="float">
            <text:p>98517.64</text:p>
          </table:table-cell>
        </table:table-row>
        <table:table-row table:style-name="ro4">
          <table:table-cell table:style-name="ce15" office:value-type="string" calcext:value-type="string">
            <text:p>INDUSTRIA DULCERA C. LTDA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2070.82" calcext:value-type="float">
            <text:p>2070.82</text:p>
          </table:table-cell>
        </table:table-row>
        <table:table-row table:style-name="ro4">
          <table:table-cell table:style-name="ce15" office:value-type="string" calcext:value-type="string">
            <text:p>INDUSTRIAL PESQUERA SANTA PRISCILA S.A.</text:p>
          </table:table-cell>
          <table:table-cell table:style-name="ce20" office:value-type="float" office:value="1788419.31" calcext:value-type="float">
            <text:p>1788419.31</text:p>
          </table:table-cell>
          <table:table-cell table:style-name="ce40" office:value-type="float" office:value="990612.490000001" calcext:value-type="float">
            <text:p>990612.490000001</text:p>
          </table:table-cell>
        </table:table-row>
        <table:table-row table:style-name="ro4">
          <table:table-cell table:style-name="ce15" office:value-type="string" calcext:value-type="string">
            <text:p>INDUSTRIAL SHULK CIA. LTDA.</text:p>
          </table:table-cell>
          <table:table-cell table:style-name="ce20" office:value-type="float" office:value="2475.54" calcext:value-type="float">
            <text:p>2475.54</text:p>
          </table:table-cell>
          <table:table-cell table:style-name="ce40" office:value-type="float" office:value="2475.54" calcext:value-type="float">
            <text:p>2475.54</text:p>
          </table:table-cell>
        </table:table-row>
        <table:table-row table:style-name="ro4">
          <table:table-cell table:style-name="ce15" office:value-type="string" calcext:value-type="string">
            <text:p>INDUSTRIAS ALIMENTICIAS ECUATORIANAS SA</text:p>
          </table:table-cell>
          <table:table-cell table:style-name="ce20" office:value-type="float" office:value="1579.48" calcext:value-type="float">
            <text:p>1579.48</text:p>
          </table:table-cell>
          <table:table-cell table:style-name="ce40" office:value-type="float" office:value="3982.94" calcext:value-type="float">
            <text:p>3982.94</text:p>
          </table:table-cell>
        </table:table-row>
        <table:table-row table:style-name="ro4">
          <table:table-cell table:style-name="ce15" office:value-type="string" calcext:value-type="string">
            <text:p>INDUSTRIAS LACTEAS TONI S.A.</text:p>
          </table:table-cell>
          <table:table-cell table:style-name="ce38" office:value-type="float" office:value="13716.19" calcext:value-type="float">
            <text:p>13716.19</text:p>
          </table:table-cell>
          <table:table-cell table:style-name="ce41" office:value-type="float" office:value="7140.93" calcext:value-type="float">
            <text:p>7140.93</text:p>
          </table:table-cell>
        </table:table-row>
        <table:table-row table:style-name="ro4">
          <table:table-cell table:style-name="ce15" office:value-type="string" calcext:value-type="string">
            <text:p>INDUSTRIAS REUNIDAS LAB. INDUNIDAS CIA.</text:p>
          </table:table-cell>
          <table:table-cell table:style-name="ce38" office:value-type="float" office:value="74974.13" calcext:value-type="float">
            <text:p>74974.13</text:p>
          </table:table-cell>
          <table:table-cell table:style-name="ce41" office:value-type="float" office:value="90989.72" calcext:value-type="float">
            <text:p>90989.72</text:p>
          </table:table-cell>
        </table:table-row>
        <table:table-row table:style-name="ro4">
          <table:table-cell table:style-name="ce15" office:value-type="string" calcext:value-type="string">
            <text:p>INLAFA S.A .</text:p>
          </table:table-cell>
          <table:table-cell table:style-name="ce38" office:value-type="float" office:value="7719.33" calcext:value-type="float">
            <text:p>7719.33</text:p>
          </table:table-cell>
          <table:table-cell table:style-name="ce41" office:value-type="float" office:value="8007.24" calcext:value-type="float">
            <text:p>8007.24</text:p>
          </table:table-cell>
        </table:table-row>
        <table:table-row table:style-name="ro4">
          <table:table-cell table:style-name="ce15" office:value-type="string" calcext:value-type="string">
            <text:p>INSTITUTO FARMACO BIOLOGICO S.A.</text:p>
          </table:table-cell>
          <table:table-cell table:style-name="ce38" office:value-type="float" office:value="6063.99" calcext:value-type="float">
            <text:p>6063.99</text:p>
          </table:table-cell>
          <table:table-cell table:style-name="ce41" office:value-type="float" office:value="6173.81" calcext:value-type="float">
            <text:p>6173.81</text:p>
          </table:table-cell>
        </table:table-row>
        <table:table-row table:style-name="ro4">
          <table:table-cell table:style-name="ce15" office:value-type="string" calcext:value-type="string">
            <text:p>JACMAR ACUICULTURA &amp; EXPORTACION S A C</text:p>
          </table:table-cell>
          <table:table-cell table:style-name="ce38" office:value-type="float" office:value="28739.75" calcext:value-type="float">
            <text:p>28739.75</text:p>
          </table:table-cell>
          <table:table-cell table:style-name="ce41" office:value-type="float" office:value="28739.75" calcext:value-type="float">
            <text:p>28739.75</text:p>
          </table:table-cell>
        </table:table-row>
        <table:table-row table:style-name="ro4">
          <table:table-cell table:style-name="ce15" office:value-type="string" calcext:value-type="string">
            <text:p>KRONOS LABORATORIOS C. LTDA</text:p>
          </table:table-cell>
          <table:table-cell table:style-name="ce38" office:value-type="float" office:value="19770.32" calcext:value-type="float">
            <text:p>19770.32</text:p>
          </table:table-cell>
          <table:table-cell table:style-name="ce41" office:value-type="float" office:value="20367.65" calcext:value-type="float">
            <text:p>20367.65</text:p>
          </table:table-cell>
        </table:table-row>
        <table:table-row table:style-name="ro4">
          <table:table-cell table:style-name="ce15" office:value-type="string" calcext:value-type="string">
            <text:p>LA CASA DEL ACUICULTOR</text:p>
          </table:table-cell>
          <table:table-cell table:style-name="ce38" office:value-type="float" office:value="56133" calcext:value-type="float">
            <text:p>56133</text:p>
          </table:table-cell>
          <table:table-cell table:style-name="ce41" office:value-type="float" office:value="56133" calcext:value-type="float">
            <text:p>56133</text:p>
          </table:table-cell>
        </table:table-row>
        <table:table-row table:style-name="ro4">
          <table:table-cell table:style-name="ce15" office:value-type="string" calcext:value-type="string">
            <text:p>LA FABRIL S.A.</text:p>
          </table:table-cell>
          <table:table-cell table:style-name="ce38" office:value-type="float" office:value="3628.8" calcext:value-type="float">
            <text:p>3628.8</text:p>
          </table:table-cell>
          <table:table-cell table:style-name="ce41" office:value-type="float" office:value="6459.74" calcext:value-type="float">
            <text:p>6459.74</text:p>
          </table:table-cell>
        </table:table-row>
        <table:table-row table:style-name="ro4">
          <table:table-cell table:style-name="ce15" office:value-type="string" calcext:value-type="string">
            <text:p>LABORATORIO CHEFAR S.A.</text:p>
          </table:table-cell>
          <table:table-cell table:style-name="ce38" office:value-type="float" office:value="32883.14" calcext:value-type="float">
            <text:p>32883.14</text:p>
          </table:table-cell>
          <table:table-cell table:style-name="ce41" office:value-type="float" office:value="31089.5" calcext:value-type="float">
            <text:p>31089.5</text:p>
          </table:table-cell>
        </table:table-row>
        <table:table-row table:style-name="ro4">
          <table:table-cell table:style-name="ce15" office:value-type="string" calcext:value-type="string">
            <text:p>LABORATORIO FARMACEUTICO GM LFGM S A</text:p>
          </table:table-cell>
          <table:table-cell table:style-name="ce38" office:value-type="float" office:value="27826.23" calcext:value-type="float">
            <text:p>27826.23</text:p>
          </table:table-cell>
          <table:table-cell table:style-name="ce41" office:value-type="float" office:value="25356.23" calcext:value-type="float">
            <text:p>25356.23</text:p>
          </table:table-cell>
        </table:table-row>
        <table:table-row table:style-name="ro4">
          <table:table-cell table:style-name="ce15" office:value-type="string" calcext:value-type="string">
            <text:p>LABORATORIO NEGRETE C.A.</text:p>
          </table:table-cell>
          <table:table-cell table:style-name="ce38" office:value-type="float" office:value="36599.08" calcext:value-type="float">
            <text:p>36599.08</text:p>
          </table:table-cell>
          <table:table-cell table:style-name="ce41" office:value-type="float" office:value="33014.3" calcext:value-type="float">
            <text:p>33014.3</text:p>
          </table:table-cell>
        </table:table-row>
        <table:table-row table:style-name="ro4">
          <table:table-cell table:style-name="ce15" office:value-type="string" calcext:value-type="string">
            <text:p>LABORATORIO TOFIS S.A.</text:p>
          </table:table-cell>
          <table:table-cell table:style-name="ce38" office:value-type="float" office:value="3890.1" calcext:value-type="float">
            <text:p>3890.1</text:p>
          </table:table-cell>
          <table:table-cell table:style-name="ce41" office:value-type="float" office:value="2548.99" calcext:value-type="float">
            <text:p>2548.99</text:p>
          </table:table-cell>
        </table:table-row>
        <table:table-row table:style-name="ro4">
          <table:table-cell table:style-name="ce15" office:value-type="string" calcext:value-type="string">
            <text:p>LABORATORIO VIDA LABOVIDA S.A.</text:p>
          </table:table-cell>
          <table:table-cell table:style-name="ce38" office:value-type="float" office:value="7454.43" calcext:value-type="float">
            <text:p>7454.43</text:p>
          </table:table-cell>
          <table:table-cell table:style-name="ce41" office:value-type="float" office:value="130.46" calcext:value-type="float">
            <text:p>130.46</text:p>
          </table:table-cell>
        </table:table-row>
        <table:table-row table:style-name="ro4">
          <table:table-cell table:style-name="ce15" office:value-type="string" calcext:value-type="string">
            <text:p>LABORATORIOS <text:s/>H G C A</text:p>
          </table:table-cell>
          <table:table-cell table:style-name="ce38" office:value-type="float" office:value="11448" calcext:value-type="float">
            <text:p>11448</text:p>
          </table:table-cell>
          <table:table-cell table:style-name="ce41" office:value-type="float" office:value="14276.05" calcext:value-type="float">
            <text:p>14276.05</text:p>
          </table:table-cell>
        </table:table-row>
        <table:table-row table:style-name="ro4">
          <table:table-cell table:style-name="ce15" office:value-type="string" calcext:value-type="string">
            <text:p>LABORATORIOS BEAUTIK S.A.</text:p>
          </table:table-cell>
          <table:table-cell table:style-name="ce38" office:value-type="float" office:value="37563.08" calcext:value-type="float">
            <text:p>37563.08</text:p>
          </table:table-cell>
          <table:table-cell table:style-name="ce41" office:value-type="float" office:value="52034.75" calcext:value-type="float">
            <text:p>52034.75</text:p>
          </table:table-cell>
        </table:table-row>
        <table:table-row table:style-name="ro4">
          <table:table-cell table:style-name="ce15" office:value-type="string" calcext:value-type="string">
            <text:p>LABORATORIOS VOLPHARM CIA. LTDA.</text:p>
          </table:table-cell>
          <table:table-cell table:style-name="ce38" office:value-type="float" office:value="3234.64" calcext:value-type="float">
            <text:p>3234.64</text:p>
          </table:table-cell>
          <table:table-cell table:style-name="ce41" office:value-type="float" office:value="3234.64" calcext:value-type="float">
            <text:p>3234.64</text:p>
          </table:table-cell>
        </table:table-row>
        <table:table-row table:style-name="ro4">
          <table:table-cell table:style-name="ce15" office:value-type="string" calcext:value-type="string">
            <text:p>LAS FRAGANCIAS CIA LTDA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733.25" calcext:value-type="float">
            <text:p>733.25</text:p>
          </table:table-cell>
        </table:table-row>
        <table:table-row table:style-name="ro4">
          <table:table-cell table:style-name="ce15" office:value-type="string" calcext:value-type="string">
            <text:p>LESCANO GUERRERO DARIO JAVIER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374" calcext:value-type="float">
            <text:p>374</text:p>
          </table:table-cell>
        </table:table-row>
        <table:table-row table:style-name="ro4">
          <table:table-cell table:style-name="ce15" office:value-type="string" calcext:value-type="string">
            <text:p>LIFE FOOD PRODUCT ECUADOR LIFPRODEC S.A.</text:p>
          </table:table-cell>
          <table:table-cell table:style-name="ce38" office:value-type="float" office:value="7846.54" calcext:value-type="float">
            <text:p>7846.54</text:p>
          </table:table-cell>
          <table:table-cell table:style-name="ce41" office:value-type="float" office:value="4506.19" calcext:value-type="float">
            <text:p>4506.19</text:p>
          </table:table-cell>
        </table:table-row>
        <table:table-row table:style-name="ro4">
          <table:table-cell table:style-name="ce15" office:value-type="string" calcext:value-type="string">
            <text:p>LLAGUNO FIGUEROA GONZALO UBALDO</text:p>
          </table:table-cell>
          <table:table-cell table:style-name="ce38" office:value-type="float" office:value="2563.55" calcext:value-type="float">
            <text:p>2563.55</text:p>
          </table:table-cell>
          <table:table-cell table:style-name="ce41" office:value-type="float" office:value="2634.88" calcext:value-type="float">
            <text:p>2634.88</text:p>
          </table:table-cell>
        </table:table-row>
        <table:table-row table:style-name="ro4">
          <table:table-cell table:style-name="ce15" office:value-type="string" calcext:value-type="string">
            <text:p>LUNA FLOWERS S A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642.66" calcext:value-type="float">
            <text:p>642.66</text:p>
          </table:table-cell>
        </table:table-row>
        <table:table-row table:style-name="ro4">
          <table:table-cell table:style-name="ce15" office:value-type="string" calcext:value-type="string">
            <text:p>MAGNOLIA FOOD MAGNOFOOD S A</text:p>
          </table:table-cell>
          <table:table-cell table:style-name="ce38" office:value-type="float" office:value="7454.72" calcext:value-type="float">
            <text:p>7454.72</text:p>
          </table:table-cell>
          <table:table-cell table:style-name="ce41" office:value-type="float" office:value="7401.8" calcext:value-type="float">
            <text:p>7401.8</text:p>
          </table:table-cell>
        </table:table-row>
        <table:table-row table:style-name="ro4">
          <table:table-cell table:style-name="ce15" office:value-type="string" calcext:value-type="string">
            <text:p>MAN GING POW HING SIULEEN ALEJANDRA</text:p>
          </table:table-cell>
          <table:table-cell table:style-name="ce38" office:value-type="float" office:value="1400" calcext:value-type="float">
            <text:p>1400</text:p>
          </table:table-cell>
          <table:table-cell table:style-name="ce41" office:value-type="float" office:value="1400" calcext:value-type="float">
            <text:p>1400</text:p>
          </table:table-cell>
        </table:table-row>
        <table:table-row table:style-name="ro4">
          <table:table-cell table:style-name="ce15" office:value-type="string" calcext:value-type="string">
            <text:p>MAQUIPHARMA S.A.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238.8" calcext:value-type="float">
            <text:p>1238.8</text:p>
          </table:table-cell>
        </table:table-row>
        <table:table-row table:style-name="ro4">
          <table:table-cell table:style-name="ce15" office:value-type="string" calcext:value-type="string">
            <text:p>MARAMAR S.A.</text:p>
          </table:table-cell>
          <table:table-cell table:style-name="ce38" office:value-type="float" office:value="35207.74" calcext:value-type="float">
            <text:p>35207.74</text:p>
          </table:table-cell>
          <table:table-cell table:style-name="ce41" office:value-type="float" office:value="37467.16" calcext:value-type="float">
            <text:p>37467.16</text:p>
          </table:table-cell>
        </table:table-row>
        <table:table-row table:style-name="ro4">
          <table:table-cell table:style-name="ce15" office:value-type="string" calcext:value-type="string">
            <text:p>MARBELIZE S.A.</text:p>
          </table:table-cell>
          <table:table-cell table:style-name="ce38" office:value-type="float" office:value="249856.53" calcext:value-type="float">
            <text:p>249856.53</text:p>
          </table:table-cell>
          <table:table-cell table:style-name="ce41" office:value-type="float" office:value="213146.5" calcext:value-type="float">
            <text:p>213146.5</text:p>
          </table:table-cell>
        </table:table-row>
        <table:table-row table:style-name="ro4">
          <table:table-cell table:style-name="ce15" office:value-type="string" calcext:value-type="string">
            <text:p>MARCIA YOLANDA <text:s/>TITUANA MACAS</text:p>
          </table:table-cell>
          <table:table-cell table:style-name="ce38" office:value-type="float" office:value="1288" calcext:value-type="float">
            <text:p>1288</text:p>
          </table:table-cell>
          <table:table-cell table:style-name="ce41" office:value-type="float" office:value="1288" calcext:value-type="float">
            <text:p>1288</text:p>
          </table:table-cell>
        </table:table-row>
        <table:table-row table:style-name="ro4">
          <table:table-cell table:style-name="ce15" office:value-type="string" calcext:value-type="string">
            <text:p>MARDEX MARISCOS DE EXPORTACION S.A.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821.62" calcext:value-type="float">
            <text:p>821.62</text:p>
          </table:table-cell>
        </table:table-row>
        <table:table-row table:style-name="ro4">
          <table:table-cell table:style-name="ce15" office:value-type="string" calcext:value-type="string">
            <text:p>MARINASOL S A</text:p>
          </table:table-cell>
          <table:table-cell table:style-name="ce38" office:value-type="float" office:value="1636082.57" calcext:value-type="float">
            <text:p>1636082.57</text:p>
          </table:table-cell>
          <table:table-cell table:style-name="ce41" office:value-type="float" office:value="1546029.84" calcext:value-type="float">
            <text:p>1546029.84</text:p>
          </table:table-cell>
        </table:table-row>
        <table:table-row table:style-name="ro4">
          <table:table-cell table:style-name="ce15" office:value-type="string" calcext:value-type="string">
            <text:p>MARISCOS BRIANNJENN S.A.</text:p>
          </table:table-cell>
          <table:table-cell table:style-name="ce38" office:value-type="float" office:value="45945.44" calcext:value-type="float">
            <text:p>45945.44</text:p>
          </table:table-cell>
          <table:table-cell table:style-name="ce41" office:value-type="float" office:value="42445.44" calcext:value-type="float">
            <text:p>42445.44</text:p>
          </table:table-cell>
        </table:table-row>
        <table:table-row table:style-name="ro4">
          <table:table-cell table:style-name="ce15" office:value-type="string" calcext:value-type="string">
            <text:p>MARISCOS DEL ECUADOR MARECUADOR CIA. LTD</text:p>
          </table:table-cell>
          <table:table-cell table:style-name="ce38" office:value-type="float" office:value="295470.3" calcext:value-type="float">
            <text:p>295470.3</text:p>
          </table:table-cell>
          <table:table-cell table:style-name="ce41" office:value-type="float" office:value="218525.38" calcext:value-type="float">
            <text:p>218525.38</text:p>
          </table:table-cell>
        </table:table-row>
        <table:table-row table:style-name="ro4">
          <table:table-cell table:style-name="ce15" office:value-type="string" calcext:value-type="string">
            <text:p>MARMOL GILBERT NICOLE MARIA</text:p>
          </table:table-cell>
          <table:table-cell table:style-name="ce38" office:value-type="float" office:value="268.8" calcext:value-type="float">
            <text:p>268.8</text:p>
          </table:table-cell>
          <table:table-cell table:style-name="ce41" office:value-type="float" office:value="268.8" calcext:value-type="float">
            <text:p>268.8</text:p>
          </table:table-cell>
        </table:table-row>
        <table:table-row table:style-name="ro4">
          <table:table-cell table:style-name="ce15" office:value-type="string" calcext:value-type="string">
            <text:p>MEDNATCORP S.A.</text:p>
          </table:table-cell>
          <table:table-cell table:style-name="ce38" office:value-type="float" office:value="3036.04" calcext:value-type="float">
            <text:p>3036.04</text:p>
          </table:table-cell>
          <table:table-cell table:style-name="ce41" office:value-type="float" office:value="4111.24" calcext:value-type="float">
            <text:p>4111.24</text:p>
          </table:table-cell>
        </table:table-row>
        <table:table-row table:style-name="ro4">
          <table:table-cell table:style-name="ce15" office:value-type="string" calcext:value-type="string">
            <text:p>METALCITY SA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1306.14" calcext:value-type="float">
            <text:p>11306.14</text:p>
          </table:table-cell>
        </table:table-row>
        <table:table-row table:style-name="ro4">
          <table:table-cell table:style-name="ce15" office:value-type="string" calcext:value-type="string">
            <text:p>MIA BRAND NETWORKS C.A.</text:p>
          </table:table-cell>
          <table:table-cell table:style-name="ce38" office:value-type="float" office:value="322.22" calcext:value-type="float">
            <text:p>322.22</text:p>
          </table:table-cell>
          <table:table-cell table:style-name="ce41" office:value-type="float" office:value="322.22" calcext:value-type="float">
            <text:p>322.22</text:p>
          </table:table-cell>
        </table:table-row>
        <table:table-row table:style-name="ro4">
          <table:table-cell table:style-name="ce15" office:value-type="string" calcext:value-type="string">
            <text:p>MONMIFISH S.A.</text:p>
          </table:table-cell>
          <table:table-cell table:style-name="ce38" office:value-type="float" office:value="12807.68" calcext:value-type="float">
            <text:p>12807.68</text:p>
          </table:table-cell>
          <table:table-cell table:style-name="ce41" office:value-type="float" office:value="12807.68" calcext:value-type="float">
            <text:p>12807.68</text:p>
          </table:table-cell>
        </table:table-row>
        <table:table-row table:style-name="ro4">
          <table:table-cell table:style-name="ce15" office:value-type="string" calcext:value-type="string">
            <text:p>MULTICOMPRAS S.A. MULCOMPSA</text:p>
          </table:table-cell>
          <table:table-cell table:style-name="ce38" office:value-type="float" office:value="364.56" calcext:value-type="float">
            <text:p>364.56</text:p>
          </table:table-cell>
          <table:table-cell table:style-name="ce41" office:value-type="float" office:value="0" calcext:value-type="float">
            <text:p>0</text:p>
          </table:table-cell>
        </table:table-row>
        <table:table-row table:style-name="ro4">
          <table:table-cell table:style-name="ce15" office:value-type="string" calcext:value-type="string">
            <text:p>MUNDOLIMPIO S.A.</text:p>
          </table:table-cell>
          <table:table-cell table:style-name="ce38" office:value-type="float" office:value="1242.92" calcext:value-type="float">
            <text:p>1242.92</text:p>
          </table:table-cell>
          <table:table-cell table:style-name="ce41" office:value-type="float" office:value="1242.92" calcext:value-type="float">
            <text:p>1242.92</text:p>
          </table:table-cell>
        </table:table-row>
        <table:table-row table:style-name="ro4">
          <table:table-cell table:style-name="ce15" office:value-type="string" calcext:value-type="string">
            <text:p>NAPAVIFOOD S.A.</text:p>
          </table:table-cell>
          <table:table-cell table:style-name="ce38" office:value-type="float" office:value="1290.8" calcext:value-type="float">
            <text:p>1290.8</text:p>
          </table:table-cell>
          <table:table-cell table:style-name="ce41" office:value-type="float" office:value="1290.8" calcext:value-type="float">
            <text:p>1290.8</text:p>
          </table:table-cell>
        </table:table-row>
        <table:table-row table:style-name="ro4">
          <table:table-cell table:style-name="ce15" office:value-type="string" calcext:value-type="string">
            <text:p>NATIGOLD S A</text:p>
          </table:table-cell>
          <table:table-cell table:style-name="ce38" office:value-type="float" office:value="3969" calcext:value-type="float">
            <text:p>3969</text:p>
          </table:table-cell>
          <table:table-cell table:style-name="ce41" office:value-type="float" office:value="6033.99" calcext:value-type="float">
            <text:p>6033.99</text:p>
          </table:table-cell>
        </table:table-row>
        <table:table-row table:style-name="ro4">
          <table:table-cell table:style-name="ce15" office:value-type="string" calcext:value-type="string">
            <text:p>NATLUK S.A.</text:p>
          </table:table-cell>
          <table:table-cell table:style-name="ce38" office:value-type="float" office:value="52055.63" calcext:value-type="float">
            <text:p>52055.63</text:p>
          </table:table-cell>
          <table:table-cell table:style-name="ce41" office:value-type="float" office:value="41197.52" calcext:value-type="float">
            <text:p>41197.52</text:p>
          </table:table-cell>
        </table:table-row>
        <table:table-row table:style-name="ro4">
          <table:table-cell table:style-name="ce15" office:value-type="string" calcext:value-type="string">
            <text:p>NATURPHARMA S.A.</text:p>
          </table:table-cell>
          <table:table-cell table:style-name="ce38" office:value-type="float" office:value="9630.71" calcext:value-type="float">
            <text:p>9630.71</text:p>
          </table:table-cell>
          <table:table-cell table:style-name="ce41" office:value-type="float" office:value="9630.71" calcext:value-type="float">
            <text:p>9630.71</text:p>
          </table:table-cell>
        </table:table-row>
        <table:table-row table:style-name="ro4">
          <table:table-cell table:style-name="ce15" office:value-type="string" calcext:value-type="string">
            <text:p>NATURQUIM S.A.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633.05" calcext:value-type="float">
            <text:p>633.05</text:p>
          </table:table-cell>
        </table:table-row>
        <table:table-row table:style-name="ro4">
          <table:table-cell table:style-name="ce15" office:value-type="string" calcext:value-type="string">
            <text:p>NEGOCIOS INDUSTRIALES REAL NIRSA S.A.</text:p>
          </table:table-cell>
          <table:table-cell table:style-name="ce38" office:value-type="float" office:value="106389.65" calcext:value-type="float">
            <text:p>106389.65</text:p>
          </table:table-cell>
          <table:table-cell table:style-name="ce41" office:value-type="float" office:value="28343.03" calcext:value-type="float">
            <text:p>28343.03</text:p>
          </table:table-cell>
        </table:table-row>
        <table:table-row table:style-name="ro4">
          <table:table-cell table:style-name="ce15" office:value-type="string" calcext:value-type="string">
            <text:p>NUTRAVEL S.A.</text:p>
          </table:table-cell>
          <table:table-cell table:style-name="ce38" office:value-type="float" office:value="1898.4" calcext:value-type="float">
            <text:p>1898.4</text:p>
          </table:table-cell>
          <table:table-cell table:style-name="ce41" office:value-type="float" office:value="1125.6" calcext:value-type="float">
            <text:p>1125.6</text:p>
          </table:table-cell>
        </table:table-row>
        <table:table-row table:style-name="ro4">
          <table:table-cell table:style-name="ce15" office:value-type="string" calcext:value-type="string">
            <text:p>OPERADORA Y PROCESADORA DE PRODUCTOS MAR</text:p>
          </table:table-cell>
          <table:table-cell table:style-name="ce38" office:value-type="float" office:value="1335899.93" calcext:value-type="float">
            <text:p>1335899.93</text:p>
          </table:table-cell>
          <table:table-cell table:style-name="ce41" office:value-type="float" office:value="1510597.71" calcext:value-type="float">
            <text:p>1510597.71</text:p>
          </table:table-cell>
        </table:table-row>
        <table:table-row table:style-name="ro4">
          <table:table-cell table:style-name="ce15" office:value-type="string" calcext:value-type="string">
            <text:p>OXIALFARM CIA LTDA</text:p>
          </table:table-cell>
          <table:table-cell table:style-name="ce38" office:value-type="float" office:value="10714.29" calcext:value-type="float">
            <text:p>10714.29</text:p>
          </table:table-cell>
          <table:table-cell table:style-name="ce41" office:value-type="float" office:value="28375.49" calcext:value-type="float">
            <text:p>28375.49</text:p>
          </table:table-cell>
        </table:table-row>
        <table:table-row table:style-name="ro4">
          <table:table-cell table:style-name="ce15" office:value-type="string" calcext:value-type="string">
            <text:p>PACFISH <text:s/>S.A.</text:p>
          </table:table-cell>
          <table:table-cell table:style-name="ce38" office:value-type="float" office:value="115180.53" calcext:value-type="float">
            <text:p>115180.53</text:p>
          </table:table-cell>
          <table:table-cell table:style-name="ce41" office:value-type="float" office:value="113040.57" calcext:value-type="float">
            <text:p>113040.57</text:p>
          </table:table-cell>
        </table:table-row>
        <table:table-row table:style-name="ro4">
          <table:table-cell table:style-name="ce15" office:value-type="string" calcext:value-type="string">
            <text:p>PACIFIC SEAFOOD PACIFICSEAFOOD S A</text:p>
          </table:table-cell>
          <table:table-cell table:style-name="ce38" office:value-type="float" office:value="89458.48" calcext:value-type="float">
            <text:p>89458.48</text:p>
          </table:table-cell>
          <table:table-cell table:style-name="ce41" office:value-type="float" office:value="63046.72" calcext:value-type="float">
            <text:p>63046.72</text:p>
          </table:table-cell>
        </table:table-row>
        <table:table-row table:style-name="ro4">
          <table:table-cell table:style-name="ce15" office:value-type="string" calcext:value-type="string">
            <text:p>PACIFIC SHRIMP DEL ECUADOR PACIFICSHRIMP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2940.92" calcext:value-type="float">
            <text:p>2940.92</text:p>
          </table:table-cell>
        </table:table-row>
        <table:table-row table:style-name="ro4">
          <table:table-cell table:style-name="ce15" office:value-type="string" calcext:value-type="string">
            <text:p>PALFRUT S.A.</text:p>
          </table:table-cell>
          <table:table-cell table:style-name="ce38" office:value-type="float" office:value="2529.41" calcext:value-type="float">
            <text:p>2529.41</text:p>
          </table:table-cell>
          <table:table-cell table:style-name="ce41" office:value-type="float" office:value="2529.41" calcext:value-type="float">
            <text:p>2529.41</text:p>
          </table:table-cell>
        </table:table-row>
        <table:table-row table:style-name="ro4">
          <table:table-cell table:style-name="ce15" office:value-type="string" calcext:value-type="string">
            <text:p>PANADERIA CALIFORNIA PANCALI S.A.</text:p>
          </table:table-cell>
          <table:table-cell table:style-name="ce38" office:value-type="float" office:value="1400" calcext:value-type="float">
            <text:p>1400</text:p>
          </table:table-cell>
          <table:table-cell table:style-name="ce41" office:value-type="float" office:value="36.88" calcext:value-type="float">
            <text:p>36.88</text:p>
          </table:table-cell>
        </table:table-row>
        <table:table-row table:style-name="ro4">
          <table:table-cell table:style-name="ce15" office:value-type="string" calcext:value-type="string">
            <text:p>PAPERINDUSTRIES S A</text:p>
          </table:table-cell>
          <table:table-cell table:style-name="ce38" office:value-type="float" office:value="11688.77" calcext:value-type="float">
            <text:p>11688.77</text:p>
          </table:table-cell>
          <table:table-cell table:style-name="ce41" office:value-type="float" office:value="12670.84" calcext:value-type="float">
            <text:p>12670.84</text:p>
          </table:table-cell>
        </table:table-row>
        <table:table-row table:style-name="ro4">
          <table:table-cell table:style-name="ce15" office:value-type="string" calcext:value-type="string">
            <text:p>PASTELO S.A.</text:p>
          </table:table-cell>
          <table:table-cell table:style-name="ce38" office:value-type="float" office:value="13720.5" calcext:value-type="float">
            <text:p>13720.5</text:p>
          </table:table-cell>
          <table:table-cell table:style-name="ce41" office:value-type="float" office:value="16750.94" calcext:value-type="float">
            <text:p>16750.94</text:p>
          </table:table-cell>
        </table:table-row>
        <table:table-row table:style-name="ro4">
          <table:table-cell table:style-name="ce15" office:value-type="string" calcext:value-type="string">
            <text:p>PATRICIO JAVIER MARTINEZ FUENTES</text:p>
          </table:table-cell>
          <table:table-cell table:style-name="ce38" office:value-type="float" office:value="63" calcext:value-type="float">
            <text:p>63</text:p>
          </table:table-cell>
          <table:table-cell table:style-name="ce41" office:value-type="float" office:value="63" calcext:value-type="float">
            <text:p>63</text:p>
          </table:table-cell>
        </table:table-row>
        <table:table-row table:style-name="ro4">
          <table:table-cell table:style-name="ce15" office:value-type="string" calcext:value-type="string">
            <text:p>PCC CONGELADOS Y FRESCOS S.A.</text:p>
          </table:table-cell>
          <table:table-cell table:style-name="ce38" office:value-type="float" office:value="200257.9" calcext:value-type="float">
            <text:p>200257.9</text:p>
          </table:table-cell>
          <table:table-cell table:style-name="ce41" office:value-type="float" office:value="207772.62" calcext:value-type="float">
            <text:p>207772.62</text:p>
          </table:table-cell>
        </table:table-row>
        <table:table-row table:style-name="ro4">
          <table:table-cell table:style-name="ce15" office:value-type="string" calcext:value-type="string">
            <text:p>PECES Y CRUSTACEOS DEL PACIFICO PEZCRUP</text:p>
          </table:table-cell>
          <table:table-cell table:style-name="ce38" office:value-type="float" office:value="3932.32" calcext:value-type="float">
            <text:p>3932.32</text:p>
          </table:table-cell>
          <table:table-cell table:style-name="ce41" office:value-type="float" office:value="3932.32" calcext:value-type="float">
            <text:p>3932.32</text:p>
          </table:table-cell>
        </table:table-row>
        <table:table-row table:style-name="ro4">
          <table:table-cell table:style-name="ce15" office:value-type="string" calcext:value-type="string">
            <text:p>PERLAS DEL PACIFICO PACIPER S A</text:p>
          </table:table-cell>
          <table:table-cell table:style-name="ce38" office:value-type="float" office:value="207936.08" calcext:value-type="float">
            <text:p>207936.08</text:p>
          </table:table-cell>
          <table:table-cell table:style-name="ce41" office:value-type="float" office:value="193306.83" calcext:value-type="float">
            <text:p>193306.83</text:p>
          </table:table-cell>
        </table:table-row>
        <table:table-row table:style-name="ro4">
          <table:table-cell table:style-name="ce15" office:value-type="string" calcext:value-type="string">
            <text:p>PESCARDEG <text:s/>S.A.</text:p>
          </table:table-cell>
          <table:table-cell table:style-name="ce38" office:value-type="float" office:value="501" calcext:value-type="float">
            <text:p>501</text:p>
          </table:table-cell>
          <table:table-cell table:style-name="ce41" office:value-type="float" office:value="501" calcext:value-type="float">
            <text:p>501</text:p>
          </table:table-cell>
        </table:table-row>
        <table:table-row table:style-name="ro4">
          <table:table-cell table:style-name="ce15" office:value-type="string" calcext:value-type="string">
            <text:p>PESQUERA DE LA MAR AQUAFISH S.A.</text:p>
          </table:table-cell>
          <table:table-cell table:style-name="ce38" office:value-type="float" office:value="4306.21" calcext:value-type="float">
            <text:p>4306.21</text:p>
          </table:table-cell>
          <table:table-cell table:style-name="ce41" office:value-type="float" office:value="4306.21" calcext:value-type="float">
            <text:p>4306.21</text:p>
          </table:table-cell>
        </table:table-row>
        <table:table-row table:style-name="ro4">
          <table:table-cell table:style-name="ce15" office:value-type="string" calcext:value-type="string">
            <text:p>PHARMEDIC S.A.</text:p>
          </table:table-cell>
          <table:table-cell table:style-name="ce38" office:value-type="float" office:value="11762.84" calcext:value-type="float">
            <text:p>11762.84</text:p>
          </table:table-cell>
          <table:table-cell table:style-name="ce41" office:value-type="float" office:value="11762.84" calcext:value-type="float">
            <text:p>11762.84</text:p>
          </table:table-cell>
        </table:table-row>
        <table:table-row table:style-name="ro4">
          <table:table-cell table:style-name="ce15" office:value-type="string" calcext:value-type="string">
            <text:p>PLASTIPUPL LTDA</text:p>
          </table:table-cell>
          <table:table-cell table:style-name="ce38" office:value-type="float" office:value="4327.12" calcext:value-type="float">
            <text:p>4327.12</text:p>
          </table:table-cell>
          <table:table-cell table:style-name="ce41" office:value-type="float" office:value="5149.76" calcext:value-type="float">
            <text:p>5149.76</text:p>
          </table:table-cell>
        </table:table-row>
        <table:table-row table:style-name="ro4">
          <table:table-cell table:style-name="ce15" office:value-type="string" calcext:value-type="string">
            <text:p>PLURIALIMENT S.A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4500" calcext:value-type="float">
            <text:p>4500</text:p>
          </table:table-cell>
        </table:table-row>
        <table:table-row table:style-name="ro4">
          <table:table-cell table:style-name="ce15" office:value-type="string" calcext:value-type="string">
            <text:p>PROCESADORA ATLANTICO C.A.</text:p>
          </table:table-cell>
          <table:table-cell table:style-name="ce38" office:value-type="float" office:value="382939.25" calcext:value-type="float">
            <text:p>382939.25</text:p>
          </table:table-cell>
          <table:table-cell table:style-name="ce41" office:value-type="float" office:value="369682.85" calcext:value-type="float">
            <text:p>369682.85</text:p>
          </table:table-cell>
        </table:table-row>
        <table:table-row table:style-name="ro4">
          <table:table-cell table:style-name="ce15" office:value-type="string" calcext:value-type="string">
            <text:p>PROCESADORA DE CAMARON EL ORO PROCAORO C</text:p>
          </table:table-cell>
          <table:table-cell table:style-name="ce38" office:value-type="float" office:value="620.73" calcext:value-type="float">
            <text:p>620.73</text:p>
          </table:table-cell>
          <table:table-cell table:style-name="ce41" office:value-type="float" office:value="0" calcext:value-type="float">
            <text:p>0</text:p>
          </table:table-cell>
        </table:table-row>
        <table:table-row table:style-name="ro4">
          <table:table-cell table:style-name="ce15" office:value-type="string" calcext:value-type="string">
            <text:p>PROCESADORA DE MARISCOS DE EL ORO PROMAO</text:p>
          </table:table-cell>
          <table:table-cell table:style-name="ce38" office:value-type="float" office:value="100387.37" calcext:value-type="float">
            <text:p>100387.37</text:p>
          </table:table-cell>
          <table:table-cell table:style-name="ce41" office:value-type="float" office:value="133021" calcext:value-type="float">
            <text:p>133021</text:p>
          </table:table-cell>
        </table:table-row>
        <table:table-row table:style-name="ro4">
          <table:table-cell table:style-name="ce15" office:value-type="string" calcext:value-type="string">
            <text:p>PROCESADORA DEL RIO S.A. PRORIOSA</text:p>
          </table:table-cell>
          <table:table-cell table:style-name="ce38" office:value-type="float" office:value="309147.2" calcext:value-type="float">
            <text:p>309147.2</text:p>
          </table:table-cell>
          <table:table-cell table:style-name="ce41" office:value-type="float" office:value="244452.53" calcext:value-type="float">
            <text:p>244452.53</text:p>
          </table:table-cell>
        </table:table-row>
        <table:table-row table:style-name="ro4">
          <table:table-cell table:style-name="ce15" office:value-type="string" calcext:value-type="string">
            <text:p>PROCESADORA POSORJA <text:s/>PROPOSORJA SA</text:p>
          </table:table-cell>
          <table:table-cell table:style-name="ce38" office:value-type="float" office:value="7541.86" calcext:value-type="float">
            <text:p>7541.86</text:p>
          </table:table-cell>
          <table:table-cell table:style-name="ce41" office:value-type="float" office:value="7541.86" calcext:value-type="float">
            <text:p>7541.86</text:p>
          </table:table-cell>
        </table:table-row>
        <table:table-row table:style-name="ro4">
          <table:table-cell table:style-name="ce15" office:value-type="string" calcext:value-type="string">
            <text:p>PROCESADORA Y EXPORTADORA DE CAMARON PRO</text:p>
          </table:table-cell>
          <table:table-cell table:style-name="ce38" office:value-type="float" office:value="503827.31" calcext:value-type="float">
            <text:p>503827.31</text:p>
          </table:table-cell>
          <table:table-cell table:style-name="ce41" office:value-type="float" office:value="491505.68" calcext:value-type="float">
            <text:p>491505.68</text:p>
          </table:table-cell>
        </table:table-row>
        <table:table-row table:style-name="ro4">
          <table:table-cell table:style-name="ce15" office:value-type="string" calcext:value-type="string">
            <text:p>PRODALMAR C.A.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</table:table-row>
        <table:table-row table:style-name="ro4">
          <table:table-cell table:style-name="ce15" office:value-type="string" calcext:value-type="string">
            <text:p>PRODEX CIA. LTDA.</text:p>
          </table:table-cell>
          <table:table-cell table:style-name="ce38" office:value-type="float" office:value="4987.95" calcext:value-type="float">
            <text:p>4987.95</text:p>
          </table:table-cell>
          <table:table-cell table:style-name="ce41" office:value-type="float" office:value="26184.6" calcext:value-type="float">
            <text:p>26184.6</text:p>
          </table:table-cell>
        </table:table-row>
        <table:table-row table:style-name="ro4">
          <table:table-cell table:style-name="ce15" office:value-type="string" calcext:value-type="string">
            <text:p>PRODUCTOS PERECIBLES Y MARISCOS PROPEMAR</text:p>
          </table:table-cell>
          <table:table-cell table:style-name="ce38" office:value-type="float" office:value="741489.6" calcext:value-type="float">
            <text:p>741489.6</text:p>
          </table:table-cell>
          <table:table-cell table:style-name="ce41" office:value-type="float" office:value="570234.72" calcext:value-type="float">
            <text:p>570234.72</text:p>
          </table:table-cell>
        </table:table-row>
        <table:table-row table:style-name="ro4">
          <table:table-cell table:style-name="ce15" office:value-type="string" calcext:value-type="string">
            <text:p>PRODUDERM S.A</text:p>
          </table:table-cell>
          <table:table-cell table:style-name="ce38" office:value-type="float" office:value="4206.5" calcext:value-type="float">
            <text:p>4206.5</text:p>
          </table:table-cell>
          <table:table-cell table:style-name="ce41" office:value-type="float" office:value="3224" calcext:value-type="float">
            <text:p>3224</text:p>
          </table:table-cell>
        </table:table-row>
        <table:table-row table:style-name="ro4">
          <table:table-cell table:style-name="ce15" office:value-type="string" calcext:value-type="string">
            <text:p>PROEXPO PROCESADORA Y EXPORTADORA DE MAR</text:p>
          </table:table-cell>
          <table:table-cell table:style-name="ce38" office:value-type="float" office:value="395512.55" calcext:value-type="float">
            <text:p>395512.55</text:p>
          </table:table-cell>
          <table:table-cell table:style-name="ce41" office:value-type="float" office:value="192341.18" calcext:value-type="float">
            <text:p>192341.18</text:p>
          </table:table-cell>
        </table:table-row>
        <table:table-row table:style-name="ro4">
          <table:table-cell table:style-name="ce15" office:value-type="string" calcext:value-type="string">
            <text:p>PROMARISCO S.A.</text:p>
          </table:table-cell>
          <table:table-cell table:style-name="ce38" office:value-type="float" office:value="38505.43" calcext:value-type="float">
            <text:p>38505.43</text:p>
          </table:table-cell>
          <table:table-cell table:style-name="ce41" office:value-type="float" office:value="673.85" calcext:value-type="float">
            <text:p>673.85</text:p>
          </table:table-cell>
        </table:table-row>
        <table:table-row table:style-name="ro4">
          <table:table-cell table:style-name="ce15" office:value-type="string" calcext:value-type="string">
            <text:p>PROVENCO C. LTDA.</text:p>
          </table:table-cell>
          <table:table-cell table:style-name="ce38" office:value-type="float" office:value="3222.1" calcext:value-type="float">
            <text:p>3222.1</text:p>
          </table:table-cell>
          <table:table-cell table:style-name="ce41" office:value-type="float" office:value="4164.33" calcext:value-type="float">
            <text:p>4164.33</text:p>
          </table:table-cell>
        </table:table-row>
        <table:table-row table:style-name="ro4">
          <table:table-cell table:style-name="ce15" office:value-type="string" calcext:value-type="string">
            <text:p>PRPIZZE S.A.</text:p>
          </table:table-cell>
          <table:table-cell table:style-name="ce38" office:value-type="float" office:value="19179.46" calcext:value-type="float">
            <text:p>19179.46</text:p>
          </table:table-cell>
          <table:table-cell table:style-name="ce41" office:value-type="float" office:value="16855.14" calcext:value-type="float">
            <text:p>16855.14</text:p>
          </table:table-cell>
        </table:table-row>
        <table:table-row table:style-name="ro4">
          <table:table-cell table:style-name="ce15" office:value-type="string" calcext:value-type="string">
            <text:p>PTKDELECUADOR S.A.</text:p>
          </table:table-cell>
          <table:table-cell table:style-name="ce38" office:value-type="float" office:value="14362.88" calcext:value-type="float">
            <text:p>14362.88</text:p>
          </table:table-cell>
          <table:table-cell table:style-name="ce41" office:value-type="float" office:value="10413.23" calcext:value-type="float">
            <text:p>10413.23</text:p>
          </table:table-cell>
        </table:table-row>
        <table:table-row table:style-name="ro4">
          <table:table-cell table:style-name="ce15" office:value-type="string" calcext:value-type="string">
            <text:p>PYCCA S.A.</text:p>
          </table:table-cell>
          <table:table-cell table:style-name="ce38" office:value-type="float" office:value="4282.24" calcext:value-type="float">
            <text:p>4282.24</text:p>
          </table:table-cell>
          <table:table-cell table:style-name="ce41" office:value-type="float" office:value="4282.24" calcext:value-type="float">
            <text:p>4282.24</text:p>
          </table:table-cell>
        </table:table-row>
        <table:table-row table:style-name="ro4">
          <table:table-cell table:style-name="ce15" office:value-type="string" calcext:value-type="string">
            <text:p>QUALITTYGOOD S.A.</text:p>
          </table:table-cell>
          <table:table-cell table:style-name="ce38" office:value-type="float" office:value="3004.83" calcext:value-type="float">
            <text:p>3004.83</text:p>
          </table:table-cell>
          <table:table-cell table:style-name="ce41" office:value-type="float" office:value="3004.83" calcext:value-type="float">
            <text:p>3004.83</text:p>
          </table:table-cell>
        </table:table-row>
        <table:table-row table:style-name="ro4">
          <table:table-cell table:style-name="ce15" office:value-type="string" calcext:value-type="string">
            <text:p>QUALITY PRODUCTS QALTY S A</text:p>
          </table:table-cell>
          <table:table-cell table:style-name="ce38" office:value-type="float" office:value="3368.62" calcext:value-type="float">
            <text:p>3368.62</text:p>
          </table:table-cell>
          <table:table-cell table:style-name="ce41" office:value-type="float" office:value="4710.94" calcext:value-type="float">
            <text:p>4710.94</text:p>
          </table:table-cell>
        </table:table-row>
        <table:table-row table:style-name="ro4">
          <table:table-cell table:style-name="ce15" office:value-type="string" calcext:value-type="string">
            <text:p>RAMIREZ RESTREPO GUSTAVO</text:p>
          </table:table-cell>
          <table:table-cell table:style-name="ce38" office:value-type="float" office:value="3820.4" calcext:value-type="float">
            <text:p>3820.4</text:p>
          </table:table-cell>
          <table:table-cell table:style-name="ce41" office:value-type="float" office:value="3820.4" calcext:value-type="float">
            <text:p>3820.4</text:p>
          </table:table-cell>
        </table:table-row>
        <table:table-row table:style-name="ro4">
          <table:table-cell table:style-name="ce15" office:value-type="string" calcext:value-type="string">
            <text:p>REYLACTEOS C L</text:p>
          </table:table-cell>
          <table:table-cell table:style-name="ce38" office:value-type="float" office:value="6730.81" calcext:value-type="float">
            <text:p>6730.81</text:p>
          </table:table-cell>
          <table:table-cell table:style-name="ce41" office:value-type="float" office:value="4666.93" calcext:value-type="float">
            <text:p>4666.93</text:p>
          </table:table-cell>
        </table:table-row>
        <table:table-row table:style-name="ro4">
          <table:table-cell table:style-name="ce15" office:value-type="string" calcext:value-type="string">
            <text:p>REYPEZPACIFIC SA</text:p>
          </table:table-cell>
          <table:table-cell table:style-name="ce38" office:value-type="float" office:value="2439.37" calcext:value-type="float">
            <text:p>2439.37</text:p>
          </table:table-cell>
          <table:table-cell table:style-name="ce41" office:value-type="float" office:value="2439.37" calcext:value-type="float">
            <text:p>2439.37</text:p>
          </table:table-cell>
        </table:table-row>
        <table:table-row table:style-name="ro4">
          <table:table-cell table:style-name="ce15" office:value-type="string" calcext:value-type="string">
            <text:p>RODA INTERNACIONAL CANARIAS S L</text:p>
          </table:table-cell>
          <table:table-cell table:style-name="ce38" office:value-type="float" office:value="526.4" calcext:value-type="float">
            <text:p>526.4</text:p>
          </table:table-cell>
          <table:table-cell table:style-name="ce41" office:value-type="float" office:value="526.4" calcext:value-type="float">
            <text:p>526.4</text:p>
          </table:table-cell>
        </table:table-row>
        <table:table-row table:style-name="ro4">
          <table:table-cell table:style-name="ce15" office:value-type="string" calcext:value-type="string">
            <text:p>ROJAS &amp; CEVALLOS EXPORTADORA CEVAROEX S.</text:p>
          </table:table-cell>
          <table:table-cell table:style-name="ce38" office:value-type="float" office:value="154032.58" calcext:value-type="float">
            <text:p>154032.58</text:p>
          </table:table-cell>
          <table:table-cell table:style-name="ce41" office:value-type="float" office:value="144813.08" calcext:value-type="float">
            <text:p>144813.08</text:p>
          </table:table-cell>
        </table:table-row>
        <table:table-row table:style-name="ro4">
          <table:table-cell table:style-name="ce15" office:value-type="string" calcext:value-type="string">
            <text:p>SALGADO JUEZ JUAN JOSE</text:p>
          </table:table-cell>
          <table:table-cell table:style-name="ce38" office:value-type="float" office:value="723.24" calcext:value-type="float">
            <text:p>723.24</text:p>
          </table:table-cell>
          <table:table-cell table:style-name="ce41" office:value-type="float" office:value="723.24" calcext:value-type="float">
            <text:p>723.24</text:p>
          </table:table-cell>
        </table:table-row>
        <table:table-row table:style-name="ro4">
          <table:table-cell table:style-name="ce15" office:value-type="string" calcext:value-type="string">
            <text:p>SALICA DEL ECUADOR S.A.</text:p>
          </table:table-cell>
          <table:table-cell table:style-name="ce38" office:value-type="float" office:value="10524.04" calcext:value-type="float">
            <text:p>10524.04</text:p>
          </table:table-cell>
          <table:table-cell table:style-name="ce41" office:value-type="float" office:value="29310.49" calcext:value-type="float">
            <text:p>29310.49</text:p>
          </table:table-cell>
        </table:table-row>
        <table:table-row table:style-name="ro4">
          <table:table-cell table:style-name="ce15" office:value-type="string" calcext:value-type="string">
            <text:p>SALJUPER S.A.</text:p>
          </table:table-cell>
          <table:table-cell table:style-name="ce38" office:value-type="float" office:value="1254.4" calcext:value-type="float">
            <text:p>1254.4</text:p>
          </table:table-cell>
          <table:table-cell table:style-name="ce41" office:value-type="float" office:value="1254.4" calcext:value-type="float">
            <text:p>1254.4</text:p>
          </table:table-cell>
        </table:table-row>
        <table:table-row table:style-name="ro4">
          <table:table-cell table:style-name="ce15" office:value-type="string" calcext:value-type="string">
            <text:p>SERES LABORATORIO FARMACEUTICO S A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512.15" calcext:value-type="float">
            <text:p>512.15</text:p>
          </table:table-cell>
        </table:table-row>
        <table:table-row table:style-name="ro4">
          <table:table-cell table:style-name="ce15" office:value-type="string" calcext:value-type="string">
            <text:p>SERVITIERRA S.A.</text:p>
          </table:table-cell>
          <table:table-cell table:style-name="ce38" office:value-type="float" office:value="627.2" calcext:value-type="float">
            <text:p>627.2</text:p>
          </table:table-cell>
          <table:table-cell table:style-name="ce41" office:value-type="float" office:value="627.2" calcext:value-type="float">
            <text:p>627.2</text:p>
          </table:table-cell>
        </table:table-row>
        <table:table-row table:style-name="ro4">
          <table:table-cell table:style-name="ce15" office:value-type="string" calcext:value-type="string">
            <text:p>SINMEDIC SA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0" calcext:value-type="float">
            <text:p>1000</text:p>
          </table:table-cell>
        </table:table-row>
        <table:table-row table:style-name="ro4">
          <table:table-cell table:style-name="ce15" office:value-type="string" calcext:value-type="string">
            <text:p>SOCIEDAD NACIONAL DE GALAPAGOS C.A.</text:p>
          </table:table-cell>
          <table:table-cell table:style-name="ce38" office:value-type="float" office:value="205803.62" calcext:value-type="float">
            <text:p>205803.62</text:p>
          </table:table-cell>
          <table:table-cell table:style-name="ce41" office:value-type="float" office:value="98056.75" calcext:value-type="float">
            <text:p>98056.75</text:p>
          </table:table-cell>
        </table:table-row>
        <table:table-row table:style-name="ro4">
          <table:table-cell table:style-name="ce15" office:value-type="string" calcext:value-type="string">
            <text:p>SOITGAR S.A.</text:p>
          </table:table-cell>
          <table:table-cell table:style-name="ce38" office:value-type="float" office:value="10557.43" calcext:value-type="float">
            <text:p>10557.43</text:p>
          </table:table-cell>
          <table:table-cell table:style-name="ce41" office:value-type="float" office:value="16087.41" calcext:value-type="float">
            <text:p>16087.41</text:p>
          </table:table-cell>
        </table:table-row>
        <table:table-row table:style-name="ro4">
          <table:table-cell table:style-name="ce15" office:value-type="string" calcext:value-type="string">
            <text:p>SOLUBLES INSTANTANEOS C.A.</text:p>
          </table:table-cell>
          <table:table-cell table:style-name="ce38" office:value-type="float" office:value="394661.61" calcext:value-type="float">
            <text:p>394661.61</text:p>
          </table:table-cell>
          <table:table-cell table:style-name="ce41" office:value-type="float" office:value="313267.14" calcext:value-type="float">
            <text:p>313267.14</text:p>
          </table:table-cell>
        </table:table-row>
        <table:table-row table:style-name="ro4">
          <table:table-cell table:style-name="ce15" office:value-type="string" calcext:value-type="string">
            <text:p>SOUTH PACIFIC SEAFOOD S.A. SOPASE</text:p>
          </table:table-cell>
          <table:table-cell table:style-name="ce38" office:value-type="float" office:value="220076.31" calcext:value-type="float">
            <text:p>220076.31</text:p>
          </table:table-cell>
          <table:table-cell table:style-name="ce41" office:value-type="float" office:value="191520.23" calcext:value-type="float">
            <text:p>191520.23</text:p>
          </table:table-cell>
        </table:table-row>
        <table:table-row table:style-name="ro4">
          <table:table-cell table:style-name="ce15" office:value-type="string" calcext:value-type="string">
            <text:p>SUMESA S A</text:p>
          </table:table-cell>
          <table:table-cell table:style-name="ce38" office:value-type="float" office:value="42645.07" calcext:value-type="float">
            <text:p>42645.07</text:p>
          </table:table-cell>
          <table:table-cell table:style-name="ce41" office:value-type="float" office:value="23620.92" calcext:value-type="float">
            <text:p>23620.92</text:p>
          </table:table-cell>
        </table:table-row>
        <table:table-row table:style-name="ro4">
          <table:table-cell table:style-name="ce15" office:value-type="string" calcext:value-type="string">
            <text:p>SUNCHODESA REPRESENTACIONES <text:s/>C. LTDA.</text:p>
          </table:table-cell>
          <table:table-cell table:style-name="ce38" office:value-type="float" office:value="193.46" calcext:value-type="float">
            <text:p>193.46</text:p>
          </table:table-cell>
          <table:table-cell table:style-name="ce41" office:value-type="float" office:value="193.46" calcext:value-type="float">
            <text:p>193.46</text:p>
          </table:table-cell>
        </table:table-row>
        <table:table-row table:style-name="ro4">
          <table:table-cell table:style-name="ce15" office:value-type="string" calcext:value-type="string">
            <text:p>TECNICA Y COMERCIO DE LA PESCA CA <text:s/>(TECO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8294.29" calcext:value-type="float">
            <text:p>8294.29</text:p>
          </table:table-cell>
        </table:table-row>
        <table:table-row table:style-name="ro4">
          <table:table-cell table:style-name="ce15" office:value-type="string" calcext:value-type="string">
            <text:p>TESIA LABORATORIOS S.A.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</table:table-row>
        <table:table-row table:style-name="ro4">
          <table:table-cell table:style-name="ce15" office:value-type="string" calcext:value-type="string">
            <text:p>TRANSCITY S.A.</text:p>
          </table:table-cell>
          <table:table-cell table:style-name="ce38" office:value-type="float" office:value="41583.74" calcext:value-type="float">
            <text:p>41583.74</text:p>
          </table:table-cell>
          <table:table-cell table:style-name="ce41" office:value-type="float" office:value="37076.07" calcext:value-type="float">
            <text:p>37076.07</text:p>
          </table:table-cell>
        </table:table-row>
        <table:table-row table:style-name="ro4">
          <table:table-cell table:style-name="ce15" office:value-type="string" calcext:value-type="string">
            <text:p>TRANSMARINA C.A.</text:p>
          </table:table-cell>
          <table:table-cell table:style-name="ce38" office:value-type="float" office:value="9838.64" calcext:value-type="float">
            <text:p>9838.64</text:p>
          </table:table-cell>
          <table:table-cell table:style-name="ce41" office:value-type="float" office:value="9643.81" calcext:value-type="float">
            <text:p>9643.81</text:p>
          </table:table-cell>
        </table:table-row>
        <table:table-row table:style-name="ro4">
          <table:table-cell table:style-name="ce15" office:value-type="string" calcext:value-type="string">
            <text:p>TULIPANESA S.A.</text:p>
          </table:table-cell>
          <table:table-cell table:style-name="ce38" office:value-type="float" office:value="8193.76" calcext:value-type="float">
            <text:p>8193.76</text:p>
          </table:table-cell>
          <table:table-cell table:style-name="ce41" office:value-type="float" office:value="5788.81" calcext:value-type="float">
            <text:p>5788.81</text:p>
          </table:table-cell>
        </table:table-row>
        <table:table-row table:style-name="ro4">
          <table:table-cell table:style-name="ce15" office:value-type="string" calcext:value-type="string">
            <text:p>UNION VINICOLA INTERNACIONAL S.A.</text:p>
          </table:table-cell>
          <table:table-cell table:style-name="ce38" office:value-type="float" office:value="940.8" calcext:value-type="float">
            <text:p>940.8</text:p>
          </table:table-cell>
          <table:table-cell table:style-name="ce41" office:value-type="float" office:value="24.78" calcext:value-type="float">
            <text:p>24.78</text:p>
          </table:table-cell>
        </table:table-row>
        <table:table-row table:style-name="ro4">
          <table:table-cell table:style-name="ce15" office:value-type="string" calcext:value-type="string">
            <text:p>UNIVERSAL SWEET INDUSTRIES S.A</text:p>
          </table:table-cell>
          <table:table-cell table:style-name="ce38" office:value-type="float" office:value="1624" calcext:value-type="float">
            <text:p>1624</text:p>
          </table:table-cell>
          <table:table-cell table:style-name="ce41" office:value-type="float" office:value="42.78" calcext:value-type="float">
            <text:p>42.78</text:p>
          </table:table-cell>
        </table:table-row>
        <table:table-row table:style-name="ro4">
          <table:table-cell table:style-name="ce15" office:value-type="string" calcext:value-type="string">
            <text:p>VALAREZO LINGEN VITTORIO ALEJANDRO</text:p>
          </table:table-cell>
          <table:table-cell table:style-name="ce38" office:value-type="float" office:value="1006.51" calcext:value-type="float">
            <text:p>1006.51</text:p>
          </table:table-cell>
          <table:table-cell table:style-name="ce41" office:value-type="float" office:value="1006.51" calcext:value-type="float">
            <text:p>1006.51</text:p>
          </table:table-cell>
        </table:table-row>
        <table:table-row table:style-name="ro4">
          <table:table-cell table:style-name="ce15" office:value-type="string" calcext:value-type="string">
            <text:p>VECONSA S.A.</text:p>
          </table:table-cell>
          <table:table-cell table:style-name="ce38" office:value-type="float" office:value="30992.98" calcext:value-type="float">
            <text:p>30992.98</text:p>
          </table:table-cell>
          <table:table-cell table:style-name="ce41" office:value-type="float" office:value="33214.69" calcext:value-type="float">
            <text:p>33214.69</text:p>
          </table:table-cell>
        </table:table-row>
        <table:table-row table:style-name="ro4">
          <table:table-cell table:style-name="ce15" office:value-type="string" calcext:value-type="string">
            <text:p>VINTIMILLA CORRALJOSE ANTONIO</text:p>
          </table:table-cell>
          <table:table-cell table:style-name="ce38" office:value-type="float" office:value="1148" calcext:value-type="float">
            <text:p>1148</text:p>
          </table:table-cell>
          <table:table-cell table:style-name="ce41" office:value-type="float" office:value="1148" calcext:value-type="float">
            <text:p>1148</text:p>
          </table:table-cell>
        </table:table-row>
        <table:table-row table:style-name="ro4">
          <table:table-cell table:style-name="ce15" office:value-type="string" calcext:value-type="string">
            <text:p>WORLDWIDE INVESTMENTS AND REPRESENTATION</text:p>
          </table:table-cell>
          <table:table-cell table:style-name="ce38" office:value-type="float" office:value="316265.59" calcext:value-type="float">
            <text:p>316265.59</text:p>
          </table:table-cell>
          <table:table-cell table:style-name="ce41" office:value-type="float" office:value="257998.5" calcext:value-type="float">
            <text:p>257998.5</text:p>
          </table:table-cell>
        </table:table-row>
        <table:table-row table:style-name="ro4">
          <table:table-cell table:style-name="ce15" office:value-type="string" calcext:value-type="string">
            <text:p>XIAEXPORT S.A.</text:p>
          </table:table-cell>
          <table:table-cell table:style-name="ce38" office:value-type="float" office:value="36285.65" calcext:value-type="float">
            <text:p>36285.65</text:p>
          </table:table-cell>
          <table:table-cell table:style-name="ce41" office:value-type="float" office:value="14431.41" calcext:value-type="float">
            <text:p>14431.41</text:p>
          </table:table-cell>
        </table:table-row>
        <table:table-row table:style-name="ro4">
          <table:table-cell table:style-name="ce15" office:value-type="string" calcext:value-type="string">
            <text:p>YOUNGLIVING ECUADOR CIA LTDA</text:p>
          </table:table-cell>
          <table:table-cell table:style-name="ce38" office:value-type="float" office:value="560" calcext:value-type="float">
            <text:p>560</text:p>
          </table:table-cell>
          <table:table-cell table:style-name="ce41" office:value-type="float" office:value="560" calcext:value-type="float">
            <text:p>560</text:p>
          </table:table-cell>
        </table:table-row>
        <table:table-row table:style-name="ro4">
          <table:table-cell table:style-name="ce15" office:value-type="string" calcext:value-type="string">
            <text:p>ZAMBRITIZA S.A.</text:p>
          </table:table-cell>
          <table:table-cell table:style-name="ce38" office:value-type="float" office:value="17601.25" calcext:value-type="float">
            <text:p>17601.25</text:p>
          </table:table-cell>
          <table:table-cell table:style-name="ce41" office:value-type="float" office:value="22177.6" calcext:value-type="float">
            <text:p>22177.6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table:formula="of:=SUM([.B1:.B211])" office:value-type="float" office:value="21051634.21" calcext:value-type="float">
            <text:p>21051634.21</text:p>
          </table:table-cell>
          <table:table-cell table:formula="of:=SUM([.C1:.C211])" office:value-type="float" office:value="18906150.94" calcext:value-type="float">
            <text:p>18906150.94</text:p>
          </table:table-cell>
        </table:table-row>
        <table:table-row table:style-name="ro4" table:number-rows-repeated="1048362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lientes" table:style-name="ta2">
        <office:forms form:automatic-focus="false" form:apply-design-mode="false"/>
        <table:table-column table:style-name="co17" table:default-cell-style-name="ce45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9" table:number-columns-repeated="1012" table:default-cell-style-name="Default"/>
        <table:table-row table:style-name="ro4">
          <table:table-cell table:style-name="ce42" office:value-type="string" calcext:value-type="string">
            <text:p>3M ECUADOR C.A.</text:p>
          </table:table-cell>
          <table:table-cell table:style-name="ce46" office:value-type="float" office:value="5450.46" calcext:value-type="float">
            <text:p>5,450</text:p>
          </table:table-cell>
          <table:table-cell table:style-name="ce51" office:value-type="float" office:value="42795.09" calcext:value-type="float">
            <text:p>42795.09</text:p>
          </table:table-cell>
          <table:table-cell table:style-name="ce51" office:value-type="float" office:value="37511.09" calcext:value-type="float">
            <text:p>37511.09</text:p>
          </table:table-cell>
          <table:table-cell/>
          <table:table-cell table:style-name="ce53" office:value-type="string" calcext:value-type="string">
            <text:p>ACUACULTURA TECNICA INTEGRADA DEL PERU S</text:p>
          </table:table-cell>
          <table:table-cell table:style-name="ce55" office:value-type="float" office:value="17753.98" calcext:value-type="float">
            <text:p>17753.98</text:p>
          </table:table-cell>
          <table:table-cell table:style-name="ce57" office:value-type="float" office:value="0" calcext:value-type="float">
            <text:p>0</text:p>
          </table:table-cell>
          <table:table-cell table:style-name="ce59" office:value-type="float" office:value="10167.54" calcext:value-type="float">
            <text:p>10167.54</text:p>
          </table:table-cell>
          <table:table-cell/>
          <table:table-cell table:style-name="ce53" office:value-type="string" calcext:value-type="string">
            <text:p>BOLAND THOMAS PATRICK</text:p>
          </table:table-cell>
          <table:table-cell table:style-name="ce55" office:value-type="float" office:value="0" calcext:value-type="float">
            <text:p>0</text:p>
          </table:table-cell>
          <table:table-cell table:style-name="ce57" office:value-type="float" office:value="13069.91" calcext:value-type="float">
            <text:p>13069.91</text:p>
          </table:table-cell>
          <table:table-cell table:style-name="ce59" office:value-type="float" office:value="13069.91" calcext:value-type="float">
            <text:p>13069.91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ACCESORIOS Y SISTEMAS AS C. A.</text:p>
          </table:table-cell>
          <table:table-cell table:style-name="ce47" office:value-type="float" office:value="1684.07" calcext:value-type="float">
            <text:p>1,684</text:p>
          </table:table-cell>
          <table:table-cell table:style-name="ce51" office:value-type="float" office:value="3329.46" calcext:value-type="float">
            <text:p>3329.46</text:p>
          </table:table-cell>
          <table:table-cell table:style-name="ce51" office:value-type="float" office:value="5013.53" calcext:value-type="float">
            <text:p>5013.53</text:p>
          </table:table-cell>
          <table:table-cell/>
          <table:table-cell table:style-name="ce54" office:value-type="string" calcext:value-type="string">
            <text:p>AGROLAGO DE OCCIDENTE C.A.</text:p>
          </table:table-cell>
          <table:table-cell table:style-name="ce56" office:value-type="float" office:value="0" calcext:value-type="float">
            <text:p>.00</text:p>
          </table:table-cell>
          <table:table-cell table:style-name="ce58" office:value-type="float" office:value="69757.47" calcext:value-type="float">
            <text:p>69757.47</text:p>
          </table:table-cell>
          <table:table-cell table:style-name="ce60" office:value-type="float" office:value="69757.47" calcext:value-type="float">
            <text:p>69757.47</text:p>
          </table:table-cell>
          <table:table-cell/>
          <table:table-cell table:style-name="ce54" office:value-type="string" calcext:value-type="string">
            <text:p>CAMARONERA COMERCIALIZADORA <text:s/>CONCAMARON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8560.54" calcext:value-type="float">
            <text:p>8560.54</text:p>
          </table:table-cell>
          <table:table-cell table:style-name="ce60" office:value-type="float" office:value="6196.21" calcext:value-type="float">
            <text:p>6196.21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ALARCON MIRANDA JORGE ENRIQUE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680" calcext:value-type="float">
            <text:p>1680</text:p>
          </table:table-cell>
          <table:table-cell/>
          <table:table-cell table:style-name="ce54" office:value-type="string" calcext:value-type="string">
            <text:p>CRIADOR EL GUAMITO SAC</text:p>
          </table:table-cell>
          <table:table-cell table:style-name="ce55" office:value-type="float" office:value="3577.08" calcext:value-type="float">
            <text:p>3577.08</text:p>
          </table:table-cell>
          <table:table-cell table:style-name="ce58" office:value-type="float" office:value="6035.04" calcext:value-type="float">
            <text:p>6035.04</text:p>
          </table:table-cell>
          <table:table-cell table:style-name="ce60" office:value-type="float" office:value="9612.12" calcext:value-type="float">
            <text:p>9612.12</text:p>
          </table:table-cell>
          <table:table-cell/>
          <table:table-cell table:style-name="ce54" office:value-type="string" calcext:value-type="string">
            <text:p>COFIMAR <text:s/>S.A.</text:p>
          </table:table-cell>
          <table:table-cell table:style-name="ce55" office:value-type="float" office:value="37921.44" calcext:value-type="float">
            <text:p>37921.44</text:p>
          </table:table-cell>
          <table:table-cell table:style-name="ce58" office:value-type="float" office:value="60243.61" calcext:value-type="float">
            <text:p>60243.61</text:p>
          </table:table-cell>
          <table:table-cell table:style-name="ce60" office:value-type="float" office:value="38759.02" calcext:value-type="float">
            <text:p>38759.02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ALAVA VELEZ VICTOR ALFONSO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5995.36" calcext:value-type="float">
            <text:p>5995.36</text:p>
          </table:table-cell>
          <table:table-cell table:style-name="ce51" office:value-type="float" office:value="5995.36" calcext:value-type="float">
            <text:p>5995.36</text:p>
          </table:table-cell>
          <table:table-cell/>
          <table:table-cell table:style-name="ce54" office:value-type="string" calcext:value-type="string">
            <text:p>EXPORTACIONES LIVIAMAR S.A.C.</text:p>
          </table:table-cell>
          <table:table-cell table:style-name="ce56" office:value-type="float" office:value="3516" calcext:value-type="float">
            <text:p>3,516.00</text:p>
          </table:table-cell>
          <table:table-cell table:style-name="ce58" office:value-type="float" office:value="0" calcext:value-type="float">
            <text:p>0</text:p>
          </table:table-cell>
          <table:table-cell table:style-name="ce60" office:value-type="float" office:value="3516" calcext:value-type="float">
            <text:p>3516</text:p>
          </table:table-cell>
          <table:table-cell/>
          <table:table-cell table:style-name="ce54" office:value-type="string" calcext:value-type="string">
            <text:p>COMERCIAL PESQUERA CRISTIANSEN S.A.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13558.93" calcext:value-type="float">
            <text:p>13558.93</text:p>
          </table:table-cell>
          <table:table-cell table:style-name="ce60" office:value-type="float" office:value="13558.93" calcext:value-type="float">
            <text:p>13558.93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ALESSA S.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770.12" calcext:value-type="float">
            <text:p>770.12</text:p>
          </table:table-cell>
          <table:table-cell/>
          <table:table-cell table:style-name="ce54" office:value-type="string" calcext:value-type="string">
            <text:p>JACMAR ACUICULTURA &amp; EXPORTACION S A C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28739.75" calcext:value-type="float">
            <text:p>28739.75</text:p>
          </table:table-cell>
          <table:table-cell table:style-name="ce60" office:value-type="float" office:value="28739.75" calcext:value-type="float">
            <text:p>28739.75</text:p>
          </table:table-cell>
          <table:table-cell/>
          <table:table-cell table:style-name="ce54" office:value-type="string" calcext:value-type="string">
            <text:p>COMERCIALIZADORA INTERNACIONAL DE MARISC</text:p>
          </table:table-cell>
          <table:table-cell table:style-name="ce55" office:value-type="float" office:value="1592.17" calcext:value-type="float">
            <text:p>1592.17</text:p>
          </table:table-cell>
          <table:table-cell table:style-name="ce58" office:value-type="float" office:value="7545.27" calcext:value-type="float">
            <text:p>7545.27</text:p>
          </table:table-cell>
          <table:table-cell table:style-name="ce60" office:value-type="float" office:value="9167.78" calcext:value-type="float">
            <text:p>9167.78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ALIMENTOS EL SABOR ALIMENSABOR C. LTDA</text:p>
          </table:table-cell>
          <table:table-cell table:style-name="ce46" office:value-type="float" office:value="4147.12" calcext:value-type="float">
            <text:p>4,147</text:p>
          </table:table-cell>
          <table:table-cell table:style-name="ce51" office:value-type="float" office:value="5256.1" calcext:value-type="float">
            <text:p>5256.1</text:p>
          </table:table-cell>
          <table:table-cell table:style-name="ce51" office:value-type="float" office:value="7612.35" calcext:value-type="float">
            <text:p>7612.35</text:p>
          </table:table-cell>
          <table:table-cell/>
          <table:table-cell table:style-name="ce54" office:value-type="string" calcext:value-type="string">
            <text:p>LA CASA DEL ACUICULTOR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56133" calcext:value-type="float">
            <text:p>56133</text:p>
          </table:table-cell>
          <table:table-cell table:style-name="ce60" office:value-type="float" office:value="56133" calcext:value-type="float">
            <text:p>56133</text:p>
          </table:table-cell>
          <table:table-cell/>
          <table:table-cell table:style-name="ce54" office:value-type="string" calcext:value-type="string">
            <text:p>CRIMASA CRIADEROS DE MARISCOS S.A.</text:p>
          </table:table-cell>
          <table:table-cell table:style-name="ce55" office:value-type="float" office:value="51390.31" calcext:value-type="float">
            <text:p>51390.31</text:p>
          </table:table-cell>
          <table:table-cell table:style-name="ce58" office:value-type="float" office:value="386795.18" calcext:value-type="float">
            <text:p>386795.18</text:p>
          </table:table-cell>
          <table:table-cell table:style-name="ce60" office:value-type="float" office:value="294238.2" calcext:value-type="float">
            <text:p>294238.2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ANCLA&amp;VIENTO ECUADOR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0415.06" calcext:value-type="float">
            <text:p>10415.06</text:p>
          </table:table-cell>
          <table:table-cell table:style-name="ce51" office:value-type="float" office:value="10415.06" calcext:value-type="float">
            <text:p>10415.06</text:p>
          </table:table-cell>
          <table:table-cell/>
          <table:table-cell table:style-name="ce54" office:value-type="string" calcext:value-type="string">
            <text:p>MARINASOL S A</text:p>
          </table:table-cell>
          <table:table-cell table:style-name="ce55" office:value-type="float" office:value="390893.43" calcext:value-type="float">
            <text:p>390893.43</text:p>
          </table:table-cell>
          <table:table-cell table:style-name="ce58" office:value-type="float" office:value="1636082.57" calcext:value-type="float">
            <text:p>1636082.57</text:p>
          </table:table-cell>
          <table:table-cell table:style-name="ce60" office:value-type="float" office:value="1546029.84" calcext:value-type="float">
            <text:p>1546029.84</text:p>
          </table:table-cell>
          <table:table-cell/>
          <table:table-cell table:style-name="ce54" office:value-type="string" calcext:value-type="string">
            <text:p>CULTIVO Y EXPORTACION ACUICOLA CEAEXPORT</text:p>
          </table:table-cell>
          <table:table-cell table:style-name="ce55" office:value-type="float" office:value="85621.46" calcext:value-type="float">
            <text:p>85621.46</text:p>
          </table:table-cell>
          <table:table-cell table:style-name="ce58" office:value-type="float" office:value="168115.93" calcext:value-type="float">
            <text:p>168115.93</text:p>
          </table:table-cell>
          <table:table-cell table:style-name="ce60" office:value-type="float" office:value="191158.89" calcext:value-type="float">
            <text:p>191158.89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ANTON PAREJA JOSE JOAQUIN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/>
          <table:table-cell table:style-name="ce54" office:value-type="string" calcext:value-type="string">
            <text:p>PLASTIPUPL LTDA</text:p>
          </table:table-cell>
          <table:table-cell table:style-name="ce56" office:value-type="float" office:value="822.64" calcext:value-type="float">
            <text:p>822.64</text:p>
          </table:table-cell>
          <table:table-cell table:style-name="ce58" office:value-type="float" office:value="4327.12" calcext:value-type="float">
            <text:p>4327.12</text:p>
          </table:table-cell>
          <table:table-cell table:style-name="ce60" office:value-type="float" office:value="5149.76" calcext:value-type="float">
            <text:p>5149.76</text:p>
          </table:table-cell>
          <table:table-cell/>
          <table:table-cell table:style-name="ce54" office:value-type="string" calcext:value-type="string">
            <text:p>DAVMERCORP S.A.</text:p>
          </table:table-cell>
          <table:table-cell table:style-name="ce55" office:value-type="float" office:value="16319.93" calcext:value-type="float">
            <text:p>16319.93</text:p>
          </table:table-cell>
          <table:table-cell table:style-name="ce58" office:value-type="float" office:value="48781.81" calcext:value-type="float">
            <text:p>48781.81</text:p>
          </table:table-cell>
          <table:table-cell table:style-name="ce60" office:value-type="float" office:value="61186.89" calcext:value-type="float">
            <text:p>61186.89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AROSEMENA BENITES ROGER RAMON</text:p>
          </table:table-cell>
          <table:table-cell table:style-name="ce46" office:value-type="float" office:value="595.35" calcext:value-type="float">
            <text:p>595</text:p>
          </table:table-cell>
          <table:table-cell table:style-name="ce51" office:value-type="float" office:value="2532.32" calcext:value-type="float">
            <text:p>2532.32</text:p>
          </table:table-cell>
          <table:table-cell table:style-name="ce51" office:value-type="float" office:value="1671.27" calcext:value-type="float">
            <text:p>1671.27</text:p>
          </table:table-cell>
          <table:table-cell/>
          <table:table-cell table:style-name="ce54" office:value-type="string" calcext:value-type="string">
            <text:p>PROCESADORA ATLANTICO C.A.</text:p>
          </table:table-cell>
          <table:table-cell table:style-name="ce56" office:value-type="float" office:value="0" calcext:value-type="float">
            <text:p>.00</text:p>
          </table:table-cell>
          <table:table-cell table:style-name="ce58" office:value-type="float" office:value="382939.25" calcext:value-type="float">
            <text:p>382939.25</text:p>
          </table:table-cell>
          <table:table-cell table:style-name="ce60" office:value-type="float" office:value="369682.85" calcext:value-type="float">
            <text:p>369682.85</text:p>
          </table:table-cell>
          <table:table-cell/>
          <table:table-cell table:style-name="ce54" office:value-type="string" calcext:value-type="string">
            <text:p>EMPACADORA BILBO S.A. (BILBOSA)</text:p>
          </table:table-cell>
          <table:table-cell table:style-name="ce55" office:value-type="float" office:value="19670.49" calcext:value-type="float">
            <text:p>19670.49</text:p>
          </table:table-cell>
          <table:table-cell table:style-name="ce58" office:value-type="float" office:value="258327.89" calcext:value-type="float">
            <text:p>258327.89</text:p>
          </table:table-cell>
          <table:table-cell table:style-name="ce60" office:value-type="float" office:value="219955.54" calcext:value-type="float">
            <text:p>219955.54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ASISERVY S.A.</text:p>
          </table:table-cell>
          <table:table-cell table:style-name="ce46" office:value-type="float" office:value="2738.53" calcext:value-type="float">
            <text:p>2,739</text:p>
          </table:table-cell>
          <table:table-cell table:style-name="ce51" office:value-type="float" office:value="5733.98" calcext:value-type="float">
            <text:p>5733.98</text:p>
          </table:table-cell>
          <table:table-cell table:style-name="ce51" office:value-type="float" office:value="8472.51" calcext:value-type="float">
            <text:p>8472.51</text:p>
          </table:table-cell>
          <table:table-cell/>
          <table:table-cell table:style-name="ce54" office:value-type="string" calcext:value-type="string">
            <text:p>PRODALMAR C.A.</text:p>
          </table:table-cell>
          <table:table-cell table:style-name="ce56" office:value-type="float" office:value="0" calcext:value-type="float">
            <text:p>.00</text:p>
          </table:table-cell>
          <table:table-cell table:style-name="ce58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/>
          <table:table-cell table:style-name="ce54" office:value-type="string" calcext:value-type="string">
            <text:p>EMPACADORA DEL PACIFICO S.A. (EDPACIFIC)</text:p>
          </table:table-cell>
          <table:table-cell table:style-name="ce56" office:value-type="float" office:value="22847.82" calcext:value-type="float">
            <text:p>22,847.82</text:p>
          </table:table-cell>
          <table:table-cell table:style-name="ce58" office:value-type="float" office:value="175592.39" calcext:value-type="float">
            <text:p>175592.39</text:p>
          </table:table-cell>
          <table:table-cell table:style-name="ce60" office:value-type="float" office:value="148322.41" calcext:value-type="float">
            <text:p>148322.41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BABYS S.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908.48" calcext:value-type="float">
            <text:p>1908.48</text:p>
          </table:table-cell>
          <table:table-cell table:number-columns-repeated="6"/>
          <table:table-cell table:style-name="ce54" office:value-type="string" calcext:value-type="string">
            <text:p>EMPACADORA DUFER CIA. LTDA.</text:p>
          </table:table-cell>
          <table:table-cell table:style-name="ce56" office:value-type="float" office:value="1945.35" calcext:value-type="float">
            <text:p>1,945.35</text:p>
          </table:table-cell>
          <table:table-cell table:style-name="ce58" office:value-type="float" office:value="23540.16" calcext:value-type="float">
            <text:p>23540.16</text:p>
          </table:table-cell>
          <table:table-cell table:style-name="ce60" office:value-type="float" office:value="25485.51" calcext:value-type="float">
            <text:p>25485.51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BASESURCORP S.A.</text:p>
          </table:table-cell>
          <table:table-cell table:style-name="ce46" office:value-type="float" office:value="4107.7" calcext:value-type="float">
            <text:p>4,108</text:p>
          </table:table-cell>
          <table:table-cell table:style-name="ce51" office:value-type="float" office:value="8048.55" calcext:value-type="float">
            <text:p>8048.55</text:p>
          </table:table-cell>
          <table:table-cell table:style-name="ce51" office:value-type="float" office:value="10975.24" calcext:value-type="float">
            <text:p>10975.24</text:p>
          </table:table-cell>
          <table:table-cell/>
          <table:table-cell office:value-type="string" calcext:value-type="string">
            <text:p>Total General</text:p>
          </table:table-cell>
          <table:table-cell table:formula="of:=SUM([.G1:.G10])" office:value-type="float" office:value="416563.13" calcext:value-type="float">
            <text:p>416563.13</text:p>
          </table:table-cell>
          <table:table-cell table:formula="of:=SUM([.H1:.H10])" office:value-type="float" office:value="2184014.2" calcext:value-type="float">
            <text:p>2184014.2</text:p>
          </table:table-cell>
          <table:table-cell table:formula="of:=SUM([.I1:.I10])" office:value-type="float" office:value="2098788.33" calcext:value-type="float">
            <text:p>2098788.33</text:p>
          </table:table-cell>
          <table:table-cell/>
          <table:table-cell table:style-name="ce54" office:value-type="string" calcext:value-type="string">
            <text:p>EMPACADORA GRUPO GRANMAR S.A. EMPAGRAN</text:p>
          </table:table-cell>
          <table:table-cell table:style-name="ce55" office:value-type="float" office:value="5271.6" calcext:value-type="float">
            <text:p>5271.6</text:p>
          </table:table-cell>
          <table:table-cell table:style-name="ce58" office:value-type="float" office:value="34110.95" calcext:value-type="float">
            <text:p>34110.95</text:p>
          </table:table-cell>
          <table:table-cell table:style-name="ce60" office:value-type="float" office:value="39458.24" calcext:value-type="float">
            <text:p>39458.24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CAICEDO ESPINEL CARLOS HUGO</text:p>
          </table:table-cell>
          <table:table-cell table:style-name="ce46" office:value-type="float" office:value="489.22" calcext:value-type="float">
            <text:p>489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489.22" calcext:value-type="float">
            <text:p>489.22</text:p>
          </table:table-cell>
          <table:table-cell table:number-columns-repeated="6"/>
          <table:table-cell table:style-name="ce54" office:value-type="string" calcext:value-type="string">
            <text:p>EMPACRECI S.A.</text:p>
          </table:table-cell>
          <table:table-cell table:style-name="ce55" office:value-type="float" office:value="33969.23" calcext:value-type="float">
            <text:p>33969.23</text:p>
          </table:table-cell>
          <table:table-cell table:style-name="ce58" office:value-type="float" office:value="551031.28" calcext:value-type="float">
            <text:p>551031.28</text:p>
          </table:table-cell>
          <table:table-cell table:style-name="ce60" office:value-type="float" office:value="358096.7" calcext:value-type="float">
            <text:p>358096.7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CAMPOAZUL S.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882" calcext:value-type="float">
            <text:p>882</text:p>
          </table:table-cell>
          <table:table-cell table:number-columns-repeated="6"/>
          <table:table-cell table:style-name="ce54" office:value-type="string" calcext:value-type="string">
            <text:p>EXOFRUT S.A.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3370.1" calcext:value-type="float">
            <text:p>3370.1</text:p>
          </table:table-cell>
          <table:table-cell table:style-name="ce60" office:value-type="float" office:value="3370.1" calcext:value-type="float">
            <text:p>3370.1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CARTULINA VERDE OLIPACK S. A.</text:p>
          </table:table-cell>
          <table:table-cell table:style-name="ce47" office:value-type="float" office:value="12026.35" calcext:value-type="float">
            <text:p>12,026</text:p>
          </table:table-cell>
          <table:table-cell table:style-name="ce51" office:value-type="float" office:value="25354.7" calcext:value-type="float">
            <text:p>25354.7</text:p>
          </table:table-cell>
          <table:table-cell table:style-name="ce51" office:value-type="float" office:value="28591.86" calcext:value-type="float">
            <text:p>28591.86</text:p>
          </table:table-cell>
          <table:table-cell table:number-columns-repeated="6"/>
          <table:table-cell table:style-name="ce54" office:value-type="string" calcext:value-type="string">
            <text:p>EXORBAN S.A.</text:p>
          </table:table-cell>
          <table:table-cell table:style-name="ce55" office:value-type="float" office:value="18291.01" calcext:value-type="float">
            <text:p>18291.01</text:p>
          </table:table-cell>
          <table:table-cell table:style-name="ce58" office:value-type="float" office:value="55993.6" calcext:value-type="float">
            <text:p>55993.6</text:p>
          </table:table-cell>
          <table:table-cell table:style-name="ce60" office:value-type="float" office:value="56122.29" calcext:value-type="float">
            <text:p>56122.29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CARVAGU S.A.</text:p>
          </table:table-cell>
          <table:table-cell table:style-name="ce46" office:value-type="float" office:value="38458.45" calcext:value-type="float">
            <text:p>38,458</text:p>
          </table:table-cell>
          <table:table-cell table:style-name="ce51" office:value-type="float" office:value="104010.27" calcext:value-type="float">
            <text:p>104010.27</text:p>
          </table:table-cell>
          <table:table-cell table:style-name="ce51" office:value-type="float" office:value="126698.12" calcext:value-type="float">
            <text:p>126698.12</text:p>
          </table:table-cell>
          <table:table-cell table:number-columns-repeated="6"/>
          <table:table-cell table:style-name="ce54" office:value-type="string" calcext:value-type="string">
            <text:p>EXPALSA EXPORTADORA DE ALIMENTOS S.A.</text:p>
          </table:table-cell>
          <table:table-cell table:style-name="ce55" office:value-type="float" office:value="203965.03" calcext:value-type="float">
            <text:p>203965.03</text:p>
          </table:table-cell>
          <table:table-cell table:style-name="ce58" office:value-type="float" office:value="2756038.9" calcext:value-type="float">
            <text:p>2756038.9</text:p>
          </table:table-cell>
          <table:table-cell table:style-name="ce60" office:value-type="float" office:value="2556156.78" calcext:value-type="float">
            <text:p>2556156.78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CEPROMAR S.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8696.69" calcext:value-type="float">
            <text:p>8696.69</text:p>
          </table:table-cell>
          <table:table-cell table:number-columns-repeated="6"/>
          <table:table-cell table:style-name="ce54" office:value-type="string" calcext:value-type="string">
            <text:p>EXPORTADORA CRUSTAMAR S.A.</text:p>
          </table:table-cell>
          <table:table-cell table:style-name="ce56" office:value-type="float" office:value="14076.57" calcext:value-type="float">
            <text:p>14,076.57</text:p>
          </table:table-cell>
          <table:table-cell table:style-name="ce58" office:value-type="float" office:value="242257.97" calcext:value-type="float">
            <text:p>242257.97</text:p>
          </table:table-cell>
          <table:table-cell table:style-name="ce60" office:value-type="float" office:value="198450.1" calcext:value-type="float">
            <text:p>198450.1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CERVECERIA NACIONAL CN S.A.</text:p>
          </table:table-cell>
          <table:table-cell table:style-name="ce46" office:value-type="float" office:value="941804.48" calcext:value-type="float">
            <text:p>941,804</text:p>
          </table:table-cell>
          <table:table-cell table:style-name="ce51" office:value-type="float" office:value="2133648.97" calcext:value-type="float">
            <text:p>2133648.97</text:p>
          </table:table-cell>
          <table:table-cell table:style-name="ce51" office:value-type="float" office:value="2488288.42" calcext:value-type="float">
            <text:p>2488288.42</text:p>
          </table:table-cell>
          <table:table-cell table:number-columns-repeated="6"/>
          <table:table-cell table:style-name="ce54" office:value-type="string" calcext:value-type="string">
            <text:p>EXPORTADORA DE CAMARON ECUATORIANO EXCAM</text:p>
          </table:table-cell>
          <table:table-cell table:style-name="ce55" office:value-type="float" office:value="49505.6" calcext:value-type="float">
            <text:p>49505.6</text:p>
          </table:table-cell>
          <table:table-cell table:style-name="ce58" office:value-type="float" office:value="362081.01" calcext:value-type="float">
            <text:p>362081.01</text:p>
          </table:table-cell>
          <table:table-cell table:style-name="ce60" office:value-type="float" office:value="349272.26" calcext:value-type="float">
            <text:p>349272.26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CHIVERIA SA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4201.68" calcext:value-type="float">
            <text:p>4201.68</text:p>
          </table:table-cell>
          <table:table-cell table:style-name="ce51" office:value-type="float" office:value="4201.68" calcext:value-type="float">
            <text:p>4201.68</text:p>
          </table:table-cell>
          <table:table-cell table:number-columns-repeated="6"/>
          <table:table-cell table:style-name="ce54" office:value-type="string" calcext:value-type="string">
            <text:p>EXPORTADORA DE PRODUCTOS DEL OCEANO OCEA</text:p>
          </table:table-cell>
          <table:table-cell table:style-name="ce55" office:value-type="float" office:value="40588.84" calcext:value-type="float">
            <text:p>40588.84</text:p>
          </table:table-cell>
          <table:table-cell table:style-name="ce58" office:value-type="float" office:value="0" calcext:value-type="float">
            <text:p>0</text:p>
          </table:table-cell>
          <table:table-cell table:style-name="ce60" office:value-type="float" office:value="40588.84" calcext:value-type="float">
            <text:p>40588.84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CHOCOLATE ECUATORIANO CA CHOCOLATECA</text:p>
          </table:table-cell>
          <table:table-cell table:style-name="ce47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50" calcext:value-type="float">
            <text:p>150</text:p>
          </table:table-cell>
          <table:table-cell table:number-columns-repeated="6"/>
          <table:table-cell table:style-name="ce54" office:value-type="string" calcext:value-type="string">
            <text:p>EXPORTADORA TOTAL SEAFOOD TOTA</text:p>
          </table:table-cell>
          <table:table-cell table:style-name="ce56" office:value-type="float" office:value="40751.34" calcext:value-type="float">
            <text:p>40,751.34</text:p>
          </table:table-cell>
          <table:table-cell table:style-name="ce58" office:value-type="float" office:value="519363.72" calcext:value-type="float">
            <text:p>519363.72</text:p>
          </table:table-cell>
          <table:table-cell table:style-name="ce60" office:value-type="float" office:value="438930.76" calcext:value-type="float">
            <text:p>438930.76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COMERCIALIZADORA NUTRI MED NUTRIMEDECUAD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5195.83" calcext:value-type="float">
            <text:p>5195.83</text:p>
          </table:table-cell>
          <table:table-cell table:number-columns-repeated="6"/>
          <table:table-cell table:style-name="ce54" office:value-type="string" calcext:value-type="string">
            <text:p>EXPORTQUILSA &amp; PRODUCTORES ASOCIADOS S.A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150101.66" calcext:value-type="float">
            <text:p>150101.66</text:p>
          </table:table-cell>
          <table:table-cell table:style-name="ce60" office:value-type="float" office:value="32872.73" calcext:value-type="float">
            <text:p>32872.73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COMERCIALIZADORA Y EXPORTADORA HIPOCAMPU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1518.32" calcext:value-type="float">
            <text:p>11518.32</text:p>
          </table:table-cell>
          <table:table-cell table:style-name="ce51" office:value-type="float" office:value="5326.2" calcext:value-type="float">
            <text:p>5326.2</text:p>
          </table:table-cell>
          <table:table-cell table:number-columns-repeated="6"/>
          <table:table-cell table:style-name="ce54" office:value-type="string" calcext:value-type="string">
            <text:p>EXPOTUNA S.A.</text:p>
          </table:table-cell>
          <table:table-cell table:style-name="ce56" office:value-type="float" office:value="22607.27" calcext:value-type="float">
            <text:p>22,607.27</text:p>
          </table:table-cell>
          <table:table-cell table:style-name="ce58" office:value-type="float" office:value="228471.84" calcext:value-type="float">
            <text:p>228471.84</text:p>
          </table:table-cell>
          <table:table-cell table:style-name="ce60" office:value-type="float" office:value="129471.93" calcext:value-type="float">
            <text:p>129471.93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COMPAÑIA AZUCARERA VALDEZ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3763.2" calcext:value-type="float">
            <text:p>3763.2</text:p>
          </table:table-cell>
          <table:table-cell table:style-name="ce51" office:value-type="float" office:value="1407.72" calcext:value-type="float">
            <text:p>1407.72</text:p>
          </table:table-cell>
          <table:table-cell table:number-columns-repeated="6"/>
          <table:table-cell table:style-name="ce54" office:value-type="string" calcext:value-type="string">
            <text:p>FRIGOPESCA C.A.</text:p>
          </table:table-cell>
          <table:table-cell table:style-name="ce55" office:value-type="float" office:value="54597.57" calcext:value-type="float">
            <text:p>54597.57</text:p>
          </table:table-cell>
          <table:table-cell table:style-name="ce58" office:value-type="float" office:value="235777.06" calcext:value-type="float">
            <text:p>235777.06</text:p>
          </table:table-cell>
          <table:table-cell table:style-name="ce60" office:value-type="float" office:value="232228.21" calcext:value-type="float">
            <text:p>232228.21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COMPAÑIA DE ELABORADOS DE CAFE ELCAFE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560" calcext:value-type="float">
            <text:p>560</text:p>
          </table:table-cell>
          <table:table-cell table:number-columns-repeated="6"/>
          <table:table-cell table:style-name="ce54" office:value-type="string" calcext:value-type="string">
            <text:p>INDUSTRIAL PESQUERA SANTA PRISCILA S.A.</text:p>
          </table:table-cell>
          <table:table-cell table:style-name="ce55" office:value-type="float" office:value="322103.81" calcext:value-type="float">
            <text:p>322103.81</text:p>
          </table:table-cell>
          <table:table-cell table:style-name="ce58" office:value-type="float" office:value="1788419.31" calcext:value-type="float">
            <text:p>1788419.31</text:p>
          </table:table-cell>
          <table:table-cell table:style-name="ce60" office:value-type="float" office:value="990612.49" calcext:value-type="float">
            <text:p>990612.49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COMPAÑIA ORTIZ &amp; LOAIZA CORLAPROD S.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2184" calcext:value-type="float">
            <text:p>2184</text:p>
          </table:table-cell>
          <table:table-cell table:number-columns-repeated="6"/>
          <table:table-cell table:style-name="ce54" office:value-type="string" calcext:value-type="string">
            <text:p>MARAMAR S.A.</text:p>
          </table:table-cell>
          <table:table-cell table:style-name="ce55" office:value-type="float" office:value="3364.73" calcext:value-type="float">
            <text:p>3364.73</text:p>
          </table:table-cell>
          <table:table-cell table:style-name="ce58" office:value-type="float" office:value="35207.74" calcext:value-type="float">
            <text:p>35207.74</text:p>
          </table:table-cell>
          <table:table-cell table:style-name="ce60" office:value-type="float" office:value="37467.16" calcext:value-type="float">
            <text:p>37467.16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CONGELADOS DEL PACIFICO SEAFOOD S.A. FRO</text:p>
          </table:table-cell>
          <table:table-cell table:style-name="ce46" office:value-type="float" office:value="1930.2" calcext:value-type="float">
            <text:p>1,93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930.2" calcext:value-type="float">
            <text:p>1930.2</text:p>
          </table:table-cell>
          <table:table-cell table:number-columns-repeated="6"/>
          <table:table-cell table:style-name="ce54" office:value-type="string" calcext:value-type="string">
            <text:p>MARDEX MARISCOS DE EXPORTACION S.A.</text:p>
          </table:table-cell>
          <table:table-cell table:style-name="ce55" office:value-type="float" office:value="821.62" calcext:value-type="float">
            <text:p>821.62</text:p>
          </table:table-cell>
          <table:table-cell table:style-name="ce58" office:value-type="float" office:value="0" calcext:value-type="float">
            <text:p>0</text:p>
          </table:table-cell>
          <table:table-cell table:style-name="ce60" office:value-type="float" office:value="821.62" calcext:value-type="float">
            <text:p>821.62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CONSERVAS ISABEL ECUATORIANA S.A.</text:p>
          </table:table-cell>
          <table:table-cell table:style-name="ce46" office:value-type="float" office:value="7961.86" calcext:value-type="float">
            <text:p>7,962</text:p>
          </table:table-cell>
          <table:table-cell table:style-name="ce51" office:value-type="float" office:value="40129.67" calcext:value-type="float">
            <text:p>40129.67</text:p>
          </table:table-cell>
          <table:table-cell table:style-name="ce51" office:value-type="float" office:value="42287.25" calcext:value-type="float">
            <text:p>42287.25</text:p>
          </table:table-cell>
          <table:table-cell table:number-columns-repeated="6"/>
          <table:table-cell table:style-name="ce54" office:value-type="string" calcext:value-type="string">
            <text:p>MARISCOS DEL ECUADOR MARECUADOR CIA. LTD</text:p>
          </table:table-cell>
          <table:table-cell table:style-name="ce55" office:value-type="float" office:value="15086.53" calcext:value-type="float">
            <text:p>15086.53</text:p>
          </table:table-cell>
          <table:table-cell table:style-name="ce58" office:value-type="float" office:value="295470.3" calcext:value-type="float">
            <text:p>295470.3</text:p>
          </table:table-cell>
          <table:table-cell table:style-name="ce60" office:value-type="float" office:value="218525.38" calcext:value-type="float">
            <text:p>218525.38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COSMETICOS ECOS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846.72" calcext:value-type="float">
            <text:p>846.72</text:p>
          </table:table-cell>
          <table:table-cell table:style-name="ce51" office:value-type="float" office:value="846.72" calcext:value-type="float">
            <text:p>846.72</text:p>
          </table:table-cell>
          <table:table-cell table:number-columns-repeated="6"/>
          <table:table-cell table:style-name="ce54" office:value-type="string" calcext:value-type="string">
            <text:p>NATLUK S.A.</text:p>
          </table:table-cell>
          <table:table-cell table:style-name="ce55" office:value-type="float" office:value="12041.31" calcext:value-type="float">
            <text:p>12041.31</text:p>
          </table:table-cell>
          <table:table-cell table:style-name="ce58" office:value-type="float" office:value="52055.63" calcext:value-type="float">
            <text:p>52055.63</text:p>
          </table:table-cell>
          <table:table-cell table:style-name="ce60" office:value-type="float" office:value="41197.52" calcext:value-type="float">
            <text:p>41197.52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DAMERSOL S.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456" calcext:value-type="float">
            <text:p>1456</text:p>
          </table:table-cell>
          <table:table-cell table:number-columns-repeated="6"/>
          <table:table-cell table:style-name="ce54" office:value-type="string" calcext:value-type="string">
            <text:p>NEGOCIOS INDUSTRIALES REAL NIRSA S.A.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106389.65" calcext:value-type="float">
            <text:p>106389.65</text:p>
          </table:table-cell>
          <table:table-cell table:style-name="ce60" office:value-type="float" office:value="28343.03" calcext:value-type="float">
            <text:p>28343.03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DASSUM GONZALEZ JUAN FERNANDO</text:p>
          </table:table-cell>
          <table:table-cell table:style-name="ce46" office:value-type="float" office:value="2217.83" calcext:value-type="float">
            <text:p>2,2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217.83" calcext:value-type="float">
            <text:p>2217.83</text:p>
          </table:table-cell>
          <table:table-cell table:number-columns-repeated="6"/>
          <table:table-cell table:style-name="ce54" office:value-type="string" calcext:value-type="string">
            <text:p>OPERADORA Y PROCESADORA DE PRODUCTOS MAR</text:p>
          </table:table-cell>
          <table:table-cell table:style-name="ce55" office:value-type="float" office:value="372774.13" calcext:value-type="float">
            <text:p>372774.13</text:p>
          </table:table-cell>
          <table:table-cell table:style-name="ce58" office:value-type="float" office:value="1335899.93" calcext:value-type="float">
            <text:p>1335899.93</text:p>
          </table:table-cell>
          <table:table-cell table:style-name="ce60" office:value-type="float" office:value="1510597.71" calcext:value-type="float">
            <text:p>1510597.71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DCAM S.A.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25991.78" calcext:value-type="float">
            <text:p>25991.78</text:p>
          </table:table-cell>
          <table:table-cell table:style-name="ce51" office:value-type="float" office:value="22704.14" calcext:value-type="float">
            <text:p>22704.14</text:p>
          </table:table-cell>
          <table:table-cell table:number-columns-repeated="6"/>
          <table:table-cell table:style-name="ce54" office:value-type="string" calcext:value-type="string">
            <text:p>PACFISH <text:s/>S.A.</text:p>
          </table:table-cell>
          <table:table-cell table:style-name="ce55" office:value-type="float" office:value="26787.59" calcext:value-type="float">
            <text:p>26787.59</text:p>
          </table:table-cell>
          <table:table-cell table:style-name="ce58" office:value-type="float" office:value="115180.53" calcext:value-type="float">
            <text:p>115180.53</text:p>
          </table:table-cell>
          <table:table-cell table:style-name="ce60" office:value-type="float" office:value="113040.57" calcext:value-type="float">
            <text:p>113040.57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DEEAM PHARMACEUTICAL S A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402.91" calcext:value-type="float">
            <text:p>1402.91</text:p>
          </table:table-cell>
          <table:table-cell table:number-columns-repeated="6"/>
          <table:table-cell table:style-name="ce54" office:value-type="string" calcext:value-type="string">
            <text:p>PCC CONGELADOS Y FRESCOS S.A.</text:p>
          </table:table-cell>
          <table:table-cell table:style-name="ce55" office:value-type="float" office:value="22383.38" calcext:value-type="float">
            <text:p>22383.38</text:p>
          </table:table-cell>
          <table:table-cell table:style-name="ce58" office:value-type="float" office:value="200257.9" calcext:value-type="float">
            <text:p>200257.9</text:p>
          </table:table-cell>
          <table:table-cell table:style-name="ce60" office:value-type="float" office:value="207772.62" calcext:value-type="float">
            <text:p>207772.62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DELAROMA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3414.03" calcext:value-type="float">
            <text:p>3414.03</text:p>
          </table:table-cell>
          <table:table-cell table:style-name="ce51" office:value-type="float" office:value="602.39" calcext:value-type="float">
            <text:p>602.39</text:p>
          </table:table-cell>
          <table:table-cell table:number-columns-repeated="6"/>
          <table:table-cell table:style-name="ce54" office:value-type="string" calcext:value-type="string">
            <text:p>PERLAS DEL PACIFICO PACIPER S A</text:p>
          </table:table-cell>
          <table:table-cell table:style-name="ce55" office:value-type="float" office:value="38513.77" calcext:value-type="float">
            <text:p>38513.77</text:p>
          </table:table-cell>
          <table:table-cell table:style-name="ce58" office:value-type="float" office:value="207936.08" calcext:value-type="float">
            <text:p>207936.08</text:p>
          </table:table-cell>
          <table:table-cell table:style-name="ce60" office:value-type="float" office:value="193306.83" calcext:value-type="float">
            <text:p>193306.83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DERELAMAR S.A.</text:p>
          </table:table-cell>
          <table:table-cell table:style-name="ce46" office:value-type="float" office:value="5437.17" calcext:value-type="float">
            <text:p>5,437</text:p>
          </table:table-cell>
          <table:table-cell table:style-name="ce51" office:value-type="float" office:value="26082.84" calcext:value-type="float">
            <text:p>26082.84</text:p>
          </table:table-cell>
          <table:table-cell table:style-name="ce51" office:value-type="float" office:value="24308.61" calcext:value-type="float">
            <text:p>24308.61</text:p>
          </table:table-cell>
          <table:table-cell table:number-columns-repeated="6"/>
          <table:table-cell table:style-name="ce54" office:value-type="string" calcext:value-type="string">
            <text:p>PESCARDEG <text:s/>S.A.</text:p>
          </table:table-cell>
          <table:table-cell table:style-name="ce56" office:value-type="float" office:value="0" calcext:value-type="float">
            <text:p>.00</text:p>
          </table:table-cell>
          <table:table-cell table:style-name="ce58" office:value-type="float" office:value="501" calcext:value-type="float">
            <text:p>501</text:p>
          </table:table-cell>
          <table:table-cell table:style-name="ce60" office:value-type="float" office:value="501" calcext:value-type="float">
            <text:p>501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DISTRIBUIDORA IMPORTADORA DIPOR S .A</text:p>
          </table:table-cell>
          <table:table-cell table:style-name="ce47" office:value-type="float" office:value="36346.36" calcext:value-type="float">
            <text:p>36,346</text:p>
          </table:table-cell>
          <table:table-cell table:style-name="ce51" office:value-type="float" office:value="66846.41" calcext:value-type="float">
            <text:p>66846.41</text:p>
          </table:table-cell>
          <table:table-cell table:style-name="ce51" office:value-type="float" office:value="103192.77" calcext:value-type="float">
            <text:p>103192.77</text:p>
          </table:table-cell>
          <table:table-cell table:number-columns-repeated="6"/>
          <table:table-cell table:style-name="ce54" office:value-type="string" calcext:value-type="string">
            <text:p>PROCESADORA DE CAMARON EL ORO PROCAORO C</text:p>
          </table:table-cell>
          <table:table-cell table:style-name="ce55" office:value-type="float" office:value="1788.53" calcext:value-type="float">
            <text:p>1788.53</text:p>
          </table:table-cell>
          <table:table-cell table:style-name="ce58" office:value-type="float" office:value="620.73" calcext:value-type="float">
            <text:p>620.73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DISTRIBUIDORA LOS PAISAS S.C.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49308.38" calcext:value-type="float">
            <text:p>49308.38</text:p>
          </table:table-cell>
          <table:table-cell table:style-name="ce51" office:value-type="float" office:value="49308.38" calcext:value-type="float">
            <text:p>49308.38</text:p>
          </table:table-cell>
          <table:table-cell table:number-columns-repeated="6"/>
          <table:table-cell table:style-name="ce54" office:value-type="string" calcext:value-type="string">
            <text:p>PROCESADORA DE MARISCOS DE EL ORO PROMAO</text:p>
          </table:table-cell>
          <table:table-cell table:style-name="ce55" office:value-type="float" office:value="59995.91" calcext:value-type="float">
            <text:p>59995.91</text:p>
          </table:table-cell>
          <table:table-cell table:style-name="ce58" office:value-type="float" office:value="100387.37" calcext:value-type="float">
            <text:p>100387.37</text:p>
          </table:table-cell>
          <table:table-cell table:style-name="ce60" office:value-type="float" office:value="133021" calcext:value-type="float">
            <text:p>133021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DISTRIBUIDORA SMSRT REMEDY SMAREME S A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299.72" calcext:value-type="float">
            <text:p>299.72</text:p>
          </table:table-cell>
          <table:table-cell table:style-name="ce51" office:value-type="float" office:value="299.72" calcext:value-type="float">
            <text:p>299.72</text:p>
          </table:table-cell>
          <table:table-cell table:number-columns-repeated="6"/>
          <table:table-cell table:style-name="ce54" office:value-type="string" calcext:value-type="string">
            <text:p>PROCESADORA DEL RIO S.A. PRORIOSA</text:p>
          </table:table-cell>
          <table:table-cell table:style-name="ce55" office:value-type="float" office:value="8667.5" calcext:value-type="float">
            <text:p>8667.5</text:p>
          </table:table-cell>
          <table:table-cell table:style-name="ce58" office:value-type="float" office:value="309147.2" calcext:value-type="float">
            <text:p>309147.2</text:p>
          </table:table-cell>
          <table:table-cell table:style-name="ce60" office:value-type="float" office:value="244452.53" calcext:value-type="float">
            <text:p>244452.53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DONUT HOUSE S A</text:p>
          </table:table-cell>
          <table:table-cell table:style-name="ce46" office:value-type="float" office:value="41196.96" calcext:value-type="float">
            <text:p>41,197</text:p>
          </table:table-cell>
          <table:table-cell table:style-name="ce51" office:value-type="float" office:value="84259.36" calcext:value-type="float">
            <text:p>84259.36</text:p>
          </table:table-cell>
          <table:table-cell table:style-name="ce51" office:value-type="float" office:value="82102.26" calcext:value-type="float">
            <text:p>82102.26</text:p>
          </table:table-cell>
          <table:table-cell table:number-columns-repeated="6"/>
          <table:table-cell table:style-name="ce54" office:value-type="string" calcext:value-type="string">
            <text:p>PROCESADORA POSORJA <text:s/>PROPOSORJA SA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7541.86" calcext:value-type="float">
            <text:p>7541.86</text:p>
          </table:table-cell>
          <table:table-cell table:style-name="ce60" office:value-type="float" office:value="7541.86" calcext:value-type="float">
            <text:p>7541.86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DROCARAS INDUSTRIA Y REPRESENTACIONES S.</text:p>
          </table:table-cell>
          <table:table-cell table:style-name="ce46" office:value-type="float" office:value="1475.45" calcext:value-type="float">
            <text:p>1,475</text:p>
          </table:table-cell>
          <table:table-cell table:style-name="ce51" office:value-type="float" office:value="5088.16" calcext:value-type="float">
            <text:p>5088.16</text:p>
          </table:table-cell>
          <table:table-cell table:style-name="ce51" office:value-type="float" office:value="5316.08" calcext:value-type="float">
            <text:p>5316.08</text:p>
          </table:table-cell>
          <table:table-cell table:number-columns-repeated="6"/>
          <table:table-cell table:style-name="ce54" office:value-type="string" calcext:value-type="string">
            <text:p>PROCESADORA Y EXPORTADORA DE CAMARON PRO</text:p>
          </table:table-cell>
          <table:table-cell table:style-name="ce55" office:value-type="float" office:value="136217.15" calcext:value-type="float">
            <text:p>136217.15</text:p>
          </table:table-cell>
          <table:table-cell table:style-name="ce58" office:value-type="float" office:value="503827.31" calcext:value-type="float">
            <text:p>503827.31</text:p>
          </table:table-cell>
          <table:table-cell table:style-name="ce60" office:value-type="float" office:value="491505.68" calcext:value-type="float">
            <text:p>491505.68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DULCAFE S.A.</text:p>
          </table:table-cell>
          <table:table-cell table:style-name="ce46" office:value-type="float" office:value="8817.3" calcext:value-type="float">
            <text:p>8,817</text:p>
          </table:table-cell>
          <table:table-cell table:style-name="ce51" office:value-type="float" office:value="55327.37" calcext:value-type="float">
            <text:p>55327.37</text:p>
          </table:table-cell>
          <table:table-cell table:style-name="ce51" office:value-type="float" office:value="57318.2" calcext:value-type="float">
            <text:p>57318.2</text:p>
          </table:table-cell>
          <table:table-cell table:number-columns-repeated="6"/>
          <table:table-cell table:style-name="ce54" office:value-type="string" calcext:value-type="string">
            <text:p>PRODUCTOS PERECIBLES Y MARISCOS PROPEMAR</text:p>
          </table:table-cell>
          <table:table-cell table:style-name="ce56" office:value-type="float" office:value="110546.4" calcext:value-type="float">
            <text:p>110,546.40</text:p>
          </table:table-cell>
          <table:table-cell table:style-name="ce58" office:value-type="float" office:value="741489.6" calcext:value-type="float">
            <text:p>741489.6</text:p>
          </table:table-cell>
          <table:table-cell table:style-name="ce60" office:value-type="float" office:value="570234.72" calcext:value-type="float">
            <text:p>570234.72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DULCENAC S.A.</text:p>
          </table:table-cell>
          <table:table-cell table:style-name="ce47" office:value-type="float" office:value="9442.9" calcext:value-type="float">
            <text:p>9,44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9442.91" calcext:value-type="float">
            <text:p>9442.91</text:p>
          </table:table-cell>
          <table:table-cell table:number-columns-repeated="6"/>
          <table:table-cell table:style-name="ce54" office:value-type="string" calcext:value-type="string">
            <text:p>PROEXPO PROCESADORA Y EXPORTADORA DE MAR</text:p>
          </table:table-cell>
          <table:table-cell table:style-name="ce55" office:value-type="float" office:value="56554.54" calcext:value-type="float">
            <text:p>56554.54</text:p>
          </table:table-cell>
          <table:table-cell table:style-name="ce58" office:value-type="float" office:value="395512.55" calcext:value-type="float">
            <text:p>395512.55</text:p>
          </table:table-cell>
          <table:table-cell table:style-name="ce60" office:value-type="float" office:value="192341.18" calcext:value-type="float">
            <text:p>192341.18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DULCES PASTELES Y TORTAS RADU SA</text:p>
          </table:table-cell>
          <table:table-cell table:style-name="ce47" office:value-type="float" office:value="3168.7" calcext:value-type="float">
            <text:p>3,169</text:p>
          </table:table-cell>
          <table:table-cell table:style-name="ce51" office:value-type="float" office:value="20976.71" calcext:value-type="float">
            <text:p>20976.71</text:p>
          </table:table-cell>
          <table:table-cell table:style-name="ce51" office:value-type="float" office:value="8289.73" calcext:value-type="float">
            <text:p>8289.73</text:p>
          </table:table-cell>
          <table:table-cell table:number-columns-repeated="6"/>
          <table:table-cell table:style-name="ce54" office:value-type="string" calcext:value-type="string">
            <text:p>PROMARISCO S.A.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38505.43" calcext:value-type="float">
            <text:p>38505.43</text:p>
          </table:table-cell>
          <table:table-cell table:style-name="ce60" office:value-type="float" office:value="673.85" calcext:value-type="float">
            <text:p>673.85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DYVENPRO DISTRIBUCIÓN Y VENTA DE PRODUCT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3543.56" calcext:value-type="float">
            <text:p>13543.56</text:p>
          </table:table-cell>
          <table:table-cell table:style-name="ce51" office:value-type="float" office:value="12865.74" calcext:value-type="float">
            <text:p>12865.74</text:p>
          </table:table-cell>
          <table:table-cell table:number-columns-repeated="6"/>
          <table:table-cell table:style-name="ce54" office:value-type="string" calcext:value-type="string">
            <text:p>PTKDELECUADOR S.A.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14362.88" calcext:value-type="float">
            <text:p>14362.88</text:p>
          </table:table-cell>
          <table:table-cell table:style-name="ce60" office:value-type="float" office:value="10413.23" calcext:value-type="float">
            <text:p>10413.23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ECOBEL S.A.</text:p>
          </table:table-cell>
          <table:table-cell table:style-name="ce46" office:value-type="float" office:value="5657.72" calcext:value-type="float">
            <text:p>5,658</text:p>
          </table:table-cell>
          <table:table-cell table:style-name="ce51" office:value-type="float" office:value="21049.67" calcext:value-type="float">
            <text:p>21049.67</text:p>
          </table:table-cell>
          <table:table-cell table:style-name="ce51" office:value-type="float" office:value="26707.39" calcext:value-type="float">
            <text:p>26707.39</text:p>
          </table:table-cell>
          <table:table-cell table:number-columns-repeated="6"/>
          <table:table-cell table:style-name="ce54" office:value-type="string" calcext:value-type="string">
            <text:p>REYPEZPACIFIC SA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2439.37" calcext:value-type="float">
            <text:p>2439.37</text:p>
          </table:table-cell>
          <table:table-cell table:style-name="ce60" office:value-type="float" office:value="2439.37" calcext:value-type="float">
            <text:p>2439.37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ECOPHARMA S A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808.65" calcext:value-type="float">
            <text:p>808.65</text:p>
          </table:table-cell>
          <table:table-cell table:style-name="ce51" office:value-type="float" office:value="456.75" calcext:value-type="float">
            <text:p>456.75</text:p>
          </table:table-cell>
          <table:table-cell table:number-columns-repeated="6"/>
          <table:table-cell table:style-name="ce54" office:value-type="string" calcext:value-type="string">
            <text:p>RODA INTERNACIONAL CANARIAS S L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526.4" calcext:value-type="float">
            <text:p>526.4</text:p>
          </table:table-cell>
          <table:table-cell table:style-name="ce60" office:value-type="float" office:value="526.4" calcext:value-type="float">
            <text:p>526.4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ECUAJILI CIA LTDA</text:p>
          </table:table-cell>
          <table:table-cell table:style-name="ce47" office:value-type="float" office:value="15178.1" calcext:value-type="float">
            <text:p>15,17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5178.1" calcext:value-type="float">
            <text:p>15178.1</text:p>
          </table:table-cell>
          <table:table-cell table:number-columns-repeated="6"/>
          <table:table-cell table:style-name="ce54" office:value-type="string" calcext:value-type="string">
            <text:p>ROJAS &amp; CEVALLOS EXPORTADORA CEVAROEX S.</text:p>
          </table:table-cell>
          <table:table-cell table:style-name="ce56" office:value-type="float" office:value="25913.25" calcext:value-type="float">
            <text:p>25,913.25</text:p>
          </table:table-cell>
          <table:table-cell table:style-name="ce58" office:value-type="float" office:value="154032.58" calcext:value-type="float">
            <text:p>154032.58</text:p>
          </table:table-cell>
          <table:table-cell table:style-name="ce60" office:value-type="float" office:value="144813.08" calcext:value-type="float">
            <text:p>144813.08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ECUAQUIMICA <text:s/>ECUATORIANA DE PRODUCTOS QU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2673.27" calcext:value-type="float">
            <text:p>2673.27</text:p>
          </table:table-cell>
          <table:table-cell table:style-name="ce51" office:value-type="float" office:value="2673.27" calcext:value-type="float">
            <text:p>2673.27</text:p>
          </table:table-cell>
          <table:table-cell table:number-columns-repeated="6"/>
          <table:table-cell table:style-name="ce54" office:value-type="string" calcext:value-type="string">
            <text:p>SOCIEDAD NACIONAL DE GALAPAGOS C.A.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205803.62" calcext:value-type="float">
            <text:p>205803.62</text:p>
          </table:table-cell>
          <table:table-cell table:style-name="ce60" office:value-type="float" office:value="98056.75" calcext:value-type="float">
            <text:p>98056.75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ECUARIDER S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646.4" calcext:value-type="float">
            <text:p>1646.4</text:p>
          </table:table-cell>
          <table:table-cell table:style-name="ce51" office:value-type="float" office:value="1582.41" calcext:value-type="float">
            <text:p>1582.41</text:p>
          </table:table-cell>
          <table:table-cell table:number-columns-repeated="6"/>
          <table:table-cell table:style-name="ce54" office:value-type="string" calcext:value-type="string">
            <text:p>SOUTH PACIFIC SEAFOOD S.A. SOPASE</text:p>
          </table:table-cell>
          <table:table-cell table:style-name="ce55" office:value-type="float" office:value="24324.18" calcext:value-type="float">
            <text:p>24324.18</text:p>
          </table:table-cell>
          <table:table-cell table:style-name="ce58" office:value-type="float" office:value="220076.31" calcext:value-type="float">
            <text:p>220076.31</text:p>
          </table:table-cell>
          <table:table-cell table:style-name="ce60" office:value-type="float" office:value="191520.23" calcext:value-type="float">
            <text:p>191520.23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EMPACADORA MELLIMAR EMPACMAR S.A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7000.57" calcext:value-type="float">
            <text:p>7000.57</text:p>
          </table:table-cell>
          <table:table-cell table:style-name="ce51" office:value-type="float" office:value="7000.57" calcext:value-type="float">
            <text:p>7000.57</text:p>
          </table:table-cell>
          <table:table-cell table:number-columns-repeated="6"/>
          <table:table-cell table:style-name="ce54" office:value-type="string" calcext:value-type="string">
            <text:p>TRANSCITY S.A.</text:p>
          </table:table-cell>
          <table:table-cell table:style-name="ce55" office:value-type="float" office:value="2038.11" calcext:value-type="float">
            <text:p>2038.11</text:p>
          </table:table-cell>
          <table:table-cell table:style-name="ce58" office:value-type="float" office:value="41583.74" calcext:value-type="float">
            <text:p>41583.74</text:p>
          </table:table-cell>
          <table:table-cell table:style-name="ce60" office:value-type="float" office:value="37076.07" calcext:value-type="float">
            <text:p>37076.07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EUROFISH S.A.</text:p>
          </table:table-cell>
          <table:table-cell table:style-name="ce46" office:value-type="float" office:value="2620.8" calcext:value-type="float">
            <text:p>2,621</text:p>
          </table:table-cell>
          <table:table-cell table:style-name="ce51" office:value-type="float" office:value="127156.79" calcext:value-type="float">
            <text:p>127156.79</text:p>
          </table:table-cell>
          <table:table-cell table:style-name="ce51" office:value-type="float" office:value="108493.73" calcext:value-type="float">
            <text:p>108493.73</text:p>
          </table:table-cell>
          <table:table-cell table:number-columns-repeated="6"/>
          <table:table-cell table:style-name="ce54" office:value-type="string" calcext:value-type="string">
            <text:p>ZAMBRITIZA S.A.</text:p>
          </table:table-cell>
          <table:table-cell table:style-name="ce56" office:value-type="float" office:value="14211.73" calcext:value-type="float">
            <text:p>14,211.73</text:p>
          </table:table-cell>
          <table:table-cell table:style-name="ce58" office:value-type="float" office:value="17601.25" calcext:value-type="float">
            <text:p>17601.25</text:p>
          </table:table-cell>
          <table:table-cell table:style-name="ce60" office:value-type="float" office:value="22177.6" calcext:value-type="float">
            <text:p>22177.6</text:p>
          </table:table-cell>
          <table:table-cell table:number-columns-repeated="1010"/>
        </table:table-row>
        <table:table-row table:style-name="ro4">
          <table:table-cell table:style-name="ce42" office:value-type="string" calcext:value-type="string">
            <text:p>EXPOSYNERGY S.A.A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7912.4" calcext:value-type="float">
            <text:p>7912.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FASHIONTECH S.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3265.09" calcext:value-type="float">
            <text:p>3265.09</text:p>
          </table:table-cell>
          <table:table-cell table:number-columns-repeated="6"/>
          <table:table-cell office:value-type="string" calcext:value-type="string">
            <text:p>total general</text:p>
          </table:table-cell>
          <table:table-cell table:formula="of:=SUM([.L1:.L50])" office:value-type="float" office:value="1975067.2" calcext:value-type="float">
            <text:p>1975067.2</text:p>
          </table:table-cell>
          <table:table-cell table:formula="of:=SUM([.M1:.M50])" office:value-type="float" office:value="13193505.98" calcext:value-type="float">
            <text:p>13193505.98</text:p>
          </table:table-cell>
          <table:table-cell table:formula="of:=SUM([.N1:.N50])" office:value-type="float" office:value="10945097.71" calcext:value-type="float">
            <text:p>10945097.71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FRIGOLANDIA</text:p>
          </table:table-cell>
          <table:table-cell table:style-name="ce47" office:value-type="float" office:value="26266.34" calcext:value-type="float">
            <text:p>26,266</text:p>
          </table:table-cell>
          <table:table-cell table:style-name="ce51" office:value-type="float" office:value="564983.43" calcext:value-type="float">
            <text:p>564983.43</text:p>
          </table:table-cell>
          <table:table-cell table:style-name="ce51" office:value-type="float" office:value="430638.63" calcext:value-type="float">
            <text:p>430638.63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FRIGORIFICO Y LABORATORIO DE PESCA FRILA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9871.34" calcext:value-type="float">
            <text:p>9871.3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GALO G. ORBEA O. <text:s/>CIA. LTD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657.17" calcext:value-type="float">
            <text:p>1657.17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GANADERA LA DELIA SA GANADELIA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587.66" calcext:value-type="float">
            <text:p>587.66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GOMEZ KOCHER ADOLFO RICARDO</text:p>
          </table:table-cell>
          <table:table-cell table:style-name="ce46" office:value-type="float" office:value="1486.09" calcext:value-type="float">
            <text:p>1,486</text:p>
          </table:table-cell>
          <table:table-cell table:style-name="ce51" office:value-type="float" office:value="2871.68" calcext:value-type="float">
            <text:p>2871.68</text:p>
          </table:table-cell>
          <table:table-cell table:style-name="ce51" office:value-type="float" office:value="2921.93" calcext:value-type="float">
            <text:p>2921.93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GRAFIMPAC S.A.</text:p>
          </table:table-cell>
          <table:table-cell table:style-name="ce46" office:value-type="float" office:value="11695.85" calcext:value-type="float">
            <text:p>11,696</text:p>
          </table:table-cell>
          <table:table-cell table:style-name="ce51" office:value-type="float" office:value="18383.92" calcext:value-type="float">
            <text:p>18383.92</text:p>
          </table:table-cell>
          <table:table-cell table:style-name="ce51" office:value-type="float" office:value="30079.8" calcext:value-type="float">
            <text:p>30079.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GUAYATUNA S.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68" calcext:value-type="float">
            <text:p>16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HEIDELBERG ECUADOR S 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6800" calcext:value-type="float">
            <text:p>16800</text:p>
          </table:table-cell>
          <table:table-cell table:style-name="ce51" office:value-type="float" office:value="262.5" calcext:value-type="float">
            <text:p>262.5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HEINEKEN ECUADOR S.A.</text:p>
          </table:table-cell>
          <table:table-cell table:style-name="ce47" office:value-type="float" office:value="73468.12" calcext:value-type="float">
            <text:p>73,468</text:p>
          </table:table-cell>
          <table:table-cell table:style-name="ce51" office:value-type="float" office:value="72956.45" calcext:value-type="float">
            <text:p>72956.45</text:p>
          </table:table-cell>
          <table:table-cell table:style-name="ce51" office:value-type="float" office:value="121751.2" calcext:value-type="float">
            <text:p>121751.2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IMPORTADORA COMERCIAL LOOR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57602.46" calcext:value-type="float">
            <text:p>57602.46</text:p>
          </table:table-cell>
          <table:table-cell table:style-name="ce51" office:value-type="float" office:value="46458.08" calcext:value-type="float">
            <text:p>46458.08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IMPORTADORA DE MASIVOS IMPORMASS S.A</text:p>
          </table:table-cell>
          <table:table-cell table:style-name="ce47" office:value-type="float" office:value="1307.05" calcext:value-type="float">
            <text:p>1,30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307.05" calcext:value-type="float">
            <text:p>1307.05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IMPORTMOVA S.A.</text:p>
          </table:table-cell>
          <table:table-cell table:style-name="ce46" office:value-type="float" office:value="5518.09" calcext:value-type="float">
            <text:p>5,518</text:p>
          </table:table-cell>
          <table:table-cell table:style-name="ce51" office:value-type="float" office:value="18462.35" calcext:value-type="float">
            <text:p>18462.35</text:p>
          </table:table-cell>
          <table:table-cell table:style-name="ce51" office:value-type="float" office:value="17808.48" calcext:value-type="float">
            <text:p>17808.48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INCABLE S.A.</text:p>
          </table:table-cell>
          <table:table-cell table:style-name="ce47" office:value-type="float" office:value="4000.66" calcext:value-type="float">
            <text:p>4,001</text:p>
          </table:table-cell>
          <table:table-cell table:style-name="ce51" office:value-type="float" office:value="19155.83" calcext:value-type="float">
            <text:p>19155.83</text:p>
          </table:table-cell>
          <table:table-cell table:style-name="ce51" office:value-type="float" office:value="22810.23" calcext:value-type="float">
            <text:p>22810.23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INDEUREC S.A.</text:p>
          </table:table-cell>
          <table:table-cell table:style-name="ce46" office:value-type="float" office:value="27893.31" calcext:value-type="float">
            <text:p>27,893</text:p>
          </table:table-cell>
          <table:table-cell table:style-name="ce51" office:value-type="float" office:value="136331.11" calcext:value-type="float">
            <text:p>136331.11</text:p>
          </table:table-cell>
          <table:table-cell table:style-name="ce51" office:value-type="float" office:value="138341.48" calcext:value-type="float">
            <text:p>138341.48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INDUFELTA S.A.</text:p>
          </table:table-cell>
          <table:table-cell table:style-name="ce47" office:value-type="float" office:value="708.46" calcext:value-type="float">
            <text:p>70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708.46" calcext:value-type="float">
            <text:p>708.46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INDUSTRIA DE BELLEZA Y SALUD B.A.S.S.A.</text:p>
          </table:table-cell>
          <table:table-cell table:style-name="ce46" office:value-type="float" office:value="22366.02" calcext:value-type="float">
            <text:p>22,366</text:p>
          </table:table-cell>
          <table:table-cell table:style-name="ce51" office:value-type="float" office:value="86882.49" calcext:value-type="float">
            <text:p>86882.49</text:p>
          </table:table-cell>
          <table:table-cell table:style-name="ce51" office:value-type="float" office:value="98517.64" calcext:value-type="float">
            <text:p>98517.64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INDUSTRIA DULCERA C. LTDA</text:p>
          </table:table-cell>
          <table:table-cell table:style-name="ce47" office:value-type="float" office:value="2070.82" calcext:value-type="float">
            <text:p>2,07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070.82" calcext:value-type="float">
            <text:p>2070.82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INDUSTRIAL SHULK CIA. LTD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2475.54" calcext:value-type="float">
            <text:p>2475.5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INDUSTRIAS ALIMENTICIAS ECUATORIANAS SA</text:p>
          </table:table-cell>
          <table:table-cell table:style-name="ce46" office:value-type="float" office:value="2403.46" calcext:value-type="float">
            <text:p>2,403</text:p>
          </table:table-cell>
          <table:table-cell table:style-name="ce51" office:value-type="float" office:value="1579.48" calcext:value-type="float">
            <text:p>1579.48</text:p>
          </table:table-cell>
          <table:table-cell table:style-name="ce51" office:value-type="float" office:value="3982.94" calcext:value-type="float">
            <text:p>3982.9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INDUSTRIAS LACTEAS TONI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3716.19" calcext:value-type="float">
            <text:p>13716.19</text:p>
          </table:table-cell>
          <table:table-cell table:style-name="ce51" office:value-type="float" office:value="7140.93" calcext:value-type="float">
            <text:p>7140.93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INDUSTRIAS REUNIDAS LAB. INDUNIDAS CIA.</text:p>
          </table:table-cell>
          <table:table-cell table:style-name="ce46" office:value-type="float" office:value="16519.6" calcext:value-type="float">
            <text:p>16,520</text:p>
          </table:table-cell>
          <table:table-cell table:style-name="ce51" office:value-type="float" office:value="74974.13" calcext:value-type="float">
            <text:p>74974.13</text:p>
          </table:table-cell>
          <table:table-cell table:style-name="ce51" office:value-type="float" office:value="90989.72" calcext:value-type="float">
            <text:p>90989.72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INLAFA S.A .</text:p>
          </table:table-cell>
          <table:table-cell table:style-name="ce47" office:value-type="float" office:value="1191.61" calcext:value-type="float">
            <text:p>1,192</text:p>
          </table:table-cell>
          <table:table-cell table:style-name="ce51" office:value-type="float" office:value="7719.33" calcext:value-type="float">
            <text:p>7719.33</text:p>
          </table:table-cell>
          <table:table-cell table:style-name="ce51" office:value-type="float" office:value="8007.24" calcext:value-type="float">
            <text:p>8007.2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INSTITUTO FARMACO BIOLOGICO S.A.</text:p>
          </table:table-cell>
          <table:table-cell table:style-name="ce46" office:value-type="float" office:value="1718.15" calcext:value-type="float">
            <text:p>1,718</text:p>
          </table:table-cell>
          <table:table-cell table:style-name="ce51" office:value-type="float" office:value="6063.99" calcext:value-type="float">
            <text:p>6063.99</text:p>
          </table:table-cell>
          <table:table-cell table:style-name="ce51" office:value-type="float" office:value="6173.81" calcext:value-type="float">
            <text:p>6173.81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KRONOS LABORATORIOS C. LTDA</text:p>
          </table:table-cell>
          <table:table-cell table:style-name="ce48" office:value-type="float" office:value="7379.51" calcext:value-type="float">
            <text:p>7,380</text:p>
          </table:table-cell>
          <table:table-cell table:style-name="ce51" office:value-type="float" office:value="19770.32" calcext:value-type="float">
            <text:p>19770.32</text:p>
          </table:table-cell>
          <table:table-cell table:style-name="ce51" office:value-type="float" office:value="20367.65" calcext:value-type="float">
            <text:p>20367.65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LA FABRIL S.A.</text:p>
          </table:table-cell>
          <table:table-cell table:style-name="ce46" office:value-type="float" office:value="2830.94" calcext:value-type="float">
            <text:p>2,831</text:p>
          </table:table-cell>
          <table:table-cell table:style-name="ce51" office:value-type="float" office:value="3628.8" calcext:value-type="float">
            <text:p>3628.8</text:p>
          </table:table-cell>
          <table:table-cell table:style-name="ce51" office:value-type="float" office:value="6459.74" calcext:value-type="float">
            <text:p>6459.74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LABORATORIO CHEFAR S.A.</text:p>
          </table:table-cell>
          <table:table-cell table:style-name="ce48" office:value-type="float" office:value="1471.53" calcext:value-type="float">
            <text:p>1,472</text:p>
          </table:table-cell>
          <table:table-cell table:style-name="ce51" office:value-type="float" office:value="32883.14" calcext:value-type="float">
            <text:p>32883.14</text:p>
          </table:table-cell>
          <table:table-cell table:style-name="ce51" office:value-type="float" office:value="31089.5" calcext:value-type="float">
            <text:p>31089.5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LABORATORIO FARMACEUTICO GM LFGM S A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27826.23" calcext:value-type="float">
            <text:p>27826.23</text:p>
          </table:table-cell>
          <table:table-cell table:style-name="ce51" office:value-type="float" office:value="25356.23" calcext:value-type="float">
            <text:p>25356.23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LABORATORIO NEGRETE C.A.</text:p>
          </table:table-cell>
          <table:table-cell table:style-name="ce46" office:value-type="float" office:value="5666.85" calcext:value-type="float">
            <text:p>5,667</text:p>
          </table:table-cell>
          <table:table-cell table:style-name="ce51" office:value-type="float" office:value="36599.08" calcext:value-type="float">
            <text:p>36599.08</text:p>
          </table:table-cell>
          <table:table-cell table:style-name="ce51" office:value-type="float" office:value="33014.3" calcext:value-type="float">
            <text:p>33014.3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LABORATORIO TOFIS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3890.1" calcext:value-type="float">
            <text:p>3890.1</text:p>
          </table:table-cell>
          <table:table-cell table:style-name="ce51" office:value-type="float" office:value="2548.99" calcext:value-type="float">
            <text:p>2548.99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LABORATORIO VIDA LABOVIDA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7454.43" calcext:value-type="float">
            <text:p>7454.43</text:p>
          </table:table-cell>
          <table:table-cell table:style-name="ce51" office:value-type="float" office:value="130.46" calcext:value-type="float">
            <text:p>130.46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LABORATORIOS <text:s/>H G C A</text:p>
          </table:table-cell>
          <table:table-cell table:style-name="ce48" office:value-type="float" office:value="5772.4" calcext:value-type="float">
            <text:p>5,772</text:p>
          </table:table-cell>
          <table:table-cell table:style-name="ce51" office:value-type="float" office:value="11448" calcext:value-type="float">
            <text:p>11448</text:p>
          </table:table-cell>
          <table:table-cell table:style-name="ce51" office:value-type="float" office:value="14276.05" calcext:value-type="float">
            <text:p>14276.05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LABORATORIOS BEAUTIK S.A.</text:p>
          </table:table-cell>
          <table:table-cell table:style-name="ce48" office:value-type="float" office:value="34130.09" calcext:value-type="float">
            <text:p>34,130</text:p>
          </table:table-cell>
          <table:table-cell table:style-name="ce51" office:value-type="float" office:value="37563.08" calcext:value-type="float">
            <text:p>37563.08</text:p>
          </table:table-cell>
          <table:table-cell table:style-name="ce51" office:value-type="float" office:value="52034.75" calcext:value-type="float">
            <text:p>52034.75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LABORATORIOS VOLPHARM CIA. LTDA.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3234.64" calcext:value-type="float">
            <text:p>3234.64</text:p>
          </table:table-cell>
          <table:table-cell table:style-name="ce51" office:value-type="float" office:value="3234.64" calcext:value-type="float">
            <text:p>3234.6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LAS FRAGANCIAS CIA LTDA</text:p>
          </table:table-cell>
          <table:table-cell table:style-name="ce46" office:value-type="float" office:value="733.25" calcext:value-type="float">
            <text:p>73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733.25" calcext:value-type="float">
            <text:p>733.25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LESCANO GUERRERO DARIO JAVIER</text:p>
          </table:table-cell>
          <table:table-cell table:style-name="ce46" office:value-type="float" office:value="374" calcext:value-type="float">
            <text:p>374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74" calcext:value-type="float">
            <text:p>37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LIFE FOOD PRODUCT ECUADOR LIFPRODEC S.A.</text:p>
          </table:table-cell>
          <table:table-cell table:style-name="ce46" office:value-type="float" office:value="3542.89" calcext:value-type="float">
            <text:p>3,543</text:p>
          </table:table-cell>
          <table:table-cell table:style-name="ce51" office:value-type="float" office:value="7846.54" calcext:value-type="float">
            <text:p>7846.54</text:p>
          </table:table-cell>
          <table:table-cell table:style-name="ce51" office:value-type="float" office:value="4506.19" calcext:value-type="float">
            <text:p>4506.19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LLAGUNO FIGUEROA GONZALO UBALDO</text:p>
          </table:table-cell>
          <table:table-cell table:style-name="ce46" office:value-type="float" office:value="71.33" calcext:value-type="float">
            <text:p>71</text:p>
          </table:table-cell>
          <table:table-cell table:style-name="ce51" office:value-type="float" office:value="2563.55" calcext:value-type="float">
            <text:p>2563.55</text:p>
          </table:table-cell>
          <table:table-cell table:style-name="ce51" office:value-type="float" office:value="2634.88" calcext:value-type="float">
            <text:p>2634.8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LUNA FLOWERS S A</text:p>
          </table:table-cell>
          <table:table-cell table:style-name="ce46" office:value-type="float" office:value="642.66" calcext:value-type="float">
            <text:p>64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642.66" calcext:value-type="float">
            <text:p>642.66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AGNOLIA FOOD MAGNOFOOD S A</text:p>
          </table:table-cell>
          <table:table-cell table:style-name="ce46" office:value-type="float" office:value="1666.98" calcext:value-type="float">
            <text:p>1,667</text:p>
          </table:table-cell>
          <table:table-cell table:style-name="ce51" office:value-type="float" office:value="7454.72" calcext:value-type="float">
            <text:p>7454.72</text:p>
          </table:table-cell>
          <table:table-cell table:style-name="ce51" office:value-type="float" office:value="7401.8" calcext:value-type="float">
            <text:p>7401.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AN GING POW HING SIULEEN ALEJANDRA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400" calcext:value-type="float">
            <text:p>1400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AQUIPHARMA S.A.</text:p>
          </table:table-cell>
          <table:table-cell table:style-name="ce46" office:value-type="float" office:value="1238.8" calcext:value-type="float">
            <text:p>1,239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238.8" calcext:value-type="float">
            <text:p>1238.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ARBELIZE S.A.</text:p>
          </table:table-cell>
          <table:table-cell table:style-name="ce46" office:value-type="float" office:value="19915.17" calcext:value-type="float">
            <text:p>19,915</text:p>
          </table:table-cell>
          <table:table-cell table:style-name="ce51" office:value-type="float" office:value="249856.53" calcext:value-type="float">
            <text:p>249856.53</text:p>
          </table:table-cell>
          <table:table-cell table:style-name="ce51" office:value-type="float" office:value="213146.5" calcext:value-type="float">
            <text:p>213146.5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ARCIA YOLANDA <text:s/>TITUANA MACAS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288" calcext:value-type="float">
            <text:p>128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ARISCOS BRIANNJENN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45945.44" calcext:value-type="float">
            <text:p>45945.44</text:p>
          </table:table-cell>
          <table:table-cell table:style-name="ce51" office:value-type="float" office:value="42445.44" calcext:value-type="float">
            <text:p>42445.4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ARMOL GILBERT NICOLE MARIA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268.8" calcext:value-type="float">
            <text:p>268.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EDNATCORP S.A.</text:p>
          </table:table-cell>
          <table:table-cell table:style-name="ce46" office:value-type="float" office:value="1075.2" calcext:value-type="float">
            <text:p>1,075</text:p>
          </table:table-cell>
          <table:table-cell table:style-name="ce51" office:value-type="float" office:value="3036.04" calcext:value-type="float">
            <text:p>3036.04</text:p>
          </table:table-cell>
          <table:table-cell table:style-name="ce51" office:value-type="float" office:value="4111.24" calcext:value-type="float">
            <text:p>4111.2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ETALCITY SA</text:p>
          </table:table-cell>
          <table:table-cell table:style-name="ce46" office:value-type="float" office:value="11304.36" calcext:value-type="float">
            <text:p>11,304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1306.14" calcext:value-type="float">
            <text:p>11306.1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IA BRAND NETWORKS C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322.22" calcext:value-type="float">
            <text:p>322.22</text:p>
          </table:table-cell>
          <table:table-cell table:style-name="ce51" office:value-type="float" office:value="322.22" calcext:value-type="float">
            <text:p>322.22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ONMIFISH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2807.68" calcext:value-type="float">
            <text:p>12807.68</text:p>
          </table:table-cell>
          <table:table-cell table:style-name="ce51" office:value-type="float" office:value="12807.68" calcext:value-type="float">
            <text:p>12807.6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ULTICOMPRAS S.A. MULCOMPSA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364.56" calcext:value-type="float">
            <text:p>364.56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MUNDOLIMPIO S.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242.92" calcext:value-type="float">
            <text:p>1242.92</text:p>
          </table:table-cell>
          <table:table-cell table:number-columns-repeated="1020"/>
        </table:table-row>
        <table:table-row table:style-name="ro4">
          <table:table-cell table:style-name="ce43" office:value-type="string" calcext:value-type="string">
            <text:p>NAPAVIFOOD S.A.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52" office:value-type="float" office:value="1290.8" calcext:value-type="float">
            <text:p>1290.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NATIGOLD S A</text:p>
          </table:table-cell>
          <table:table-cell table:style-name="ce46" office:value-type="float" office:value="2053.59" calcext:value-type="float">
            <text:p>2,054</text:p>
          </table:table-cell>
          <table:table-cell table:style-name="ce51" office:value-type="float" office:value="3969" calcext:value-type="float">
            <text:p>3969</text:p>
          </table:table-cell>
          <table:table-cell table:style-name="ce51" office:value-type="float" office:value="6033.99" calcext:value-type="float">
            <text:p>6033.99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NATURPHARMA S.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9630.71" calcext:value-type="float">
            <text:p>9630.71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NATURQUIM S.A.</text:p>
          </table:table-cell>
          <table:table-cell table:style-name="ce46" office:value-type="float" office:value="633.05" calcext:value-type="float">
            <text:p>63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633.05" calcext:value-type="float">
            <text:p>633.05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NUTRAVEL S.A.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1898.4" calcext:value-type="float">
            <text:p>1898.4</text:p>
          </table:table-cell>
          <table:table-cell table:style-name="ce51" office:value-type="float" office:value="1125.6" calcext:value-type="float">
            <text:p>1125.6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OXIALFARM CIA LTDA</text:p>
          </table:table-cell>
          <table:table-cell table:style-name="ce48" office:value-type="float" office:value="28221.65" calcext:value-type="float">
            <text:p>28,222</text:p>
          </table:table-cell>
          <table:table-cell table:style-name="ce51" office:value-type="float" office:value="10714.29" calcext:value-type="float">
            <text:p>10714.29</text:p>
          </table:table-cell>
          <table:table-cell table:style-name="ce51" office:value-type="float" office:value="28375.49" calcext:value-type="float">
            <text:p>28375.49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ACIFIC SEAFOOD PACIFICSEAFOOD S A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89458.48" calcext:value-type="float">
            <text:p>89458.48</text:p>
          </table:table-cell>
          <table:table-cell table:style-name="ce51" office:value-type="float" office:value="63046.72" calcext:value-type="float">
            <text:p>63046.72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PACIFIC SHRIMP DEL ECUADOR PACIFICSHRIMP</text:p>
          </table:table-cell>
          <table:table-cell table:style-name="ce48" office:value-type="float" office:value="2940.92" calcext:value-type="float">
            <text:p>2,94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940.92" calcext:value-type="float">
            <text:p>2940.92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ALFRUT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2529.41" calcext:value-type="float">
            <text:p>2529.41</text:p>
          </table:table-cell>
          <table:table-cell table:style-name="ce51" office:value-type="float" office:value="2529.41" calcext:value-type="float">
            <text:p>2529.41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ANADERIA CALIFORNIA PANCALI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400" calcext:value-type="float">
            <text:p>1400</text:p>
          </table:table-cell>
          <table:table-cell table:style-name="ce51" office:value-type="float" office:value="36.88" calcext:value-type="float">
            <text:p>36.8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APERINDUSTRIES S A</text:p>
          </table:table-cell>
          <table:table-cell table:style-name="ce46" office:value-type="float" office:value="982.07" calcext:value-type="float">
            <text:p>982</text:p>
          </table:table-cell>
          <table:table-cell table:style-name="ce51" office:value-type="float" office:value="11688.77" calcext:value-type="float">
            <text:p>11688.77</text:p>
          </table:table-cell>
          <table:table-cell table:style-name="ce51" office:value-type="float" office:value="12670.84" calcext:value-type="float">
            <text:p>12670.8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ASTELO S.A.</text:p>
          </table:table-cell>
          <table:table-cell table:style-name="ce46" office:value-type="float" office:value="7143.48" calcext:value-type="float">
            <text:p>7,143</text:p>
          </table:table-cell>
          <table:table-cell table:style-name="ce51" office:value-type="float" office:value="13720.5" calcext:value-type="float">
            <text:p>13720.5</text:p>
          </table:table-cell>
          <table:table-cell table:style-name="ce51" office:value-type="float" office:value="16750.94" calcext:value-type="float">
            <text:p>16750.9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ATRICIO JAVIER MARTINEZ FUENTES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63" calcext:value-type="float">
            <text:p>63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ECES Y CRUSTACEOS DEL PACIFICO PEZCRUP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3932.32" calcext:value-type="float">
            <text:p>3932.32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ESQUERA DE LA MAR AQUAFISH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4306.21" calcext:value-type="float">
            <text:p>4306.21</text:p>
          </table:table-cell>
          <table:table-cell table:style-name="ce51" office:value-type="float" office:value="4306.21" calcext:value-type="float">
            <text:p>4306.21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HARMEDIC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1762.84" calcext:value-type="float">
            <text:p>11762.84</text:p>
          </table:table-cell>
          <table:table-cell table:style-name="ce51" office:value-type="float" office:value="11762.84" calcext:value-type="float">
            <text:p>11762.84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PLURIALIMENT S.A</text:p>
          </table:table-cell>
          <table:table-cell table:style-name="ce48" office:value-type="float" office:value="37852.68" calcext:value-type="float">
            <text:p>37,85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4500" calcext:value-type="float">
            <text:p>4500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RODEX CIA. LTDA.</text:p>
          </table:table-cell>
          <table:table-cell table:style-name="ce46" office:value-type="float" office:value="21196.65" calcext:value-type="float">
            <text:p>21,197</text:p>
          </table:table-cell>
          <table:table-cell table:style-name="ce51" office:value-type="float" office:value="4987.95" calcext:value-type="float">
            <text:p>4987.95</text:p>
          </table:table-cell>
          <table:table-cell table:style-name="ce51" office:value-type="float" office:value="26184.6" calcext:value-type="float">
            <text:p>26184.6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RODUDERM S.A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4206.5" calcext:value-type="float">
            <text:p>4206.5</text:p>
          </table:table-cell>
          <table:table-cell table:style-name="ce51" office:value-type="float" office:value="3224" calcext:value-type="float">
            <text:p>322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ROVENCO C. LTDA.</text:p>
          </table:table-cell>
          <table:table-cell table:style-name="ce46" office:value-type="float" office:value="942.23" calcext:value-type="float">
            <text:p>942</text:p>
          </table:table-cell>
          <table:table-cell table:style-name="ce51" office:value-type="float" office:value="3222.1" calcext:value-type="float">
            <text:p>3222.1</text:p>
          </table:table-cell>
          <table:table-cell table:style-name="ce51" office:value-type="float" office:value="4164.33" calcext:value-type="float">
            <text:p>4164.33</text:p>
          </table:table-cell>
          <table:table-cell table:number-columns-repeated="1020"/>
        </table:table-row>
        <table:table-row table:style-name="ro4">
          <table:table-cell table:style-name="ce43" office:value-type="string" calcext:value-type="string">
            <text:p>PRPIZZE S.A.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19179.46" calcext:value-type="float">
            <text:p>19179.46</text:p>
          </table:table-cell>
          <table:table-cell table:style-name="ce52" office:value-type="float" office:value="16855.14" calcext:value-type="float">
            <text:p>16855.1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PYCCA S.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4282.24" calcext:value-type="float">
            <text:p>4282.2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QUALITTYGOOD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3004.83" calcext:value-type="float">
            <text:p>3004.83</text:p>
          </table:table-cell>
          <table:table-cell table:style-name="ce51" office:value-type="float" office:value="3004.83" calcext:value-type="float">
            <text:p>3004.83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QUALITY PRODUCTS QALTY S A</text:p>
          </table:table-cell>
          <table:table-cell table:style-name="ce46" office:value-type="float" office:value="1342.32" calcext:value-type="float">
            <text:p>1,342</text:p>
          </table:table-cell>
          <table:table-cell table:style-name="ce51" office:value-type="float" office:value="3368.62" calcext:value-type="float">
            <text:p>3368.62</text:p>
          </table:table-cell>
          <table:table-cell table:style-name="ce51" office:value-type="float" office:value="4710.94" calcext:value-type="float">
            <text:p>4710.9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RAMIREZ RESTREPO GUSTAVO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3820.4" calcext:value-type="float">
            <text:p>3820.4</text:p>
          </table:table-cell>
          <table:table-cell table:style-name="ce51" office:value-type="float" office:value="3820.4" calcext:value-type="float">
            <text:p>3820.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REYLACTEOS C L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6730.81" calcext:value-type="float">
            <text:p>6730.81</text:p>
          </table:table-cell>
          <table:table-cell table:style-name="ce51" office:value-type="float" office:value="4666.93" calcext:value-type="float">
            <text:p>4666.93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SALGADO JUEZ JUAN JOSE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723.24" calcext:value-type="float">
            <text:p>723.2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SALICA DEL ECUADOR S.A.</text:p>
          </table:table-cell>
          <table:table-cell table:style-name="ce46" office:value-type="float" office:value="19179.99" calcext:value-type="float">
            <text:p>19,180</text:p>
          </table:table-cell>
          <table:table-cell table:style-name="ce51" office:value-type="float" office:value="10524.04" calcext:value-type="float">
            <text:p>10524.04</text:p>
          </table:table-cell>
          <table:table-cell table:style-name="ce51" office:value-type="float" office:value="29310.49" calcext:value-type="float">
            <text:p>29310.49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SALJUPER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254.4" calcext:value-type="float">
            <text:p>1254.4</text:p>
          </table:table-cell>
          <table:table-cell table:style-name="ce51" office:value-type="float" office:value="1254.4" calcext:value-type="float">
            <text:p>1254.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SERES LABORATORIO FARMACEUTICO S A</text:p>
          </table:table-cell>
          <table:table-cell table:style-name="ce46" office:value-type="float" office:value="13277.24" calcext:value-type="float">
            <text:p>13,27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512.15" calcext:value-type="float">
            <text:p>512.15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SERVITIERRA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627.2" calcext:value-type="float">
            <text:p>627.2</text:p>
          </table:table-cell>
          <table:table-cell table:style-name="ce51" office:value-type="float" office:value="627.2" calcext:value-type="float">
            <text:p>627.2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SINMEDIC SA</text:p>
          </table:table-cell>
          <table:table-cell table:style-name="ce48" office:value-type="float" office:value="2831.11" calcext:value-type="float">
            <text:p>2,83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SOITGAR S.A.</text:p>
          </table:table-cell>
          <table:table-cell table:style-name="ce46" office:value-type="float" office:value="5529.98" calcext:value-type="float">
            <text:p>5,530</text:p>
          </table:table-cell>
          <table:table-cell table:style-name="ce51" office:value-type="float" office:value="10557.43" calcext:value-type="float">
            <text:p>10557.43</text:p>
          </table:table-cell>
          <table:table-cell table:style-name="ce51" office:value-type="float" office:value="16087.41" calcext:value-type="float">
            <text:p>16087.41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SOLUBLES INSTANTANEOS C.A.</text:p>
          </table:table-cell>
          <table:table-cell table:style-name="ce46" office:value-type="float" office:value="95005.95" calcext:value-type="float">
            <text:p>95,006</text:p>
          </table:table-cell>
          <table:table-cell table:style-name="ce51" office:value-type="float" office:value="394661.61" calcext:value-type="float">
            <text:p>394661.61</text:p>
          </table:table-cell>
          <table:table-cell table:style-name="ce51" office:value-type="float" office:value="313267.14" calcext:value-type="float">
            <text:p>313267.14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SUMESA S A</text:p>
          </table:table-cell>
          <table:table-cell table:style-name="ce46" office:value-type="float" office:value="12497.68" calcext:value-type="float">
            <text:p>12,498</text:p>
          </table:table-cell>
          <table:table-cell table:style-name="ce51" office:value-type="float" office:value="42645.07" calcext:value-type="float">
            <text:p>42645.07</text:p>
          </table:table-cell>
          <table:table-cell table:style-name="ce51" office:value-type="float" office:value="23620.92" calcext:value-type="float">
            <text:p>23620.92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SUNCHODESA REPRESENTACIONES <text:s/>C. LTD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93.46" calcext:value-type="float">
            <text:p>193.46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TECNICA Y COMERCIO DE LA PESCA CA <text:s/>(TECO</text:p>
          </table:table-cell>
          <table:table-cell table:style-name="ce48" office:value-type="float" office:value="8294.29" calcext:value-type="float">
            <text:p>8,294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8294.29" calcext:value-type="float">
            <text:p>8294.29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TESIA LABORATORIOS S.A.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TRANSMARINA C.A.</text:p>
          </table:table-cell>
          <table:table-cell table:style-name="ce48" office:value-type="float" office:value="1273.32" calcext:value-type="float">
            <text:p>1,273</text:p>
          </table:table-cell>
          <table:table-cell table:style-name="ce51" office:value-type="float" office:value="9838.64" calcext:value-type="float">
            <text:p>9838.64</text:p>
          </table:table-cell>
          <table:table-cell table:style-name="ce51" office:value-type="float" office:value="9643.81" calcext:value-type="float">
            <text:p>9643.81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TULIPANESA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8193.76" calcext:value-type="float">
            <text:p>8193.76</text:p>
          </table:table-cell>
          <table:table-cell table:style-name="ce51" office:value-type="float" office:value="5788.81" calcext:value-type="float">
            <text:p>5788.81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UNION VINICOLA INTERNACIONAL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940.8" calcext:value-type="float">
            <text:p>940.8</text:p>
          </table:table-cell>
          <table:table-cell table:style-name="ce51" office:value-type="float" office:value="24.78" calcext:value-type="float">
            <text:p>24.7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UNIVERSAL SWEET INDUSTRIES S.A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624" calcext:value-type="float">
            <text:p>1624</text:p>
          </table:table-cell>
          <table:table-cell table:style-name="ce51" office:value-type="float" office:value="42.78" calcext:value-type="float">
            <text:p>42.7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VALAREZO LINGEN VITTORIO ALEJANDRO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006.51" calcext:value-type="float">
            <text:p>1006.51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VECONSA S.A.</text:p>
          </table:table-cell>
          <table:table-cell table:style-name="ce48" office:value-type="float" office:value="8262.91" calcext:value-type="float">
            <text:p>8,263</text:p>
          </table:table-cell>
          <table:table-cell table:style-name="ce51" office:value-type="float" office:value="30992.98" calcext:value-type="float">
            <text:p>30992.98</text:p>
          </table:table-cell>
          <table:table-cell table:style-name="ce51" office:value-type="float" office:value="33214.69" calcext:value-type="float">
            <text:p>33214.69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VINTIMILLA CORRALJOSE ANTONIO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148" calcext:value-type="float">
            <text:p>1148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WORLDWIDE INVESTMENTS AND REPRESENTATION</text:p>
          </table:table-cell>
          <table:table-cell table:style-name="ce46" office:value-type="float" office:value="80797.44" calcext:value-type="float">
            <text:p>80,797</text:p>
          </table:table-cell>
          <table:table-cell table:style-name="ce51" office:value-type="float" office:value="316265.59" calcext:value-type="float">
            <text:p>316265.59</text:p>
          </table:table-cell>
          <table:table-cell table:style-name="ce51" office:value-type="float" office:value="257998.5" calcext:value-type="float">
            <text:p>257998.5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XIAEXPORT S.A.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36285.65" calcext:value-type="float">
            <text:p>36285.65</text:p>
          </table:table-cell>
          <table:table-cell table:style-name="ce51" office:value-type="float" office:value="14431.41" calcext:value-type="float">
            <text:p>14431.41</text:p>
          </table:table-cell>
          <table:table-cell table:number-columns-repeated="1020"/>
        </table:table-row>
        <table:table-row table:style-name="ro4">
          <table:table-cell table:style-name="ce42" office:value-type="string" calcext:value-type="string">
            <text:p>YOUNGLIVING ECUADOR CIA LTDA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560" calcext:value-type="float">
            <text:p>560</text:p>
          </table:table-cell>
          <table:table-cell table:number-columns-repeated="1020"/>
        </table:table-row>
        <table:table-row table:style-name="ro4">
          <table:table-cell table:style-name="ce43" office:value-type="string" calcext:value-type="string">
            <text:p>Otros sin movimientos</text:p>
          </table:table-cell>
          <table:table-cell table:style-name="ce49" office:value-type="float" office:value="62817" calcext:value-type="float">
            <text:p>62,817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table:style-name="ce44" office:value-type="string" calcext:value-type="string">
            <text:p>Total general</text:p>
          </table:table-cell>
          <table:table-cell table:style-name="ce50" table:formula="of:=SUM([.B1:.B152])" office:value-type="float" office:value="1862608.22" calcext:value-type="float">
            <text:p>1862608.22</text:p>
          </table:table-cell>
          <table:table-cell table:style-name="ce50" table:formula="of:=SUM([.C1:.C152])" office:value-type="float" office:value="5674114.03" calcext:value-type="float">
            <text:p>5674114.03</text:p>
          </table:table-cell>
          <table:table-cell table:style-name="ce50" table:formula="of:=SUM([.D1:.D152])" office:value-type="float" office:value="5862264.9" calcext:value-type="float">
            <text:p>5862264.9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Total de todos </text:p>
          </table:table-cell>
          <table:table-cell table:formula="of:=[.B153]+[.G12]+[.L52]" office:value-type="float" office:value="4254238.55" calcext:value-type="float">
            <text:p>4254238.55</text:p>
          </table:table-cell>
          <table:table-cell table:formula="of:=[.C153]+[.H12]+[.M52]" office:value-type="float" office:value="21051634.21" calcext:value-type="float">
            <text:p>21051634.21</text:p>
          </table:table-cell>
          <table:table-cell table:formula="of:=[.D153]+[.I12]+[.N52]" office:value-type="float" office:value="18906150.94" calcext:value-type="float">
            <text:p>18906150.94</text:p>
          </table:table-cell>
          <table:table-cell/>
          <table:table-cell office:value-type="float" office:value="4254238.85" calcext:value-type="float">
            <text:p>4254238.85</text:p>
          </table:table-cell>
          <table:table-cell table:formula="of:=[.B155]-[.F155]" office:value-type="float" office:value="-0.299999999813735" calcext:value-type="float">
            <text:p>-0.299999999813735</text:p>
          </table:table-cell>
          <table:table-cell table:number-columns-repeated="1017"/>
        </table:table-row>
        <table:table-row table:style-name="ro4" table:number-rows-repeated="10484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1">
        <office:forms form:automatic-focus="false" form:apply-design-mode="false"/>
        <table:table-column table:style-name="co15" table:default-cell-style-name="Default"/>
        <table:table-column table:style-name="co16" table:number-columns-repeated="2" table:default-cell-style-name="Default"/>
        <table:table-row table:style-name="ro4">
          <table:table-cell table:style-name="ce14" office:value-type="string" calcext:value-type="string">
            <text:p>3M ECUADOR C.A.</text:p>
          </table:table-cell>
          <table:table-cell table:style-name="ce19" office:value-type="float" office:value="16281.29" calcext:value-type="float">
            <text:p>16281.29</text:p>
          </table:table-cell>
          <table:table-cell table:style-name="ce39" office:value-type="float" office:value="12264.19" calcext:value-type="float">
            <text:p>12264.19</text:p>
          </table:table-cell>
        </table:table-row>
        <table:table-row table:style-name="ro4">
          <table:table-cell table:style-name="ce15" office:value-type="string" calcext:value-type="string">
            <text:p>ACCESORIOS Y SISTEMAS AS C. A.</text:p>
          </table:table-cell>
          <table:table-cell table:style-name="ce20" office:value-type="float" office:value="1130.39" calcext:value-type="float">
            <text:p>1130.39</text:p>
          </table:table-cell>
          <table:table-cell table:style-name="ce40" office:value-type="float" office:value="17.66" calcext:value-type="float">
            <text:p>17.66</text:p>
          </table:table-cell>
        </table:table-row>
        <table:table-row table:style-name="ro4">
          <table:table-cell table:style-name="ce15" office:value-type="string" calcext:value-type="string">
            <text:p>ACUACULTURA TECNICA INTEGRADA DEL PERU S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4351.31" calcext:value-type="float">
            <text:p>4351.31</text:p>
          </table:table-cell>
        </table:table-row>
        <table:table-row table:style-name="ro4">
          <table:table-cell table:style-name="ce15" office:value-type="string" calcext:value-type="string">
            <text:p>AGROLAGO DE OCCIDENTE C.A.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4">
          <table:table-cell table:style-name="ce15" office:value-type="string" calcext:value-type="string">
            <text:p>ALAVA VELEZ VICTOR ALFONSO</text:p>
          </table:table-cell>
          <table:table-cell table:style-name="ce20" office:value-type="float" office:value="3105.65" calcext:value-type="float">
            <text:p>3105.65</text:p>
          </table:table-cell>
          <table:table-cell table:style-name="ce40" office:value-type="float" office:value="3105.65" calcext:value-type="float">
            <text:p>3105.65</text:p>
          </table:table-cell>
        </table:table-row>
        <table:table-row table:style-name="ro4">
          <table:table-cell table:style-name="ce15" office:value-type="string" calcext:value-type="string">
            <text:p>ALIMENTOS EL SABOR ALIMENSABOR C. LTDA</text:p>
          </table:table-cell>
          <table:table-cell table:style-name="ce20" office:value-type="float" office:value="1663.2" calcext:value-type="float">
            <text:p>1663.2</text:p>
          </table:table-cell>
          <table:table-cell table:style-name="ce40" office:value-type="float" office:value="2789.4" calcext:value-type="float">
            <text:p>2789.4</text:p>
          </table:table-cell>
        </table:table-row>
        <table:table-row table:style-name="ro4">
          <table:table-cell table:style-name="ce15" office:value-type="string" calcext:value-type="string">
            <text:p>ANTON PAREJA JOSE JOAQUIN</text:p>
          </table:table-cell>
          <table:table-cell table:style-name="ce20" office:value-type="float" office:value="3586.24" calcext:value-type="float">
            <text:p>3586.24</text:p>
          </table:table-cell>
          <table:table-cell table:style-name="ce40" office:value-type="float" office:value="2347.84" calcext:value-type="float">
            <text:p>2347.84</text:p>
          </table:table-cell>
        </table:table-row>
        <table:table-row table:style-name="ro4">
          <table:table-cell table:style-name="ce15" office:value-type="string" calcext:value-type="string">
            <text:p>AROSEMENA BENITES ROGER RAMON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1456.4" calcext:value-type="float">
            <text:p>1456.4</text:p>
          </table:table-cell>
        </table:table-row>
        <table:table-row table:style-name="ro4">
          <table:table-cell table:style-name="ce15" office:value-type="string" calcext:value-type="string">
            <text:p>BASESURCORP S.A.</text:p>
          </table:table-cell>
          <table:table-cell table:style-name="ce20" office:value-type="float" office:value="7399.01" calcext:value-type="float">
            <text:p>7399.01</text:p>
          </table:table-cell>
          <table:table-cell table:style-name="ce40" office:value-type="float" office:value="8580.02" calcext:value-type="float">
            <text:p>8580.02</text:p>
          </table:table-cell>
        </table:table-row>
        <table:table-row table:style-name="ro4">
          <table:table-cell table:style-name="ce15" office:value-type="string" calcext:value-type="string">
            <text:p>BENITEZ RAMIREZ YORMA YAMILE</text:p>
          </table:table-cell>
          <table:table-cell table:style-name="ce20" office:value-type="float" office:value="2577.12" calcext:value-type="float">
            <text:p>2577.12</text:p>
          </table:table-cell>
          <table:table-cell table:style-name="ce40" office:value-type="float" office:value="435.12" calcext:value-type="float">
            <text:p>435.12</text:p>
          </table:table-cell>
        </table:table-row>
        <table:table-row table:style-name="ro4">
          <table:table-cell table:style-name="ce15" office:value-type="string" calcext:value-type="string">
            <text:p>BOLAND THOMAS PATRICK</text:p>
          </table:table-cell>
          <table:table-cell table:style-name="ce20" office:value-type="float" office:value="15400.01" calcext:value-type="float">
            <text:p>15400.01</text:p>
          </table:table-cell>
          <table:table-cell table:style-name="ce40" office:value-type="float" office:value="15400.01" calcext:value-type="float">
            <text:p>15400.01</text:p>
          </table:table-cell>
        </table:table-row>
        <table:table-row table:style-name="ro4">
          <table:table-cell table:style-name="ce15" office:value-type="string" calcext:value-type="string">
            <text:p>CAICEDO ESPINEL CARLOS HUGO</text:p>
          </table:table-cell>
          <table:table-cell table:style-name="ce20" office:value-type="float" office:value="517.44" calcext:value-type="float">
            <text:p>517.4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4">
          <table:table-cell table:style-name="ce15" office:value-type="string" calcext:value-type="string">
            <text:p>CAMARONERA COMERCIALIZADORA <text:s/>CONCAMARON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2364.33" calcext:value-type="float">
            <text:p>2364.33</text:p>
          </table:table-cell>
        </table:table-row>
        <table:table-row table:style-name="ro4">
          <table:table-cell table:style-name="ce15" office:value-type="string" calcext:value-type="string">
            <text:p>CARTULINA VERDE OLIPACK S. A.</text:p>
          </table:table-cell>
          <table:table-cell table:style-name="ce20" office:value-type="float" office:value="11527.64" calcext:value-type="float">
            <text:p>11527.64</text:p>
          </table:table-cell>
          <table:table-cell table:style-name="ce40" office:value-type="float" office:value="5781.52" calcext:value-type="float">
            <text:p>5781.52</text:p>
          </table:table-cell>
        </table:table-row>
        <table:table-row table:style-name="ro4">
          <table:table-cell table:style-name="ce15" office:value-type="string" calcext:value-type="string">
            <text:p>CARVAGU S.A.</text:p>
          </table:table-cell>
          <table:table-cell table:style-name="ce20" office:value-type="float" office:value="13985.01" calcext:value-type="float">
            <text:p>13985.01</text:p>
          </table:table-cell>
          <table:table-cell table:style-name="ce40" office:value-type="float" office:value="16015.35" calcext:value-type="float">
            <text:p>16015.35</text:p>
          </table:table-cell>
        </table:table-row>
        <table:table-row table:style-name="ro4">
          <table:table-cell table:style-name="ce15" office:value-type="string" calcext:value-type="string">
            <text:p>CERVECERIA NACIONAL CN S.A.</text:p>
          </table:table-cell>
          <table:table-cell table:style-name="ce20" office:value-type="float" office:value="593391.05" calcext:value-type="float">
            <text:p>593391.05</text:p>
          </table:table-cell>
          <table:table-cell table:style-name="ce40" office:value-type="float" office:value="580631.82" calcext:value-type="float">
            <text:p>580631.82</text:p>
          </table:table-cell>
        </table:table-row>
        <table:table-row table:style-name="ro4">
          <table:table-cell table:style-name="ce15" office:value-type="string" calcext:value-type="string">
            <text:p>CHEMIUMCORP SA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1000" calcext:value-type="float">
            <text:p>1000</text:p>
          </table:table-cell>
        </table:table-row>
        <table:table-row table:style-name="ro4">
          <table:table-cell table:style-name="ce15" office:value-type="string" calcext:value-type="string">
            <text:p>CHIVERIA SA</text:p>
          </table:table-cell>
          <table:table-cell table:style-name="ce20" office:value-type="float" office:value="2261.06" calcext:value-type="float">
            <text:p>2261.06</text:p>
          </table:table-cell>
          <table:table-cell table:style-name="ce40" office:value-type="float" office:value="2261.06" calcext:value-type="float">
            <text:p>2261.06</text:p>
          </table:table-cell>
        </table:table-row>
        <table:table-row table:style-name="ro4">
          <table:table-cell table:style-name="ce15" office:value-type="string" calcext:value-type="string">
            <text:p>COFIMAR <text:s/>S.A.</text:p>
          </table:table-cell>
          <table:table-cell table:style-name="ce20" office:value-type="float" office:value="241391.18" calcext:value-type="float">
            <text:p>241391.18</text:p>
          </table:table-cell>
          <table:table-cell table:style-name="ce40" office:value-type="float" office:value="262276.63" calcext:value-type="float">
            <text:p>262276.63</text:p>
          </table:table-cell>
        </table:table-row>
        <table:table-row table:style-name="ro4">
          <table:table-cell table:style-name="ce15" office:value-type="string" calcext:value-type="string">
            <text:p>COMERCIAL PESQUERA CRISTIANSEN S.A.</text:p>
          </table:table-cell>
          <table:table-cell table:style-name="ce20" office:value-type="float" office:value="2880" calcext:value-type="float">
            <text:p>2880</text:p>
          </table:table-cell>
          <table:table-cell table:style-name="ce40" office:value-type="float" office:value="2880" calcext:value-type="float">
            <text:p>2880</text:p>
          </table:table-cell>
        </table:table-row>
        <table:table-row table:style-name="ro4">
          <table:table-cell table:style-name="ce15" office:value-type="string" calcext:value-type="string">
            <text:p>COMERCIALIZADORA NUTRI MED NUTRIMEDECUAD</text:p>
          </table:table-cell>
          <table:table-cell table:style-name="ce20" office:value-type="float" office:value="980" calcext:value-type="float">
            <text:p>980</text:p>
          </table:table-cell>
          <table:table-cell table:style-name="ce40" office:value-type="float" office:value="980" calcext:value-type="float">
            <text:p>980</text:p>
          </table:table-cell>
        </table:table-row>
        <table:table-row table:style-name="ro4">
          <table:table-cell table:style-name="ce15" office:value-type="string" calcext:value-type="string">
            <text:p>COMERCIALIZADORA Y EXPORTADORA HIPOCAMPU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4500" calcext:value-type="float">
            <text:p>4500</text:p>
          </table:table-cell>
        </table:table-row>
        <table:table-row table:style-name="ro4">
          <table:table-cell table:style-name="ce15" office:value-type="string" calcext:value-type="string">
            <text:p>COMPAÑIA AZUCARERA VALDEZ S.A.</text:p>
          </table:table-cell>
          <table:table-cell table:style-name="ce20" office:value-type="float" office:value="3930.47" calcext:value-type="float">
            <text:p>3930.47</text:p>
          </table:table-cell>
          <table:table-cell table:style-name="ce40" office:value-type="float" office:value="2459" calcext:value-type="float">
            <text:p>2459</text:p>
          </table:table-cell>
        </table:table-row>
        <table:table-row table:style-name="ro4">
          <table:table-cell table:style-name="ce15" office:value-type="string" calcext:value-type="string">
            <text:p>CONFITES Y GOLOSINAS S.A. CONFIGOLSA</text:p>
          </table:table-cell>
          <table:table-cell table:style-name="ce20" office:value-type="float" office:value="3001.6" calcext:value-type="float">
            <text:p>3001.6</text:p>
          </table:table-cell>
          <table:table-cell table:style-name="ce40" office:value-type="float" office:value="3001.6" calcext:value-type="float">
            <text:p>3001.6</text:p>
          </table:table-cell>
        </table:table-row>
        <table:table-row table:style-name="ro4">
          <table:table-cell table:style-name="ce15" office:value-type="string" calcext:value-type="string">
            <text:p>CONSERVAS ISABEL ECUATORIANA S.A.</text:p>
          </table:table-cell>
          <table:table-cell table:style-name="ce20" office:value-type="float" office:value="5724.66" calcext:value-type="float">
            <text:p>5724.66</text:p>
          </table:table-cell>
          <table:table-cell table:style-name="ce40" office:value-type="float" office:value="7638.66" calcext:value-type="float">
            <text:p>7638.66</text:p>
          </table:table-cell>
        </table:table-row>
        <table:table-row table:style-name="ro4">
          <table:table-cell table:style-name="ce15" office:value-type="string" calcext:value-type="string">
            <text:p>CORPORACION GENUS S.A.</text:p>
          </table:table-cell>
          <table:table-cell table:style-name="ce20" office:value-type="float" office:value="330.4" calcext:value-type="float">
            <text:p>330.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4">
          <table:table-cell table:style-name="ce15" office:value-type="string" calcext:value-type="string">
            <text:p>CRIMASA CRIADEROS DE MARISCOS S.A.</text:p>
          </table:table-cell>
          <table:table-cell table:style-name="ce20" office:value-type="float" office:value="170567.58" calcext:value-type="float">
            <text:p>170567.58</text:p>
          </table:table-cell>
          <table:table-cell table:style-name="ce40" office:value-type="float" office:value="314514.87" calcext:value-type="float">
            <text:p>314514.87</text:p>
          </table:table-cell>
        </table:table-row>
        <table:table-row table:style-name="ro4">
          <table:table-cell table:style-name="ce15" office:value-type="string" calcext:value-type="string">
            <text:p>CUENCAORO HOTELERA CUENCA S.A.</text:p>
          </table:table-cell>
          <table:table-cell table:style-name="ce20" office:value-type="float" office:value="282.8" calcext:value-type="float">
            <text:p>282.8</text:p>
          </table:table-cell>
          <table:table-cell table:style-name="ce40" office:value-type="float" office:value="130.13" calcext:value-type="float">
            <text:p>130.13</text:p>
          </table:table-cell>
        </table:table-row>
        <table:table-row table:style-name="ro4">
          <table:table-cell table:style-name="ce15" office:value-type="string" calcext:value-type="string">
            <text:p>CULTIVO Y EXPORTACION ACUICOLA CEAEXPORT</text:p>
          </table:table-cell>
          <table:table-cell table:style-name="ce20" office:value-type="float" office:value="243303.57" calcext:value-type="float">
            <text:p>243303.57</text:p>
          </table:table-cell>
          <table:table-cell table:style-name="ce40" office:value-type="float" office:value="284166.66" calcext:value-type="float">
            <text:p>284166.66</text:p>
          </table:table-cell>
        </table:table-row>
        <table:table-row table:style-name="ro4">
          <table:table-cell table:style-name="ce15" office:value-type="string" calcext:value-type="string">
            <text:p>DAVMERCORP S.A.</text:p>
          </table:table-cell>
          <table:table-cell table:style-name="ce20" office:value-type="float" office:value="13766.5" calcext:value-type="float">
            <text:p>13766.5</text:p>
          </table:table-cell>
          <table:table-cell table:style-name="ce40" office:value-type="float" office:value="17681.35" calcext:value-type="float">
            <text:p>17681.35</text:p>
          </table:table-cell>
        </table:table-row>
        <table:table-row table:style-name="ro4">
          <table:table-cell table:style-name="ce15" office:value-type="string" calcext:value-type="string">
            <text:p>DCAM S.A.</text:p>
          </table:table-cell>
          <table:table-cell table:style-name="ce20" office:value-type="float" office:value="15383.75" calcext:value-type="float">
            <text:p>15383.75</text:p>
          </table:table-cell>
          <table:table-cell table:style-name="ce40" office:value-type="float" office:value="18671.39" calcext:value-type="float">
            <text:p>18671.39</text:p>
          </table:table-cell>
        </table:table-row>
        <table:table-row table:style-name="ro4">
          <table:table-cell table:style-name="ce15" office:value-type="string" calcext:value-type="string">
            <text:p>DELAROMA S.A.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2811.64" calcext:value-type="float">
            <text:p>2811.64</text:p>
          </table:table-cell>
        </table:table-row>
        <table:table-row table:style-name="ro4">
          <table:table-cell table:style-name="ce15" office:value-type="string" calcext:value-type="string">
            <text:p>DERELAMAR S.A.</text:p>
          </table:table-cell>
          <table:table-cell table:style-name="ce20" office:value-type="float" office:value="7133.43" calcext:value-type="float">
            <text:p>7133.43</text:p>
          </table:table-cell>
          <table:table-cell table:style-name="ce40" office:value-type="float" office:value="8074.83" calcext:value-type="float">
            <text:p>8074.83</text:p>
          </table:table-cell>
        </table:table-row>
        <table:table-row table:style-name="ro4">
          <table:table-cell table:style-name="ce15" office:value-type="string" calcext:value-type="string">
            <text:p>DINADEC S.A. DISTRIBUIDORA NACIONAL</text:p>
          </table:table-cell>
          <table:table-cell table:style-name="ce20" office:value-type="float" office:value="2704.8" calcext:value-type="float">
            <text:p>2704.8</text:p>
          </table:table-cell>
          <table:table-cell table:style-name="ce40" office:value-type="float" office:value="71.24" calcext:value-type="float">
            <text:p>71.24</text:p>
          </table:table-cell>
        </table:table-row>
        <table:table-row table:style-name="ro4">
          <table:table-cell table:style-name="ce15" office:value-type="string" calcext:value-type="string">
            <text:p>DISTRIBUIDORA IMPORTADORA DIPOR S .A</text:p>
          </table:table-cell>
          <table:table-cell table:style-name="ce20" office:value-type="float" office:value="39433.7" calcext:value-type="float">
            <text:p>39433.7</text:p>
          </table:table-cell>
          <table:table-cell table:style-name="ce40" office:value-type="float" office:value="23633.39" calcext:value-type="float">
            <text:p>23633.39</text:p>
          </table:table-cell>
        </table:table-row>
        <table:table-row table:style-name="ro4">
          <table:table-cell table:style-name="ce15" office:value-type="string" calcext:value-type="string">
            <text:p>DOLUPA C.A.</text:p>
          </table:table-cell>
          <table:table-cell table:style-name="ce20" office:value-type="float" office:value="2948.69" calcext:value-type="float">
            <text:p>2948.69</text:p>
          </table:table-cell>
          <table:table-cell table:style-name="ce40" office:value-type="float" office:value="46.07" calcext:value-type="float">
            <text:p>46.07</text:p>
          </table:table-cell>
        </table:table-row>
        <table:table-row table:style-name="ro4">
          <table:table-cell table:style-name="ce15" office:value-type="string" calcext:value-type="string">
            <text:p>DONUT HOUSE S A</text:p>
          </table:table-cell>
          <table:table-cell table:style-name="ce20" office:value-type="float" office:value="28728.07" calcext:value-type="float">
            <text:p>28728.07</text:p>
          </table:table-cell>
          <table:table-cell table:style-name="ce40" office:value-type="float" office:value="28310.19" calcext:value-type="float">
            <text:p>28310.19</text:p>
          </table:table-cell>
        </table:table-row>
        <table:table-row table:style-name="ro4">
          <table:table-cell table:style-name="ce15" office:value-type="string" calcext:value-type="string">
            <text:p>DROCARAS INDUSTRIA Y REPRESENTACIONES S.</text:p>
          </table:table-cell>
          <table:table-cell table:style-name="ce20" office:value-type="float" office:value="9000.22" calcext:value-type="float">
            <text:p>9000.22</text:p>
          </table:table-cell>
          <table:table-cell table:style-name="ce40" office:value-type="float" office:value="3119.57" calcext:value-type="float">
            <text:p>3119.57</text:p>
          </table:table-cell>
        </table:table-row>
        <table:table-row table:style-name="ro4">
          <table:table-cell table:style-name="ce15" office:value-type="string" calcext:value-type="string">
            <text:p>DULCAFE S.A.</text:p>
          </table:table-cell>
          <table:table-cell table:style-name="ce20" office:value-type="float" office:value="22606.52" calcext:value-type="float">
            <text:p>22606.52</text:p>
          </table:table-cell>
          <table:table-cell table:style-name="ce40" office:value-type="float" office:value="26125.79" calcext:value-type="float">
            <text:p>26125.79</text:p>
          </table:table-cell>
        </table:table-row>
        <table:table-row table:style-name="ro4">
          <table:table-cell table:style-name="ce15" office:value-type="string" calcext:value-type="string">
            <text:p>DULCES PASTELES Y TORTAS RADU SA</text:p>
          </table:table-cell>
          <table:table-cell table:style-name="ce20" office:value-type="float" office:value="20710.7" calcext:value-type="float">
            <text:p>20710.7</text:p>
          </table:table-cell>
          <table:table-cell table:style-name="ce40" office:value-type="float" office:value="14045.47" calcext:value-type="float">
            <text:p>14045.47</text:p>
          </table:table-cell>
        </table:table-row>
        <table:table-row table:style-name="ro4">
          <table:table-cell table:style-name="ce15" office:value-type="string" calcext:value-type="string">
            <text:p>DYVENPRO DISTRIBUCIÓN Y VENTA DE PRODUCT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677.82" calcext:value-type="float">
            <text:p>677.82</text:p>
          </table:table-cell>
        </table:table-row>
        <table:table-row table:style-name="ro4">
          <table:table-cell table:style-name="ce15" office:value-type="string" calcext:value-type="string">
            <text:p>ECOBEL S.A.</text:p>
          </table:table-cell>
          <table:table-cell table:style-name="ce20" office:value-type="float" office:value="7515.91" calcext:value-type="float">
            <text:p>7515.91</text:p>
          </table:table-cell>
          <table:table-cell table:style-name="ce40" office:value-type="float" office:value="117.44" calcext:value-type="float">
            <text:p>117.44</text:p>
          </table:table-cell>
        </table:table-row>
        <table:table-row table:style-name="ro4">
          <table:table-cell table:style-name="ce15" office:value-type="string" calcext:value-type="string">
            <text:p>ECOPHARMA S A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180" calcext:value-type="float">
            <text:p>180</text:p>
          </table:table-cell>
        </table:table-row>
        <table:table-row table:style-name="ro4">
          <table:table-cell table:style-name="ce15" office:value-type="string" calcext:value-type="string">
            <text:p>ECUARIDER SA.</text:p>
          </table:table-cell>
          <table:table-cell table:style-name="ce20" office:value-type="float" office:value="862.4" calcext:value-type="float">
            <text:p>862.4</text:p>
          </table:table-cell>
          <table:table-cell table:style-name="ce40" office:value-type="float" office:value="926.39" calcext:value-type="float">
            <text:p>926.39</text:p>
          </table:table-cell>
        </table:table-row>
        <table:table-row table:style-name="ro4">
          <table:table-cell table:style-name="ce15" office:value-type="string" calcext:value-type="string">
            <text:p>EMPACADORA BILBO S.A. (BILBOSA)</text:p>
          </table:table-cell>
          <table:table-cell table:style-name="ce20" office:value-type="float" office:value="53578" calcext:value-type="float">
            <text:p>53578</text:p>
          </table:table-cell>
          <table:table-cell table:style-name="ce40" office:value-type="float" office:value="111623.99" calcext:value-type="float">
            <text:p>111623.99</text:p>
          </table:table-cell>
        </table:table-row>
        <table:table-row table:style-name="ro4">
          <table:table-cell table:style-name="ce15" office:value-type="string" calcext:value-type="string">
            <text:p>EMPACADORA DEL PACIFICO S.A. (EDPACIFIC)</text:p>
          </table:table-cell>
          <table:table-cell table:style-name="ce20" office:value-type="float" office:value="104525.98" calcext:value-type="float">
            <text:p>104525.98</text:p>
          </table:table-cell>
          <table:table-cell table:style-name="ce40" office:value-type="float" office:value="132704.85" calcext:value-type="float">
            <text:p>132704.85</text:p>
          </table:table-cell>
        </table:table-row>
        <table:table-row table:style-name="ro4">
          <table:table-cell table:style-name="ce15" office:value-type="string" calcext:value-type="string">
            <text:p>EMPACADORA DUFER CIA. LTDA.</text:p>
          </table:table-cell>
          <table:table-cell table:style-name="ce20" office:value-type="float" office:value="44424.7" calcext:value-type="float">
            <text:p>44424.7</text:p>
          </table:table-cell>
          <table:table-cell table:style-name="ce40" office:value-type="float" office:value="19787.14" calcext:value-type="float">
            <text:p>19787.14</text:p>
          </table:table-cell>
        </table:table-row>
        <table:table-row table:style-name="ro4">
          <table:table-cell table:style-name="ce15" office:value-type="string" calcext:value-type="string">
            <text:p>EMPACRECI S.A.</text:p>
          </table:table-cell>
          <table:table-cell table:style-name="ce20" office:value-type="float" office:value="120986.9" calcext:value-type="float">
            <text:p>120986.9</text:p>
          </table:table-cell>
          <table:table-cell table:style-name="ce40" office:value-type="float" office:value="329107.48" calcext:value-type="float">
            <text:p>329107.48</text:p>
          </table:table-cell>
        </table:table-row>
        <table:table-row table:style-name="ro4">
          <table:table-cell table:style-name="ce15" office:value-type="string" calcext:value-type="string">
            <text:p>EUROFISH S.A.</text:p>
          </table:table-cell>
          <table:table-cell table:style-name="ce20" office:value-type="float" office:value="9033.8" calcext:value-type="float">
            <text:p>9033.8</text:p>
          </table:table-cell>
          <table:table-cell table:style-name="ce40" office:value-type="float" office:value="25880.67" calcext:value-type="float">
            <text:p>25880.67</text:p>
          </table:table-cell>
        </table:table-row>
        <table:table-row table:style-name="ro4">
          <table:table-cell table:style-name="ce15" office:value-type="string" calcext:value-type="string">
            <text:p>EXPALSA EXPORTADORA DE ALIMENTOS S.A.</text:p>
          </table:table-cell>
          <table:table-cell table:style-name="ce20" office:value-type="float" office:value="551423.02" calcext:value-type="float">
            <text:p>551423.02</text:p>
          </table:table-cell>
          <table:table-cell table:style-name="ce40" office:value-type="float" office:value="770946.15" calcext:value-type="float">
            <text:p>770946.15</text:p>
          </table:table-cell>
        </table:table-row>
        <table:table-row table:style-name="ro4">
          <table:table-cell table:style-name="ce15" office:value-type="string" calcext:value-type="string">
            <text:p>EXPORTADORA CRUSTAMAR S.A.</text:p>
          </table:table-cell>
          <table:table-cell table:style-name="ce20" office:value-type="float" office:value="127273.6" calcext:value-type="float">
            <text:p>127273.6</text:p>
          </table:table-cell>
          <table:table-cell table:style-name="ce40" office:value-type="float" office:value="83191.69" calcext:value-type="float">
            <text:p>83191.69</text:p>
          </table:table-cell>
        </table:table-row>
        <table:table-row table:style-name="ro4">
          <table:table-cell table:style-name="ce15" office:value-type="string" calcext:value-type="string">
            <text:p>EXPORTADORA DE CAMARON ECUATORIANO EXCAM</text:p>
          </table:table-cell>
          <table:table-cell table:style-name="ce20" office:value-type="float" office:value="221113.44" calcext:value-type="float">
            <text:p>221113.44</text:p>
          </table:table-cell>
          <table:table-cell table:style-name="ce40" office:value-type="float" office:value="283427.79" calcext:value-type="float">
            <text:p>283427.79</text:p>
          </table:table-cell>
        </table:table-row>
        <table:table-row table:style-name="ro4">
          <table:table-cell table:style-name="ce15" office:value-type="string" calcext:value-type="string">
            <text:p>EXPORTADORA TOTAL SEAFOOD TOTA</text:p>
          </table:table-cell>
          <table:table-cell table:style-name="ce20" office:value-type="float" office:value="861115.96" calcext:value-type="float">
            <text:p>861115.96</text:p>
          </table:table-cell>
          <table:table-cell table:style-name="ce40" office:value-type="float" office:value="933051.31" calcext:value-type="float">
            <text:p>933051.31</text:p>
          </table:table-cell>
        </table:table-row>
        <table:table-row table:style-name="ro4">
          <table:table-cell table:style-name="ce15" office:value-type="string" calcext:value-type="string">
            <text:p>EXPORTQUILSA &amp; PRODUCTORES ASOCIADOS S.A</text:p>
          </table:table-cell>
          <table:table-cell table:style-name="ce20" office:value-type="float" office:value="219003.6" calcext:value-type="float">
            <text:p>219003.6</text:p>
          </table:table-cell>
          <table:table-cell table:style-name="ce40" office:value-type="float" office:value="249156.02" calcext:value-type="float">
            <text:p>249156.02</text:p>
          </table:table-cell>
        </table:table-row>
        <table:table-row table:style-name="ro4">
          <table:table-cell table:style-name="ce15" office:value-type="string" calcext:value-type="string">
            <text:p>EXPOTUNA S.A.</text:p>
          </table:table-cell>
          <table:table-cell table:style-name="ce20" office:value-type="float" office:value="139500.65" calcext:value-type="float">
            <text:p>139500.65</text:p>
          </table:table-cell>
          <table:table-cell table:style-name="ce40" office:value-type="float" office:value="233171.26" calcext:value-type="float">
            <text:p>233171.26</text:p>
          </table:table-cell>
        </table:table-row>
        <table:table-row table:style-name="ro4">
          <table:table-cell table:style-name="ce15" office:value-type="string" calcext:value-type="string">
            <text:p>FIGURETTI S.A.</text:p>
          </table:table-cell>
          <table:table-cell table:style-name="ce20" office:value-type="float" office:value="7082.88" calcext:value-type="float">
            <text:p>7082.88</text:p>
          </table:table-cell>
          <table:table-cell table:style-name="ce40" office:value-type="float" office:value="7082.88" calcext:value-type="float">
            <text:p>7082.88</text:p>
          </table:table-cell>
        </table:table-row>
        <table:table-row table:style-name="ro4">
          <table:table-cell table:style-name="ce15" office:value-type="string" calcext:value-type="string">
            <text:p>FRASCO S.A.</text:p>
          </table:table-cell>
          <table:table-cell table:style-name="ce20" office:value-type="float" office:value="812" calcext:value-type="float">
            <text:p>812</text:p>
          </table:table-cell>
          <table:table-cell table:style-name="ce40" office:value-type="float" office:value="812" calcext:value-type="float">
            <text:p>812</text:p>
          </table:table-cell>
        </table:table-row>
        <table:table-row table:style-name="ro4">
          <table:table-cell table:style-name="ce15" office:value-type="string" calcext:value-type="string">
            <text:p>FRIGOLANDIA</text:p>
          </table:table-cell>
          <table:table-cell table:style-name="ce20" office:value-type="float" office:value="186112.05" calcext:value-type="float">
            <text:p>186112.05</text:p>
          </table:table-cell>
          <table:table-cell table:style-name="ce40" office:value-type="float" office:value="318042.25" calcext:value-type="float">
            <text:p>318042.25</text:p>
          </table:table-cell>
        </table:table-row>
        <table:table-row table:style-name="ro4">
          <table:table-cell table:style-name="ce15" office:value-type="string" calcext:value-type="string">
            <text:p>FRIGOPESCA C.A.</text:p>
          </table:table-cell>
          <table:table-cell table:style-name="ce20" office:value-type="float" office:value="216764.7" calcext:value-type="float">
            <text:p>216764.7</text:p>
          </table:table-cell>
          <table:table-cell table:style-name="ce40" office:value-type="float" office:value="201309.98" calcext:value-type="float">
            <text:p>201309.98</text:p>
          </table:table-cell>
        </table:table-row>
        <table:table-row table:style-name="ro4">
          <table:table-cell table:style-name="ce15" office:value-type="string" calcext:value-type="string">
            <text:p>FRIGORIFICO Y LABORATORIO DE PESCA FRILA</text:p>
          </table:table-cell>
          <table:table-cell table:style-name="ce20" office:value-type="float" office:value="2867.2" calcext:value-type="float">
            <text:p>2867.2</text:p>
          </table:table-cell>
          <table:table-cell table:style-name="ce40" office:value-type="float" office:value="2867.2" calcext:value-type="float">
            <text:p>2867.2</text:p>
          </table:table-cell>
        </table:table-row>
        <table:table-row table:style-name="ro4">
          <table:table-cell table:style-name="ce15" office:value-type="string" calcext:value-type="string">
            <text:p>GARCES PARRA JHON DARIO</text:p>
          </table:table-cell>
          <table:table-cell table:style-name="ce20" office:value-type="float" office:value="82352.06" calcext:value-type="float">
            <text:p>82352.06</text:p>
          </table:table-cell>
          <table:table-cell table:style-name="ce40" office:value-type="float" office:value="82352.06" calcext:value-type="float">
            <text:p>82352.06</text:p>
          </table:table-cell>
        </table:table-row>
        <table:table-row table:style-name="ro4">
          <table:table-cell table:style-name="ce15" office:value-type="string" calcext:value-type="string">
            <text:p>GOMEZ KOCHER ADOLFO RICARDO</text:p>
          </table:table-cell>
          <table:table-cell table:style-name="ce20" office:value-type="float" office:value="1232" calcext:value-type="float">
            <text:p>1232</text:p>
          </table:table-cell>
          <table:table-cell table:style-name="ce40" office:value-type="float" office:value="1435.84" calcext:value-type="float">
            <text:p>1435.84</text:p>
          </table:table-cell>
        </table:table-row>
        <table:table-row table:style-name="ro4">
          <table:table-cell table:style-name="ce15" office:value-type="string" calcext:value-type="string">
            <text:p>GRAFIMPAC S.A.</text:p>
          </table:table-cell>
          <table:table-cell table:style-name="ce20" office:value-type="float" office:value="8193.76" calcext:value-type="float">
            <text:p>8193.76</text:p>
          </table:table-cell>
          <table:table-cell table:style-name="ce40" office:value-type="float" office:value="8193.76" calcext:value-type="float">
            <text:p>8193.76</text:p>
          </table:table-cell>
        </table:table-row>
        <table:table-row table:style-name="ro4">
          <table:table-cell table:style-name="ce15" office:value-type="string" calcext:value-type="string">
            <text:p>HEINEKEN ECUADOR S.A.</text:p>
          </table:table-cell>
          <table:table-cell table:style-name="ce20" office:value-type="float" office:value="3845.63" calcext:value-type="float">
            <text:p>3845.63</text:p>
          </table:table-cell>
          <table:table-cell table:style-name="ce40" office:value-type="float" office:value="20929.12" calcext:value-type="float">
            <text:p>20929.12</text:p>
          </table:table-cell>
        </table:table-row>
        <table:table-row table:style-name="ro4">
          <table:table-cell table:style-name="ce15" office:value-type="string" calcext:value-type="string">
            <text:p>HOTEL ORO VERDE S .A. HOTVER</text:p>
          </table:table-cell>
          <table:table-cell table:style-name="ce20" office:value-type="float" office:value="1573.6" calcext:value-type="float">
            <text:p>1573.6</text:p>
          </table:table-cell>
          <table:table-cell table:style-name="ce40" office:value-type="float" office:value="41.45" calcext:value-type="float">
            <text:p>41.45</text:p>
          </table:table-cell>
        </table:table-row>
        <table:table-row table:style-name="ro4">
          <table:table-cell table:style-name="ce15" office:value-type="string" calcext:value-type="string">
            <text:p>IMPORTADORA COMERCIAL LOOR S.A.</text:p>
          </table:table-cell>
          <table:table-cell table:style-name="ce20" office:value-type="float" office:value="28628.97" calcext:value-type="float">
            <text:p>28628.97</text:p>
          </table:table-cell>
          <table:table-cell table:style-name="ce40" office:value-type="float" office:value="19281.46" calcext:value-type="float">
            <text:p>19281.46</text:p>
          </table:table-cell>
        </table:table-row>
        <table:table-row table:style-name="ro4">
          <table:table-cell table:style-name="ce15" office:value-type="string" calcext:value-type="string">
            <text:p>IMPORTMOVA S.A.</text:p>
          </table:table-cell>
          <table:table-cell table:style-name="ce20" office:value-type="float" office:value="5823.72" calcext:value-type="float">
            <text:p>5823.72</text:p>
          </table:table-cell>
          <table:table-cell table:style-name="ce40" office:value-type="float" office:value="6262.96" calcext:value-type="float">
            <text:p>6262.96</text:p>
          </table:table-cell>
        </table:table-row>
        <table:table-row table:style-name="ro4">
          <table:table-cell table:style-name="ce15" office:value-type="string" calcext:value-type="string">
            <text:p>INCABLE S.A.</text:p>
          </table:table-cell>
          <table:table-cell table:style-name="ce20" office:value-type="float" office:value="4072.11" calcext:value-type="float">
            <text:p>4072.11</text:p>
          </table:table-cell>
          <table:table-cell table:style-name="ce40" office:value-type="float" office:value="3166.85" calcext:value-type="float">
            <text:p>3166.85</text:p>
          </table:table-cell>
        </table:table-row>
        <table:table-row table:style-name="ro4">
          <table:table-cell table:style-name="ce15" office:value-type="string" calcext:value-type="string">
            <text:p>INDEUREC S.A.</text:p>
          </table:table-cell>
          <table:table-cell table:style-name="ce20" office:value-type="float" office:value="37075.15" calcext:value-type="float">
            <text:p>37075.15</text:p>
          </table:table-cell>
          <table:table-cell table:style-name="ce40" office:value-type="float" office:value="41090.74" calcext:value-type="float">
            <text:p>41090.74</text:p>
          </table:table-cell>
        </table:table-row>
        <table:table-row table:style-name="ro4">
          <table:table-cell table:style-name="ce15" office:value-type="string" calcext:value-type="string">
            <text:p>INDUSTRIA DE BELLEZA Y SALUD B.A.S.S.A.</text:p>
          </table:table-cell>
          <table:table-cell table:style-name="ce20" office:value-type="float" office:value="14591.47" calcext:value-type="float">
            <text:p>14591.47</text:p>
          </table:table-cell>
          <table:table-cell table:style-name="ce40" office:value-type="float" office:value="12990.86" calcext:value-type="float">
            <text:p>12990.86</text:p>
          </table:table-cell>
        </table:table-row>
        <table:table-row table:style-name="ro4">
          <table:table-cell table:style-name="ce15" office:value-type="string" calcext:value-type="string">
            <text:p>INDUSTRIA DULCERA C. LTDA</text:p>
          </table:table-cell>
          <table:table-cell table:style-name="ce20" office:value-type="float" office:value="3726.39" calcext:value-type="float">
            <text:p>3726.39</text:p>
          </table:table-cell>
          <table:table-cell table:style-name="ce40" office:value-type="float" office:value="121.67" calcext:value-type="float">
            <text:p>121.67</text:p>
          </table:table-cell>
        </table:table-row>
        <table:table-row table:style-name="ro4">
          <table:table-cell table:style-name="ce15" office:value-type="string" calcext:value-type="string">
            <text:p>INDUSTRIAL PESQUERA SANTA PRISCILA S.A.</text:p>
          </table:table-cell>
          <table:table-cell table:style-name="ce20" office:value-type="float" office:value="1592588.63" calcext:value-type="float">
            <text:p>1592588.63</text:p>
          </table:table-cell>
          <table:table-cell table:style-name="ce40" office:value-type="float" office:value="2330571.64" calcext:value-type="float">
            <text:p>2330571.64</text:p>
          </table:table-cell>
        </table:table-row>
        <table:table-row table:style-name="ro4">
          <table:table-cell table:style-name="ce15" office:value-type="string" calcext:value-type="string">
            <text:p>INDUSTRIAS ALIMENTICIAS ECUATORIANAS SA</text:p>
          </table:table-cell>
          <table:table-cell table:style-name="ce20" office:value-type="float" office:value="1960" calcext:value-type="float">
            <text:p>1960</text:p>
          </table:table-cell>
          <table:table-cell table:style-name="ce40" office:value-type="float" office:value="1960" calcext:value-type="float">
            <text:p>1960</text:p>
          </table:table-cell>
        </table:table-row>
        <table:table-row table:style-name="ro4">
          <table:table-cell table:style-name="ce15" office:value-type="string" calcext:value-type="string">
            <text:p>INDUSTRIAS LACTEAS TONI S.A.</text:p>
          </table:table-cell>
          <table:table-cell table:style-name="ce20" office:value-type="float" office:value="6503.84" calcext:value-type="float">
            <text:p>6503.84</text:p>
          </table:table-cell>
          <table:table-cell table:style-name="ce40" office:value-type="float" office:value="13079.1" calcext:value-type="float">
            <text:p>13079.1</text:p>
          </table:table-cell>
        </table:table-row>
        <table:table-row table:style-name="ro4">
          <table:table-cell table:style-name="ce15" office:value-type="string" calcext:value-type="string">
            <text:p>INDUSTRIAS REUNIDAS LAB. INDUNIDAS CIA.</text:p>
          </table:table-cell>
          <table:table-cell table:style-name="ce20" office:value-type="float" office:value="5018.15" calcext:value-type="float">
            <text:p>5018.15</text:p>
          </table:table-cell>
          <table:table-cell table:style-name="ce40" office:value-type="float" office:value="972.58" calcext:value-type="float">
            <text:p>972.58</text:p>
          </table:table-cell>
        </table:table-row>
        <table:table-row table:style-name="ro4">
          <table:table-cell table:style-name="ce15" office:value-type="string" calcext:value-type="string">
            <text:p>INLAFA S.A .</text:p>
          </table:table-cell>
          <table:table-cell table:style-name="ce20" office:value-type="float" office:value="3484.25" calcext:value-type="float">
            <text:p>3484.25</text:p>
          </table:table-cell>
          <table:table-cell table:style-name="ce40" office:value-type="float" office:value="4387.95" calcext:value-type="float">
            <text:p>4387.95</text:p>
          </table:table-cell>
        </table:table-row>
        <table:table-row table:style-name="ro4">
          <table:table-cell table:style-name="ce15" office:value-type="string" calcext:value-type="string">
            <text:p>INSTITUTO FARMACO BIOLOGICO S.A.</text:p>
          </table:table-cell>
          <table:table-cell table:style-name="ce20" office:value-type="float" office:value="997.9" calcext:value-type="float">
            <text:p>997.9</text:p>
          </table:table-cell>
          <table:table-cell table:style-name="ce40" office:value-type="float" office:value="2606.23" calcext:value-type="float">
            <text:p>2606.23</text:p>
          </table:table-cell>
        </table:table-row>
        <table:table-row table:style-name="ro4">
          <table:table-cell table:style-name="ce15" office:value-type="string" calcext:value-type="string">
            <text:p>JACMAR ACUICULTURA &amp; EXPORTACION S A C</text:p>
          </table:table-cell>
          <table:table-cell table:style-name="ce20" office:value-type="float" office:value="24755" calcext:value-type="float">
            <text:p>24755</text:p>
          </table:table-cell>
          <table:table-cell table:style-name="ce40" office:value-type="float" office:value="24755" calcext:value-type="float">
            <text:p>24755</text:p>
          </table:table-cell>
        </table:table-row>
        <table:table-row table:style-name="ro4">
          <table:table-cell table:style-name="ce15" office:value-type="string" calcext:value-type="string">
            <text:p>JEACUAN S.A.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566.66" calcext:value-type="float">
            <text:p>566.66</text:p>
          </table:table-cell>
        </table:table-row>
        <table:table-row table:style-name="ro4">
          <table:table-cell table:style-name="ce15" office:value-type="string" calcext:value-type="string">
            <text:p>JOVENTO S.A.</text:p>
          </table:table-cell>
          <table:table-cell table:style-name="ce20" office:value-type="float" office:value="2130" calcext:value-type="float">
            <text:p>2130</text:p>
          </table:table-cell>
          <table:table-cell table:style-name="ce40" office:value-type="float" office:value="2130" calcext:value-type="float">
            <text:p>2130</text:p>
          </table:table-cell>
        </table:table-row>
        <table:table-row table:style-name="ro4">
          <table:table-cell table:style-name="ce15" office:value-type="string" calcext:value-type="string">
            <text:p>KRONOS LABORATORIOS C. LTDA</text:p>
          </table:table-cell>
          <table:table-cell table:style-name="ce20" office:value-type="float" office:value="5785.28" calcext:value-type="float">
            <text:p>5785.28</text:p>
          </table:table-cell>
          <table:table-cell table:style-name="ce40" office:value-type="float" office:value="5592.24" calcext:value-type="float">
            <text:p>5592.24</text:p>
          </table:table-cell>
        </table:table-row>
        <table:table-row table:style-name="ro4">
          <table:table-cell table:style-name="ce15" office:value-type="string" calcext:value-type="string">
            <text:p>LABORATORIO BIOTANICALS DEL ECUADOR S A</text:p>
          </table:table-cell>
          <table:table-cell table:style-name="ce20" office:value-type="float" office:value="2362.51" calcext:value-type="float">
            <text:p>2362.51</text:p>
          </table:table-cell>
          <table:table-cell table:style-name="ce40" office:value-type="float" office:value="2362.51" calcext:value-type="float">
            <text:p>2362.51</text:p>
          </table:table-cell>
        </table:table-row>
        <table:table-row table:style-name="ro4">
          <table:table-cell table:style-name="ce15" office:value-type="string" calcext:value-type="string">
            <text:p>LABORATORIO CHEFAR S.A.</text:p>
          </table:table-cell>
          <table:table-cell table:style-name="ce20" office:value-type="float" office:value="5243.7" calcext:value-type="float">
            <text:p>5243.7</text:p>
          </table:table-cell>
          <table:table-cell table:style-name="ce40" office:value-type="float" office:value="8508.87" calcext:value-type="float">
            <text:p>8508.87</text:p>
          </table:table-cell>
        </table:table-row>
        <table:table-row table:style-name="ro4">
          <table:table-cell table:style-name="ce15" office:value-type="string" calcext:value-type="string">
            <text:p>LABORATORIO FARMACEUTICO GM LFGM S A</text:p>
          </table:table-cell>
          <table:table-cell table:style-name="ce20" office:value-type="float" office:value="11700.4" calcext:value-type="float">
            <text:p>11700.4</text:p>
          </table:table-cell>
          <table:table-cell table:style-name="ce40" office:value-type="float" office:value="2790.1" calcext:value-type="float">
            <text:p>2790.1</text:p>
          </table:table-cell>
        </table:table-row>
        <table:table-row table:style-name="ro4">
          <table:table-cell table:style-name="ce15" office:value-type="string" calcext:value-type="string">
            <text:p>LABORATORIO NEGRETE C.A.</text:p>
          </table:table-cell>
          <table:table-cell table:style-name="ce20" office:value-type="float" office:value="12455.8" calcext:value-type="float">
            <text:p>12455.8</text:p>
          </table:table-cell>
          <table:table-cell table:style-name="ce40" office:value-type="float" office:value="14567.64" calcext:value-type="float">
            <text:p>14567.64</text:p>
          </table:table-cell>
        </table:table-row>
        <table:table-row table:style-name="ro4">
          <table:table-cell table:style-name="ce15" office:value-type="string" calcext:value-type="string">
            <text:p>LABORATORIO TOFIS S.A.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1341.11" calcext:value-type="float">
            <text:p>1341.11</text:p>
          </table:table-cell>
        </table:table-row>
        <table:table-row table:style-name="ro4">
          <table:table-cell table:style-name="ce15" office:value-type="string" calcext:value-type="string">
            <text:p>LABORATORIO VIDA LABOVIDA S.A.</text:p>
          </table:table-cell>
          <table:table-cell table:style-name="ce20" office:value-type="float" office:value="29970.86" calcext:value-type="float">
            <text:p>29970.86</text:p>
          </table:table-cell>
          <table:table-cell table:style-name="ce40" office:value-type="float" office:value="7848.49" calcext:value-type="float">
            <text:p>7848.49</text:p>
          </table:table-cell>
        </table:table-row>
        <table:table-row table:style-name="ro4">
          <table:table-cell table:style-name="ce15" office:value-type="string" calcext:value-type="string">
            <text:p>LABORATORIOS <text:s/>H G C A</text:p>
          </table:table-cell>
          <table:table-cell table:style-name="ce20" office:value-type="float" office:value="13502.28" calcext:value-type="float">
            <text:p>13502.28</text:p>
          </table:table-cell>
          <table:table-cell table:style-name="ce40" office:value-type="float" office:value="6601.89" calcext:value-type="float">
            <text:p>6601.89</text:p>
          </table:table-cell>
        </table:table-row>
        <table:table-row table:style-name="ro4">
          <table:table-cell table:style-name="ce15" office:value-type="string" calcext:value-type="string">
            <text:p>LABORATORIOS BEAUTIK S.A.</text:p>
          </table:table-cell>
          <table:table-cell table:style-name="ce20" office:value-type="float" office:value="15690.21" calcext:value-type="float">
            <text:p>15690.21</text:p>
          </table:table-cell>
          <table:table-cell table:style-name="ce40" office:value-type="float" office:value="18226.38" calcext:value-type="float">
            <text:p>18226.38</text:p>
          </table:table-cell>
        </table:table-row>
        <table:table-row table:style-name="ro4">
          <table:table-cell table:style-name="ce15" office:value-type="string" calcext:value-type="string">
            <text:p>LABORATORIOS VOLPHARM CIA. LTDA.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4">
          <table:table-cell table:style-name="ce15" office:value-type="string" calcext:value-type="string">
            <text:p>LANGOSTINERA TUMBES SAC</text:p>
          </table:table-cell>
          <table:table-cell table:style-name="ce20" office:value-type="float" office:value="67183.4" calcext:value-type="float">
            <text:p>67183.4</text:p>
          </table:table-cell>
          <table:table-cell table:style-name="ce40" office:value-type="float" office:value="67017.5" calcext:value-type="float">
            <text:p>67017.5</text:p>
          </table:table-cell>
        </table:table-row>
        <table:table-row table:style-name="ro4">
          <table:table-cell table:style-name="ce15" office:value-type="string" calcext:value-type="string">
            <text:p>LAS FRAGANCIAS CIA LTDA</text:p>
          </table:table-cell>
          <table:table-cell table:style-name="ce20" office:value-type="float" office:value="2148.2" calcext:value-type="float">
            <text:p>2148.2</text:p>
          </table:table-cell>
          <table:table-cell table:style-name="ce40" office:value-type="float" office:value="56.58" calcext:value-type="float">
            <text:p>56.58</text:p>
          </table:table-cell>
        </table:table-row>
        <table:table-row table:style-name="ro4">
          <table:table-cell table:style-name="ce15" office:value-type="string" calcext:value-type="string">
            <text:p>LIFE FOOD PRODUCT ECUADOR LIFPRODEC S.A.</text:p>
          </table:table-cell>
          <table:table-cell table:style-name="ce20" office:value-type="float" office:value="23773.18" calcext:value-type="float">
            <text:p>23773.18</text:p>
          </table:table-cell>
          <table:table-cell table:style-name="ce40" office:value-type="float" office:value="11765.61" calcext:value-type="float">
            <text:p>11765.61</text:p>
          </table:table-cell>
        </table:table-row>
        <table:table-row table:style-name="ro4">
          <table:table-cell table:style-name="ce15" office:value-type="string" calcext:value-type="string">
            <text:p>LLAGUNO FIGUEROA GONZALO UBALDO</text:p>
          </table:table-cell>
          <table:table-cell table:style-name="ce20" office:value-type="float" office:value="2500.06" calcext:value-type="float">
            <text:p>2500.06</text:p>
          </table:table-cell>
          <table:table-cell table:style-name="ce40" office:value-type="float" office:value="2500.06" calcext:value-type="float">
            <text:p>2500.06</text:p>
          </table:table-cell>
        </table:table-row>
        <table:table-row table:style-name="ro4">
          <table:table-cell table:style-name="ce15" office:value-type="string" calcext:value-type="string">
            <text:p>LUNA FLOWERS S A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4">
          <table:table-cell table:style-name="ce15" office:value-type="string" calcext:value-type="string">
            <text:p>MAGNOLIA FOOD MAGNOFOOD S A</text:p>
          </table:table-cell>
          <table:table-cell table:style-name="ce20" office:value-type="float" office:value="4161.51" calcext:value-type="float">
            <text:p>4161.51</text:p>
          </table:table-cell>
          <table:table-cell table:style-name="ce40" office:value-type="float" office:value="3790.1" calcext:value-type="float">
            <text:p>3790.1</text:p>
          </table:table-cell>
        </table:table-row>
        <table:table-row table:style-name="ro4">
          <table:table-cell table:style-name="ce15" office:value-type="string" calcext:value-type="string">
            <text:p>MANTAORO HOTELERIA MANTA S.A.</text:p>
          </table:table-cell>
          <table:table-cell table:style-name="ce20" office:value-type="float" office:value="400.4" calcext:value-type="float">
            <text:p>400.4</text:p>
          </table:table-cell>
          <table:table-cell table:style-name="ce40" office:value-type="float" office:value="10.55" calcext:value-type="float">
            <text:p>10.55</text:p>
          </table:table-cell>
        </table:table-row>
        <table:table-row table:style-name="ro4">
          <table:table-cell table:style-name="ce15" office:value-type="string" calcext:value-type="string">
            <text:p>MARAMAR S.A.</text:p>
          </table:table-cell>
          <table:table-cell table:style-name="ce20" office:value-type="float" office:value="12169.94" calcext:value-type="float">
            <text:p>12169.94</text:p>
          </table:table-cell>
          <table:table-cell table:style-name="ce40" office:value-type="float" office:value="13275.25" calcext:value-type="float">
            <text:p>13275.25</text:p>
          </table:table-cell>
        </table:table-row>
        <table:table-row table:style-name="ro4">
          <table:table-cell table:style-name="ce15" office:value-type="string" calcext:value-type="string">
            <text:p>MARBELIZE S.A.</text:p>
          </table:table-cell>
          <table:table-cell table:style-name="ce20" office:value-type="float" office:value="89735.17" calcext:value-type="float">
            <text:p>89735.17</text:p>
          </table:table-cell>
          <table:table-cell table:style-name="ce40" office:value-type="float" office:value="65836.61" calcext:value-type="float">
            <text:p>65836.61</text:p>
          </table:table-cell>
        </table:table-row>
        <table:table-row table:style-name="ro4">
          <table:table-cell table:style-name="ce15" office:value-type="string" calcext:value-type="string">
            <text:p>MARINASOL S A</text:p>
          </table:table-cell>
          <table:table-cell table:style-name="ce20" office:value-type="float" office:value="742032.68" calcext:value-type="float">
            <text:p>742032.68</text:p>
          </table:table-cell>
          <table:table-cell table:style-name="ce40" office:value-type="float" office:value="855144.8" calcext:value-type="float">
            <text:p>855144.8</text:p>
          </table:table-cell>
        </table:table-row>
        <table:table-row table:style-name="ro4">
          <table:table-cell table:style-name="ce15" office:value-type="string" calcext:value-type="string">
            <text:p>MARISCOS BRIANNJENN S.A.</text:p>
          </table:table-cell>
          <table:table-cell table:style-name="ce20" office:value-type="float" office:value="20037.12" calcext:value-type="float">
            <text:p>20037.12</text:p>
          </table:table-cell>
          <table:table-cell table:style-name="ce40" office:value-type="float" office:value="20758.82" calcext:value-type="float">
            <text:p>20758.82</text:p>
          </table:table-cell>
        </table:table-row>
        <table:table-row table:style-name="ro4">
          <table:table-cell table:style-name="ce15" office:value-type="string" calcext:value-type="string">
            <text:p>MARISCOS DEL ECUADOR MARECUADOR CIA. LTD</text:p>
          </table:table-cell>
          <table:table-cell table:style-name="ce20" office:value-type="float" office:value="127150.01" calcext:value-type="float">
            <text:p>127150.01</text:p>
          </table:table-cell>
          <table:table-cell table:style-name="ce40" office:value-type="float" office:value="157363.6" calcext:value-type="float">
            <text:p>157363.6</text:p>
          </table:table-cell>
        </table:table-row>
        <table:table-row table:style-name="ro4">
          <table:table-cell table:style-name="ce15" office:value-type="string" calcext:value-type="string">
            <text:p>MBGLOBAL S.A</text:p>
          </table:table-cell>
          <table:table-cell table:style-name="ce20" office:value-type="float" office:value="309.68" calcext:value-type="float">
            <text:p>309.68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4">
          <table:table-cell table:style-name="ce15" office:value-type="string" calcext:value-type="string">
            <text:p>MEDNATCORP S.A.</text:p>
          </table:table-cell>
          <table:table-cell table:style-name="ce20" office:value-type="float" office:value="3022.6" calcext:value-type="float">
            <text:p>3022.6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4">
          <table:table-cell table:style-name="ce15" office:value-type="string" calcext:value-type="string">
            <text:p>MELIPATISSERIE S.A.</text:p>
          </table:table-cell>
          <table:table-cell table:style-name="ce20" office:value-type="float" office:value="1736" calcext:value-type="float">
            <text:p>1736</text:p>
          </table:table-cell>
          <table:table-cell table:style-name="ce40" office:value-type="float" office:value="27.13" calcext:value-type="float">
            <text:p>27.13</text:p>
          </table:table-cell>
        </table:table-row>
        <table:table-row table:style-name="ro4">
          <table:table-cell table:style-name="ce15" office:value-type="string" calcext:value-type="string">
            <text:p>MULTICOMPRAS S.A. MULCOMPSA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364.56" calcext:value-type="float">
            <text:p>364.56</text:p>
          </table:table-cell>
        </table:table-row>
        <table:table-row table:style-name="ro4">
          <table:table-cell table:style-name="ce15" office:value-type="string" calcext:value-type="string">
            <text:p>MUNDOLIMPIO S.A.</text:p>
          </table:table-cell>
          <table:table-cell table:style-name="ce20" office:value-type="float" office:value="3663.64" calcext:value-type="float">
            <text:p>3663.64</text:p>
          </table:table-cell>
          <table:table-cell table:style-name="ce40" office:value-type="float" office:value="3619.34" calcext:value-type="float">
            <text:p>3619.34</text:p>
          </table:table-cell>
        </table:table-row>
        <table:table-row table:style-name="ro4">
          <table:table-cell table:style-name="ce15" office:value-type="string" calcext:value-type="string">
            <text:p>NATLUK S.A.</text:p>
          </table:table-cell>
          <table:table-cell table:style-name="ce20" office:value-type="float" office:value="68362.35" calcext:value-type="float">
            <text:p>68362.35</text:p>
          </table:table-cell>
          <table:table-cell table:style-name="ce40" office:value-type="float" office:value="47450.16" calcext:value-type="float">
            <text:p>47450.16</text:p>
          </table:table-cell>
        </table:table-row>
        <table:table-row table:style-name="ro4">
          <table:table-cell table:style-name="ce15" office:value-type="string" calcext:value-type="string">
            <text:p>NATURQUIM S.A.</text:p>
          </table:table-cell>
          <table:table-cell table:style-name="ce20" office:value-type="float" office:value="1153.32" calcext:value-type="float">
            <text:p>1153.32</text:p>
          </table:table-cell>
          <table:table-cell table:style-name="ce40" office:value-type="float" office:value="1153.32" calcext:value-type="float">
            <text:p>1153.32</text:p>
          </table:table-cell>
        </table:table-row>
        <table:table-row table:style-name="ro4">
          <table:table-cell table:style-name="ce15" office:value-type="string" calcext:value-type="string">
            <text:p>NEGOCIOS INDUSTRIALES REAL NIRSA S.A.</text:p>
          </table:table-cell>
          <table:table-cell table:style-name="ce20" office:value-type="float" office:value="8951.48" calcext:value-type="float">
            <text:p>8951.48</text:p>
          </table:table-cell>
          <table:table-cell table:style-name="ce40" office:value-type="float" office:value="79145.58" calcext:value-type="float">
            <text:p>79145.58</text:p>
          </table:table-cell>
        </table:table-row>
        <table:table-row table:style-name="ro4">
          <table:table-cell table:style-name="ce15" office:value-type="string" calcext:value-type="string">
            <text:p>NEHME ANTON LIDIA RITA</text:p>
          </table:table-cell>
          <table:table-cell table:style-name="ce20" office:value-type="float" office:value="246.4" calcext:value-type="float">
            <text:p>246.4</text:p>
          </table:table-cell>
          <table:table-cell table:style-name="ce40" office:value-type="float" office:value="246.4" calcext:value-type="float">
            <text:p>246.4</text:p>
          </table:table-cell>
        </table:table-row>
        <table:table-row table:style-name="ro4">
          <table:table-cell table:style-name="ce15" office:value-type="string" calcext:value-type="string">
            <text:p>NUTRAVEL S.A.</text:p>
          </table:table-cell>
          <table:table-cell table:style-name="ce20" office:value-type="float" office:value="2251.2" calcext:value-type="float">
            <text:p>2251.2</text:p>
          </table:table-cell>
          <table:table-cell table:style-name="ce40" office:value-type="float" office:value="772.8" calcext:value-type="float">
            <text:p>772.8</text:p>
          </table:table-cell>
        </table:table-row>
        <table:table-row table:style-name="ro4">
          <table:table-cell table:style-name="ce15" office:value-type="string" calcext:value-type="string">
            <text:p>O V HOTELERA MACHALA S.A.</text:p>
          </table:table-cell>
          <table:table-cell table:style-name="ce20" office:value-type="float" office:value="180.6" calcext:value-type="float">
            <text:p>180.6</text:p>
          </table:table-cell>
          <table:table-cell table:style-name="ce40" office:value-type="float" office:value="4.76" calcext:value-type="float">
            <text:p>4.76</text:p>
          </table:table-cell>
        </table:table-row>
        <table:table-row table:style-name="ro4">
          <table:table-cell table:style-name="ce15" office:value-type="string" calcext:value-type="string">
            <text:p>OPERADORA Y PROCESADORA DE PRODUCTOS MAR</text:p>
          </table:table-cell>
          <table:table-cell table:style-name="ce20" office:value-type="float" office:value="1128331.08" calcext:value-type="float">
            <text:p>1128331.08</text:p>
          </table:table-cell>
          <table:table-cell table:style-name="ce40" office:value-type="float" office:value="1231636.46" calcext:value-type="float">
            <text:p>1231636.46</text:p>
          </table:table-cell>
        </table:table-row>
        <table:table-row table:style-name="ro4">
          <table:table-cell table:style-name="ce15" office:value-type="string" calcext:value-type="string">
            <text:p>OPERFEL S.A.</text:p>
          </table:table-cell>
          <table:table-cell table:style-name="ce20" office:value-type="float" office:value="840" calcext:value-type="float">
            <text:p>840</text:p>
          </table:table-cell>
          <table:table-cell table:style-name="ce40" office:value-type="float" office:value="13.13" calcext:value-type="float">
            <text:p>13.13</text:p>
          </table:table-cell>
        </table:table-row>
        <table:table-row table:style-name="ro4">
          <table:table-cell table:style-name="ce15" office:value-type="string" calcext:value-type="string">
            <text:p>PACFISH <text:s/>S.A.</text:p>
          </table:table-cell>
          <table:table-cell table:style-name="ce20" office:value-type="float" office:value="86619.23" calcext:value-type="float">
            <text:p>86619.23</text:p>
          </table:table-cell>
          <table:table-cell table:style-name="ce40" office:value-type="float" office:value="73374.35" calcext:value-type="float">
            <text:p>73374.35</text:p>
          </table:table-cell>
        </table:table-row>
        <table:table-row table:style-name="ro4">
          <table:table-cell table:style-name="ce15" office:value-type="string" calcext:value-type="string">
            <text:p>PACIFIC SEAFOOD PACIFICSEAFOOD S A</text:p>
          </table:table-cell>
          <table:table-cell table:style-name="ce20" office:value-type="float" office:value="214963.6" calcext:value-type="float">
            <text:p>214963.6</text:p>
          </table:table-cell>
          <table:table-cell table:style-name="ce40" office:value-type="float" office:value="241375.36" calcext:value-type="float">
            <text:p>241375.36</text:p>
          </table:table-cell>
        </table:table-row>
        <table:table-row table:style-name="ro4">
          <table:table-cell table:style-name="ce15" office:value-type="string" calcext:value-type="string">
            <text:p>PANADERIA CALIFORNIA PANCALI S.A.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1363.12" calcext:value-type="float">
            <text:p>1363.12</text:p>
          </table:table-cell>
        </table:table-row>
        <table:table-row table:style-name="ro4">
          <table:table-cell table:style-name="ce15" office:value-type="string" calcext:value-type="string">
            <text:p>PASTELO S.A.</text:p>
          </table:table-cell>
          <table:table-cell table:style-name="ce20" office:value-type="float" office:value="14267.36" calcext:value-type="float">
            <text:p>14267.36</text:p>
          </table:table-cell>
          <table:table-cell table:style-name="ce40" office:value-type="float" office:value="5470.43" calcext:value-type="float">
            <text:p>5470.43</text:p>
          </table:table-cell>
        </table:table-row>
        <table:table-row table:style-name="ro4">
          <table:table-cell table:style-name="ce15" office:value-type="string" calcext:value-type="string">
            <text:p>PCC CONGELADOS Y FRESCOS S.A.</text:p>
          </table:table-cell>
          <table:table-cell table:style-name="ce20" office:value-type="float" office:value="57458.8" calcext:value-type="float">
            <text:p>57458.8</text:p>
          </table:table-cell>
          <table:table-cell table:style-name="ce40" office:value-type="float" office:value="72327.46" calcext:value-type="float">
            <text:p>72327.46</text:p>
          </table:table-cell>
        </table:table-row>
        <table:table-row table:style-name="ro4">
          <table:table-cell table:style-name="ce15" office:value-type="string" calcext:value-type="string">
            <text:p>PERLAS DEL PACIFICO PACIPER S A</text:p>
          </table:table-cell>
          <table:table-cell table:style-name="ce20" office:value-type="float" office:value="68190.85" calcext:value-type="float">
            <text:p>68190.85</text:p>
          </table:table-cell>
          <table:table-cell table:style-name="ce40" office:value-type="float" office:value="102033.35" calcext:value-type="float">
            <text:p>102033.35</text:p>
          </table:table-cell>
        </table:table-row>
        <table:table-row table:style-name="ro4">
          <table:table-cell table:style-name="ce15" office:value-type="string" calcext:value-type="string">
            <text:p>PHARMEDIC S.A.</text:p>
          </table:table-cell>
          <table:table-cell table:style-name="ce20" office:value-type="float" office:value="1137.68" calcext:value-type="float">
            <text:p>1137.68</text:p>
          </table:table-cell>
          <table:table-cell table:style-name="ce40" office:value-type="float" office:value="1137.68" calcext:value-type="float">
            <text:p>1137.68</text:p>
          </table:table-cell>
        </table:table-row>
        <table:table-row table:style-name="ro4">
          <table:table-cell table:style-name="ce15" office:value-type="string" calcext:value-type="string">
            <text:p>PLASTIPUPL LTDA</text:p>
          </table:table-cell>
          <table:table-cell table:style-name="ce20" office:value-type="float" office:value="886" calcext:value-type="float">
            <text:p>886</text:p>
          </table:table-cell>
          <table:table-cell table:style-name="ce40" office:value-type="float" office:value="886" calcext:value-type="float">
            <text:p>886</text:p>
          </table:table-cell>
        </table:table-row>
        <table:table-row table:style-name="ro4">
          <table:table-cell table:style-name="ce15" office:value-type="string" calcext:value-type="string">
            <text:p>PROCESADORA DE MARISCOS DE EL ORO PROMAO</text:p>
          </table:table-cell>
          <table:table-cell table:style-name="ce20" office:value-type="float" office:value="92239.78" calcext:value-type="float">
            <text:p>92239.78</text:p>
          </table:table-cell>
          <table:table-cell table:style-name="ce40" office:value-type="float" office:value="75878.47" calcext:value-type="float">
            <text:p>75878.47</text:p>
          </table:table-cell>
        </table:table-row>
        <table:table-row table:style-name="ro4">
          <table:table-cell table:style-name="ce15" office:value-type="string" calcext:value-type="string">
            <text:p>PROCESADORA DEL RIO S.A. PRORIOSA</text:p>
          </table:table-cell>
          <table:table-cell table:style-name="ce20" office:value-type="float" office:value="153311.44" calcext:value-type="float">
            <text:p>153311.44</text:p>
          </table:table-cell>
          <table:table-cell table:style-name="ce40" office:value-type="float" office:value="200146.11" calcext:value-type="float">
            <text:p>200146.11</text:p>
          </table:table-cell>
        </table:table-row>
        <table:table-row table:style-name="ro4">
          <table:table-cell table:style-name="ce15" office:value-type="string" calcext:value-type="string">
            <text:p>PROCESADORA Y EXPORTADORA DE CAMARON PRO</text:p>
          </table:table-cell>
          <table:table-cell table:style-name="ce20" office:value-type="float" office:value="237411.11" calcext:value-type="float">
            <text:p>237411.11</text:p>
          </table:table-cell>
          <table:table-cell table:style-name="ce40" office:value-type="float" office:value="286280.65" calcext:value-type="float">
            <text:p>286280.65</text:p>
          </table:table-cell>
        </table:table-row>
        <table:table-row table:style-name="ro4">
          <table:table-cell table:style-name="ce15" office:value-type="string" calcext:value-type="string">
            <text:p>PRODUCTOS PERECIBLES Y MARISCOS PROPEMAR</text:p>
          </table:table-cell>
          <table:table-cell table:style-name="ce20" office:value-type="float" office:value="181817.29" calcext:value-type="float">
            <text:p>181817.29</text:p>
          </table:table-cell>
          <table:table-cell table:style-name="ce40" office:value-type="float" office:value="354488.71" calcext:value-type="float">
            <text:p>354488.71</text:p>
          </table:table-cell>
        </table:table-row>
        <table:table-row table:style-name="ro4">
          <table:table-cell table:style-name="ce15" office:value-type="string" calcext:value-type="string">
            <text:p>PRODUDERM S.A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982.5" calcext:value-type="float">
            <text:p>982.5</text:p>
          </table:table-cell>
        </table:table-row>
        <table:table-row table:style-name="ro4">
          <table:table-cell table:style-name="ce15" office:value-type="string" calcext:value-type="string">
            <text:p>PROEXPO PROCESADORA Y EXPORTADORA DE MAR</text:p>
          </table:table-cell>
          <table:table-cell table:style-name="ce20" office:value-type="float" office:value="260053.6" calcext:value-type="float">
            <text:p>260053.6</text:p>
          </table:table-cell>
          <table:table-cell table:style-name="ce40" office:value-type="float" office:value="453244.33" calcext:value-type="float">
            <text:p>453244.33</text:p>
          </table:table-cell>
        </table:table-row>
        <table:table-row table:style-name="ro4">
          <table:table-cell table:style-name="ce15" office:value-type="string" calcext:value-type="string">
            <text:p>PROMARISCO S.A.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37831.58" calcext:value-type="float">
            <text:p>37831.58</text:p>
          </table:table-cell>
        </table:table-row>
        <table:table-row table:style-name="ro4">
          <table:table-cell table:style-name="ce15" office:value-type="string" calcext:value-type="string">
            <text:p>PROVENCO C. LTDA.</text:p>
          </table:table-cell>
          <table:table-cell table:style-name="ce20" office:value-type="float" office:value="700" calcext:value-type="float">
            <text:p>700</text:p>
          </table:table-cell>
          <table:table-cell table:style-name="ce40" office:value-type="float" office:value="12.25" calcext:value-type="float">
            <text:p>12.25</text:p>
          </table:table-cell>
        </table:table-row>
        <table:table-row table:style-name="ro4">
          <table:table-cell table:style-name="ce15" office:value-type="string" calcext:value-type="string">
            <text:p>PRPIZZE S.A.</text:p>
          </table:table-cell>
          <table:table-cell table:style-name="ce20" office:value-type="float" office:value="4684.96" calcext:value-type="float">
            <text:p>4684.96</text:p>
          </table:table-cell>
          <table:table-cell table:style-name="ce40" office:value-type="float" office:value="6467.16" calcext:value-type="float">
            <text:p>6467.16</text:p>
          </table:table-cell>
        </table:table-row>
        <table:table-row table:style-name="ro4">
          <table:table-cell table:style-name="ce15" office:value-type="string" calcext:value-type="string">
            <text:p>PTKDELECUADOR S.A.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3949.65" calcext:value-type="float">
            <text:p>3949.65</text:p>
          </table:table-cell>
        </table:table-row>
        <table:table-row table:style-name="ro4">
          <table:table-cell table:style-name="ce15" office:value-type="string" calcext:value-type="string">
            <text:p>PYCCA S.A.</text:p>
          </table:table-cell>
          <table:table-cell table:style-name="ce20" office:value-type="float" office:value="4454.91" calcext:value-type="float">
            <text:p>4454.91</text:p>
          </table:table-cell>
          <table:table-cell table:style-name="ce40" office:value-type="float" office:value="4454.91" calcext:value-type="float">
            <text:p>4454.91</text:p>
          </table:table-cell>
        </table:table-row>
        <table:table-row table:style-name="ro4">
          <table:table-cell table:style-name="ce15" office:value-type="string" calcext:value-type="string">
            <text:p>QUIMIAVIL S.A.</text:p>
          </table:table-cell>
          <table:table-cell table:style-name="ce20" office:value-type="float" office:value="5970.35" calcext:value-type="float">
            <text:p>5970.35</text:p>
          </table:table-cell>
          <table:table-cell table:style-name="ce40" office:value-type="float" office:value="3791.79" calcext:value-type="float">
            <text:p>3791.79</text:p>
          </table:table-cell>
        </table:table-row>
        <table:table-row table:style-name="ro4">
          <table:table-cell table:style-name="ce15" office:value-type="string" calcext:value-type="string">
            <text:p>RAMIREZ RESTREPO GUSTAVO</text:p>
          </table:table-cell>
          <table:table-cell table:style-name="ce20" office:value-type="float" office:value="1097.6" calcext:value-type="float">
            <text:p>1097.6</text:p>
          </table:table-cell>
          <table:table-cell table:style-name="ce40" office:value-type="float" office:value="1097.6" calcext:value-type="float">
            <text:p>1097.6</text:p>
          </table:table-cell>
        </table:table-row>
        <table:table-row table:style-name="ro4">
          <table:table-cell table:style-name="ce15" office:value-type="string" calcext:value-type="string">
            <text:p>REVERSE OSMOSISSYSTEN <text:s/>S.A. <text:s/>RE.VO.SYS</text:p>
          </table:table-cell>
          <table:table-cell table:style-name="ce20" office:value-type="float" office:value="6921.49" calcext:value-type="float">
            <text:p>6921.49</text:p>
          </table:table-cell>
          <table:table-cell table:style-name="ce40" office:value-type="float" office:value="5196.22" calcext:value-type="float">
            <text:p>5196.22</text:p>
          </table:table-cell>
        </table:table-row>
        <table:table-row table:style-name="ro4">
          <table:table-cell table:style-name="ce15" office:value-type="string" calcext:value-type="string">
            <text:p>REYLACTEOS C L</text:p>
          </table:table-cell>
          <table:table-cell table:style-name="ce20" office:value-type="float" office:value="1120" calcext:value-type="float">
            <text:p>1120</text:p>
          </table:table-cell>
          <table:table-cell table:style-name="ce40" office:value-type="float" office:value="2081.38" calcext:value-type="float">
            <text:p>2081.38</text:p>
          </table:table-cell>
        </table:table-row>
        <table:table-row table:style-name="ro4">
          <table:table-cell table:style-name="ce15" office:value-type="string" calcext:value-type="string">
            <text:p>ROJAS &amp; CEVALLOS EXPORTADORA CEVAROEX S.</text:p>
          </table:table-cell>
          <table:table-cell table:style-name="ce20" office:value-type="float" office:value="23334.26" calcext:value-type="float">
            <text:p>23334.26</text:p>
          </table:table-cell>
          <table:table-cell table:style-name="ce40" office:value-type="float" office:value="54351.51" calcext:value-type="float">
            <text:p>54351.51</text:p>
          </table:table-cell>
        </table:table-row>
        <table:table-row table:style-name="ro4">
          <table:table-cell table:style-name="ce15" office:value-type="string" calcext:value-type="string">
            <text:p>SALICA DEL ECUADOR S.A.</text:p>
          </table:table-cell>
          <table:table-cell table:style-name="ce20" office:value-type="float" office:value="901.35" calcext:value-type="float">
            <text:p>901.35</text:p>
          </table:table-cell>
          <table:table-cell table:style-name="ce40" office:value-type="float" office:value="1333.94" calcext:value-type="float">
            <text:p>1333.94</text:p>
          </table:table-cell>
        </table:table-row>
        <table:table-row table:style-name="ro4">
          <table:table-cell table:style-name="ce15" office:value-type="string" calcext:value-type="string">
            <text:p>SERES LABORATORIO FARMACEUTICO S A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300" calcext:value-type="float">
            <text:p>300</text:p>
          </table:table-cell>
        </table:table-row>
        <table:table-row table:style-name="ro4">
          <table:table-cell table:style-name="ce15" office:value-type="string" calcext:value-type="string">
            <text:p>SINMEDIC SA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</table:table-row>
        <table:table-row table:style-name="ro4">
          <table:table-cell table:style-name="ce15" office:value-type="string" calcext:value-type="string">
            <text:p>SOCIEDAD NACIONAL DE GALAPAGOS C.A.</text:p>
          </table:table-cell>
          <table:table-cell table:style-name="ce20" office:value-type="float" office:value="349678.81" calcext:value-type="float">
            <text:p>349678.81</text:p>
          </table:table-cell>
          <table:table-cell table:style-name="ce40" office:value-type="float" office:value="457425.68" calcext:value-type="float">
            <text:p>457425.68</text:p>
          </table:table-cell>
        </table:table-row>
        <table:table-row table:style-name="ro4">
          <table:table-cell table:style-name="ce15" office:value-type="string" calcext:value-type="string">
            <text:p>SOLUBLES INSTANTANEOS C.A.</text:p>
          </table:table-cell>
          <table:table-cell table:style-name="ce20" office:value-type="float" office:value="201877.79" calcext:value-type="float">
            <text:p>201877.79</text:p>
          </table:table-cell>
          <table:table-cell table:style-name="ce40" office:value-type="float" office:value="126626.97" calcext:value-type="float">
            <text:p>126626.97</text:p>
          </table:table-cell>
        </table:table-row>
        <table:table-row table:style-name="ro4">
          <table:table-cell table:style-name="ce15" office:value-type="string" calcext:value-type="string">
            <text:p>SOUTH PACIFIC SEAFOOD S.A. SOPASE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52880.26" calcext:value-type="float">
            <text:p>52880.26</text:p>
          </table:table-cell>
        </table:table-row>
        <table:table-row table:style-name="ro4">
          <table:table-cell table:style-name="ce15" office:value-type="string" calcext:value-type="string">
            <text:p>SUMESA S A</text:p>
          </table:table-cell>
          <table:table-cell table:style-name="ce20" office:value-type="float" office:value="17073.11" calcext:value-type="float">
            <text:p>17073.11</text:p>
          </table:table-cell>
          <table:table-cell table:style-name="ce40" office:value-type="float" office:value="20956.71" calcext:value-type="float">
            <text:p>20956.71</text:p>
          </table:table-cell>
        </table:table-row>
        <table:table-row table:style-name="ro4">
          <table:table-cell table:style-name="ce15" office:value-type="string" calcext:value-type="string">
            <text:p>TESIA LABORATORIOS S.A.</text:p>
          </table:table-cell>
          <table:table-cell table:style-name="ce20" office:value-type="float" office:value="1431.36" calcext:value-type="float">
            <text:p>1431.36</text:p>
          </table:table-cell>
          <table:table-cell table:style-name="ce40" office:value-type="float" office:value="1431.36" calcext:value-type="float">
            <text:p>1431.36</text:p>
          </table:table-cell>
        </table:table-row>
        <table:table-row table:style-name="ro4">
          <table:table-cell table:style-name="ce15" office:value-type="string" calcext:value-type="string">
            <text:p>TRANSCITY S.A.</text:p>
          </table:table-cell>
          <table:table-cell table:style-name="ce20" office:value-type="float" office:value="48620.49" calcext:value-type="float">
            <text:p>48620.49</text:p>
          </table:table-cell>
          <table:table-cell table:style-name="ce40" office:value-type="float" office:value="47911.37" calcext:value-type="float">
            <text:p>47911.37</text:p>
          </table:table-cell>
        </table:table-row>
        <table:table-row table:style-name="ro4">
          <table:table-cell table:style-name="ce15" office:value-type="string" calcext:value-type="string">
            <text:p>TRANSMARINA C.A.</text:p>
          </table:table-cell>
          <table:table-cell table:style-name="ce20" office:value-type="float" office:value="0" calcext:value-type="float">
            <text:p>0</text:p>
          </table:table-cell>
          <table:table-cell table:style-name="ce40" office:value-type="float" office:value="1468.15" calcext:value-type="float">
            <text:p>1468.15</text:p>
          </table:table-cell>
        </table:table-row>
        <table:table-row table:style-name="ro4">
          <table:table-cell table:style-name="ce15" office:value-type="string" calcext:value-type="string">
            <text:p>TULIPANESA S.A.</text:p>
          </table:table-cell>
          <table:table-cell table:style-name="ce20" office:value-type="float" office:value="678.16" calcext:value-type="float">
            <text:p>678.16</text:p>
          </table:table-cell>
          <table:table-cell table:style-name="ce40" office:value-type="float" office:value="3083.11" calcext:value-type="float">
            <text:p>3083.11</text:p>
          </table:table-cell>
        </table:table-row>
        <table:table-row table:style-name="ro4">
          <table:table-cell table:style-name="ce15" office:value-type="string" calcext:value-type="string">
            <text:p>UNICENTRO TURISTICO JABUCAM S.A.</text:p>
          </table:table-cell>
          <table:table-cell table:style-name="ce20" office:value-type="float" office:value="4172" calcext:value-type="float">
            <text:p>4172</text:p>
          </table:table-cell>
          <table:table-cell table:style-name="ce40" office:value-type="float" office:value="4172" calcext:value-type="float">
            <text:p>4172</text:p>
          </table:table-cell>
        </table:table-row>
        <table:table-row table:style-name="ro4">
          <table:table-cell table:style-name="ce15" office:value-type="string" calcext:value-type="string">
            <text:p>UNION VINICOLA INTERNACIONAL S.A.</text:p>
          </table:table-cell>
          <table:table-cell table:style-name="ce20" office:value-type="float" office:value="940.8" calcext:value-type="float">
            <text:p>940.8</text:p>
          </table:table-cell>
          <table:table-cell table:style-name="ce40" office:value-type="float" office:value="940.8" calcext:value-type="float">
            <text:p>940.8</text:p>
          </table:table-cell>
        </table:table-row>
        <table:table-row table:style-name="ro4">
          <table:table-cell table:style-name="ce15" office:value-type="string" calcext:value-type="string">
            <text:p>VECONSA S.A.</text:p>
          </table:table-cell>
          <table:table-cell table:style-name="ce20" office:value-type="float" office:value="8733.82" calcext:value-type="float">
            <text:p>8733.82</text:p>
          </table:table-cell>
          <table:table-cell table:style-name="ce40" office:value-type="float" office:value="14775.02" calcext:value-type="float">
            <text:p>14775.02</text:p>
          </table:table-cell>
        </table:table-row>
        <table:table-row table:style-name="ro4">
          <table:table-cell table:style-name="ce15" office:value-type="string" calcext:value-type="string">
            <text:p>WINEGIFTS S.A.</text:p>
          </table:table-cell>
          <table:table-cell table:style-name="ce20" office:value-type="float" office:value="4058.89" calcext:value-type="float">
            <text:p>4058.89</text:p>
          </table:table-cell>
          <table:table-cell table:style-name="ce40" office:value-type="float" office:value="4058.89" calcext:value-type="float">
            <text:p>4058.89</text:p>
          </table:table-cell>
        </table:table-row>
        <table:table-row table:style-name="ro4">
          <table:table-cell table:style-name="ce15" office:value-type="string" calcext:value-type="string">
            <text:p>WORLDWIDE INVESTMENTS AND REPRESENTATION</text:p>
          </table:table-cell>
          <table:table-cell table:style-name="ce20" office:value-type="float" office:value="299709.05" calcext:value-type="float">
            <text:p>299709.05</text:p>
          </table:table-cell>
          <table:table-cell table:style-name="ce40" office:value-type="float" office:value="416350.18" calcext:value-type="float">
            <text:p>416350.18</text:p>
          </table:table-cell>
        </table:table-row>
        <table:table-row table:style-name="ro4">
          <table:table-cell table:style-name="ce15" office:value-type="string" calcext:value-type="string">
            <text:p>XIAEXPORT S.A.</text:p>
          </table:table-cell>
          <table:table-cell table:style-name="ce20" office:value-type="float" office:value="51839.48" calcext:value-type="float">
            <text:p>51839.48</text:p>
          </table:table-cell>
          <table:table-cell table:style-name="ce40" office:value-type="float" office:value="61112.65" calcext:value-type="float">
            <text:p>61112.65</text:p>
          </table:table-cell>
        </table:table-row>
        <table:table-row table:style-name="ro4">
          <table:table-cell table:style-name="ce15" office:value-type="string" calcext:value-type="string">
            <text:p>YOUNGLIVING ECUADOR CIA LTDA</text:p>
          </table:table-cell>
          <table:table-cell table:style-name="ce20" office:value-type="float" office:value="1512" calcext:value-type="float">
            <text:p>1512</text:p>
          </table:table-cell>
          <table:table-cell table:style-name="ce40" office:value-type="float" office:value="37.13" calcext:value-type="float">
            <text:p>37.13</text:p>
          </table:table-cell>
        </table:table-row>
        <table:table-row table:style-name="ro4">
          <table:table-cell table:style-name="ce15" office:value-type="string" calcext:value-type="string">
            <text:p>ZAMBRITIZA S.A.</text:p>
          </table:table-cell>
          <table:table-cell table:style-name="ce20" office:value-type="float" office:value="43828.86" calcext:value-type="float">
            <text:p>43828.86</text:p>
          </table:table-cell>
          <table:table-cell table:style-name="ce40" office:value-type="float" office:value="23707.07" calcext:value-type="float">
            <text:p>23707.07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table:formula="of:=SUM([.B1:.B158])" office:value-type="float" office:value="11068930.51" calcext:value-type="float">
            <text:p>11068930.51</text:p>
          </table:table-cell>
          <table:table-cell table:formula="of:=SUM([.C1:.C158])" office:value-type="float" office:value="13821986.61" calcext:value-type="float">
            <text:p>13821986.61</text:p>
          </table:table-cell>
        </table:table-row>
        <table:table-row table:style-name="ro4" table:number-rows-repeated="1048415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  <table:database-ranges>
        <table:database-range table:name="__Anonymous_Sheet_DB__1" table:target-range-address="saldo.A1:saldo.H240" table:display-filter-buttons="true">
          <table:sort>
            <table:sort-by table:field-number="7" table:data-type="automatic"/>
          </table:sort>
        </table:database-range>
      </table:database-ranges>
      <table:data-pilot-tables>
        <table:data-pilot-table table:name="DataPilot1" table:application-data="" table:target-range-address="'Tabla dinámica_saldo_1'.A1:'Tabla dinámica_saldo_1'.H7" table:buttons="'Tabla dinámica_saldo_1'.A2 'Tabla dinámica_saldo_1'.B1" table:show-filter-button="false" table:drill-down-on-double-click="false">
          <table:source-cell-range table:cell-range-address="saldo.A1:saldo.J9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spuesta" table:orientation="row" table:used-hierarchy="0" table:function="auto">
            <table:data-pilot-level table:show-empty="false" calcext:repeat-item-labels="false">
              <table:data-pilot-members>
                <table:data-pilot-member table:name="Anticipo de Cliente" table:display="true" table:show-details="true"/>
                <table:data-pilot-member table:name="Cancelado" table:display="true" table:show-details="true"/>
                <table:data-pilot-member table:name="Cuenta x Cobrar" table:display="true" table:show-details="true"/>
                <table:data-pilot-member table:name="Sin Movimien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iente" table:orientation="data" table:used-hierarchy="0" table:function="count">
            <table:data-pilot-level table:show-empty="false" calcext:repeat-item-labels="false">
              <table:data-pilot-members>
                <table:data-pilot-member table:name="3M ECUADOR C.A." table:display="true" table:show-details="true"/>
                <table:data-pilot-member table:name="ABOLINE S.A." table:display="true" table:show-details="true"/>
                <table:data-pilot-member table:name="ACCESORIOS Y SISTEMAS AS C A" table:display="true" table:show-details="true"/>
                <table:data-pilot-member table:name="ACE SEGUROS S.A." table:display="true" table:show-details="true"/>
                <table:data-pilot-member table:name="ACOSTA DELGADO MILTON ANTONIO" table:display="true" table:show-details="true"/>
                <table:data-pilot-member table:name="ACROMAX LABORATORIO QUIMICO FARMACEUTICO" table:display="true" table:show-details="true"/>
                <table:data-pilot-member table:name="ACUACULTURA TECNICA INTEGRADA DEL PERU S" table:display="true" table:show-details="true"/>
                <table:data-pilot-member table:name="ADHESIVOS Y RECUBRIMIENTOS INDUSTRIALES" table:display="true" table:show-details="true"/>
                <table:data-pilot-member table:name="ADUANTIR S.R.L" table:display="true" table:show-details="true"/>
                <table:data-pilot-member table:name="AGENCIA DE PUBLICIDAD CIENTOCHENTA CIA." table:display="true" table:show-details="true"/>
                <table:data-pilot-member table:name="AGRILISTO DEL ECUADOR CIA LTDA" table:display="true" table:show-details="true"/>
                <table:data-pilot-member table:name="AGROFOODS LIMITED/SULPASUL" table:display="true" table:show-details="true"/>
                <table:data-pilot-member table:name="AGROLAGO DE OCCIDENTE CA" table:display="true" table:show-details="true"/>
                <table:data-pilot-member table:name="AGROPECUARIA CAMARONERA EL MAJAGUAL C.A." table:display="true" table:show-details="true"/>
                <table:data-pilot-member table:name="AGROVANIC S A" table:display="true" table:show-details="true"/>
                <table:data-pilot-member table:name="AGUILERA ZUÑIGA SEGUNDO WASHINGTON" table:display="true" table:show-details="true"/>
                <table:data-pilot-member table:name="AINSA S.A." table:display="true" table:show-details="true"/>
                <table:data-pilot-member table:name="AJECUADOR S.A" table:display="true" table:show-details="true"/>
                <table:data-pilot-member table:name="ALARCON CORONEL JORGE OSCAR" table:display="true" table:show-details="true"/>
                <table:data-pilot-member table:name="ALARCON MIRANDA JORGE ENRIQUE" table:display="true" table:show-details="true"/>
                <table:data-pilot-member table:name="ALAVA VELEZ VICTOR ALFONSO" table:display="true" table:show-details="true"/>
                <table:data-pilot-member table:name="ALCIVAR DUEÑAS OSCAR ALFONSO" table:display="true" table:show-details="true"/>
                <table:data-pilot-member table:name="ALEMAN FRANCO SONIA MAGALI" table:display="true" table:show-details="true"/>
                <table:data-pilot-member table:name="ALESSA S.A." table:display="true" table:show-details="true"/>
                <table:data-pilot-member table:name="ALEXI LIGUA" table:display="true" table:show-details="true"/>
                <table:data-pilot-member table:name="ALIMENTOS EL SABOR ALIMENSABOR C. LTDA" table:display="true" table:show-details="true"/>
                <table:data-pilot-member table:name="ALMACENES BUEN HOGAR E.W. CIA. LTDA." table:display="true" table:show-details="true"/>
                <table:data-pilot-member table:name="ALMACENES DE PRATI S.A." table:display="true" table:show-details="true"/>
                <table:data-pilot-member table:name="ALMAPET S.A." table:display="true" table:show-details="true"/>
                <table:data-pilot-member table:name="ALOR S.A." table:display="true" table:show-details="true"/>
                <table:data-pilot-member table:name="ALPINA PRODUCTOS ALIMENTICIOS ALPIECUADO" table:display="true" table:show-details="true"/>
                <table:data-pilot-member table:name="ALQUIMIA MARINA S.A. ALMARSA" table:display="true" table:show-details="true"/>
                <table:data-pilot-member table:name="ALVAREZ PISCO ROBINSON ATILA" table:display="true" table:show-details="true"/>
                <table:data-pilot-member table:name="AMIROV S.A." table:display="true" table:show-details="true"/>
                <table:data-pilot-member table:name="ANALITIK S.A." table:display="true" table:show-details="true"/>
                <table:data-pilot-member table:name="ANCLA&amp;VIENTO ECUADOR S.A." table:display="true" table:show-details="true"/>
                <table:data-pilot-member table:name="ANDES CONTROL ECUADOR S.A ANCOESA" table:display="true" table:show-details="true"/>
                <table:data-pilot-member table:name="ANDRADE PEÑA DARIO JEFFERSON" table:display="true" table:show-details="true"/>
                <table:data-pilot-member table:name="ANDRADE PEREZ ANNA MARIA" table:display="true" table:show-details="true"/>
                <table:data-pilot-member table:name="ANDRADE YEPEZ CESAR DAVID" table:display="true" table:show-details="true"/>
                <table:data-pilot-member table:name="ANTON PAREJA JOSE JOAQUIN" table:display="true" table:show-details="true"/>
                <table:data-pilot-member table:name="ANULADO" table:display="true" table:show-details="true"/>
                <table:data-pilot-member table:name="AQUAFIT S.A." table:display="true" table:show-details="true"/>
                <table:data-pilot-member table:name="AQUARELA SEAFOOD" table:display="true" table:show-details="true"/>
                <table:data-pilot-member table:name="AQUASHRIMP CORPORATION" table:display="true" table:show-details="true"/>
                <table:data-pilot-member table:name="AQUATROPICAL S A C" table:display="true" table:show-details="true"/>
                <table:data-pilot-member table:name="ARGUELLO RUGEL SANTIAGO JOSE LUIS" table:display="true" table:show-details="true"/>
                <table:data-pilot-member table:name="ARMATECSA S.A." table:display="true" table:show-details="true"/>
                <table:data-pilot-member table:name="AROMALI S.A." table:display="true" table:show-details="true"/>
                <table:data-pilot-member table:name="AROSEMENA BENITES ROGER RAMON" table:display="true" table:show-details="true"/>
                <table:data-pilot-member table:name="ARRUNATEGUI ZAMBRANO JAEL ALEJANDRA" table:display="true" table:show-details="true"/>
                <table:data-pilot-member table:name="ASESOAGRO S.A." table:display="true" table:show-details="true"/>
                <table:data-pilot-member table:name="ASISERVY S.A." table:display="true" table:show-details="true"/>
                <table:data-pilot-member table:name="ASISTENCIA ESPECIALIZADA DEL ECUADOR GEA" table:display="true" table:show-details="true"/>
                <table:data-pilot-member table:name="AURORA - NOVA S.A." table:display="true" table:show-details="true"/>
                <table:data-pilot-member table:name="AUTORADIADOR SOCIEDAD ANONIMA AUTORAD S." table:display="true" table:show-details="true"/>
                <table:data-pilot-member table:name="AVILA PANCHANA ELIZABETH GINGER" table:display="true" table:show-details="true"/>
                <table:data-pilot-member table:name="AXIONLOG ECUADOR S.A" table:display="true" table:show-details="true"/>
                <table:data-pilot-member table:name="BABY´S S.A." table:display="true" table:show-details="true"/>
                <table:data-pilot-member table:name="BAJAÑA GARCIA MARGARITA SUSANA" table:display="true" table:show-details="true"/>
                <table:data-pilot-member table:name="BAKU S A" table:display="true" table:show-details="true"/>
                <table:data-pilot-member table:name="BANCO BOLIVARIANO" table:display="true" table:show-details="true"/>
                <table:data-pilot-member table:name="BANCO DE MACHALA S.A." table:display="true" table:show-details="true"/>
                <table:data-pilot-member table:name="BANGHI DEL ECUADOR S.A." table:display="true" table:show-details="true"/>
                <table:data-pilot-member table:name="BARRIGA AVEIGA ALICIA LEONOR" table:display="true" table:show-details="true"/>
                <table:data-pilot-member table:name="BASESURCORP S.A." table:display="true" table:show-details="true"/>
                <table:data-pilot-member table:name="BAYWOORD TRADING CV." table:display="true" table:show-details="true"/>
                <table:data-pilot-member table:name="BEE GEE SHRIMP SOCIEDAD ANONIMA" table:display="true" table:show-details="true"/>
                <table:data-pilot-member table:name="BENITEZ PAMELA" table:display="true" table:show-details="true"/>
                <table:data-pilot-member table:name="BENITEZ RAMIREZ YORMA YAMILE" table:display="true" table:show-details="true"/>
                <table:data-pilot-member table:name="BIC ECUADOR (ECUABIC) S.A." table:display="true" table:show-details="true"/>
                <table:data-pilot-member table:name="BIELA Y BEBIDAS DEL ECUADOR S A BIELESA" table:display="true" table:show-details="true"/>
                <table:data-pilot-member table:name="BIOBAC S.A." table:display="true" table:show-details="true"/>
                <table:data-pilot-member table:name="BIODINAMICA TECNOLOGY BIODITEC S.A." table:display="true" table:show-details="true"/>
                <table:data-pilot-member table:name="BIOPROCA CA" table:display="true" table:show-details="true"/>
                <table:data-pilot-member table:name="BIOTECDOR S.A" table:display="true" table:show-details="true"/>
                <table:data-pilot-member table:name="BJERRE REAL STEFANY GRETTER" table:display="true" table:show-details="true"/>
                <table:data-pilot-member table:name="BOALTE S.A." table:display="true" table:show-details="true"/>
                <table:data-pilot-member table:name="BOLAND THOMAS PATRICK" table:display="true" table:show-details="true"/>
                <table:data-pilot-member table:name="BRAISTAR S.A." table:display="true" table:show-details="true"/>
                <table:data-pilot-member table:name="BRAYMING S A" table:display="true" table:show-details="true"/>
                <table:data-pilot-member table:name="BRITICOMSA (THE CHICKEN OF THE SEA)" table:display="true" table:show-details="true"/>
                <table:data-pilot-member table:name="BROOS ANDRADE CHRISTIAN MARCEL" table:display="true" table:show-details="true"/>
                <table:data-pilot-member table:name="BUENAS NOTICIAS MAGAZINE" table:display="true" table:show-details="true"/>
                <table:data-pilot-member table:name="BUSINESSPHARM S.A." table:display="true" table:show-details="true"/>
                <table:data-pilot-member table:name="CAFE BOMBON'S C.B S.A." table:display="true" table:show-details="true"/>
                <table:data-pilot-member table:name="CAICEDO ESPINEL CARLOS HUGO" table:display="true" table:show-details="true"/>
                <table:data-pilot-member table:name="CAJAS Y EMPAQUES INDUSTRIALES CLUSTERPAC" table:display="true" table:show-details="true"/>
                <table:data-pilot-member table:name="CALBAQ S.A." table:display="true" table:show-details="true"/>
                <table:data-pilot-member table:name="CALEB BRETT ECUADOR S.A." table:display="true" table:show-details="true"/>
                <table:data-pilot-member table:name="CAMACHO CRESPO RAUL" table:display="true" table:show-details="true"/>
                <table:data-pilot-member table:name="CAMAR-EXPO S A" table:display="true" table:show-details="true"/>
                <table:data-pilot-member table:name="CAMARA DE LA INDUSTRIA GRAFICA DEL GUAYA" table:display="true" table:show-details="true"/>
                <table:data-pilot-member table:name="CAMARON EXPORT CORPORATION CA" table:display="true" table:show-details="true"/>
                <table:data-pilot-member table:name="CAMARONERA COMERCIALIZADORA Y PRODUCTORA" table:display="true" table:show-details="true"/>
                <table:data-pilot-member table:name="CAMARONERA DEL LAGO COMPAÑÍA ANONIMA" table:display="true" table:show-details="true"/>
                <table:data-pilot-member table:name="CAMARONES Y PESCA DEL ECUADOR CAMPEEC SA" table:display="true" table:show-details="true"/>
                <table:data-pilot-member table:name="CAMPOAZUL S.A." table:display="true" table:show-details="true"/>
                <table:data-pilot-member table:name="CAMPOS REBECA OLINDA" table:display="true" table:show-details="true"/>
                <table:data-pilot-member table:name="CAMPOVERDE AGUILAR MARJORIE GUILLERMINA" table:display="true" table:show-details="true"/>
                <table:data-pilot-member table:name="CAMPUESA SA" table:display="true" table:show-details="true"/>
                <table:data-pilot-member table:name="CARRILLO MEDINA KATHERINE VANESSA" table:display="true" table:show-details="true"/>
                <table:data-pilot-member table:name="CARRO SEGURO CARSEG S.A." table:display="true" table:show-details="true"/>
                <table:data-pilot-member table:name="CARSHOP S.A." table:display="true" table:show-details="true"/>
                <table:data-pilot-member table:name="CARTIMEX S.A." table:display="true" table:show-details="true"/>
                <table:data-pilot-member table:name="CARTONES NACIONALES S.A.I. CARTOPEL" table:display="true" table:show-details="true"/>
                <table:data-pilot-member table:name="CARTULINA VERDE OLIPACK S A" table:display="true" table:show-details="true"/>
                <table:data-pilot-member table:name="CARVAGU S.A." table:display="true" table:show-details="true"/>
                <table:data-pilot-member table:name="CASA DE VALORES ADVFIN S.A." table:display="true" table:show-details="true"/>
                <table:data-pilot-member table:name="CASSIAN S A" table:display="true" table:show-details="true"/>
                <table:data-pilot-member table:name="CASTROMAR S.A." table:display="true" table:show-details="true"/>
                <table:data-pilot-member table:name="CCORAL SA" table:display="true" table:show-details="true"/>
                <table:data-pilot-member table:name="CECUAMAQ CORPORACION ECUATORIANA INDUSTR" table:display="true" table:show-details="true"/>
                <table:data-pilot-member table:name="CEDEÑO &amp; HIDALGO THINKBIGCOM INDUSTRIA F" table:display="true" table:show-details="true"/>
                <table:data-pilot-member table:name="CEDEÑO LOPEZ CESAR EMILIO" table:display="true" table:show-details="true"/>
                <table:data-pilot-member table:name="CEDEÑO MORA PATRICIA DOLORES" table:display="true" table:show-details="true"/>
                <table:data-pilot-member table:name="CEDEÑO SOLORZANO CONCEPCION ROSARIO" table:display="true" table:show-details="true"/>
                <table:data-pilot-member table:name="CENTRO DE DESARROLLO Y AUTOGESTION" table:display="true" table:show-details="true"/>
                <table:data-pilot-member table:name="CENTRO DE FORMACION SCHOENSTATT" table:display="true" table:show-details="true"/>
                <table:data-pilot-member table:name="CENTRO DE GESTION COMPETITIVA S.A. ECOQU" table:display="true" table:show-details="true"/>
                <table:data-pilot-member table:name="CENTRO EDUCATIVO INTEGRAL AGORA" table:display="true" table:show-details="true"/>
                <table:data-pilot-member table:name="CENTRO MEDICO ORTHOPEDIC STORE S.A." table:display="true" table:show-details="true"/>
                <table:data-pilot-member table:name="CEPROMAR S A" table:display="true" table:show-details="true"/>
                <table:data-pilot-member table:name="CERVECERIA NACIONAL CN S.A." table:display="true" table:show-details="true"/>
                <table:data-pilot-member table:name="CHANG NIEMANN DIEGO JAVIER" table:display="true" table:show-details="true"/>
                <table:data-pilot-member table:name="CHEMIUMCORP S A" table:display="true" table:show-details="true"/>
                <table:data-pilot-member table:name="CHEMPLAST DEL SUR S.A." table:display="true" table:show-details="true"/>
                <table:data-pilot-member table:name="CHIVERIA S A" table:display="true" table:show-details="true"/>
                <table:data-pilot-member table:name="CHOCOLATE ECUATORIANO CA" table:display="true" table:show-details="true"/>
                <table:data-pilot-member table:name="CHUKULATI S A" table:display="true" table:show-details="true"/>
                <table:data-pilot-member table:name="CHUYA MATUTE MARTHA ISABEL" table:display="true" table:show-details="true"/>
                <table:data-pilot-member table:name="CIA IMPORTADORA REGALADO SA COMIRSA" table:display="true" table:show-details="true"/>
                <table:data-pilot-member table:name="CIOGAMUL S.A." table:display="true" table:show-details="true"/>
                <table:data-pilot-member table:name="CIRQIT S.A." table:display="true" table:show-details="true"/>
                <table:data-pilot-member table:name="CISNEROS ZURITA SUSAN ELIZABETH" table:display="true" table:show-details="true"/>
                <table:data-pilot-member table:name="CMAR SAC" table:display="true" table:show-details="true"/>
                <table:data-pilot-member table:name="COELLO SOLIS EFREN ALFONSO" table:display="true" table:show-details="true"/>
                <table:data-pilot-member table:name="COFIMAR  S.A." table:display="true" table:show-details="true"/>
                <table:data-pilot-member table:name="COLGATE PALMOLIVE DEL ECUADOR SOCIEDAD A" table:display="true" table:show-details="true"/>
                <table:data-pilot-member table:name="COLIMPO  S.A." table:display="true" table:show-details="true"/>
                <table:data-pilot-member table:name="COMAVICOLA  S.P. A./AXEL FOOD S. R. L." table:display="true" table:show-details="true"/>
                <table:data-pilot-member table:name="COMERCIAL E INDUSTRIAL SA COMSUCRE" table:display="true" table:show-details="true"/>
                <table:data-pilot-member table:name="COMERCIAL PESQUERA CRISTIANSEN S.A." table:display="true" table:show-details="true"/>
                <table:data-pilot-member table:name="COMERCIALIZADORA ARRECIFE MARINO COMAREM" table:display="true" table:show-details="true"/>
                <table:data-pilot-member table:name="COMERCIALIZADORA CAYUDE CA" table:display="true" table:show-details="true"/>
                <table:data-pilot-member table:name="COMERCIALIZADORA DAGEREXPORTS S.A." table:display="true" table:show-details="true"/>
                <table:data-pilot-member table:name="COMERCIALIZADORA DAUL DAULCOM C. LTDA." table:display="true" table:show-details="true"/>
                <table:data-pilot-member table:name="COMERCIALIZADORA DE HIDROBIOLOGICOS CA" table:display="true" table:show-details="true"/>
                <table:data-pilot-member table:name="COMERCIALIZADORA DE INSUMOS PARA LA PROD" table:display="true" table:show-details="true"/>
                <table:data-pilot-member table:name="COMERCIALIZADORA ELECTRICA S.A. COMELEC" table:display="true" table:show-details="true"/>
                <table:data-pilot-member table:name="COMERCIALIZADORA INTERNACIONAL DE MARISC" table:display="true" table:show-details="true"/>
                <table:data-pilot-member table:name="COMERCIALIZADORA LAS CHUPIS C.A." table:display="true" table:show-details="true"/>
                <table:data-pilot-member table:name="COMERCIALIZADORA NUTRI MED NUTRIMEDECUAD" table:display="true" table:show-details="true"/>
                <table:data-pilot-member table:name="COMERCIALIZADORA Y EXPORTADORA DE MARISC" table:display="true" table:show-details="true"/>
                <table:data-pilot-member table:name="COMERCIALIZADORA Y EXPORTADORA HIPOCAMPU" table:display="true" table:show-details="true"/>
                <table:data-pilot-member table:name="COMITE LOS CEIBOS" table:display="true" table:show-details="true"/>
                <table:data-pilot-member table:name="COMPAÑIA ANONIMA EL UNIVERSO" table:display="true" table:show-details="true"/>
                <table:data-pilot-member table:name="COMPAÑIA AZUCARERA VALDEZ S.A." table:display="true" table:show-details="true"/>
                <table:data-pilot-member table:name="COMPAÑIA CERVECERA AMBEV ECUADOR S.A." table:display="true" table:show-details="true"/>
                <table:data-pilot-member table:name="COMPAÑIA DE ASESORIA LEGAL, COBRANZA Y R" table:display="true" table:show-details="true"/>
                <table:data-pilot-member table:name="COMPAÑIA DE ELABORADOS DE CAFE ELCAFE C" table:display="true" table:show-details="true"/>
                <table:data-pilot-member table:name="COMPAÑÍA DE EXPORTACIONES, IMPORTACIONES" table:display="true" table:show-details="true"/>
                <table:data-pilot-member table:name="COMPAÑIA ECUATORIANA PRODUCTORA DE DERIV" table:display="true" table:show-details="true"/>
                <table:data-pilot-member table:name="COMPAÑIA EMPACADORA DUFER CIA. LTDA." table:display="true" table:show-details="true"/>
                <table:data-pilot-member table:name="COMPAÑIA GENERAL DE COMERCIO COGECOMSA S" table:display="true" table:show-details="true"/>
                <table:data-pilot-member table:name="COMPAÑIA ORTIZ &amp; LOAIZA CORLAPROD S A" table:display="true" table:show-details="true"/>
                <table:data-pilot-member table:name="CONCESIONARIA DEL GUAYAS CONCEGUA S.A." table:display="true" table:show-details="true"/>
                <table:data-pilot-member table:name="CONCESIONARIA NORTE CONORTE S.A." table:display="true" table:show-details="true"/>
                <table:data-pilot-member table:name="CONFITES Y GOLOSINAS S.A CONFIGOLSA" table:display="true" table:show-details="true"/>
                <table:data-pilot-member table:name="CONFORME HOLGUIN EVELIN JANINA" table:display="true" table:show-details="true"/>
                <table:data-pilot-member table:name="CONGELADOS DEL PACIFICO SEAFOOD S.A. FRO" table:display="true" table:show-details="true"/>
                <table:data-pilot-member table:name="CONGELADOS ECUATORIANOS ECUACONGELA S.A." table:display="true" table:show-details="true"/>
                <table:data-pilot-member table:name="CONGELADOS PACIFICO S.A.C." table:display="true" table:show-details="true"/>
                <table:data-pilot-member table:name="CONGELADOS Y FRESCOS S.A.C." table:display="true" table:show-details="true"/>
                <table:data-pilot-member table:name="CONGEMASA" table:display="true" table:show-details="true"/>
                <table:data-pilot-member table:name="CONSALRU S.A." table:display="true" table:show-details="true"/>
                <table:data-pilot-member table:name="CONSERVAS ISABEL ECUATORIANA S.A." table:display="true" table:show-details="true"/>
                <table:data-pilot-member table:name="CONSOLMARSA" table:display="true" table:show-details="true"/>
                <table:data-pilot-member table:name="COORDINACION ZONAL 8 - SALUD" table:display="true" table:show-details="true"/>
                <table:data-pilot-member table:name="CORNEJO GUAMAN VICTOR ALBERTO" table:display="true" table:show-details="true"/>
                <table:data-pilot-member table:name="CORONEL DEL HIERRO CECILIA ELVIRA" table:display="true" table:show-details="true"/>
                <table:data-pilot-member table:name="CORONEL DUMAS ZOILA JUSTINA" table:display="true" table:show-details="true"/>
                <table:data-pilot-member table:name="CORONEL GRACIA VILMA EMPERATRIZ" table:display="true" table:show-details="true"/>
                <table:data-pilot-member table:name="CORPBOOMERAN S.A." table:display="true" table:show-details="true"/>
                <table:data-pilot-member table:name="CORPORACION AZENDE S A" table:display="true" table:show-details="true"/>
                <table:data-pilot-member table:name="CORPORACIÓN CONSERVERA MUNDO MARINO PENI" table:display="true" table:show-details="true"/>
                <table:data-pilot-member table:name="CORPORACION DEL MAR CA" table:display="true" table:show-details="true"/>
                <table:data-pilot-member table:name="CORPORACION FARMACEUTICA MEDISUMI S.A." table:display="true" table:show-details="true"/>
                <table:data-pilot-member table:name="CORPORACIÓN FERNÁNDEZ CORPFERNANDEZ S.A" table:display="true" table:show-details="true"/>
                <table:data-pilot-member table:name="CORPORACION FORTALEZA DEL VALLE" table:display="true" table:show-details="true"/>
                <table:data-pilot-member table:name="CORPORACION GENUS S.A.S." table:display="true" table:show-details="true"/>
                <table:data-pilot-member table:name="CORPORACION IDEAG CIA LTDA" table:display="true" table:show-details="true"/>
                <table:data-pilot-member table:name="CORPORACION PRISMA A1 C A" table:display="true" table:show-details="true"/>
                <table:data-pilot-member table:name="CORPORACION REFRIGERADOS INY SA" table:display="true" table:show-details="true"/>
                <table:data-pilot-member table:name="COSMETICORP S A" table:display="true" table:show-details="true"/>
                <table:data-pilot-member table:name="COSMETICOS E-COS S.A." table:display="true" table:show-details="true"/>
                <table:data-pilot-member table:name="COSTASTRA S.A." table:display="true" table:show-details="true"/>
                <table:data-pilot-member table:name="COTECNA DEL ECUADOR S.A." table:display="true" table:show-details="true"/>
                <table:data-pilot-member table:name="CREDITOS ECONOMICOS CREDICOSA S.A." table:display="true" table:show-details="true"/>
                <table:data-pilot-member table:name="CRIADOR EL GUAMITO SAC" table:display="true" table:show-details="true"/>
                <table:data-pilot-member table:name="CRIMASA CRIADEROS DE MARISCOS S.A." table:display="true" table:show-details="true"/>
                <table:data-pilot-member table:name="CROINSA S.A." table:display="true" table:show-details="true"/>
                <table:data-pilot-member table:name="CROWN FALCONI PAUL MICHAEL" table:display="true" table:show-details="true"/>
                <table:data-pilot-member table:name="CUENCAORO HOTELERA CUENCA S.A." table:display="true" table:show-details="true"/>
                <table:data-pilot-member table:name="CUESTA VILLOTA CONSUELO DE LOURDES" table:display="true" table:show-details="true"/>
                <table:data-pilot-member table:name="CUEVA CORREA REYNALDO JAVIER" table:display="true" table:show-details="true"/>
                <table:data-pilot-member table:name="CULTIVO Y EXPORTACION ACUICOLA CEAEXPORT" table:display="true" table:show-details="true"/>
                <table:data-pilot-member table:name="D-LINK DEL  ECUADOR S.A." table:display="true" table:show-details="true"/>
                <table:data-pilot-member table:name="DAGER PESCA BIEN S.A. DAGPES" table:display="true" table:show-details="true"/>
                <table:data-pilot-member table:name="DAMERSOL S A" table:display="true" table:show-details="true"/>
                <table:data-pilot-member table:name="DASSUM GONZALEZ JUAN FERNANDO" table:display="true" table:show-details="true"/>
                <table:data-pilot-member table:name="DAVILA IVAN" table:display="true" table:show-details="true"/>
                <table:data-pilot-member table:name="DAVMERCORP S.A." table:display="true" table:show-details="true"/>
                <table:data-pilot-member table:name="DAYOAN  S.A." table:display="true" table:show-details="true"/>
                <table:data-pilot-member table:name="DCAM S A" table:display="true" table:show-details="true"/>
                <table:data-pilot-member table:name="DEAGOST S.A." table:display="true" table:show-details="true"/>
                <table:data-pilot-member table:name="DEEAM PHARMACEUTICAL S A" table:display="true" table:show-details="true"/>
                <table:data-pilot-member table:name="DEEPBLUE SEAFOOD ECUADOR DBSF S.A." table:display="true" table:show-details="true"/>
                <table:data-pilot-member table:name="DEJO TRICERRI ESTEFANIA" table:display="true" table:show-details="true"/>
                <table:data-pilot-member table:name="DELAROMA S.A." table:display="true" table:show-details="true"/>
                <table:data-pilot-member table:name="DEPRODEMAR CIA. LTDA." table:display="true" table:show-details="true"/>
                <table:data-pilot-member table:name="DERELAMAR S.A." table:display="true" table:show-details="true"/>
                <table:data-pilot-member table:name="DEROSTIC CORP. CIA. LTDA." table:display="true" table:show-details="true"/>
                <table:data-pilot-member table:name="DICOLSAREPUESTOS CIA LTDA" table:display="true" table:show-details="true"/>
                <table:data-pilot-member table:name="DIFORTUNA S.A." table:display="true" table:show-details="true"/>
                <table:data-pilot-member table:name="DIMAWORK S.A." table:display="true" table:show-details="true"/>
                <table:data-pilot-member table:name="DINADEC S.A." table:display="true" table:show-details="true"/>
                <table:data-pilot-member table:name="DIRECVENTAS CIA. LTDA." table:display="true" table:show-details="true"/>
                <table:data-pilot-member table:name="DISEÑOS EXCLUSIVOS DISEX S.A." table:display="true" table:show-details="true"/>
                <table:data-pilot-member table:name="DISKOLAS S.A." table:display="true" table:show-details="true"/>
                <table:data-pilot-member table:name="DISMARUG S.A" table:display="true" table:show-details="true"/>
                <table:data-pilot-member table:name="DISTINMATYCA S.A" table:display="true" table:show-details="true"/>
                <table:data-pilot-member table:name="DISTRIBUIDORA BARCO PESCA C A" table:display="true" table:show-details="true"/>
                <table:data-pilot-member table:name="DISTRIBUIDORA DE MADERAS COMPAÑIA LIMITA" table:display="true" table:show-details="true"/>
                <table:data-pilot-member table:name="DISTRIBUIDORA IMPORTADORA DIPOR S A" table:display="true" table:show-details="true"/>
                <table:data-pilot-member table:name="DISTRIBUIDORA LOS PAISAS S.C" table:display="true" table:show-details="true"/>
                <table:data-pilot-member table:name="DISTRIBUIDORA NOVOA GRAFIC S.A. DISTRINO" table:display="true" table:show-details="true"/>
                <table:data-pilot-member table:name="DISTRIBUIDORA SMART REMEDY SMAREME S.A." table:display="true" table:show-details="true"/>
                <table:data-pilot-member table:name="DISTRINATUR S A" table:display="true" table:show-details="true"/>
                <table:data-pilot-member table:name="DOLTREX S.A." table:display="true" table:show-details="true"/>
                <table:data-pilot-member table:name="DOLUPA C.A." table:display="true" table:show-details="true"/>
                <table:data-pilot-member table:name="DONIMIL SA" table:display="true" table:show-details="true"/>
                <table:data-pilot-member table:name="DONUT HOUSE S A" table:display="true" table:show-details="true"/>
                <table:data-pilot-member table:name="DORALSTORAGE S A" table:display="true" table:show-details="true"/>
                <table:data-pilot-member table:name="DOSILER S A" table:display="true" table:show-details="true"/>
                <table:data-pilot-member table:name="DROCARAS INDUSTRIA Y REPRESENTACIONES S." table:display="true" table:show-details="true"/>
                <table:data-pilot-member table:name="DULCAFE S.A." table:display="true" table:show-details="true"/>
                <table:data-pilot-member table:name="DULCENAC S.A. DULCERIA NACIONAL" table:display="true" table:show-details="true"/>
                <table:data-pilot-member table:name="DULCES PASTELES Y TORTAS RADU S A" table:display="true" table:show-details="true"/>
                <table:data-pilot-member table:name="DUNCI S.A." table:display="true" table:show-details="true"/>
                <table:data-pilot-member table:name="DYVENPRO S.A." table:display="true" table:show-details="true"/>
                <table:data-pilot-member table:name="EASYPAGOS S.A." table:display="true" table:show-details="true"/>
                <table:data-pilot-member table:name="ECOACUICOLA S.A.C." table:display="true" table:show-details="true"/>
                <table:data-pilot-member table:name="ECOBEL S.A." table:display="true" table:show-details="true"/>
                <table:data-pilot-member table:name="ECOPHARMA S A" table:display="true" table:show-details="true"/>
                <table:data-pilot-member table:name="ECUAJJLI CIA LTDA" table:display="true" table:show-details="true"/>
                <table:data-pilot-member table:name="ECUAMATERIALES S.A." table:display="true" table:show-details="true"/>
                <table:data-pilot-member table:name="ECUAPRIMAS C. LTDA. AGENCIA ASESORA PROD" table:display="true" table:show-details="true"/>
                <table:data-pilot-member table:name="ECUAQUIMICA  ECUATORIANA DE PRODUCTOS QU" table:display="true" table:show-details="true"/>
                <table:data-pilot-member table:name="ECUARIDER SA" table:display="true" table:show-details="true"/>
                <table:data-pilot-member table:name="ECUAVEGETAL S.A" table:display="true" table:show-details="true"/>
                <table:data-pilot-member table:name="EDICIONES BOSQUEZ S.A." table:display="true" table:show-details="true"/>
                <table:data-pilot-member table:name="EDICIONES DIGITALES EDICTAL S.A." table:display="true" table:show-details="true"/>
                <table:data-pilot-member table:name="EDISON RODRIGUEZ S.A. EDIROD" table:display="true" table:show-details="true"/>
                <table:data-pilot-member table:name="EDITMEDIOS S.A." table:display="true" table:show-details="true"/>
                <table:data-pilot-member table:name="EDITORES TÉCNICOS DEL PACIFICO" table:display="true" table:show-details="true"/>
                <table:data-pilot-member table:name="EDUARDY S.A." table:display="true" table:show-details="true"/>
                <table:data-pilot-member table:name="EL CAFE DE TERE CAFEDETERE S.A." table:display="true" table:show-details="true"/>
                <table:data-pilot-member table:name="EMMISEGUR S A" table:display="true" table:show-details="true"/>
                <table:data-pilot-member table:name="EMPACADORA BILBO S.A. (BILBOSA)" table:display="true" table:show-details="true"/>
                <table:data-pilot-member table:name="EMPACADORA CRUSTAMAR S.A. EMPACRUSA" table:display="true" table:show-details="true"/>
                <table:data-pilot-member table:name="EMPACADORA DEL PACIFICO SOCIEDAD ANONIMA" table:display="true" table:show-details="true"/>
                <table:data-pilot-member table:name="EMPACADORA GRUPO GRANMAR S.A. EMPAGRAN" table:display="true" table:show-details="true"/>
                <table:data-pilot-member table:name="EMPACADORA MELLIMAR EMPACMAR S.A" table:display="true" table:show-details="true"/>
                <table:data-pilot-member table:name="EMPACRECI S.A." table:display="true" table:show-details="true"/>
                <table:data-pilot-member table:name="EMPREDE S.A." table:display="true" table:show-details="true"/>
                <table:data-pilot-member table:name="EMPRESA ELECTRICA PUBLICA ESTRATEGICA CO" table:display="true" table:show-details="true"/>
                <table:data-pilot-member table:name="EMPRESARIOS CONSTITUIDOS Y ANEXADOS EMOD" table:display="true" table:show-details="true"/>
                <table:data-pilot-member table:name="ENVASADORA ECUATORIANA S.A." table:display="true" table:show-details="true"/>
                <table:data-pilot-member table:name="ENVASADORA ECUATORIANA S.A. - ENVESA" table:display="true" table:show-details="true"/>
                <table:data-pilot-member table:name="EQUIVOCADO" table:display="true" table:show-details="true"/>
                <table:data-pilot-member table:name="ERICK JOEL SALVADOR Y HNOS E.I.R.L." table:display="true" table:show-details="true"/>
                <table:data-pilot-member table:name="ESCALANTE CABRERA ALFREDO RAFAEL" table:display="true" table:show-details="true"/>
                <table:data-pilot-member table:name="ESCALANTE MALDONADO MERCEDES JALYN" table:display="true" table:show-details="true"/>
                <table:data-pilot-member table:name="ESCOFFEE S.A." table:display="true" table:show-details="true"/>
                <table:data-pilot-member table:name="ESCUELA DE CONDUCCION ESCOAUTO" table:display="true" table:show-details="true"/>
                <table:data-pilot-member table:name="ESCUELA SUPERIOR POLITECNICA AGROPECUARI" table:display="true" table:show-details="true"/>
                <table:data-pilot-member table:name="ESCUELA SUPERIOR POLITECNICA DEL LITORAL" table:display="true" table:show-details="true"/>
                <table:data-pilot-member table:name="ESPINEL ALDAS JAVIER EDUARDO" table:display="true" table:show-details="true"/>
                <table:data-pilot-member table:name="ESPINOZA AMED" table:display="true" table:show-details="true"/>
                <table:data-pilot-member table:name="ESPINOZA VALVERDE JIMENA PAOLA" table:display="true" table:show-details="true"/>
                <table:data-pilot-member table:name="ESTAR C.A." table:display="true" table:show-details="true"/>
                <table:data-pilot-member table:name="ESTRELLA LEON NELSON EURO" table:display="true" table:show-details="true"/>
                <table:data-pilot-member table:name="ETIFLEX.  ETIQUETAS FLEXOGRÁFICAS CIA. L" table:display="true" table:show-details="true"/>
                <table:data-pilot-member table:name="EUROFISH S.A." table:display="true" table:show-details="true"/>
                <table:data-pilot-member table:name="EXHIBIT S.A." table:display="true" table:show-details="true"/>
                <table:data-pilot-member table:name="EXOFRUT S.A." table:display="true" table:show-details="true"/>
                <table:data-pilot-member table:name="EXORBAN S.A." table:display="true" table:show-details="true"/>
                <table:data-pilot-member table:name="EXPALSA EXPORTADORA DE ALIMENTOS S.A." table:display="true" table:show-details="true"/>
                <table:data-pilot-member table:name="EXPANSIONCORP  S.A." table:display="true" table:show-details="true"/>
                <table:data-pilot-member table:name="EXPOALIMENTOS DEL ECUADOR S.A." table:display="true" table:show-details="true"/>
                <table:data-pilot-member table:name="EXPOCSA S.A." table:display="true" table:show-details="true"/>
                <table:data-pilot-member table:name="EXPORTACIONES LIVIAMAR SAC" table:display="true" table:show-details="true"/>
                <table:data-pilot-member table:name="EXPORTADORA  LANGOSMAR S.A." table:display="true" table:show-details="true"/>
                <table:data-pilot-member table:name="EXPORTADORA DE CAMARON ECUATORIANO EXCAM" table:display="true" table:show-details="true"/>
                <table:data-pilot-member table:name="EXPORTADORA DE CAMARONES OCEAN KINGDOM E" table:display="true" table:show-details="true"/>
                <table:data-pilot-member table:name="EXPORTADORA DE PRODUCTOS DEL OCEANO OCEA" table:display="true" table:show-details="true"/>
                <table:data-pilot-member table:name="EXPORTADORA DE PRODUCTOS EXPROD CIA. LTD" table:display="true" table:show-details="true"/>
                <table:data-pilot-member table:name="EXPORTADORA DEIDE S.A." table:display="true" table:show-details="true"/>
                <table:data-pilot-member table:name="EXPORTADORA DEL OCEANO OCEANEXA C.A." table:display="true" table:show-details="true"/>
                <table:data-pilot-member table:name="EXPORTADORA MAREST C.A." table:display="true" table:show-details="true"/>
                <table:data-pilot-member table:name="EXPORTADORA TOTAL SEAFOOD TOTALSEAFOOD S" table:display="true" table:show-details="true"/>
                <table:data-pilot-member table:name="EXPORTADORA ZULUAGA Y RODRIGUEZ S.A. S.A" table:display="true" table:show-details="true"/>
                <table:data-pilot-member table:name="EXPORTQUILSA &amp; PRODUCTORES ASOCIADOS S.A" table:display="true" table:show-details="true"/>
                <table:data-pilot-member table:name="EXPOSYNERGY S.A.S.&#9;&#9;&#9;&#9;&#9;&#9;&#9;&#9;" table:display="true" table:show-details="true"/>
                <table:data-pilot-member table:name="EXPOTUNA S A" table:display="true" table:show-details="true"/>
                <table:data-pilot-member table:name="F. D. I. FUTURE DESIGN INTEGRATION S.A." table:display="true" table:show-details="true"/>
                <table:data-pilot-member table:name="FABEMIR S.A." table:display="true" table:show-details="true"/>
                <table:data-pilot-member table:name="FABRICA NACIONAL DE PINTURAS (FANAPISA)" table:display="true" table:show-details="true"/>
                <table:data-pilot-member table:name="FALCONES NAVARRETE  CARMEN LUISA" table:display="true" table:show-details="true"/>
                <table:data-pilot-member table:name="FANNY MONGE" table:display="true" table:show-details="true"/>
                <table:data-pilot-member table:name="FARALLON AQUACULTURE, S.A." table:display="true" table:show-details="true"/>
                <table:data-pilot-member table:name="FARMACON S.A. FARMACEUTICOS Y CONSUMO" table:display="true" table:show-details="true"/>
                <table:data-pilot-member table:name="FARMAGRO S.A." table:display="true" table:show-details="true"/>
                <table:data-pilot-member table:name="FARMAVET FARMACOS VETERINARIOS S.A." table:display="true" table:show-details="true"/>
                <table:data-pilot-member table:name="FARMAYALA  PHARMACEUTICAL COMPANY S.A." table:display="true" table:show-details="true"/>
                <table:data-pilot-member table:name="FASHIONTECH S.A." table:display="true" table:show-details="true"/>
                <table:data-pilot-member table:name="FEMAR S.A." table:display="true" table:show-details="true"/>
                <table:data-pilot-member table:name="FERNANDEZ CEVALLOS S.A. FERCEVSA" table:display="true" table:show-details="true"/>
                <table:data-pilot-member table:name="FERREMUNDO S.A." table:display="true" table:show-details="true"/>
                <table:data-pilot-member table:name="FERRIN CARLOS" table:display="true" table:show-details="true"/>
                <table:data-pilot-member table:name="FIAMACORP S.A." table:display="true" table:show-details="true"/>
                <table:data-pilot-member table:name="FIDEICOMISO GM HOTEL" table:display="true" table:show-details="true"/>
                <table:data-pilot-member table:name="FIDEICOMISO HOTEL AEROPUERTO" table:display="true" table:show-details="true"/>
                <table:data-pilot-member table:name="FIDEICOMISO HOTEL CIUDAD DEL RIO" table:display="true" table:show-details="true"/>
                <table:data-pilot-member table:name="FIDEICOMISO MILLENIUM" table:display="true" table:show-details="true"/>
                <table:data-pilot-member table:name="FIDEICOMISO MILLENIUM TOWERS" table:display="true" table:show-details="true"/>
                <table:data-pilot-member table:name="FIGURETTI S.A." table:display="true" table:show-details="true"/>
                <table:data-pilot-member table:name="FIRESKY S.A." table:display="true" table:show-details="true"/>
                <table:data-pilot-member table:name="FLORES TORRES WILSON ERNESTO" table:display="true" table:show-details="true"/>
                <table:data-pilot-member table:name="FOLIT S. A. FOLITSA" table:display="true" table:show-details="true"/>
                <table:data-pilot-member table:name="FORMIL S.A." table:display="true" table:show-details="true"/>
                <table:data-pilot-member table:name="FRASCO S.A. FRASCOSA" table:display="true" table:show-details="true"/>
                <table:data-pilot-member table:name="FRESBLEN S.A." table:display="true" table:show-details="true"/>
                <table:data-pilot-member table:name="FRESCODEGFER S.A." table:display="true" table:show-details="true"/>
                <table:data-pilot-member table:name="FRESH FISH DEL ECUADOR CIA. LTDA." table:display="true" table:show-details="true"/>
                <table:data-pilot-member table:name="FRIGOLANDIA S.A." table:display="true" table:show-details="true"/>
                <table:data-pilot-member table:name="FRIGOPESCA C.A." table:display="true" table:show-details="true"/>
                <table:data-pilot-member table:name="FRIGORIFICO Y LABORATORIO DE PESCA FRILA" table:display="true" table:show-details="true"/>
                <table:data-pilot-member table:name="FRIO DEL PACIFICO FRIOPAC S A" table:display="true" table:show-details="true"/>
                <table:data-pilot-member table:name="FRUTERA DON MARCOS FRUDONMAR S A" table:display="true" table:show-details="true"/>
                <table:data-pilot-member table:name="FULVIO DITTRICHI NEVES" table:display="true" table:show-details="true"/>
                <table:data-pilot-member table:name="FUNDACION BENEFICA ACCION SOLIDARIA" table:display="true" table:show-details="true"/>
                <table:data-pilot-member table:name="FUNDACION INNOVACION Y DESARROLLO" table:display="true" table:show-details="true"/>
                <table:data-pilot-member table:name="FUNDACION POLY UGARTE FMUJER" table:display="true" table:show-details="true"/>
                <table:data-pilot-member table:name="GAECO S.A." table:display="true" table:show-details="true"/>
                <table:data-pilot-member table:name="GALARZA CERCADO MARTHA NARCISA" table:display="true" table:show-details="true"/>
                <table:data-pilot-member table:name="GALATUNA S.A." table:display="true" table:show-details="true"/>
                <table:data-pilot-member table:name="GALECIO BACILIO HORACIO FRANCISCO" table:display="true" table:show-details="true"/>
                <table:data-pilot-member table:name="GALLARDO GUTIERREZ MICHELLE DE LOS ANGEL" table:display="true" table:show-details="true"/>
                <table:data-pilot-member table:name="GALLETAS PECOSA S.A." table:display="true" table:show-details="true"/>
                <table:data-pilot-member table:name="GALO G. ORBEA O.  CIA. LTDA." table:display="true" table:show-details="true"/>
                <table:data-pilot-member table:name="GAMBAS DEL PACIFICO" table:display="true" table:show-details="true"/>
                <table:data-pilot-member table:name="GANADERA LA DELIA S.A. GANADELIA" table:display="true" table:show-details="true"/>
                <table:data-pilot-member table:name="GARCES PARRA JHON DARIO" table:display="true" table:show-details="true"/>
                <table:data-pilot-member table:name="GARCIA BARRANTES HECTOR MANUEL" table:display="true" table:show-details="true"/>
                <table:data-pilot-member table:name="GAREF CONSULTING CIA LTDA" table:display="true" table:show-details="true"/>
                <table:data-pilot-member table:name="GASGUA S.A." table:display="true" table:show-details="true"/>
                <table:data-pilot-member table:name="GERARDO CUMARE PAREDES" table:display="true" table:show-details="true"/>
                <table:data-pilot-member table:name="GINSBERG ECUADOR S.A." table:display="true" table:show-details="true"/>
                <table:data-pilot-member table:name="GISIS S.A." table:display="true" table:show-details="true"/>
                <table:data-pilot-member table:name="GOBIERNO PROVINCIAL DEL GUAYAS" table:display="true" table:show-details="true"/>
                <table:data-pilot-member table:name="GOLDEN BRIDGE CORPORATION GOBRICORP S.A." table:display="true" table:show-details="true"/>
                <table:data-pilot-member table:name="GOLDEN WORK S.A." table:display="true" table:show-details="true"/>
                <table:data-pilot-member table:name="GOMEZ BEHR JUAN FERNANDO" table:display="true" table:show-details="true"/>
                <table:data-pilot-member table:name="GOMEZ KOCHER ADOLFO RICARDO" table:display="true" table:show-details="true"/>
                <table:data-pilot-member table:name="GRAFIMPAC S.A." table:display="true" table:show-details="true"/>
                <table:data-pilot-member table:name="GRANADOS ORTIZ ARACELLY ANATOLIA" table:display="true" table:show-details="true"/>
                <table:data-pilot-member table:name="GRANDAQUA GRANDA &amp; ASOCIADOS COMERCIALIZ" table:display="true" table:show-details="true"/>
                <table:data-pilot-member table:name="GREEN PLANET SEAFOOD LLC" table:display="true" table:show-details="true"/>
                <table:data-pilot-member table:name="GREENCORP SUPPLIES AND RESEARCH GRESURES" table:display="true" table:show-details="true"/>
                <table:data-pilot-member table:name="GRUPO BERLIN" table:display="true" table:show-details="true"/>
                <table:data-pilot-member table:name="GRUPO ROGLIZ S.A." table:display="true" table:show-details="true"/>
                <table:data-pilot-member table:name="GRUPO SUPERIOR" table:display="true" table:show-details="true"/>
                <table:data-pilot-member table:name="GRUPO TRANSBEL S.A." table:display="true" table:show-details="true"/>
                <table:data-pilot-member table:name="GRUPOCOOL S.A." table:display="true" table:show-details="true"/>
                <table:data-pilot-member table:name="GUANGALA CHOCOLATE CHOCOGUANGALA INDUSTR" table:display="true" table:show-details="true"/>
                <table:data-pilot-member table:name="GUAYAQUIL CHANG JIANG SHOES S.A." table:display="true" table:show-details="true"/>
                <table:data-pilot-member table:name="GUAYATUNA S.A." table:display="true" table:show-details="true"/>
                <table:data-pilot-member table:name="GUAYCHA MACAS JULIO CESAR" table:display="true" table:show-details="true"/>
                <table:data-pilot-member table:name="GUAYPRO GUAYAS PROTECCION CIA. LTDA" table:display="true" table:show-details="true"/>
                <table:data-pilot-member table:name="GUERRERO CARRASCO LUIS GONZALO" table:display="true" table:show-details="true"/>
                <table:data-pilot-member table:name="GUILLEN PORRO JOFFRE SANTIAGO" table:display="true" table:show-details="true"/>
                <table:data-pilot-member table:name="GUSBER S A" table:display="true" table:show-details="true"/>
                <table:data-pilot-member table:name="GUSTAVO ANDRES CASANOVA RADA" table:display="true" table:show-details="true"/>
                <table:data-pilot-member table:name="HANSACOM S A" table:display="true" table:show-details="true"/>
                <table:data-pilot-member table:name="HANSEL Y GRETEL CIA. LTDA." table:display="true" table:show-details="true"/>
                <table:data-pilot-member table:name="HAUGAN CRUISES CIA. LTDA" table:display="true" table:show-details="true"/>
                <table:data-pilot-member table:name="HEIDELBERG ECUADOR SA" table:display="true" table:show-details="true"/>
                <table:data-pilot-member table:name="HEINEKEN ECUADOR S A" table:display="true" table:show-details="true"/>
                <table:data-pilot-member table:name="HENRY BLADISMIRO HOLGUIN SOLORZANO" table:display="true" table:show-details="true"/>
                <table:data-pilot-member table:name="HERRERA RESTREPO EUSEBIO" table:display="true" table:show-details="true"/>
                <table:data-pilot-member table:name="HH GLOBAL ASSOCIATES ECUADOR HHGA CIA LT" table:display="true" table:show-details="true"/>
                <table:data-pilot-member table:name="HILL MURILLO OSCAR FERNANDO" table:display="true" table:show-details="true"/>
                <table:data-pilot-member table:name="HOJAVERDE CIA LTDA" table:display="true" table:show-details="true"/>
                <table:data-pilot-member table:name="HOTEL HOWARD JHONSON" table:display="true" table:show-details="true"/>
                <table:data-pilot-member table:name="HOTEL ORO VERDE S A HOTVER" table:display="true" table:show-details="true"/>
                <table:data-pilot-member table:name="HOTEL PALACE HOTPALSA S.A." table:display="true" table:show-details="true"/>
                <table:data-pilot-member table:name="HUMANY CARE ECUADOR S.A." table:display="true" table:show-details="true"/>
                <table:data-pilot-member table:name="IBOPE MEDIA ECUADOR S.A." table:display="true" table:show-details="true"/>
                <table:data-pilot-member table:name="ICMONGE C. LTDA" table:display="true" table:show-details="true"/>
                <table:data-pilot-member table:name="IDE CENTRO DE TRANSFERENCIA Y DESARROLLO" table:display="true" table:show-details="true"/>
                <table:data-pilot-member table:name="IGLESIAS NOBOA ROGER ISAAC" table:display="true" table:show-details="true"/>
                <table:data-pilot-member table:name="ILLARI SOCIEDAD ANONIMA CERRADA" table:display="true" table:show-details="true"/>
                <table:data-pilot-member table:name="IM3 INGENIERIA IMTRE S.A." table:display="true" table:show-details="true"/>
                <table:data-pilot-member table:name="IMHOTEP CIA. LTDA." table:display="true" table:show-details="true"/>
                <table:data-pilot-member table:name="IMPALCASA SA" table:display="true" table:show-details="true"/>
                <table:data-pilot-member table:name="IMPEX EBAM FARMAGROUP S.A." table:display="true" table:show-details="true"/>
                <table:data-pilot-member table:name="IMPORFARMA S.A." table:display="true" table:show-details="true"/>
                <table:data-pilot-member table:name="IMPORMOSA. IMPORTADORA MORA S.A." table:display="true" table:show-details="true"/>
                <table:data-pilot-member table:name="IMPORTACIONES TRIPLE A C.A." table:display="true" table:show-details="true"/>
                <table:data-pilot-member table:name="IMPORTADORA BOHORQUEZ CIA. LTDA." table:display="true" table:show-details="true"/>
                <table:data-pilot-member table:name="IMPORTADORA COMERCIAL LOOR S. A." table:display="true" table:show-details="true"/>
                <table:data-pilot-member table:name="IMPORTADORA DE MASIVOS IMPORMASS S A" table:display="true" table:show-details="true"/>
                <table:data-pilot-member table:name="IMPORTADORA INVALMIR" table:display="true" table:show-details="true"/>
                <table:data-pilot-member table:name="IMPORTADORA MANUEL PESANTEZ &amp; HIJOS CIA" table:display="true" table:show-details="true"/>
                <table:data-pilot-member table:name="IMPORTADORA SALAZAR HERMANOS S.A IMSAHER" table:display="true" table:show-details="true"/>
                <table:data-pilot-member table:name="IMPORTADORA Y DISTRIBUIDORA DE ALIMENTOS" table:display="true" table:show-details="true"/>
                <table:data-pilot-member table:name="IMPORTADORA Y EXPORTADORA DE LOS ANDES S" table:display="true" table:show-details="true"/>
                <table:data-pilot-member table:name="IMPORTMOVA S.A." table:display="true" table:show-details="true"/>
                <table:data-pilot-member table:name="IMPRESIONES TECNICAS DEL ECUADOR TECNIPR" table:display="true" table:show-details="true"/>
                <table:data-pilot-member table:name="IMPROFARM S.A." table:display="true" table:show-details="true"/>
                <table:data-pilot-member table:name="IMPROMAF C.A." table:display="true" table:show-details="true"/>
                <table:data-pilot-member table:name="IMRELEVSA IMPORTADORA DE REPUESTOS ELECT" table:display="true" table:show-details="true"/>
                <table:data-pilot-member table:name="IN CAR PALM INDUSTRIA CARTONERA PALMAR S" table:display="true" table:show-details="true"/>
                <table:data-pilot-member table:name="INBIENNSAS S A" table:display="true" table:show-details="true"/>
                <table:data-pilot-member table:name="INBIENNSAS S.A." table:display="true" table:show-details="true"/>
                <table:data-pilot-member table:name="INDEUREC S.A." table:display="true" table:show-details="true"/>
                <table:data-pilot-member table:name="INDUFELTA S A" table:display="true" table:show-details="true"/>
                <table:data-pilot-member table:name="INDUSTRIA  DULCERA C. LTDA." table:display="true" table:show-details="true"/>
                <table:data-pilot-member table:name="INDUSTRIA ANDINA DE TRANSFORMADORES  S.A" table:display="true" table:show-details="true"/>
                <table:data-pilot-member table:name="INDUSTRIA CONSERVERA GUAYAS S.A." table:display="true" table:show-details="true"/>
                <table:data-pilot-member table:name="INDUSTRIA DE BELLEZA Y SALUD B.A.S.S.A." table:display="true" table:show-details="true"/>
                <table:data-pilot-member table:name="INDUSTRIA DE ENLATADOS ALIMENTICIOS CIA" table:display="true" table:show-details="true"/>
                <table:data-pilot-member table:name="INDUSTRIA DULCAPALMA CIA. LTDA." table:display="true" table:show-details="true"/>
                <table:data-pilot-member table:name="INDUSTRIA ECUATORIANA DE CABLES INCABLE" table:display="true" table:show-details="true"/>
                <table:data-pilot-member table:name="INDUSTRIA ECUATORIANA PRODUCTORA DE ALIM" table:display="true" table:show-details="true"/>
                <table:data-pilot-member table:name="INDUSTRIA LOJANA DE ESPECERIAS ILE C A" table:display="true" table:show-details="true"/>
                <table:data-pilot-member table:name="INDUSTRIA LOS PAISAS S C" table:display="true" table:show-details="true"/>
                <table:data-pilot-member table:name="INDUSTRIA MARINA DE ALIMENTOS CA" table:display="true" table:show-details="true"/>
                <table:data-pilot-member table:name="INDUSTRIA PROCESADORA DE ALIMENTOS SA" table:display="true" table:show-details="true"/>
                <table:data-pilot-member table:name="INDUSTRIAL ALFA INDUALFA S.A." table:display="true" table:show-details="true"/>
                <table:data-pilot-member table:name="INDUSTRIAL BARCINO &amp; SOVI S.A." table:display="true" table:show-details="true"/>
                <table:data-pilot-member table:name="INDUSTRIAL DANEC S A" table:display="true" table:show-details="true"/>
                <table:data-pilot-member table:name="INDUSTRIAL LICORERA SANTA CLARA SANTCLA" table:display="true" table:show-details="true"/>
                <table:data-pilot-member table:name="INDUSTRIAL LINGESA S.A." table:display="true" table:show-details="true"/>
                <table:data-pilot-member table:name="INDUSTRIAL MOLINERA C A" table:display="true" table:show-details="true"/>
                <table:data-pilot-member table:name="INDUSTRIAL PESQUERA SANTA PRISCILA S.A." table:display="true" table:show-details="true"/>
                <table:data-pilot-member table:name="INDUSTRIAL SHULK CIA LTDA" table:display="true" table:show-details="true"/>
                <table:data-pilot-member table:name="INDUSTRIAL Y COMERCIAL 3B S.A." table:display="true" table:show-details="true"/>
                <table:data-pilot-member table:name="INDUSTRIAL Y COMERCIAL BOHTRI S.A." table:display="true" table:show-details="true"/>
                <table:data-pilot-member table:name="INDUSTRIAL Y COMERCIAL COSMEFIN C LTDA" table:display="true" table:show-details="true"/>
                <table:data-pilot-member table:name="INDUSTRIAS ALIMENTICIAS ECUATORIANAS SA" table:display="true" table:show-details="true"/>
                <table:data-pilot-member table:name="INDUSTRIAS LACTEAS TONI S.A." table:display="true" table:show-details="true"/>
                <table:data-pilot-member table:name="INDUSTRIAS LACTEOS S.A. INDULAC" table:display="true" table:show-details="true"/>
                <table:data-pilot-member table:name="INDUSTRIAS LICORERAS ASOCIADAS S.A." table:display="true" table:show-details="true"/>
                <table:data-pilot-member table:name="INDUSTRIAS QUIMICAS GUAYAS C. LTDA." table:display="true" table:show-details="true"/>
                <table:data-pilot-member table:name="INDUSTRIAS REUNIDAS LAB. INDUNIDAS CIA." table:display="true" table:show-details="true"/>
                <table:data-pilot-member table:name="INGERMAN MOSCOSO DENISSE" table:display="true" table:show-details="true"/>
                <table:data-pilot-member table:name="INLAFA S A" table:display="true" table:show-details="true"/>
                <table:data-pilot-member table:name="INMAGIC S.A." table:display="true" table:show-details="true"/>
                <table:data-pilot-member table:name="INMOBILIARIA IZRO S.A." table:display="true" table:show-details="true"/>
                <table:data-pilot-member table:name="INMOBILIARIA TERRABIENES S.A." table:display="true" table:show-details="true"/>
                <table:data-pilot-member table:name="INPESANDINA S.A." table:display="true" table:show-details="true"/>
                <table:data-pilot-member table:name="INSTITUTO FARMACO BIOLOGICO S.A." table:display="true" table:show-details="true"/>
                <table:data-pilot-member table:name="INT FOOD SERVICES CORP" table:display="true" table:show-details="true"/>
                <table:data-pilot-member table:name="INTERMEDIARIA DE VENTAS SUPER BAHIA SUBA" table:display="true" table:show-details="true"/>
                <table:data-pilot-member table:name="INTERNATIONAL MARINES DEL ECUADOR S.A." table:display="true" table:show-details="true"/>
                <table:data-pilot-member table:name="INTERNATIONAL WATER SERVICES (GUAYAQUIL)" table:display="true" table:show-details="true"/>
                <table:data-pilot-member table:name="INTERVIDA ECUADOR" table:display="true" table:show-details="true"/>
                <table:data-pilot-member table:name="INTERWIL S.A." table:display="true" table:show-details="true"/>
                <table:data-pilot-member table:name="INVEDELCA" table:display="true" table:show-details="true"/>
                <table:data-pilot-member table:name="INVERSIONES MARINAS DEL LAGO C A" table:display="true" table:show-details="true"/>
                <table:data-pilot-member table:name="IPACISA  INVERSIONES DEL PACIFICO S.A." table:display="true" table:show-details="true"/>
                <table:data-pilot-member table:name="IPIGARE S.A." table:display="true" table:show-details="true"/>
                <table:data-pilot-member table:name="ISNAVA S.A." table:display="true" table:show-details="true"/>
                <table:data-pilot-member table:name="ITALCOSMETIC S A" table:display="true" table:show-details="true"/>
                <table:data-pilot-member table:name="JACMAR ACUICULTURA &amp; EXPORTACION S A C" table:display="true" table:show-details="true"/>
                <table:data-pilot-member table:name="JAIFRE S A" table:display="true" table:show-details="true"/>
                <table:data-pilot-member table:name="JARQUIFAR CIA LTDA" table:display="true" table:show-details="true"/>
                <table:data-pilot-member table:name="JEACUAN S.A." table:display="true" table:show-details="true"/>
                <table:data-pilot-member table:name="JOHNSON &amp; JOHNSON DEL  ECUADOR S.A." table:display="true" table:show-details="true"/>
                <table:data-pilot-member table:name="JOHNSONWAX DEL ECUADOR S.A." table:display="true" table:show-details="true"/>
                <table:data-pilot-member table:name="JORGE IGNACIO SOTOMAYOR MERIZALDE" table:display="true" table:show-details="true"/>
                <table:data-pilot-member table:name="JOSE CALIXTO PERALTA POLANCO" table:display="true" table:show-details="true"/>
                <table:data-pilot-member table:name="JOVENTO S.A." table:display="true" table:show-details="true"/>
                <table:data-pilot-member table:name="JUAN ALEJANDRO RESTREPO MESA" table:display="true" table:show-details="true"/>
                <table:data-pilot-member table:name="JUAN MATACHIN CIA. LTDA." table:display="true" table:show-details="true"/>
                <table:data-pilot-member table:name="JUNTA DE BENEFICENCIA DE GUAYAQUIL" table:display="true" table:show-details="true"/>
                <table:data-pilot-member table:name="JURGER S.AS." table:display="true" table:show-details="true"/>
                <table:data-pilot-member table:name="JUTIN S A" table:display="true" table:show-details="true"/>
                <table:data-pilot-member table:name="KAIROSCATERING S.A." table:display="true" table:show-details="true"/>
                <table:data-pilot-member table:name="KELLOGG ECUADOR C. LTDA. ECUAKELLOGG" table:display="true" table:show-details="true"/>
                <table:data-pilot-member table:name="KIMBERLY-CLARK ECUADOR S.A." table:display="true" table:show-details="true"/>
                <table:data-pilot-member table:name="KINETICLAB S A" table:display="true" table:show-details="true"/>
                <table:data-pilot-member table:name="KLASS LATINOAMERICA SA KLASSMERICA" table:display="true" table:show-details="true"/>
                <table:data-pilot-member table:name="KLYSTRON S.A." table:display="true" table:show-details="true"/>
                <table:data-pilot-member table:name="KRISMARE S.A." table:display="true" table:show-details="true"/>
                <table:data-pilot-member table:name="KRONOS LABORATORIOS C. LTDA." table:display="true" table:show-details="true"/>
                <table:data-pilot-member table:name="KRUGERCORPORATION S A" table:display="true" table:show-details="true"/>
                <table:data-pilot-member table:name="KRUSTACEXPORT  S.A." table:display="true" table:show-details="true"/>
                <table:data-pilot-member table:name="L. HENRIQUES &amp; CIA. S.A" table:display="true" table:show-details="true"/>
                <table:data-pilot-member table:name="LA CASA DEL ACUICULTOR C A" table:display="true" table:show-details="true"/>
                <table:data-pilot-member table:name="LA FABRIL S.A." table:display="true" table:show-details="true"/>
                <table:data-pilot-member table:name="LA FRAGATA SA" table:display="true" table:show-details="true"/>
                <table:data-pilot-member table:name="LABMAC S A" table:display="true" table:show-details="true"/>
                <table:data-pilot-member table:name="LABORATORIO BIOQUIMICO-MICROBIOLOGICO" table:display="true" table:show-details="true"/>
                <table:data-pilot-member table:name="LABORATORIO BIOTANICALS DEL ECUADOR S A" table:display="true" table:show-details="true"/>
                <table:data-pilot-member table:name="LABORATORIO CHEFAR SA" table:display="true" table:show-details="true"/>
                <table:data-pilot-member table:name="LABORATORIO CLINICO ARRIAGA C.A." table:display="true" table:show-details="true"/>
                <table:data-pilot-member table:name="LABORATORIO CLINICO ECUA AMERICAN LAB E" table:display="true" table:show-details="true"/>
                <table:data-pilot-member table:name="LABORATORIO FARMACEUTICO GM LFGM S A" table:display="true" table:show-details="true"/>
                <table:data-pilot-member table:name="LABORATORIO FARMACEUTICO LABFARM DEL ECU" table:display="true" table:show-details="true"/>
                <table:data-pilot-member table:name="LABORATORIO FARMACEUTICO WEIR S.A." table:display="true" table:show-details="true"/>
                <table:data-pilot-member table:name="LABORATORIO NEGRETE C.A." table:display="true" table:show-details="true"/>
                <table:data-pilot-member table:name="LABORATORIO ROCHELLY S.A." table:display="true" table:show-details="true"/>
                <table:data-pilot-member table:name="LABORATORIO TOFIS S.A." table:display="true" table:show-details="true"/>
                <table:data-pilot-member table:name="LABORATORIO VIDA LABOVIDA S.A." table:display="true" table:show-details="true"/>
                <table:data-pilot-member table:name="LABORATORIOS ABRAHAM S.A." table:display="true" table:show-details="true"/>
                <table:data-pilot-member table:name="LABORATORIOS BEAUTIK S A" table:display="true" table:show-details="true"/>
                <table:data-pilot-member table:name="LABORATORIOS DANIVET S.A." table:display="true" table:show-details="true"/>
                <table:data-pilot-member table:name="LABORATORIOS DIBA S.A." table:display="true" table:show-details="true"/>
                <table:data-pilot-member table:name="LABORATORIOS G. M." table:display="true" table:show-details="true"/>
                <table:data-pilot-member table:name="LABORATORIOS GENERICOS FARMACEUTICOS ECU" table:display="true" table:show-details="true"/>
                <table:data-pilot-member table:name="LABORATORIOS GUERRERO S.A." table:display="true" table:show-details="true"/>
                <table:data-pilot-member table:name="LABORATORIOS H G C A" table:display="true" table:show-details="true"/>
                <table:data-pilot-member table:name="LABORATORIOS LIFARLIT S.A." table:display="true" table:show-details="true"/>
                <table:data-pilot-member table:name="LABORATORIOS PAZYPAR" table:display="true" table:show-details="true"/>
                <table:data-pilot-member table:name="LABORATORIOS PORTUGAL S.A.  PORTULABSA" table:display="true" table:show-details="true"/>
                <table:data-pilot-member table:name="LABORATORIOS VOLPHARM CIA LTDA" table:display="true" table:show-details="true"/>
                <table:data-pilot-member table:name="LAGUI S.A." table:display="true" table:show-details="true"/>
                <table:data-pilot-member table:name="LANGOECUEXPORT S.A" table:display="true" table:show-details="true"/>
                <table:data-pilot-member table:name="LANGOSTINERA LA BOCANA S.A." table:display="true" table:show-details="true"/>
                <table:data-pilot-member table:name="LANGOSTINERA TUMBES SAC" table:display="true" table:show-details="true"/>
                <table:data-pilot-member table:name="LANGOSTINERA ULISES SA" table:display="true" table:show-details="true"/>
                <table:data-pilot-member table:name="LAS FRAGANCIAS CIA LTDA" table:display="true" table:show-details="true"/>
                <table:data-pilot-member table:name="LAXUMAR S.A." table:display="true" table:show-details="true"/>
                <table:data-pilot-member table:name="LAZ VASQUEZ LECCY YISELA" table:display="true" table:show-details="true"/>
                <table:data-pilot-member table:name="LAZO GARCES SUSAN GABRIELA" table:display="true" table:show-details="true"/>
                <table:data-pilot-member table:name="LESCANO GUERRERO DARIO JAVIER" table:display="true" table:show-details="true"/>
                <table:data-pilot-member table:name="LICOMAN S.A." table:display="true" table:show-details="true"/>
                <table:data-pilot-member table:name="LIFE FOOD PRODUCT ECUADOR LIFPRODEC S.A." table:display="true" table:show-details="true"/>
                <table:data-pilot-member table:name="LIGNOQUIM S.A." table:display="true" table:show-details="true"/>
                <table:data-pilot-member table:name="LIMERICKPHARMA CÍA. LTDA." table:display="true" table:show-details="true"/>
                <table:data-pilot-member table:name="LITOTEC S.A." table:display="true" table:show-details="true"/>
                <table:data-pilot-member table:name="LLAGUNO FIGUEROA GONZALO UBALDO" table:display="true" table:show-details="true"/>
                <table:data-pilot-member table:name="LOGISERLINE SA" table:display="true" table:show-details="true"/>
                <table:data-pilot-member table:name="LOOR MURILLO CARLOS PATRICIO" table:display="true" table:show-details="true"/>
                <table:data-pilot-member table:name="LUBRICANTES INTERNACIONALES S.A. LUBRISA" table:display="true" table:show-details="true"/>
                <table:data-pilot-member table:name="LUBTECHNOLOGY C. LTDA." table:display="true" table:show-details="true"/>
                <table:data-pilot-member table:name="LUIS ALFREDO QUIROZ ROSERO" table:display="true" table:show-details="true"/>
                <table:data-pilot-member table:name="LUNA BERNOS GABRIEL" table:display="true" table:show-details="true"/>
                <table:data-pilot-member table:name="LUNA FLOWERS S A" table:display="true" table:show-details="true"/>
                <table:data-pilot-member table:name="MABE ECUADOR S.A." table:display="true" table:show-details="true"/>
                <table:data-pilot-member table:name="MACIAS GONZENBACH JOSE ANTONIO" table:display="true" table:show-details="true"/>
                <table:data-pilot-member table:name="MACIAS MORAN AMPARO KATHERINE" table:display="true" table:show-details="true"/>
                <table:data-pilot-member table:name="MADIAN S.A." table:display="true" table:show-details="true"/>
                <table:data-pilot-member table:name="MAERSK DEL ECUADOR S.A." table:display="true" table:show-details="true"/>
                <table:data-pilot-member table:name="MAGNOLIA FOOD MAGNOFOOD S A" table:display="true" table:show-details="true"/>
                <table:data-pilot-member table:name="MAINFESA S.A." table:display="true" table:show-details="true"/>
                <table:data-pilot-member table:name="MAN GING POW HING SIULEEN ALEJANDRA" table:display="true" table:show-details="true"/>
                <table:data-pilot-member table:name="MANTAORO HOTELERA MANTA S.A." table:display="true" table:show-details="true"/>
                <table:data-pilot-member table:name="MAPAVIFOOD S.A.S." table:display="true" table:show-details="true"/>
                <table:data-pilot-member table:name="MAQHENSA REPRESENTACIONES S.A." table:display="true" table:show-details="true"/>
                <table:data-pilot-member table:name="MAQUINARIAS Y VEHICULOS S A MAVESA" table:display="true" table:show-details="true"/>
                <table:data-pilot-member table:name="MAQUIPHARMA S.A." table:display="true" table:show-details="true"/>
                <table:data-pilot-member table:name="MARAMAR S.A." table:display="true" table:show-details="true"/>
                <table:data-pilot-member table:name="MARBELIZE S.A." table:display="true" table:show-details="true"/>
                <table:data-pilot-member table:name="MARCIA YOLANDA TITUANA MACAS" table:display="true" table:show-details="true"/>
                <table:data-pilot-member table:name="MARDEX MARISCOS DE EXPORTACION S.A." table:display="true" table:show-details="true"/>
                <table:data-pilot-member table:name="MARINA SEAFOODS INTERNATIONAL  L.L.C." table:display="true" table:show-details="true"/>
                <table:data-pilot-member table:name="MARINA SEAFOODS INTERNATIONAL LLC" table:display="true" table:show-details="true"/>
                <table:data-pilot-member table:name="MARINASOL S A" table:display="true" table:show-details="true"/>
                <table:data-pilot-member table:name="MARINAZUL SA" table:display="true" table:show-details="true"/>
                <table:data-pilot-member table:name="MARISCOS BRIANNJENN S.A." table:display="true" table:show-details="true"/>
                <table:data-pilot-member table:name="MARISCOS DEL ECUADOR MARECUADOR CIA. LTD" table:display="true" table:show-details="true"/>
                <table:data-pilot-member table:name="MARKECSA S.A." table:display="true" table:show-details="true"/>
                <table:data-pilot-member table:name="MARMOL GILBERT NICOLE MARIA" table:display="true" table:show-details="true"/>
                <table:data-pilot-member table:name="MARQUEZ LOPEZ MARIA CAROLINA" table:display="true" table:show-details="true"/>
                <table:data-pilot-member table:name="MAVIJU S.A." table:display="true" table:show-details="true"/>
                <table:data-pilot-member table:name="MBEGLOBAL S A" table:display="true" table:show-details="true"/>
                <table:data-pilot-member table:name="MEDINA LOAYZA DOLORES LETICIA" table:display="true" table:show-details="true"/>
                <table:data-pilot-member table:name="MEDNATCORP S.A." table:display="true" table:show-details="true"/>
                <table:data-pilot-member table:name="MEGASUPPLY DE VENEZUELA C.A." table:display="true" table:show-details="true"/>
                <table:data-pilot-member table:name="MELIPATISSERIE S.A." table:display="true" table:show-details="true"/>
                <table:data-pilot-member table:name="MENOSCAL ALVAREZ LUIS FRANCISCO" table:display="true" table:show-details="true"/>
                <table:data-pilot-member table:name="MERA CABEZAS JOAO ALEXANDER" table:display="true" table:show-details="true"/>
                <table:data-pilot-member table:name="MERCANTIL GARZOZI &amp; GARBU S.A." table:display="true" table:show-details="true"/>
                <table:data-pilot-member table:name="METALCITY SA" table:display="true" table:show-details="true"/>
                <table:data-pilot-member table:name="MIA BRAND NETWORKS C A" table:display="true" table:show-details="true"/>
                <table:data-pilot-member table:name="MICROTELSA S.A." table:display="true" table:show-details="true"/>
                <table:data-pilot-member table:name="MIELES SUAREZ RAUL ALEJANDRO" table:display="true" table:show-details="true"/>
                <table:data-pilot-member table:name="MONMIFISH S A" table:display="true" table:show-details="true"/>
                <table:data-pilot-member table:name="MONTESDEOCA LEON DARWIN OSWALDO" table:display="true" table:show-details="true"/>
                <table:data-pilot-member table:name="MORA LOOR AURELIO EFRAIN" table:display="true" table:show-details="true"/>
                <table:data-pilot-member table:name="MORA VALAREZO PEDRO EFRAIN" table:display="true" table:show-details="true"/>
                <table:data-pilot-member table:name="MORALES LOPEZ MARIA ALEJANDRA" table:display="true" table:show-details="true"/>
                <table:data-pilot-member table:name="MORANTE SANCHEZ JOFFRE EDINSON" table:display="true" table:show-details="true"/>
                <table:data-pilot-member table:name="MOREIRA TUPAC YUPANQUI DIANA GIONVANNA" table:display="true" table:show-details="true"/>
                <table:data-pilot-member table:name="MORENO ABRAMOWICZ ENRIQUE" table:display="true" table:show-details="true"/>
                <table:data-pilot-member table:name="MORENO ALVARADO ENRIQUE" table:display="true" table:show-details="true"/>
                <table:data-pilot-member table:name="MORENO BARRERA CARLOS ALBERTO" table:display="true" table:show-details="true"/>
                <table:data-pilot-member table:name="MORENO TORO OSWALDO MAXIMO" table:display="true" table:show-details="true"/>
                <table:data-pilot-member table:name="MOVIMIENTO CRISTIANO" table:display="true" table:show-details="true"/>
                <table:data-pilot-member table:name="MULTIBILINGUE ECUADOR MBE S.A." table:display="true" table:show-details="true"/>
                <table:data-pilot-member table:name="MULTICOMPRAS S.A. MULCOMPSA" table:display="true" table:show-details="true"/>
                <table:data-pilot-member table:name="MULTIPRODUCTOS ECUADOR S.A." table:display="true" table:show-details="true"/>
                <table:data-pilot-member table:name="MUNDOLIMPIO S.A." table:display="true" table:show-details="true"/>
                <table:data-pilot-member table:name="NATIGOLD S A" table:display="true" table:show-details="true"/>
                <table:data-pilot-member table:name="NATLUK S.A." table:display="true" table:show-details="true"/>
                <table:data-pilot-member table:name="NATURE CORPORATION CA" table:display="true" table:show-details="true"/>
                <table:data-pilot-member table:name="NATURPHARMA S A" table:display="true" table:show-details="true"/>
                <table:data-pilot-member table:name="NATURQUIM S.A." table:display="true" table:show-details="true"/>
                <table:data-pilot-member table:name="NAVSEGUROS S.A." table:display="true" table:show-details="true"/>
                <table:data-pilot-member table:name="NEGOCIOS INDUSTRIALES REAL N.I.R.S.A. S." table:display="true" table:show-details="true"/>
                <table:data-pilot-member table:name="NEGRETE LOAIZA GILDA VERONICA" table:display="true" table:show-details="true"/>
                <table:data-pilot-member table:name="NEHME ANTON LIDIA RITA" table:display="true" table:show-details="true"/>
                <table:data-pilot-member table:name="NEIRA ROSERO CINTHIA YOLANDA" table:display="true" table:show-details="true"/>
                <table:data-pilot-member table:name="NERPETERI S.A." table:display="true" table:show-details="true"/>
                <table:data-pilot-member table:name="NO USAR" table:display="true" table:show-details="true"/>
                <table:data-pilot-member table:name="NO USAR ESTE CODIGO" table:display="true" table:show-details="true"/>
                <table:data-pilot-member table:name="NOBOA CEDEÑO MARIA DELIA" table:display="true" table:show-details="true"/>
                <table:data-pilot-member table:name="NOBOA CEDEÑO MARIA JOSE" table:display="true" table:show-details="true"/>
                <table:data-pilot-member table:name="NORFAC S.A." table:display="true" table:show-details="true"/>
                <table:data-pilot-member table:name="NOUHRA MAKSOUD PIER CHRISTIAN" table:display="true" table:show-details="true"/>
                <table:data-pilot-member table:name="NOVAPESCA S.A." table:display="true" table:show-details="true"/>
                <table:data-pilot-member table:name="NUTRAVEL SA" table:display="true" table:show-details="true"/>
                <table:data-pilot-member table:name="O V HOTELERA MACHALA  S.A." table:display="true" table:show-details="true"/>
                <table:data-pilot-member table:name="OCEAN SHRIMP  CA" table:display="true" table:show-details="true"/>
                <table:data-pilot-member table:name="OCEANFISH S.A." table:display="true" table:show-details="true"/>
                <table:data-pilot-member table:name="OCEANMUNDO S.A." table:display="true" table:show-details="true"/>
                <table:data-pilot-member table:name="OCEANSTAR S.A." table:display="true" table:show-details="true"/>
                <table:data-pilot-member table:name="OCEANTREASURE SA" table:display="true" table:show-details="true"/>
                <table:data-pilot-member table:name="OFFSET ABAD C.A." table:display="true" table:show-details="true"/>
                <table:data-pilot-member table:name="OLIMEX S.A." table:display="true" table:show-details="true"/>
                <table:data-pilot-member table:name="OPERADORA Y PROCESADORA DE PRODUCTOS MAR" table:display="true" table:show-details="true"/>
                <table:data-pilot-member table:name="OPERFEL S.A." table:display="true" table:show-details="true"/>
                <table:data-pilot-member table:name="ORBEA RAUL" table:display="true" table:show-details="true"/>
                <table:data-pilot-member table:name="ORBEA VACA JOSE WALTER" table:display="true" table:show-details="true"/>
                <table:data-pilot-member table:name="ORO VERDE MANAGEMENT S A OROVERSA" table:display="true" table:show-details="true"/>
                <table:data-pilot-member table:name="OROZCO &amp; FALCONI CIA. LTDA." table:display="true" table:show-details="true"/>
                <table:data-pilot-member table:name="OTELO &amp; FABELL S.A." table:display="true" table:show-details="true"/>
                <table:data-pilot-member table:name="OXIALFARM CIA. LTDA." table:display="true" table:show-details="true"/>
                <table:data-pilot-member table:name="PACETOL S.A." table:display="true" table:show-details="true"/>
                <table:data-pilot-member table:name="PACFISH  S.A." table:display="true" table:show-details="true"/>
                <table:data-pilot-member table:name="PACIFIC BOTTLING COMPANY S.A. PBCOM" table:display="true" table:show-details="true"/>
                <table:data-pilot-member table:name="PACIFIC SEAFOOD PACIFICSEAFOOD S A" table:display="true" table:show-details="true"/>
                <table:data-pilot-member table:name="PACIFIC SHRIMP DEL ECUADOR PACIFIC SHRIM" table:display="true" table:show-details="true"/>
                <table:data-pilot-member table:name="PACIFIC TUNA EXPORTS SA PATUNEX" table:display="true" table:show-details="true"/>
                <table:data-pilot-member table:name="PACIFICARD S.A." table:display="true" table:show-details="true"/>
                <table:data-pilot-member table:name="PACIFICLINK" table:display="true" table:show-details="true"/>
                <table:data-pilot-member table:name="PADICOR S.A." table:display="true" table:show-details="true"/>
                <table:data-pilot-member table:name="PADILLA RIVERA RODRIGO ISAAC" table:display="true" table:show-details="true"/>
                <table:data-pilot-member table:name="PALADINES RODRIGUEZ VICTOR EMILIO" table:display="true" table:show-details="true"/>
                <table:data-pilot-member table:name="PALENCIA LOPEZ ZAIMAR JOALIR" table:display="true" table:show-details="true"/>
                <table:data-pilot-member table:name="PALFRUT S.A." table:display="true" table:show-details="true"/>
                <table:data-pilot-member table:name="PANADERIA CALIFORNIA PANCALI S.A." table:display="true" table:show-details="true"/>
                <table:data-pilot-member table:name="PAPELERA NACIONAL S A" table:display="true" table:show-details="true"/>
                <table:data-pilot-member table:name="PAPELESA C LTDA" table:display="true" table:show-details="true"/>
                <table:data-pilot-member table:name="PAPERINDUSTRIES S A" table:display="true" table:show-details="true"/>
                <table:data-pilot-member table:name="PASSION &amp; FOOD TRADING S.A. PFT" table:display="true" table:show-details="true"/>
                <table:data-pilot-member table:name="PASTELERIA EL SALONCITO DE CASTRO PATINO" table:display="true" table:show-details="true"/>
                <table:data-pilot-member table:name="PASTELO S.A." table:display="true" table:show-details="true"/>
                <table:data-pilot-member table:name="PATRICIO JAVIER MARTÍNEZ PUENTE" table:display="true" table:show-details="true"/>
                <table:data-pilot-member table:name="PCC CONGELADOS Y FRESCOS S.A." table:display="true" table:show-details="true"/>
                <table:data-pilot-member table:name="PECES Y CRUSTACEOS DEL PACIFICO PEZCRUP" table:display="true" table:show-details="true"/>
                <table:data-pilot-member table:name="PEÑACA S.A." table:display="true" table:show-details="true"/>
                <table:data-pilot-member table:name="PERLAS DEL PACIFICO PACIPER S A" table:display="true" table:show-details="true"/>
                <table:data-pilot-member table:name="PERNAFE S.A." table:display="true" table:show-details="true"/>
                <table:data-pilot-member table:name="PESANTEZ FARFAN MANUEL TELMO" table:display="true" table:show-details="true"/>
                <table:data-pilot-member table:name="PESCABIEN S.A." table:display="true" table:show-details="true"/>
                <table:data-pilot-member table:name="PESCADOS Y MARISCOS DEL PACIFICO S.A. PE" table:display="true" table:show-details="true"/>
                <table:data-pilot-member table:name="PESCANOVA S. A." table:display="true" table:show-details="true"/>
                <table:data-pilot-member table:name="PESCARDEG S.A." table:display="true" table:show-details="true"/>
                <table:data-pilot-member table:name="PESQUERA DE LA MAR AQUAFISH S.A." table:display="true" table:show-details="true"/>
                <table:data-pilot-member table:name="PEZO MINDIOLA MAURO ANTONIO" table:display="true" table:show-details="true"/>
                <table:data-pilot-member table:name="PHARCO S.A." table:display="true" table:show-details="true"/>
                <table:data-pilot-member table:name="PHARMAX S A" table:display="true" table:show-details="true"/>
                <table:data-pilot-member table:name="PHARMEDIC S A" table:display="true" table:show-details="true"/>
                <table:data-pilot-member table:name="PHILLIPS-SEAFOOD OF ECUADOR C.A." table:display="true" table:show-details="true"/>
                <table:data-pilot-member table:name="PICA PLASTICOS INDUSTRIALES C.A." table:display="true" table:show-details="true"/>
                <table:data-pilot-member table:name="PILOZO PATRICIA" table:display="true" table:show-details="true"/>
                <table:data-pilot-member table:name="PINEDA RUIZ ROBERT GALO" table:display="true" table:show-details="true"/>
                <table:data-pilot-member table:name="PINTURAS CONDOR S.A." table:display="true" table:show-details="true"/>
                <table:data-pilot-member table:name="PINTURAS ECUATORIANAS S.A. PINTUCO" table:display="true" table:show-details="true"/>
                <table:data-pilot-member table:name="PINTURAS UNIDAS S.A." table:display="true" table:show-details="true"/>
                <table:data-pilot-member table:name="PLASTICOS DEL LITORAL PLASTLIT S.A" table:display="true" table:show-details="true"/>
                <table:data-pilot-member table:name="PLASTICOS PANAMERICANOS PLAPASA S.A." table:display="true" table:show-details="true"/>
                <table:data-pilot-member table:name="PLASTIPULP LTDA" table:display="true" table:show-details="true"/>
                <table:data-pilot-member table:name="PLASTIUNIVERSAL S.A." table:display="true" table:show-details="true"/>
                <table:data-pilot-member table:name="PLASTRO S.A." table:display="true" table:show-details="true"/>
                <table:data-pilot-member table:name="PLURIALIMENT S A" table:display="true" table:show-details="true"/>
                <table:data-pilot-member table:name="PORTOLIBRE S.A." table:display="true" table:show-details="true"/>
                <table:data-pilot-member table:name="PORTRANS S A" table:display="true" table:show-details="true"/>
                <table:data-pilot-member table:name="PORTUGAL LABORATORIOS DEL ECUADOR PORLAD" table:display="true" table:show-details="true"/>
                <table:data-pilot-member table:name="PREMIUM OCEAN LLC" table:display="true" table:show-details="true"/>
                <table:data-pilot-member table:name="PRIMA ELECTRONICORP S.A." table:display="true" table:show-details="true"/>
                <table:data-pilot-member table:name="PROCESADORA ANTARTICA  CA" table:display="true" table:show-details="true"/>
                <table:data-pilot-member table:name="PROCESADORA AQA MAR S.A." table:display="true" table:show-details="true"/>
                <table:data-pilot-member table:name="PROCESADORA ATLANTICO C A" table:display="true" table:show-details="true"/>
                <table:data-pilot-member table:name="PROCESADORA DE ALIMENTOS MARINOS CA PROC" table:display="true" table:show-details="true"/>
                <table:data-pilot-member table:name="PROCESADORA DE CAMARON EL ORO PROCAORO C" table:display="true" table:show-details="true"/>
                <table:data-pilot-member table:name="PROCESADORA DE FRUTAS NATURALES PROFRUTA" table:display="true" table:show-details="true"/>
                <table:data-pilot-member table:name="PROCESADORA DE MARISCOS DE EL ORO PROMAO" table:display="true" table:show-details="true"/>
                <table:data-pilot-member table:name="PROCESADORA DEL RIO S.A. PRORIOSA" table:display="true" table:show-details="true"/>
                <table:data-pilot-member table:name="PROCESADORA MEJIA S.A." table:display="true" table:show-details="true"/>
                <table:data-pilot-member table:name="PROCESADORA PORSORJA PROPOSORJA S.A." table:display="true" table:show-details="true"/>
                <table:data-pilot-member table:name="PROCESADORA Y EXPORTADORA DE CAMARON PRO" table:display="true" table:show-details="true"/>
                <table:data-pilot-member table:name="PRODALMAR CA" table:display="true" table:show-details="true"/>
                <table:data-pilot-member table:name="PRODEX CIA. LTDA." table:display="true" table:show-details="true"/>
                <table:data-pilot-member table:name="PRODUCTORA DE AUDIO VISUALES DUNNFILMS C" table:display="true" table:show-details="true"/>
                <table:data-pilot-member table:name="PRODUCTORA INTERNACIONAL DE COSMETICOS S" table:display="true" table:show-details="true"/>
                <table:data-pilot-member table:name="PRODUCTOS ALIMENTICIOS Y LICORES CIA LTD" table:display="true" table:show-details="true"/>
                <table:data-pilot-member table:name="PRODUCTOS CRIS C. LTDA." table:display="true" table:show-details="true"/>
                <table:data-pilot-member table:name="PRODUCTOS GUERRERO PROGUERCOM C A" table:display="true" table:show-details="true"/>
                <table:data-pilot-member table:name="PRODUCTOS PERECIBLES  Y MARISCOS PROPEMA" table:display="true" table:show-details="true"/>
                <table:data-pilot-member table:name="PRODUDERM S.A" table:display="true" table:show-details="true"/>
                <table:data-pilot-member table:name="PRODUXPEND S.A." table:display="true" table:show-details="true"/>
                <table:data-pilot-member table:name="PROEXPO PROCESADORA Y EXPORTADORA DE MAR" table:display="true" table:show-details="true"/>
                <table:data-pilot-member table:name="PROGRAF" table:display="true" table:show-details="true"/>
                <table:data-pilot-member table:name="PROGRAMA DE LAS NACIONES UNIDAS PARA EL" table:display="true" table:show-details="true"/>
                <table:data-pilot-member table:name="PROLACHIV S.A." table:display="true" table:show-details="true"/>
                <table:data-pilot-member table:name="PROMAPLAST PROCESADORA DE MATERIALES PLA" table:display="true" table:show-details="true"/>
                <table:data-pilot-member table:name="PROMARISCO S.A." table:display="true" table:show-details="true"/>
                <table:data-pilot-member table:name="PROMAROSA PRODUCTOS DEL MAR SANTA ROSA C" table:display="true" table:show-details="true"/>
                <table:data-pilot-member table:name="PROMOLUCKY S.A" table:display="true" table:show-details="true"/>
                <table:data-pilot-member table:name="PROMOTORA FARMACEUTICA ECUATORIANA PROFA" table:display="true" table:show-details="true"/>
                <table:data-pilot-member table:name="PRONTO SEA MAR PRONTSEMARSA  S.A." table:display="true" table:show-details="true"/>
                <table:data-pilot-member table:name="PROPIZZEC S A" table:display="true" table:show-details="true"/>
                <table:data-pilot-member table:name="PROVENCO C. LTDA." table:display="true" table:show-details="true"/>
                <table:data-pilot-member table:name="PTKDELECUADOR S.A." table:display="true" table:show-details="true"/>
                <table:data-pilot-member table:name="PUBLYNEXT S A" table:display="true" table:show-details="true"/>
                <table:data-pilot-member table:name="PYCCA S.A." table:display="true" table:show-details="true"/>
                <table:data-pilot-member table:name="PYDACO PRODUCTORES Y DISTRIBUIDORES COME" table:display="true" table:show-details="true"/>
                <table:data-pilot-member table:name="QUALITY PRODUCTS QALTY S A" table:display="true" table:show-details="true"/>
                <table:data-pilot-member table:name="QUALITYGOOD S A" table:display="true" table:show-details="true"/>
                <table:data-pilot-member table:name="QUICORNAC S.A." table:display="true" table:show-details="true"/>
                <table:data-pilot-member table:name="QUIMIAVIL S.A." table:display="true" table:show-details="true"/>
                <table:data-pilot-member table:name="QUIMPAC ECUADOR S.A QUIMPACSA" table:display="true" table:show-details="true"/>
                <table:data-pilot-member table:name="QUINTANA ACOSTA NELLY MARITZA" table:display="true" table:show-details="true"/>
                <table:data-pilot-member table:name="QUITO CASTILLO PEDRO SANTIAGO" table:display="true" table:show-details="true"/>
                <table:data-pilot-member table:name="R.B. IMPORTADORA S.A." table:display="true" table:show-details="true"/>
                <table:data-pilot-member table:name="RAMIREZ RESTREPO GUSTAVO" table:display="true" table:show-details="true"/>
                <table:data-pilot-member table:name="RAUL FEDERICO SANCHEZ FAREZ" table:display="true" table:show-details="true"/>
                <table:data-pilot-member table:name="RED SOLUTION C.A." table:display="true" table:show-details="true"/>
                <table:data-pilot-member table:name="REMONLI S.A." table:display="true" table:show-details="true"/>
                <table:data-pilot-member table:name="REVERSE OSMOSIS SYSTEM S.A. RE.VO.SYS" table:display="true" table:show-details="true"/>
                <table:data-pilot-member table:name="REVISTA MAJESTAD" table:display="true" table:show-details="true"/>
                <table:data-pilot-member table:name="REYLACTEOS C L" table:display="true" table:show-details="true"/>
                <table:data-pilot-member table:name="REYPEZPACIFIC SA" table:display="true" table:show-details="true"/>
                <table:data-pilot-member table:name="RIGAIL ALVARADO JULIA AMADA" table:display="true" table:show-details="true"/>
                <table:data-pilot-member table:name="RIVADENEIRA RIOFRIO MATEO" table:display="true" table:show-details="true"/>
                <table:data-pilot-member table:name="RIVAS TORRES MARIO EDUARDO" table:display="true" table:show-details="true"/>
                <table:data-pilot-member table:name="RIVASMATZA S.A." table:display="true" table:show-details="true"/>
                <table:data-pilot-member table:name="ROCALVI S.A." table:display="true" table:show-details="true"/>
                <table:data-pilot-member table:name="ROCHEM DEL ECUADOR S.A." table:display="true" table:show-details="true"/>
                <table:data-pilot-member table:name="RODA INTERNACIONAL CANARIAS S  L" table:display="true" table:show-details="true"/>
                <table:data-pilot-member table:name="RODA INTERNACIONAL CANARIAS S L A" table:display="true" table:show-details="true"/>
                <table:data-pilot-member table:name="RODRIGUEZ  HERRERA VIVIANA DEL CARMEN" table:display="true" table:show-details="true"/>
                <table:data-pilot-member table:name="RODRIGUEZ OCHOA ALEX MANUEL" table:display="true" table:show-details="true"/>
                <table:data-pilot-member table:name="RODRIGUEZ QUIÑONEZ VICTOR LEONARDO" table:display="true" table:show-details="true"/>
                <table:data-pilot-member table:name="ROJAS &amp; CEVALLOS EXPORTADORA CEVAROEX S" table:display="true" table:show-details="true"/>
                <table:data-pilot-member table:name="ROMAN SEGARRA RUTH VANESSA" table:display="true" table:show-details="true"/>
                <table:data-pilot-member table:name="ROMERSA S.A" table:display="true" table:show-details="true"/>
                <table:data-pilot-member table:name="ROXCEL HANDELSGESELLSCHAFT M B H" table:display="true" table:show-details="true"/>
                <table:data-pilot-member table:name="RUBA S.A." table:display="true" table:show-details="true"/>
                <table:data-pilot-member table:name="RUBCONSTRUC S.A." table:display="true" table:show-details="true"/>
                <table:data-pilot-member table:name="RUBIO CALDERON OSCAR RODRIGO" table:display="true" table:show-details="true"/>
                <table:data-pilot-member table:name="SABANDO MENDOZA VANESSA ISABEL" table:display="true" table:show-details="true"/>
                <table:data-pilot-member table:name="SABILERA DEL PACIFICO S.A.  ALOEPACIFIC" table:display="true" table:show-details="true"/>
                <table:data-pilot-member table:name="SAINT GOBAIN DO BRASIL PROD. IND. E P CO" table:display="true" table:show-details="true"/>
                <table:data-pilot-member table:name="SALGADO JUEZ JUAN JOSE" table:display="true" table:show-details="true"/>
                <table:data-pilot-member table:name="SALICA DEL ECUADOR S.A." table:display="true" table:show-details="true"/>
                <table:data-pilot-member table:name="SALJUPER S.A." table:display="true" table:show-details="true"/>
                <table:data-pilot-member table:name="SALTOS  CEVALLOS REYNALDO ELIAS" table:display="true" table:show-details="true"/>
                <table:data-pilot-member table:name="SANBERNAEXPORT S A" table:display="true" table:show-details="true"/>
                <table:data-pilot-member table:name="SANCHEZ PLASENCIA JORGE LUIS" table:display="true" table:show-details="true"/>
                <table:data-pilot-member table:name="SANCHEZ PLASENCIA MARIO BOLIVAR" table:display="true" table:show-details="true"/>
                <table:data-pilot-member table:name="SANCHEZ PLASENCIA RAUL ARMANDO" table:display="true" table:show-details="true"/>
                <table:data-pilot-member table:name="SANCHEZ QUINDE FANNY JANNETH" table:display="true" table:show-details="true"/>
                <table:data-pilot-member table:name="SANTA-FAENA S A S" table:display="true" table:show-details="true"/>
                <table:data-pilot-member table:name="SAZONADORES DEL PACIFICO CIA. LTDA." table:display="true" table:show-details="true"/>
                <table:data-pilot-member table:name="SCOTT LEVETON" table:display="true" table:show-details="true"/>
                <table:data-pilot-member table:name="SEA PRONTO S.A.  SEPROSA" table:display="true" table:show-details="true"/>
                <table:data-pilot-member table:name="SEAFMAN CA" table:display="true" table:show-details="true"/>
                <table:data-pilot-member table:name="SEAFOOD DELICATESSES COMPAÑÍA ANONIMA" table:display="true" table:show-details="true"/>
                <table:data-pilot-member table:name="SEAFOODSERVICE S.A." table:display="true" table:show-details="true"/>
                <table:data-pilot-member table:name="SECRETARIA DE GESTION DE RIESGOS" table:display="true" table:show-details="true"/>
                <table:data-pilot-member table:name="SEGOVIA MUENTES CAROL PAOLA" table:display="true" table:show-details="true"/>
                <table:data-pilot-member table:name="SEGURILLANTA S.A." table:display="true" table:show-details="true"/>
                <table:data-pilot-member table:name="SENSE-ECUADOR SA" table:display="true" table:show-details="true"/>
                <table:data-pilot-member table:name="SERES LABORATORIO FARMACEUTICO S A" table:display="true" table:show-details="true"/>
                <table:data-pilot-member table:name="SERRANO PALMA IRMA EMILIA" table:display="true" table:show-details="true"/>
                <table:data-pilot-member table:name="SERVICIOS ALIMENTICIOS PALMSERALI C. LTD" table:display="true" table:show-details="true"/>
                <table:data-pilot-member table:name="SERVICIOS DE ALIMENTACION COMIEXPRESS CI" table:display="true" table:show-details="true"/>
                <table:data-pilot-member table:name="SERVICIOS EDUCATIVOS SERVIEDUCA S.A." table:display="true" table:show-details="true"/>
                <table:data-pilot-member table:name="SERVIJUNIOR S.A." table:display="true" table:show-details="true"/>
                <table:data-pilot-member table:name="SERVITERRA S.A." table:display="true" table:show-details="true"/>
                <table:data-pilot-member table:name="SINMEDIC S A" table:display="true" table:show-details="true"/>
                <table:data-pilot-member table:name="SINTERNAC S.A." table:display="true" table:show-details="true"/>
                <table:data-pilot-member table:name="SIONPHARM CIA. LTDA." table:display="true" table:show-details="true"/>
                <table:data-pilot-member table:name="SMITH TRADING COMPANY EIRL" table:display="true" table:show-details="true"/>
                <table:data-pilot-member table:name="SOCIEDAD NACIONAL DE GALAPAGOS C.A." table:display="true" table:show-details="true"/>
                <table:data-pilot-member table:name="SODICOR S.A." table:display="true" table:show-details="true"/>
                <table:data-pilot-member table:name="SOITGAR S.A." table:display="true" table:show-details="true"/>
                <table:data-pilot-member table:name="SOLIS ZAMBRANO RAMON RODOLFO" table:display="true" table:show-details="true"/>
                <table:data-pilot-member table:name="SOLNU S.A." table:display="true" table:show-details="true"/>
                <table:data-pilot-member table:name="SOLUBLES INSTANTANEOS C.A." table:display="true" table:show-details="true"/>
                <table:data-pilot-member table:name="SONY INTER AMERICAN S A" table:display="true" table:show-details="true"/>
                <table:data-pilot-member table:name="SOPAC" table:display="true" table:show-details="true"/>
                <table:data-pilot-member table:name="SOUTH PACIFIC SEAFOOD S.A. SOPASE" table:display="true" table:show-details="true"/>
                <table:data-pilot-member table:name="SOUTHERN FISHERIES LLC" table:display="true" table:show-details="true"/>
                <table:data-pilot-member table:name="SPONDYLTECH SA" table:display="true" table:show-details="true"/>
                <table:data-pilot-member table:name="STARFOOD PRODUCTS ECUADOR S.A." table:display="true" table:show-details="true"/>
                <table:data-pilot-member table:name="STONAGI S.A." table:display="true" table:show-details="true"/>
                <table:data-pilot-member table:name="STROKEN S.A." table:display="true" table:show-details="true"/>
                <table:data-pilot-member table:name="SUAREZ ALEJANDRO GUILLERMO ERNESTO" table:display="true" table:show-details="true"/>
                <table:data-pilot-member table:name="SUCESORES DE JACOBO PAREDES M SA" table:display="true" table:show-details="true"/>
                <table:data-pilot-member table:name="SUMELEC S.A." table:display="true" table:show-details="true"/>
                <table:data-pilot-member table:name="SUMESA S A" table:display="true" table:show-details="true"/>
                <table:data-pilot-member table:name="SUNCHODESA REPRESENTACIONES C. LTDA." table:display="true" table:show-details="true"/>
                <table:data-pilot-member table:name="SUNKOVA S A" table:display="true" table:show-details="true"/>
                <table:data-pilot-member table:name="SUPRAPLAST S.A" table:display="true" table:show-details="true"/>
                <table:data-pilot-member table:name="SURFNET AD SOLUTIONS S.A." table:display="true" table:show-details="true"/>
                <table:data-pilot-member table:name="SURGALARE S A" table:display="true" table:show-details="true"/>
                <table:data-pilot-member table:name="TANNOURI MIZZARANAANI  NAYEF TANNOUS" table:display="true" table:show-details="true"/>
                <table:data-pilot-member table:name="TARCOM S.A MAGYMA" table:display="true" table:show-details="true"/>
                <table:data-pilot-member table:name="TECNICA Y COMERCIO DE LA PESCA CA  TECOP" table:display="true" table:show-details="true"/>
                <table:data-pilot-member table:name="TECNOQUIM TECNOLOGIA  QUIMICA S.A." table:display="true" table:show-details="true"/>
                <table:data-pilot-member table:name="TECNOQUIMICAS DEL ECUADOR S.A" table:display="true" table:show-details="true"/>
                <table:data-pilot-member table:name="TEDEX S.A." table:display="true" table:show-details="true"/>
                <table:data-pilot-member table:name="TERMOEK TERMOENCOGIBLES Y EMPAQUES S.A." table:display="true" table:show-details="true"/>
                <table:data-pilot-member table:name="TERRA SOL CORP S.A" table:display="true" table:show-details="true"/>
                <table:data-pilot-member table:name="TESETSIS S.A." table:display="true" table:show-details="true"/>
                <table:data-pilot-member table:name="TESIA LABORATORIOS S.A." table:display="true" table:show-details="true"/>
                <table:data-pilot-member table:name="THE TESALIA SPRINGS COMPANY SA" table:display="true" table:show-details="true"/>
                <table:data-pilot-member table:name="TICONPLUS S.A." table:display="true" table:show-details="true"/>
                <table:data-pilot-member table:name="TIENDAS INDUSTRIALES ASOCIADAS TIA S.A." table:display="true" table:show-details="true"/>
                <table:data-pilot-member table:name="TOPTRADE INTERNATIONAL SAC" table:display="true" table:show-details="true"/>
                <table:data-pilot-member table:name="TORRES MASACHE JONATHAN ALEJANDRO" table:display="true" table:show-details="true"/>
                <table:data-pilot-member table:name="TRANSAMERICA INVESTMENT &amp; HOLDING CORP" table:display="true" table:show-details="true"/>
                <table:data-pilot-member table:name="TRANSCARIBBEAN TRADERS INC" table:display="true" table:show-details="true"/>
                <table:data-pilot-member table:name="TRANSCITY S.A." table:display="true" table:show-details="true"/>
                <table:data-pilot-member table:name="TRANSMARINA C A" table:display="true" table:show-details="true"/>
                <table:data-pilot-member table:name="TRANSMARINER S A" table:display="true" table:show-details="true"/>
                <table:data-pilot-member table:name="TRIYIT S.A." table:display="true" table:show-details="true"/>
                <table:data-pilot-member table:name="TROLEGSA S.A." table:display="true" table:show-details="true"/>
                <table:data-pilot-member table:name="TROPEDUR S.A." table:display="true" table:show-details="true"/>
                <table:data-pilot-member table:name="TROPICALIMENTOS S.A." table:display="true" table:show-details="true"/>
                <table:data-pilot-member table:name="TULICORP S A" table:display="true" table:show-details="true"/>
                <table:data-pilot-member table:name="TULIPANESA S.A." table:display="true" table:show-details="true"/>
                <table:data-pilot-member table:name="UNICENTRO TURISTICO JABUCAM S A" table:display="true" table:show-details="true"/>
                <table:data-pilot-member table:name="UNION VINICOLA INTERNACIONAL S.A." table:display="true" table:show-details="true"/>
                <table:data-pilot-member table:name="UNIVERSAL SHOES S A" table:display="true" table:show-details="true"/>
                <table:data-pilot-member table:name="UNIVERSAL SWEET INDUSTRIES S A" table:display="true" table:show-details="true"/>
                <table:data-pilot-member table:name="UNIVERSIDAD DE ESPECIALIDADES ESPIRITU S" table:display="true" table:show-details="true"/>
                <table:data-pilot-member table:name="UNIVERSIDAD DE LOS HEMISFERIOS" table:display="true" table:show-details="true"/>
                <table:data-pilot-member table:name="UNKLER S.A." table:display="true" table:show-details="true"/>
                <table:data-pilot-member table:name="VALAREZO LINGEN VITTORIO ALEJANDRO" table:display="true" table:show-details="true"/>
                <table:data-pilot-member table:name="VECONSA S A" table:display="true" table:show-details="true"/>
                <table:data-pilot-member table:name="VEGA VEGA  MAYRA NATALI" table:display="true" table:show-details="true"/>
                <table:data-pilot-member table:name="VELA SUMMERS JUAN FERNANDO" table:display="true" table:show-details="true"/>
                <table:data-pilot-member table:name="VEMONTHE S A" table:display="true" table:show-details="true"/>
                <table:data-pilot-member table:name="VERA L. OSCAR REPRESENTACIONES" table:display="true" table:show-details="true"/>
                <table:data-pilot-member table:name="VERA RODRIGUEZ CARLOS EDMUNDO" table:display="true" table:show-details="true"/>
                <table:data-pilot-member table:name="VERONSA S.A." table:display="true" table:show-details="true"/>
                <table:data-pilot-member table:name="VIEJO RIVERA SONNIA DOLORES" table:display="true" table:show-details="true"/>
                <table:data-pilot-member table:name="VINTIMILLA CORRAL JOSE ANTONIO" table:display="true" table:show-details="true"/>
                <table:data-pilot-member table:name="VISIONENERGY S.A." table:display="true" table:show-details="true"/>
                <table:data-pilot-member table:name="W F C SOLUCIONES IMPORTACION Y EXPORTACI" table:display="true" table:show-details="true"/>
                <table:data-pilot-member table:name="WASBERTH S.A." table:display="true" table:show-details="true"/>
                <table:data-pilot-member table:name="WASHINGTON PATRICIO ANDRADE CABEZAS" table:display="true" table:show-details="true"/>
                <table:data-pilot-member table:name="WHARF TRADING INTERNATIONAL LTD" table:display="true" table:show-details="true"/>
                <table:data-pilot-member table:name="WIDE FORMAT IMPRESIONES S.A." table:display="true" table:show-details="true"/>
                <table:data-pilot-member table:name="WINEGIFTS S.A" table:display="true" table:show-details="true"/>
                <table:data-pilot-member table:name="WORLDWIDE INVESTMENTS AND REPRESENTATION" table:display="true" table:show-details="true"/>
                <table:data-pilot-member table:name="XIAEXPORT S.A." table:display="true" table:show-details="true"/>
                <table:data-pilot-member table:name="YOUNGLIVING ECUADOR CIA LTDA" table:display="true" table:show-details="true"/>
                <table:data-pilot-member table:name="YUKRA CHALLWA SA" table:display="true" table:show-details="true"/>
                <table:data-pilot-member table:name="ZAMBRITISA S.A." table:display="true" table:show-details="true"/>
                <table:data-pilot-member table:name="ZAPEC S.A." table:display="true" table:show-details="true"/>
                <table:data-pilot-member table:name="ZAR IMPORT ZARIMPORT SA" table:display="true" table:show-details="true"/>
                <table:data-pilot-member table:name="ZAZAPEC S.A." table:display="true" table:show-details="true"/>
                <table:data-pilot-member table:name="ZEA VIDAL LUIS ALBERTO" table:display="true" table:show-details="true"/>
                <table:data-pilot-member table:name="ZEAEXPEC S.A." table:display="true" table:show-details="true"/>
                <table:data-pilot-member table:name="ZONA FRANCA DE POSORJA ZOFRAPORT S.A." table:display="true" table:show-details="true"/>
                <table:data-pilot-member table:name="ZUNINO MACIAS MONICA RAFAELA" table:display="true" table:show-details="true"/>
                <table:data-pilot-member table:name="ZUNINO MACIAS PABLO ENRIQ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do a 2020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71.33" table:display="true" table:show-details="true"/>
                <table:data-pilot-member table:name="122.00" table:display="true" table:show-details="true"/>
                <table:data-pilot-member table:name="150.00" table:display="true" table:show-details="true"/>
                <table:data-pilot-member table:name="374.00" table:display="true" table:show-details="true"/>
                <table:data-pilot-member table:name="489.22" table:display="true" table:show-details="true"/>
                <table:data-pilot-member table:name="595.35" table:display="true" table:show-details="true"/>
                <table:data-pilot-member table:name="633.05" table:display="true" table:show-details="true"/>
                <table:data-pilot-member table:name="642.66" table:display="true" table:show-details="true"/>
                <table:data-pilot-member table:name="708.46" table:display="true" table:show-details="true"/>
                <table:data-pilot-member table:name="733.25" table:display="true" table:show-details="true"/>
                <table:data-pilot-member table:name="821.62" table:display="true" table:show-details="true"/>
                <table:data-pilot-member table:name="822.64" table:display="true" table:show-details="true"/>
                <table:data-pilot-member table:name="942.23" table:display="true" table:show-details="true"/>
                <table:data-pilot-member table:name="982.07" table:display="true" table:show-details="true"/>
                <table:data-pilot-member table:name="1,075.20" table:display="true" table:show-details="true"/>
                <table:data-pilot-member table:name="1,184.00" table:display="true" table:show-details="true"/>
                <table:data-pilot-member table:name="1,191.61" table:display="true" table:show-details="true"/>
                <table:data-pilot-member table:name="1,238.80" table:display="true" table:show-details="true"/>
                <table:data-pilot-member table:name="1,273.32" table:display="true" table:show-details="true"/>
                <table:data-pilot-member table:name="1,307.05" table:display="true" table:show-details="true"/>
                <table:data-pilot-member table:name="1,342.32" table:display="true" table:show-details="true"/>
                <table:data-pilot-member table:name="1,471.53" table:display="true" table:show-details="true"/>
                <table:data-pilot-member table:name="1,475.45" table:display="true" table:show-details="true"/>
                <table:data-pilot-member table:name="1,486.09" table:display="true" table:show-details="true"/>
                <table:data-pilot-member table:name="1,592.17" table:display="true" table:show-details="true"/>
                <table:data-pilot-member table:name="1,666.98" table:display="true" table:show-details="true"/>
                <table:data-pilot-member table:name="1,684.07" table:display="true" table:show-details="true"/>
                <table:data-pilot-member table:name="1,718.15" table:display="true" table:show-details="true"/>
                <table:data-pilot-member table:name="1,788.53" table:display="true" table:show-details="true"/>
                <table:data-pilot-member table:name="1,930.20" table:display="true" table:show-details="true"/>
                <table:data-pilot-member table:name="1,945.35" table:display="true" table:show-details="true"/>
                <table:data-pilot-member table:name="2,038.11" table:display="true" table:show-details="true"/>
                <table:data-pilot-member table:name="2,053.59" table:display="true" table:show-details="true"/>
                <table:data-pilot-member table:name="2,070.82" table:display="true" table:show-details="true"/>
                <table:data-pilot-member table:name="2,217.83" table:display="true" table:show-details="true"/>
                <table:data-pilot-member table:name="2,403.46" table:display="true" table:show-details="true"/>
                <table:data-pilot-member table:name="2,620.80" table:display="true" table:show-details="true"/>
                <table:data-pilot-member table:name="2,738.53" table:display="true" table:show-details="true"/>
                <table:data-pilot-member table:name="2,830.94" table:display="true" table:show-details="true"/>
                <table:data-pilot-member table:name="2,831.11" table:display="true" table:show-details="true"/>
                <table:data-pilot-member table:name="2,933.34" table:display="true" table:show-details="true"/>
                <table:data-pilot-member table:name="2,940.92" table:display="true" table:show-details="true"/>
                <table:data-pilot-member table:name="3,113.26" table:display="true" table:show-details="true"/>
                <table:data-pilot-member table:name="3,168.70" table:display="true" table:show-details="true"/>
                <table:data-pilot-member table:name="3,364.73" table:display="true" table:show-details="true"/>
                <table:data-pilot-member table:name="3,413.64" table:display="true" table:show-details="true"/>
                <table:data-pilot-member table:name="3,516.00" table:display="true" table:show-details="true"/>
                <table:data-pilot-member table:name="3,542.89" table:display="true" table:show-details="true"/>
                <table:data-pilot-member table:name="3,577.08" table:display="true" table:show-details="true"/>
                <table:data-pilot-member table:name="4,000.66" table:display="true" table:show-details="true"/>
                <table:data-pilot-member table:name="4,107.70" table:display="true" table:show-details="true"/>
                <table:data-pilot-member table:name="4,147.12" table:display="true" table:show-details="true"/>
                <table:data-pilot-member table:name="5,271.60" table:display="true" table:show-details="true"/>
                <table:data-pilot-member table:name="5,437.17" table:display="true" table:show-details="true"/>
                <table:data-pilot-member table:name="5,450.46" table:display="true" table:show-details="true"/>
                <table:data-pilot-member table:name="5,481.84" table:display="true" table:show-details="true"/>
                <table:data-pilot-member table:name="5,518.09" table:display="true" table:show-details="true"/>
                <table:data-pilot-member table:name="5,529.98" table:display="true" table:show-details="true"/>
                <table:data-pilot-member table:name="5,657.72" table:display="true" table:show-details="true"/>
                <table:data-pilot-member table:name="5,666.85" table:display="true" table:show-details="true"/>
                <table:data-pilot-member table:name="5,772.40" table:display="true" table:show-details="true"/>
                <table:data-pilot-member table:name="7,143.48" table:display="true" table:show-details="true"/>
                <table:data-pilot-member table:name="7,379.51" table:display="true" table:show-details="true"/>
                <table:data-pilot-member table:name="7,961.86" table:display="true" table:show-details="true"/>
                <table:data-pilot-member table:name="8,262.91" table:display="true" table:show-details="true"/>
                <table:data-pilot-member table:name="8,294.29" table:display="true" table:show-details="true"/>
                <table:data-pilot-member table:name="8,667.50" table:display="true" table:show-details="true"/>
                <table:data-pilot-member table:name="8,817.30" table:display="true" table:show-details="true"/>
                <table:data-pilot-member table:name="9,442.90" table:display="true" table:show-details="true"/>
                <table:data-pilot-member table:name="11,304.36" table:display="true" table:show-details="true"/>
                <table:data-pilot-member table:name="11,695.85" table:display="true" table:show-details="true"/>
                <table:data-pilot-member table:name="12,026.35" table:display="true" table:show-details="true"/>
                <table:data-pilot-member table:name="12,041.31" table:display="true" table:show-details="true"/>
                <table:data-pilot-member table:name="12,497.68" table:display="true" table:show-details="true"/>
                <table:data-pilot-member table:name="13,277.24" table:display="true" table:show-details="true"/>
                <table:data-pilot-member table:name="14,076.57" table:display="true" table:show-details="true"/>
                <table:data-pilot-member table:name="14,211.73" table:display="true" table:show-details="true"/>
                <table:data-pilot-member table:name="15,086.53" table:display="true" table:show-details="true"/>
                <table:data-pilot-member table:name="15,178.10" table:display="true" table:show-details="true"/>
                <table:data-pilot-member table:name="15,754.34" table:display="true" table:show-details="true"/>
                <table:data-pilot-member table:name="16,319.93" table:display="true" table:show-details="true"/>
                <table:data-pilot-member table:name="16,519.60" table:display="true" table:show-details="true"/>
                <table:data-pilot-member table:name="17,753.98" table:display="true" table:show-details="true"/>
                <table:data-pilot-member table:name="18,291.01" table:display="true" table:show-details="true"/>
                <table:data-pilot-member table:name="19,179.99" table:display="true" table:show-details="true"/>
                <table:data-pilot-member table:name="19,670.49" table:display="true" table:show-details="true"/>
                <table:data-pilot-member table:name="19,915.17" table:display="true" table:show-details="true"/>
                <table:data-pilot-member table:name="21,196.65" table:display="true" table:show-details="true"/>
                <table:data-pilot-member table:name="22,366.02" table:display="true" table:show-details="true"/>
                <table:data-pilot-member table:name="22,383.38" table:display="true" table:show-details="true"/>
                <table:data-pilot-member table:name="22,607.27" table:display="true" table:show-details="true"/>
                <table:data-pilot-member table:name="22,847.82" table:display="true" table:show-details="true"/>
                <table:data-pilot-member table:name="24,324.18" table:display="true" table:show-details="true"/>
                <table:data-pilot-member table:name="25,913.25" table:display="true" table:show-details="true"/>
                <table:data-pilot-member table:name="26,266.34" table:display="true" table:show-details="true"/>
                <table:data-pilot-member table:name="26,787.59" table:display="true" table:show-details="true"/>
                <table:data-pilot-member table:name="27,893.31" table:display="true" table:show-details="true"/>
                <table:data-pilot-member table:name="28,221.65" table:display="true" table:show-details="true"/>
                <table:data-pilot-member table:name="30,814.77" table:display="true" table:show-details="true"/>
                <table:data-pilot-member table:name="33,969.23" table:display="true" table:show-details="true"/>
                <table:data-pilot-member table:name="34,130.09" table:display="true" table:show-details="true"/>
                <table:data-pilot-member table:name="36,346.36" table:display="true" table:show-details="true"/>
                <table:data-pilot-member table:name="37,852.68" table:display="true" table:show-details="true"/>
                <table:data-pilot-member table:name="37,921.44" table:display="true" table:show-details="true"/>
                <table:data-pilot-member table:name="38,458.45" table:display="true" table:show-details="true"/>
                <table:data-pilot-member table:name="38,513.77" table:display="true" table:show-details="true"/>
                <table:data-pilot-member table:name="40,588.84" table:display="true" table:show-details="true"/>
                <table:data-pilot-member table:name="40,751.34" table:display="true" table:show-details="true"/>
                <table:data-pilot-member table:name="41,196.96" table:display="true" table:show-details="true"/>
                <table:data-pilot-member table:name="49,505.60" table:display="true" table:show-details="true"/>
                <table:data-pilot-member table:name="51,390.31" table:display="true" table:show-details="true"/>
                <table:data-pilot-member table:name="54,597.57" table:display="true" table:show-details="true"/>
                <table:data-pilot-member table:name="56,554.54" table:display="true" table:show-details="true"/>
                <table:data-pilot-member table:name="59,995.91" table:display="true" table:show-details="true"/>
                <table:data-pilot-member table:name="73,468.12" table:display="true" table:show-details="true"/>
                <table:data-pilot-member table:name="80,797.44" table:display="true" table:show-details="true"/>
                <table:data-pilot-member table:name="85,621.46" table:display="true" table:show-details="true"/>
                <table:data-pilot-member table:name="95,005.95" table:display="true" table:show-details="true"/>
                <table:data-pilot-member table:name="110,546.40" table:display="true" table:show-details="true"/>
                <table:data-pilot-member table:name="136,217.15" table:display="true" table:show-details="true"/>
                <table:data-pilot-member table:name="203,965.03" table:display="true" table:show-details="true"/>
                <table:data-pilot-member table:name="322,103.81" table:display="true" table:show-details="true"/>
                <table:data-pilot-member table:name="372,774.13" table:display="true" table:show-details="true"/>
                <table:data-pilot-member table:name="390,893.43" table:display="true" table:show-details="true"/>
                <table:data-pilot-member table:name="941,804.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cturados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63.00" table:display="true" table:show-details="true"/>
                <table:data-pilot-member table:name="168.00" table:display="true" table:show-details="true"/>
                <table:data-pilot-member table:name="193.46" table:display="true" table:show-details="true"/>
                <table:data-pilot-member table:name="268.80" table:display="true" table:show-details="true"/>
                <table:data-pilot-member table:name="299.72" table:display="true" table:show-details="true"/>
                <table:data-pilot-member table:name="322.22" table:display="true" table:show-details="true"/>
                <table:data-pilot-member table:name="364.56" table:display="true" table:show-details="true"/>
                <table:data-pilot-member table:name="501.00" table:display="true" table:show-details="true"/>
                <table:data-pilot-member table:name="526.40" table:display="true" table:show-details="true"/>
                <table:data-pilot-member table:name="560.00" table:display="true" table:show-details="true"/>
                <table:data-pilot-member table:name="587.66" table:display="true" table:show-details="true"/>
                <table:data-pilot-member table:name="620.73" table:display="true" table:show-details="true"/>
                <table:data-pilot-member table:name="627.20" table:display="true" table:show-details="true"/>
                <table:data-pilot-member table:name="723.24" table:display="true" table:show-details="true"/>
                <table:data-pilot-member table:name="770.12" table:display="true" table:show-details="true"/>
                <table:data-pilot-member table:name="808.65" table:display="true" table:show-details="true"/>
                <table:data-pilot-member table:name="846.72" table:display="true" table:show-details="true"/>
                <table:data-pilot-member table:name="882.00" table:display="true" table:show-details="true"/>
                <table:data-pilot-member table:name="940.80" table:display="true" table:show-details="true"/>
                <table:data-pilot-member table:name="1,006.51" table:display="true" table:show-details="true"/>
                <table:data-pilot-member table:name="1,148.00" table:display="true" table:show-details="true"/>
                <table:data-pilot-member table:name="1,242.92" table:display="true" table:show-details="true"/>
                <table:data-pilot-member table:name="1,254.40" table:display="true" table:show-details="true"/>
                <table:data-pilot-member table:name="1,288.00" table:display="true" table:show-details="true"/>
                <table:data-pilot-member table:name="1,290.80" table:display="true" table:show-details="true"/>
                <table:data-pilot-member table:name="1,400.00" table:display="true" table:show-details="true"/>
                <table:data-pilot-member table:name="1,402.91" table:display="true" table:show-details="true"/>
                <table:data-pilot-member table:name="1,456.00" table:display="true" table:show-details="true"/>
                <table:data-pilot-member table:name="1,579.48" table:display="true" table:show-details="true"/>
                <table:data-pilot-member table:name="1,624.00" table:display="true" table:show-details="true"/>
                <table:data-pilot-member table:name="1,646.40" table:display="true" table:show-details="true"/>
                <table:data-pilot-member table:name="1,657.17" table:display="true" table:show-details="true"/>
                <table:data-pilot-member table:name="1,680.00" table:display="true" table:show-details="true"/>
                <table:data-pilot-member table:name="1,898.40" table:display="true" table:show-details="true"/>
                <table:data-pilot-member table:name="1,908.48" table:display="true" table:show-details="true"/>
                <table:data-pilot-member table:name="2,184.00" table:display="true" table:show-details="true"/>
                <table:data-pilot-member table:name="2,439.37" table:display="true" table:show-details="true"/>
                <table:data-pilot-member table:name="2,475.54" table:display="true" table:show-details="true"/>
                <table:data-pilot-member table:name="2,529.41" table:display="true" table:show-details="true"/>
                <table:data-pilot-member table:name="2,532.32" table:display="true" table:show-details="true"/>
                <table:data-pilot-member table:name="2,563.55" table:display="true" table:show-details="true"/>
                <table:data-pilot-member table:name="2,673.27" table:display="true" table:show-details="true"/>
                <table:data-pilot-member table:name="2,871.68" table:display="true" table:show-details="true"/>
                <table:data-pilot-member table:name="3,004.83" table:display="true" table:show-details="true"/>
                <table:data-pilot-member table:name="3,036.04" table:display="true" table:show-details="true"/>
                <table:data-pilot-member table:name="3,222.10" table:display="true" table:show-details="true"/>
                <table:data-pilot-member table:name="3,234.64" table:display="true" table:show-details="true"/>
                <table:data-pilot-member table:name="3,265.09" table:display="true" table:show-details="true"/>
                <table:data-pilot-member table:name="3,329.46" table:display="true" table:show-details="true"/>
                <table:data-pilot-member table:name="3,368.62" table:display="true" table:show-details="true"/>
                <table:data-pilot-member table:name="3,370.10" table:display="true" table:show-details="true"/>
                <table:data-pilot-member table:name="3,414.03" table:display="true" table:show-details="true"/>
                <table:data-pilot-member table:name="3,628.80" table:display="true" table:show-details="true"/>
                <table:data-pilot-member table:name="3,763.20" table:display="true" table:show-details="true"/>
                <table:data-pilot-member table:name="3,820.40" table:display="true" table:show-details="true"/>
                <table:data-pilot-member table:name="3,890.10" table:display="true" table:show-details="true"/>
                <table:data-pilot-member table:name="3,932.32" table:display="true" table:show-details="true"/>
                <table:data-pilot-member table:name="3,969.00" table:display="true" table:show-details="true"/>
                <table:data-pilot-member table:name="4,201.68" table:display="true" table:show-details="true"/>
                <table:data-pilot-member table:name="4,206.50" table:display="true" table:show-details="true"/>
                <table:data-pilot-member table:name="4,282.24" table:display="true" table:show-details="true"/>
                <table:data-pilot-member table:name="4,306.21" table:display="true" table:show-details="true"/>
                <table:data-pilot-member table:name="4,327.12" table:display="true" table:show-details="true"/>
                <table:data-pilot-member table:name="4,987.95" table:display="true" table:show-details="true"/>
                <table:data-pilot-member table:name="5,088.16" table:display="true" table:show-details="true"/>
                <table:data-pilot-member table:name="5,195.83" table:display="true" table:show-details="true"/>
                <table:data-pilot-member table:name="5,256.10" table:display="true" table:show-details="true"/>
                <table:data-pilot-member table:name="5,733.98" table:display="true" table:show-details="true"/>
                <table:data-pilot-member table:name="5,995.36" table:display="true" table:show-details="true"/>
                <table:data-pilot-member table:name="6,035.04" table:display="true" table:show-details="true"/>
                <table:data-pilot-member table:name="6,063.99" table:display="true" table:show-details="true"/>
                <table:data-pilot-member table:name="6,730.81" table:display="true" table:show-details="true"/>
                <table:data-pilot-member table:name="7,000.57" table:display="true" table:show-details="true"/>
                <table:data-pilot-member table:name="7,454.43" table:display="true" table:show-details="true"/>
                <table:data-pilot-member table:name="7,454.72" table:display="true" table:show-details="true"/>
                <table:data-pilot-member table:name="7,541.86" table:display="true" table:show-details="true"/>
                <table:data-pilot-member table:name="7,545.27" table:display="true" table:show-details="true"/>
                <table:data-pilot-member table:name="7,719.33" table:display="true" table:show-details="true"/>
                <table:data-pilot-member table:name="7,846.54" table:display="true" table:show-details="true"/>
                <table:data-pilot-member table:name="7,912.40" table:display="true" table:show-details="true"/>
                <table:data-pilot-member table:name="8,048.55" table:display="true" table:show-details="true"/>
                <table:data-pilot-member table:name="8,193.76" table:display="true" table:show-details="true"/>
                <table:data-pilot-member table:name="8,560.54" table:display="true" table:show-details="true"/>
                <table:data-pilot-member table:name="8,696.69" table:display="true" table:show-details="true"/>
                <table:data-pilot-member table:name="9,630.71" table:display="true" table:show-details="true"/>
                <table:data-pilot-member table:name="9,838.64" table:display="true" table:show-details="true"/>
                <table:data-pilot-member table:name="9,871.34" table:display="true" table:show-details="true"/>
                <table:data-pilot-member table:name="10,415.06" table:display="true" table:show-details="true"/>
                <table:data-pilot-member table:name="10,524.04" table:display="true" table:show-details="true"/>
                <table:data-pilot-member table:name="10,557.43" table:display="true" table:show-details="true"/>
                <table:data-pilot-member table:name="10,714.29" table:display="true" table:show-details="true"/>
                <table:data-pilot-member table:name="11,448.00" table:display="true" table:show-details="true"/>
                <table:data-pilot-member table:name="11,518.32" table:display="true" table:show-details="true"/>
                <table:data-pilot-member table:name="11,688.77" table:display="true" table:show-details="true"/>
                <table:data-pilot-member table:name="11,762.84" table:display="true" table:show-details="true"/>
                <table:data-pilot-member table:name="12,807.68" table:display="true" table:show-details="true"/>
                <table:data-pilot-member table:name="13,069.91" table:display="true" table:show-details="true"/>
                <table:data-pilot-member table:name="13,543.56" table:display="true" table:show-details="true"/>
                <table:data-pilot-member table:name="13,558.93" table:display="true" table:show-details="true"/>
                <table:data-pilot-member table:name="13,716.19" table:display="true" table:show-details="true"/>
                <table:data-pilot-member table:name="13,720.50" table:display="true" table:show-details="true"/>
                <table:data-pilot-member table:name="14,362.88" table:display="true" table:show-details="true"/>
                <table:data-pilot-member table:name="16,800.00" table:display="true" table:show-details="true"/>
                <table:data-pilot-member table:name="17,601.25" table:display="true" table:show-details="true"/>
                <table:data-pilot-member table:name="18,383.92" table:display="true" table:show-details="true"/>
                <table:data-pilot-member table:name="18,462.35" table:display="true" table:show-details="true"/>
                <table:data-pilot-member table:name="19,155.83" table:display="true" table:show-details="true"/>
                <table:data-pilot-member table:name="19,179.46" table:display="true" table:show-details="true"/>
                <table:data-pilot-member table:name="19,770.32" table:display="true" table:show-details="true"/>
                <table:data-pilot-member table:name="20,976.71" table:display="true" table:show-details="true"/>
                <table:data-pilot-member table:name="21,049.67" table:display="true" table:show-details="true"/>
                <table:data-pilot-member table:name="23,540.16" table:display="true" table:show-details="true"/>
                <table:data-pilot-member table:name="25,354.70" table:display="true" table:show-details="true"/>
                <table:data-pilot-member table:name="25,991.78" table:display="true" table:show-details="true"/>
                <table:data-pilot-member table:name="26,082.84" table:display="true" table:show-details="true"/>
                <table:data-pilot-member table:name="27,826.23" table:display="true" table:show-details="true"/>
                <table:data-pilot-member table:name="28,739.75" table:display="true" table:show-details="true"/>
                <table:data-pilot-member table:name="30,992.98" table:display="true" table:show-details="true"/>
                <table:data-pilot-member table:name="32,883.14" table:display="true" table:show-details="true"/>
                <table:data-pilot-member table:name="34,110.95" table:display="true" table:show-details="true"/>
                <table:data-pilot-member table:name="35,207.74" table:display="true" table:show-details="true"/>
                <table:data-pilot-member table:name="36,285.65" table:display="true" table:show-details="true"/>
                <table:data-pilot-member table:name="36,599.08" table:display="true" table:show-details="true"/>
                <table:data-pilot-member table:name="37,563.08" table:display="true" table:show-details="true"/>
                <table:data-pilot-member table:name="38,505.43" table:display="true" table:show-details="true"/>
                <table:data-pilot-member table:name="40,129.67" table:display="true" table:show-details="true"/>
                <table:data-pilot-member table:name="41,583.74" table:display="true" table:show-details="true"/>
                <table:data-pilot-member table:name="42,645.07" table:display="true" table:show-details="true"/>
                <table:data-pilot-member table:name="42,795.09" table:display="true" table:show-details="true"/>
                <table:data-pilot-member table:name="45,945.44" table:display="true" table:show-details="true"/>
                <table:data-pilot-member table:name="48,781.81" table:display="true" table:show-details="true"/>
                <table:data-pilot-member table:name="49,308.38" table:display="true" table:show-details="true"/>
                <table:data-pilot-member table:name="52,055.63" table:display="true" table:show-details="true"/>
                <table:data-pilot-member table:name="55,327.37" table:display="true" table:show-details="true"/>
                <table:data-pilot-member table:name="55,993.60" table:display="true" table:show-details="true"/>
                <table:data-pilot-member table:name="56,133.00" table:display="true" table:show-details="true"/>
                <table:data-pilot-member table:name="57,602.46" table:display="true" table:show-details="true"/>
                <table:data-pilot-member table:name="60,243.61" table:display="true" table:show-details="true"/>
                <table:data-pilot-member table:name="66,846.41" table:display="true" table:show-details="true"/>
                <table:data-pilot-member table:name="69,757.47" table:display="true" table:show-details="true"/>
                <table:data-pilot-member table:name="72,956.45" table:display="true" table:show-details="true"/>
                <table:data-pilot-member table:name="74,974.13" table:display="true" table:show-details="true"/>
                <table:data-pilot-member table:name="84,259.36" table:display="true" table:show-details="true"/>
                <table:data-pilot-member table:name="86,882.49" table:display="true" table:show-details="true"/>
                <table:data-pilot-member table:name="89,458.48" table:display="true" table:show-details="true"/>
                <table:data-pilot-member table:name="100,387.37" table:display="true" table:show-details="true"/>
                <table:data-pilot-member table:name="104,010.27" table:display="true" table:show-details="true"/>
                <table:data-pilot-member table:name="106,389.65" table:display="true" table:show-details="true"/>
                <table:data-pilot-member table:name="115,180.53" table:display="true" table:show-details="true"/>
                <table:data-pilot-member table:name="127,156.79" table:display="true" table:show-details="true"/>
                <table:data-pilot-member table:name="136,331.11" table:display="true" table:show-details="true"/>
                <table:data-pilot-member table:name="150,101.66" table:display="true" table:show-details="true"/>
                <table:data-pilot-member table:name="154,032.58" table:display="true" table:show-details="true"/>
                <table:data-pilot-member table:name="168,115.93" table:display="true" table:show-details="true"/>
                <table:data-pilot-member table:name="175,592.39" table:display="true" table:show-details="true"/>
                <table:data-pilot-member table:name="200,257.90" table:display="true" table:show-details="true"/>
                <table:data-pilot-member table:name="205,803.62" table:display="true" table:show-details="true"/>
                <table:data-pilot-member table:name="207,936.08" table:display="true" table:show-details="true"/>
                <table:data-pilot-member table:name="220,076.31" table:display="true" table:show-details="true"/>
                <table:data-pilot-member table:name="228,471.84" table:display="true" table:show-details="true"/>
                <table:data-pilot-member table:name="235,777.06" table:display="true" table:show-details="true"/>
                <table:data-pilot-member table:name="242,257.97" table:display="true" table:show-details="true"/>
                <table:data-pilot-member table:name="249,856.53" table:display="true" table:show-details="true"/>
                <table:data-pilot-member table:name="258,327.89" table:display="true" table:show-details="true"/>
                <table:data-pilot-member table:name="295,470.30" table:display="true" table:show-details="true"/>
                <table:data-pilot-member table:name="309,147.20" table:display="true" table:show-details="true"/>
                <table:data-pilot-member table:name="316,265.59" table:display="true" table:show-details="true"/>
                <table:data-pilot-member table:name="362,081.01" table:display="true" table:show-details="true"/>
                <table:data-pilot-member table:name="382,939.25" table:display="true" table:show-details="true"/>
                <table:data-pilot-member table:name="386,795.18" table:display="true" table:show-details="true"/>
                <table:data-pilot-member table:name="394,661.61" table:display="true" table:show-details="true"/>
                <table:data-pilot-member table:name="395,512.55" table:display="true" table:show-details="true"/>
                <table:data-pilot-member table:name="503,827.31" table:display="true" table:show-details="true"/>
                <table:data-pilot-member table:name="519,363.72" table:display="true" table:show-details="true"/>
                <table:data-pilot-member table:name="551,031.28" table:display="true" table:show-details="true"/>
                <table:data-pilot-member table:name="564,983.43" table:display="true" table:show-details="true"/>
                <table:data-pilot-member table:name="741,489.60" table:display="true" table:show-details="true"/>
                <table:data-pilot-member table:name="1,335,899.93" table:display="true" table:show-details="true"/>
                <table:data-pilot-member table:name="1,636,082.57" table:display="true" table:show-details="true"/>
                <table:data-pilot-member table:name="1,788,419.31" table:display="true" table:show-details="true"/>
                <table:data-pilot-member table:name="2,133,648.97" table:display="true" table:show-details="true"/>
                <table:data-pilot-member table:name="2,756,038.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cturados2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180.60" table:display="true" table:show-details="true"/>
                <table:data-pilot-member table:name="246.40" table:display="true" table:show-details="true"/>
                <table:data-pilot-member table:name="282.80" table:display="true" table:show-details="true"/>
                <table:data-pilot-member table:name="309.68" table:display="true" table:show-details="true"/>
                <table:data-pilot-member table:name="330.40" table:display="true" table:show-details="true"/>
                <table:data-pilot-member table:name="400.40" table:display="true" table:show-details="true"/>
                <table:data-pilot-member table:name="517.44" table:display="true" table:show-details="true"/>
                <table:data-pilot-member table:name="678.16" table:display="true" table:show-details="true"/>
                <table:data-pilot-member table:name="700.00" table:display="true" table:show-details="true"/>
                <table:data-pilot-member table:name="812.00" table:display="true" table:show-details="true"/>
                <table:data-pilot-member table:name="840.00" table:display="true" table:show-details="true"/>
                <table:data-pilot-member table:name="862.40" table:display="true" table:show-details="true"/>
                <table:data-pilot-member table:name="886.00" table:display="true" table:show-details="true"/>
                <table:data-pilot-member table:name="901.35" table:display="true" table:show-details="true"/>
                <table:data-pilot-member table:name="940.80" table:display="true" table:show-details="true"/>
                <table:data-pilot-member table:name="980.00" table:display="true" table:show-details="true"/>
                <table:data-pilot-member table:name="997.90" table:display="true" table:show-details="true"/>
                <table:data-pilot-member table:name="1,097.60" table:display="true" table:show-details="true"/>
                <table:data-pilot-member table:name="1,120.00" table:display="true" table:show-details="true"/>
                <table:data-pilot-member table:name="1,130.39" table:display="true" table:show-details="true"/>
                <table:data-pilot-member table:name="1,137.68" table:display="true" table:show-details="true"/>
                <table:data-pilot-member table:name="1,153.32" table:display="true" table:show-details="true"/>
                <table:data-pilot-member table:name="1,232.00" table:display="true" table:show-details="true"/>
                <table:data-pilot-member table:name="1,431.36" table:display="true" table:show-details="true"/>
                <table:data-pilot-member table:name="1,512.00" table:display="true" table:show-details="true"/>
                <table:data-pilot-member table:name="1,573.60" table:display="true" table:show-details="true"/>
                <table:data-pilot-member table:name="1,663.20" table:display="true" table:show-details="true"/>
                <table:data-pilot-member table:name="1,736.00" table:display="true" table:show-details="true"/>
                <table:data-pilot-member table:name="1,960.00" table:display="true" table:show-details="true"/>
                <table:data-pilot-member table:name="2,130.00" table:display="true" table:show-details="true"/>
                <table:data-pilot-member table:name="2,148.20" table:display="true" table:show-details="true"/>
                <table:data-pilot-member table:name="2,251.20" table:display="true" table:show-details="true"/>
                <table:data-pilot-member table:name="2,261.06" table:display="true" table:show-details="true"/>
                <table:data-pilot-member table:name="2,362.51" table:display="true" table:show-details="true"/>
                <table:data-pilot-member table:name="2,500.06" table:display="true" table:show-details="true"/>
                <table:data-pilot-member table:name="2,577.12" table:display="true" table:show-details="true"/>
                <table:data-pilot-member table:name="2,704.80" table:display="true" table:show-details="true"/>
                <table:data-pilot-member table:name="2,867.20" table:display="true" table:show-details="true"/>
                <table:data-pilot-member table:name="2,880.00" table:display="true" table:show-details="true"/>
                <table:data-pilot-member table:name="2,948.69" table:display="true" table:show-details="true"/>
                <table:data-pilot-member table:name="3,001.60" table:display="true" table:show-details="true"/>
                <table:data-pilot-member table:name="3,022.60" table:display="true" table:show-details="true"/>
                <table:data-pilot-member table:name="3,105.65" table:display="true" table:show-details="true"/>
                <table:data-pilot-member table:name="3,484.25" table:display="true" table:show-details="true"/>
                <table:data-pilot-member table:name="3,586.24" table:display="true" table:show-details="true"/>
                <table:data-pilot-member table:name="3,663.64" table:display="true" table:show-details="true"/>
                <table:data-pilot-member table:name="3,726.39" table:display="true" table:show-details="true"/>
                <table:data-pilot-member table:name="3,845.63" table:display="true" table:show-details="true"/>
                <table:data-pilot-member table:name="3,930.47" table:display="true" table:show-details="true"/>
                <table:data-pilot-member table:name="4,058.89" table:display="true" table:show-details="true"/>
                <table:data-pilot-member table:name="4,072.11" table:display="true" table:show-details="true"/>
                <table:data-pilot-member table:name="4,161.51" table:display="true" table:show-details="true"/>
                <table:data-pilot-member table:name="4,172.00" table:display="true" table:show-details="true"/>
                <table:data-pilot-member table:name="4,454.91" table:display="true" table:show-details="true"/>
                <table:data-pilot-member table:name="4,684.96" table:display="true" table:show-details="true"/>
                <table:data-pilot-member table:name="5,018.15" table:display="true" table:show-details="true"/>
                <table:data-pilot-member table:name="5,243.70" table:display="true" table:show-details="true"/>
                <table:data-pilot-member table:name="5,724.66" table:display="true" table:show-details="true"/>
                <table:data-pilot-member table:name="5,785.28" table:display="true" table:show-details="true"/>
                <table:data-pilot-member table:name="5,823.72" table:display="true" table:show-details="true"/>
                <table:data-pilot-member table:name="5,970.35" table:display="true" table:show-details="true"/>
                <table:data-pilot-member table:name="6,503.84" table:display="true" table:show-details="true"/>
                <table:data-pilot-member table:name="6,921.49" table:display="true" table:show-details="true"/>
                <table:data-pilot-member table:name="7,082.88" table:display="true" table:show-details="true"/>
                <table:data-pilot-member table:name="7,133.43" table:display="true" table:show-details="true"/>
                <table:data-pilot-member table:name="7,399.01" table:display="true" table:show-details="true"/>
                <table:data-pilot-member table:name="7,515.91" table:display="true" table:show-details="true"/>
                <table:data-pilot-member table:name="8,193.76" table:display="true" table:show-details="true"/>
                <table:data-pilot-member table:name="8,733.82" table:display="true" table:show-details="true"/>
                <table:data-pilot-member table:name="8,951.48" table:display="true" table:show-details="true"/>
                <table:data-pilot-member table:name="9,000.22" table:display="true" table:show-details="true"/>
                <table:data-pilot-member table:name="9,033.80" table:display="true" table:show-details="true"/>
                <table:data-pilot-member table:name="11,527.64" table:display="true" table:show-details="true"/>
                <table:data-pilot-member table:name="11,700.40" table:display="true" table:show-details="true"/>
                <table:data-pilot-member table:name="12,169.94" table:display="true" table:show-details="true"/>
                <table:data-pilot-member table:name="12,455.80" table:display="true" table:show-details="true"/>
                <table:data-pilot-member table:name="13,502.28" table:display="true" table:show-details="true"/>
                <table:data-pilot-member table:name="13,766.50" table:display="true" table:show-details="true"/>
                <table:data-pilot-member table:name="13,985.01" table:display="true" table:show-details="true"/>
                <table:data-pilot-member table:name="14,267.36" table:display="true" table:show-details="true"/>
                <table:data-pilot-member table:name="14,591.47" table:display="true" table:show-details="true"/>
                <table:data-pilot-member table:name="15,383.75" table:display="true" table:show-details="true"/>
                <table:data-pilot-member table:name="15,400.01" table:display="true" table:show-details="true"/>
                <table:data-pilot-member table:name="15,690.21" table:display="true" table:show-details="true"/>
                <table:data-pilot-member table:name="16,281.29" table:display="true" table:show-details="true"/>
                <table:data-pilot-member table:name="17,073.11" table:display="true" table:show-details="true"/>
                <table:data-pilot-member table:name="20,037.12" table:display="true" table:show-details="true"/>
                <table:data-pilot-member table:name="20,710.70" table:display="true" table:show-details="true"/>
                <table:data-pilot-member table:name="22,606.52" table:display="true" table:show-details="true"/>
                <table:data-pilot-member table:name="23,334.26" table:display="true" table:show-details="true"/>
                <table:data-pilot-member table:name="23,773.18" table:display="true" table:show-details="true"/>
                <table:data-pilot-member table:name="24,755.00" table:display="true" table:show-details="true"/>
                <table:data-pilot-member table:name="28,628.97" table:display="true" table:show-details="true"/>
                <table:data-pilot-member table:name="28,728.07" table:display="true" table:show-details="true"/>
                <table:data-pilot-member table:name="29,970.86" table:display="true" table:show-details="true"/>
                <table:data-pilot-member table:name="37,075.15" table:display="true" table:show-details="true"/>
                <table:data-pilot-member table:name="39,433.70" table:display="true" table:show-details="true"/>
                <table:data-pilot-member table:name="43,828.86" table:display="true" table:show-details="true"/>
                <table:data-pilot-member table:name="44,424.70" table:display="true" table:show-details="true"/>
                <table:data-pilot-member table:name="48,620.49" table:display="true" table:show-details="true"/>
                <table:data-pilot-member table:name="51,839.48" table:display="true" table:show-details="true"/>
                <table:data-pilot-member table:name="53,578.00" table:display="true" table:show-details="true"/>
                <table:data-pilot-member table:name="57,458.80" table:display="true" table:show-details="true"/>
                <table:data-pilot-member table:name="67,183.40" table:display="true" table:show-details="true"/>
                <table:data-pilot-member table:name="68,190.85" table:display="true" table:show-details="true"/>
                <table:data-pilot-member table:name="68,362.35" table:display="true" table:show-details="true"/>
                <table:data-pilot-member table:name="82,352.06" table:display="true" table:show-details="true"/>
                <table:data-pilot-member table:name="86,619.23" table:display="true" table:show-details="true"/>
                <table:data-pilot-member table:name="89,735.17" table:display="true" table:show-details="true"/>
                <table:data-pilot-member table:name="92,239.78" table:display="true" table:show-details="true"/>
                <table:data-pilot-member table:name="104,525.98" table:display="true" table:show-details="true"/>
                <table:data-pilot-member table:name="120,986.90" table:display="true" table:show-details="true"/>
                <table:data-pilot-member table:name="127,150.01" table:display="true" table:show-details="true"/>
                <table:data-pilot-member table:name="127,273.60" table:display="true" table:show-details="true"/>
                <table:data-pilot-member table:name="139,500.65" table:display="true" table:show-details="true"/>
                <table:data-pilot-member table:name="153,311.44" table:display="true" table:show-details="true"/>
                <table:data-pilot-member table:name="170,567.58" table:display="true" table:show-details="true"/>
                <table:data-pilot-member table:name="181,817.29" table:display="true" table:show-details="true"/>
                <table:data-pilot-member table:name="186,112.05" table:display="true" table:show-details="true"/>
                <table:data-pilot-member table:name="201,877.79" table:display="true" table:show-details="true"/>
                <table:data-pilot-member table:name="214,963.60" table:display="true" table:show-details="true"/>
                <table:data-pilot-member table:name="216,764.70" table:display="true" table:show-details="true"/>
                <table:data-pilot-member table:name="219,003.60" table:display="true" table:show-details="true"/>
                <table:data-pilot-member table:name="221,113.44" table:display="true" table:show-details="true"/>
                <table:data-pilot-member table:name="237,411.11" table:display="true" table:show-details="true"/>
                <table:data-pilot-member table:name="241,391.18" table:display="true" table:show-details="true"/>
                <table:data-pilot-member table:name="243,303.57" table:display="true" table:show-details="true"/>
                <table:data-pilot-member table:name="260,053.60" table:display="true" table:show-details="true"/>
                <table:data-pilot-member table:name="299,709.05" table:display="true" table:show-details="true"/>
                <table:data-pilot-member table:name="349,678.81" table:display="true" table:show-details="true"/>
                <table:data-pilot-member table:name="551,423.02" table:display="true" table:show-details="true"/>
                <table:data-pilot-member table:name="593,391.05" table:display="true" table:show-details="true"/>
                <table:data-pilot-member table:name="742,032.68" table:display="true" table:show-details="true"/>
                <table:data-pilot-member table:name="861,115.96" table:display="true" table:show-details="true"/>
                <table:data-pilot-member table:name="1,128,331.08" table:display="true" table:show-details="true"/>
                <table:data-pilot-member table:name="1,592,588.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gos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24.78" table:display="true" table:show-details="true"/>
                <table:data-pilot-member table:name="36.88" table:display="true" table:show-details="true"/>
                <table:data-pilot-member table:name="42.78" table:display="true" table:show-details="true"/>
                <table:data-pilot-member table:name="63.00" table:display="true" table:show-details="true"/>
                <table:data-pilot-member table:name="130.46" table:display="true" table:show-details="true"/>
                <table:data-pilot-member table:name="150.00" table:display="true" table:show-details="true"/>
                <table:data-pilot-member table:name="168.00" table:display="true" table:show-details="true"/>
                <table:data-pilot-member table:name="193.46" table:display="true" table:show-details="true"/>
                <table:data-pilot-member table:name="262.50" table:display="true" table:show-details="true"/>
                <table:data-pilot-member table:name="268.80" table:display="true" table:show-details="true"/>
                <table:data-pilot-member table:name="299.72" table:display="true" table:show-details="true"/>
                <table:data-pilot-member table:name="322.22" table:display="true" table:show-details="true"/>
                <table:data-pilot-member table:name="374.00" table:display="true" table:show-details="true"/>
                <table:data-pilot-member table:name="456.75" table:display="true" table:show-details="true"/>
                <table:data-pilot-member table:name="489.22" table:display="true" table:show-details="true"/>
                <table:data-pilot-member table:name="501.00" table:display="true" table:show-details="true"/>
                <table:data-pilot-member table:name="512.15" table:display="true" table:show-details="true"/>
                <table:data-pilot-member table:name="526.40" table:display="true" table:show-details="true"/>
                <table:data-pilot-member table:name="560.00" table:display="true" table:show-details="true"/>
                <table:data-pilot-member table:name="587.66" table:display="true" table:show-details="true"/>
                <table:data-pilot-member table:name="602.39" table:display="true" table:show-details="true"/>
                <table:data-pilot-member table:name="627.20" table:display="true" table:show-details="true"/>
                <table:data-pilot-member table:name="633.05" table:display="true" table:show-details="true"/>
                <table:data-pilot-member table:name="642.66" table:display="true" table:show-details="true"/>
                <table:data-pilot-member table:name="673.85" table:display="true" table:show-details="true"/>
                <table:data-pilot-member table:name="708.46" table:display="true" table:show-details="true"/>
                <table:data-pilot-member table:name="723.24" table:display="true" table:show-details="true"/>
                <table:data-pilot-member table:name="733.25" table:display="true" table:show-details="true"/>
                <table:data-pilot-member table:name="770.12" table:display="true" table:show-details="true"/>
                <table:data-pilot-member table:name="821.62" table:display="true" table:show-details="true"/>
                <table:data-pilot-member table:name="846.72" table:display="true" table:show-details="true"/>
                <table:data-pilot-member table:name="882.00" table:display="true" table:show-details="true"/>
                <table:data-pilot-member table:name="1,000.00" table:display="true" table:show-details="true"/>
                <table:data-pilot-member table:name="1,006.51" table:display="true" table:show-details="true"/>
                <table:data-pilot-member table:name="1,125.60" table:display="true" table:show-details="true"/>
                <table:data-pilot-member table:name="1,148.00" table:display="true" table:show-details="true"/>
                <table:data-pilot-member table:name="1,238.80" table:display="true" table:show-details="true"/>
                <table:data-pilot-member table:name="1,242.92" table:display="true" table:show-details="true"/>
                <table:data-pilot-member table:name="1,254.40" table:display="true" table:show-details="true"/>
                <table:data-pilot-member table:name="1,288.00" table:display="true" table:show-details="true"/>
                <table:data-pilot-member table:name="1,290.80" table:display="true" table:show-details="true"/>
                <table:data-pilot-member table:name="1,307.05" table:display="true" table:show-details="true"/>
                <table:data-pilot-member table:name="1,400.00" table:display="true" table:show-details="true"/>
                <table:data-pilot-member table:name="1,402.91" table:display="true" table:show-details="true"/>
                <table:data-pilot-member table:name="1,407.72" table:display="true" table:show-details="true"/>
                <table:data-pilot-member table:name="1,456.00" table:display="true" table:show-details="true"/>
                <table:data-pilot-member table:name="1,582.41" table:display="true" table:show-details="true"/>
                <table:data-pilot-member table:name="1,657.17" table:display="true" table:show-details="true"/>
                <table:data-pilot-member table:name="1,671.27" table:display="true" table:show-details="true"/>
                <table:data-pilot-member table:name="1,680.00" table:display="true" table:show-details="true"/>
                <table:data-pilot-member table:name="1,908.48" table:display="true" table:show-details="true"/>
                <table:data-pilot-member table:name="1,930.20" table:display="true" table:show-details="true"/>
                <table:data-pilot-member table:name="2,070.82" table:display="true" table:show-details="true"/>
                <table:data-pilot-member table:name="2,184.00" table:display="true" table:show-details="true"/>
                <table:data-pilot-member table:name="2,217.83" table:display="true" table:show-details="true"/>
                <table:data-pilot-member table:name="2,439.37" table:display="true" table:show-details="true"/>
                <table:data-pilot-member table:name="2,475.54" table:display="true" table:show-details="true"/>
                <table:data-pilot-member table:name="2,529.41" table:display="true" table:show-details="true"/>
                <table:data-pilot-member table:name="2,548.99" table:display="true" table:show-details="true"/>
                <table:data-pilot-member table:name="2,634.88" table:display="true" table:show-details="true"/>
                <table:data-pilot-member table:name="2,673.27" table:display="true" table:show-details="true"/>
                <table:data-pilot-member table:name="2,921.93" table:display="true" table:show-details="true"/>
                <table:data-pilot-member table:name="2,940.92" table:display="true" table:show-details="true"/>
                <table:data-pilot-member table:name="3,004.83" table:display="true" table:show-details="true"/>
                <table:data-pilot-member table:name="3,224.00" table:display="true" table:show-details="true"/>
                <table:data-pilot-member table:name="3,234.64" table:display="true" table:show-details="true"/>
                <table:data-pilot-member table:name="3,265.09" table:display="true" table:show-details="true"/>
                <table:data-pilot-member table:name="3,370.10" table:display="true" table:show-details="true"/>
                <table:data-pilot-member table:name="3,516.00" table:display="true" table:show-details="true"/>
                <table:data-pilot-member table:name="3,820.40" table:display="true" table:show-details="true"/>
                <table:data-pilot-member table:name="3,932.32" table:display="true" table:show-details="true"/>
                <table:data-pilot-member table:name="3,982.94" table:display="true" table:show-details="true"/>
                <table:data-pilot-member table:name="4,111.24" table:display="true" table:show-details="true"/>
                <table:data-pilot-member table:name="4,164.33" table:display="true" table:show-details="true"/>
                <table:data-pilot-member table:name="4,201.68" table:display="true" table:show-details="true"/>
                <table:data-pilot-member table:name="4,282.24" table:display="true" table:show-details="true"/>
                <table:data-pilot-member table:name="4,306.21" table:display="true" table:show-details="true"/>
                <table:data-pilot-member table:name="4,500.00" table:display="true" table:show-details="true"/>
                <table:data-pilot-member table:name="4,506.19" table:display="true" table:show-details="true"/>
                <table:data-pilot-member table:name="4,666.93" table:display="true" table:show-details="true"/>
                <table:data-pilot-member table:name="4,710.94" table:display="true" table:show-details="true"/>
                <table:data-pilot-member table:name="5,013.53" table:display="true" table:show-details="true"/>
                <table:data-pilot-member table:name="5,149.76" table:display="true" table:show-details="true"/>
                <table:data-pilot-member table:name="5,195.83" table:display="true" table:show-details="true"/>
                <table:data-pilot-member table:name="5,316.08" table:display="true" table:show-details="true"/>
                <table:data-pilot-member table:name="5,326.20" table:display="true" table:show-details="true"/>
                <table:data-pilot-member table:name="5,788.81" table:display="true" table:show-details="true"/>
                <table:data-pilot-member table:name="5,995.36" table:display="true" table:show-details="true"/>
                <table:data-pilot-member table:name="6,033.99" table:display="true" table:show-details="true"/>
                <table:data-pilot-member table:name="6,173.81" table:display="true" table:show-details="true"/>
                <table:data-pilot-member table:name="6,196.21" table:display="true" table:show-details="true"/>
                <table:data-pilot-member table:name="6,459.74" table:display="true" table:show-details="true"/>
                <table:data-pilot-member table:name="7,000.57" table:display="true" table:show-details="true"/>
                <table:data-pilot-member table:name="7,140.93" table:display="true" table:show-details="true"/>
                <table:data-pilot-member table:name="7,401.80" table:display="true" table:show-details="true"/>
                <table:data-pilot-member table:name="7,541.86" table:display="true" table:show-details="true"/>
                <table:data-pilot-member table:name="7,612.35" table:display="true" table:show-details="true"/>
                <table:data-pilot-member table:name="7,912.40" table:display="true" table:show-details="true"/>
                <table:data-pilot-member table:name="8,007.24" table:display="true" table:show-details="true"/>
                <table:data-pilot-member table:name="8,289.73" table:display="true" table:show-details="true"/>
                <table:data-pilot-member table:name="8,294.29" table:display="true" table:show-details="true"/>
                <table:data-pilot-member table:name="8,472.51" table:display="true" table:show-details="true"/>
                <table:data-pilot-member table:name="8,696.69" table:display="true" table:show-details="true"/>
                <table:data-pilot-member table:name="9,167.78" table:display="true" table:show-details="true"/>
                <table:data-pilot-member table:name="9,442.91" table:display="true" table:show-details="true"/>
                <table:data-pilot-member table:name="9,612.12" table:display="true" table:show-details="true"/>
                <table:data-pilot-member table:name="9,630.71" table:display="true" table:show-details="true"/>
                <table:data-pilot-member table:name="9,643.81" table:display="true" table:show-details="true"/>
                <table:data-pilot-member table:name="9,871.34" table:display="true" table:show-details="true"/>
                <table:data-pilot-member table:name="10,167.54" table:display="true" table:show-details="true"/>
                <table:data-pilot-member table:name="10,413.23" table:display="true" table:show-details="true"/>
                <table:data-pilot-member table:name="10,415.06" table:display="true" table:show-details="true"/>
                <table:data-pilot-member table:name="10,975.24" table:display="true" table:show-details="true"/>
                <table:data-pilot-member table:name="11,306.14" table:display="true" table:show-details="true"/>
                <table:data-pilot-member table:name="11,762.84" table:display="true" table:show-details="true"/>
                <table:data-pilot-member table:name="12,670.84" table:display="true" table:show-details="true"/>
                <table:data-pilot-member table:name="12,807.68" table:display="true" table:show-details="true"/>
                <table:data-pilot-member table:name="12,865.74" table:display="true" table:show-details="true"/>
                <table:data-pilot-member table:name="13,069.91" table:display="true" table:show-details="true"/>
                <table:data-pilot-member table:name="13,558.93" table:display="true" table:show-details="true"/>
                <table:data-pilot-member table:name="14,276.05" table:display="true" table:show-details="true"/>
                <table:data-pilot-member table:name="14,431.41" table:display="true" table:show-details="true"/>
                <table:data-pilot-member table:name="15,178.10" table:display="true" table:show-details="true"/>
                <table:data-pilot-member table:name="16,087.41" table:display="true" table:show-details="true"/>
                <table:data-pilot-member table:name="16,750.94" table:display="true" table:show-details="true"/>
                <table:data-pilot-member table:name="16,855.14" table:display="true" table:show-details="true"/>
                <table:data-pilot-member table:name="17,808.48" table:display="true" table:show-details="true"/>
                <table:data-pilot-member table:name="20,367.65" table:display="true" table:show-details="true"/>
                <table:data-pilot-member table:name="22,177.60" table:display="true" table:show-details="true"/>
                <table:data-pilot-member table:name="22,704.14" table:display="true" table:show-details="true"/>
                <table:data-pilot-member table:name="22,810.23" table:display="true" table:show-details="true"/>
                <table:data-pilot-member table:name="23,620.92" table:display="true" table:show-details="true"/>
                <table:data-pilot-member table:name="24,308.61" table:display="true" table:show-details="true"/>
                <table:data-pilot-member table:name="25,356.23" table:display="true" table:show-details="true"/>
                <table:data-pilot-member table:name="25,485.51" table:display="true" table:show-details="true"/>
                <table:data-pilot-member table:name="26,184.60" table:display="true" table:show-details="true"/>
                <table:data-pilot-member table:name="26,707.39" table:display="true" table:show-details="true"/>
                <table:data-pilot-member table:name="28,343.03" table:display="true" table:show-details="true"/>
                <table:data-pilot-member table:name="28,375.49" table:display="true" table:show-details="true"/>
                <table:data-pilot-member table:name="28,591.86" table:display="true" table:show-details="true"/>
                <table:data-pilot-member table:name="28,739.75" table:display="true" table:show-details="true"/>
                <table:data-pilot-member table:name="29,310.49" table:display="true" table:show-details="true"/>
                <table:data-pilot-member table:name="30,079.80" table:display="true" table:show-details="true"/>
                <table:data-pilot-member table:name="31,089.50" table:display="true" table:show-details="true"/>
                <table:data-pilot-member table:name="32,872.73" table:display="true" table:show-details="true"/>
                <table:data-pilot-member table:name="33,014.30" table:display="true" table:show-details="true"/>
                <table:data-pilot-member table:name="33,214.69" table:display="true" table:show-details="true"/>
                <table:data-pilot-member table:name="37,076.07" table:display="true" table:show-details="true"/>
                <table:data-pilot-member table:name="37,467.16" table:display="true" table:show-details="true"/>
                <table:data-pilot-member table:name="37,511.09" table:display="true" table:show-details="true"/>
                <table:data-pilot-member table:name="38,759.02" table:display="true" table:show-details="true"/>
                <table:data-pilot-member table:name="39,458.24" table:display="true" table:show-details="true"/>
                <table:data-pilot-member table:name="40,588.84" table:display="true" table:show-details="true"/>
                <table:data-pilot-member table:name="41,197.52" table:display="true" table:show-details="true"/>
                <table:data-pilot-member table:name="42,287.25" table:display="true" table:show-details="true"/>
                <table:data-pilot-member table:name="42,445.44" table:display="true" table:show-details="true"/>
                <table:data-pilot-member table:name="46,458.08" table:display="true" table:show-details="true"/>
                <table:data-pilot-member table:name="49,308.38" table:display="true" table:show-details="true"/>
                <table:data-pilot-member table:name="52,034.75" table:display="true" table:show-details="true"/>
                <table:data-pilot-member table:name="56,122.29" table:display="true" table:show-details="true"/>
                <table:data-pilot-member table:name="56,133.00" table:display="true" table:show-details="true"/>
                <table:data-pilot-member table:name="57,318.20" table:display="true" table:show-details="true"/>
                <table:data-pilot-member table:name="61,186.89" table:display="true" table:show-details="true"/>
                <table:data-pilot-member table:name="63,046.72" table:display="true" table:show-details="true"/>
                <table:data-pilot-member table:name="69,757.47" table:display="true" table:show-details="true"/>
                <table:data-pilot-member table:name="82,102.26" table:display="true" table:show-details="true"/>
                <table:data-pilot-member table:name="90,989.72" table:display="true" table:show-details="true"/>
                <table:data-pilot-member table:name="98,056.75" table:display="true" table:show-details="true"/>
                <table:data-pilot-member table:name="98,517.64" table:display="true" table:show-details="true"/>
                <table:data-pilot-member table:name="103,192.77" table:display="true" table:show-details="true"/>
                <table:data-pilot-member table:name="108,493.73" table:display="true" table:show-details="true"/>
                <table:data-pilot-member table:name="113,040.57" table:display="true" table:show-details="true"/>
                <table:data-pilot-member table:name="121,751.20" table:display="true" table:show-details="true"/>
                <table:data-pilot-member table:name="126,698.12" table:display="true" table:show-details="true"/>
                <table:data-pilot-member table:name="129,471.93" table:display="true" table:show-details="true"/>
                <table:data-pilot-member table:name="133,021.00" table:display="true" table:show-details="true"/>
                <table:data-pilot-member table:name="138,341.48" table:display="true" table:show-details="true"/>
                <table:data-pilot-member table:name="144,813.08" table:display="true" table:show-details="true"/>
                <table:data-pilot-member table:name="148,322.41" table:display="true" table:show-details="true"/>
                <table:data-pilot-member table:name="191,158.89" table:display="true" table:show-details="true"/>
                <table:data-pilot-member table:name="191,520.23" table:display="true" table:show-details="true"/>
                <table:data-pilot-member table:name="192,341.18" table:display="true" table:show-details="true"/>
                <table:data-pilot-member table:name="193,306.83" table:display="true" table:show-details="true"/>
                <table:data-pilot-member table:name="198,450.10" table:display="true" table:show-details="true"/>
                <table:data-pilot-member table:name="207,772.62" table:display="true" table:show-details="true"/>
                <table:data-pilot-member table:name="213,146.50" table:display="true" table:show-details="true"/>
                <table:data-pilot-member table:name="218,525.38" table:display="true" table:show-details="true"/>
                <table:data-pilot-member table:name="219,955.54" table:display="true" table:show-details="true"/>
                <table:data-pilot-member table:name="232,228.21" table:display="true" table:show-details="true"/>
                <table:data-pilot-member table:name="244,452.53" table:display="true" table:show-details="true"/>
                <table:data-pilot-member table:name="257,998.50" table:display="true" table:show-details="true"/>
                <table:data-pilot-member table:name="294,238.20" table:display="true" table:show-details="true"/>
                <table:data-pilot-member table:name="313,267.14" table:display="true" table:show-details="true"/>
                <table:data-pilot-member table:name="349,272.26" table:display="true" table:show-details="true"/>
                <table:data-pilot-member table:name="358,096.70" table:display="true" table:show-details="true"/>
                <table:data-pilot-member table:name="369,682.85" table:display="true" table:show-details="true"/>
                <table:data-pilot-member table:name="430,638.63" table:display="true" table:show-details="true"/>
                <table:data-pilot-member table:name="438,930.76" table:display="true" table:show-details="true"/>
                <table:data-pilot-member table:name="491,505.68" table:display="true" table:show-details="true"/>
                <table:data-pilot-member table:name="570,234.72" table:display="true" table:show-details="true"/>
                <table:data-pilot-member table:name="990,612.49" table:display="true" table:show-details="true"/>
                <table:data-pilot-member table:name="1,510,597.71" table:display="true" table:show-details="true"/>
                <table:data-pilot-member table:name="1,546,029.84" table:display="true" table:show-details="true"/>
                <table:data-pilot-member table:name="2,488,288.42" table:display="true" table:show-details="true"/>
                <table:data-pilot-member table:name="2,556,156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gos2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4.76" table:display="true" table:show-details="true"/>
                <table:data-pilot-member table:name="10.55" table:display="true" table:show-details="true"/>
                <table:data-pilot-member table:name="12.25" table:display="true" table:show-details="true"/>
                <table:data-pilot-member table:name="13.13" table:display="true" table:show-details="true"/>
                <table:data-pilot-member table:name="17.66" table:display="true" table:show-details="true"/>
                <table:data-pilot-member table:name="27.13" table:display="true" table:show-details="true"/>
                <table:data-pilot-member table:name="37.13" table:display="true" table:show-details="true"/>
                <table:data-pilot-member table:name="41.45" table:display="true" table:show-details="true"/>
                <table:data-pilot-member table:name="46.07" table:display="true" table:show-details="true"/>
                <table:data-pilot-member table:name="56.58" table:display="true" table:show-details="true"/>
                <table:data-pilot-member table:name="71.24" table:display="true" table:show-details="true"/>
                <table:data-pilot-member table:name="117.44" table:display="true" table:show-details="true"/>
                <table:data-pilot-member table:name="121.67" table:display="true" table:show-details="true"/>
                <table:data-pilot-member table:name="130.13" table:display="true" table:show-details="true"/>
                <table:data-pilot-member table:name="180.00" table:display="true" table:show-details="true"/>
                <table:data-pilot-member table:name="246.40" table:display="true" table:show-details="true"/>
                <table:data-pilot-member table:name="300.00" table:display="true" table:show-details="true"/>
                <table:data-pilot-member table:name="364.56" table:display="true" table:show-details="true"/>
                <table:data-pilot-member table:name="435.12" table:display="true" table:show-details="true"/>
                <table:data-pilot-member table:name="500.00" table:display="true" table:show-details="true"/>
                <table:data-pilot-member table:name="566.66" table:display="true" table:show-details="true"/>
                <table:data-pilot-member table:name="677.82" table:display="true" table:show-details="true"/>
                <table:data-pilot-member table:name="772.80" table:display="true" table:show-details="true"/>
                <table:data-pilot-member table:name="812.00" table:display="true" table:show-details="true"/>
                <table:data-pilot-member table:name="886.00" table:display="true" table:show-details="true"/>
                <table:data-pilot-member table:name="926.39" table:display="true" table:show-details="true"/>
                <table:data-pilot-member table:name="940.80" table:display="true" table:show-details="true"/>
                <table:data-pilot-member table:name="972.58" table:display="true" table:show-details="true"/>
                <table:data-pilot-member table:name="980.00" table:display="true" table:show-details="true"/>
                <table:data-pilot-member table:name="982.50" table:display="true" table:show-details="true"/>
                <table:data-pilot-member table:name="1,000.00" table:display="true" table:show-details="true"/>
                <table:data-pilot-member table:name="1,097.60" table:display="true" table:show-details="true"/>
                <table:data-pilot-member table:name="1,137.68" table:display="true" table:show-details="true"/>
                <table:data-pilot-member table:name="1,153.32" table:display="true" table:show-details="true"/>
                <table:data-pilot-member table:name="1,333.94" table:display="true" table:show-details="true"/>
                <table:data-pilot-member table:name="1,341.11" table:display="true" table:show-details="true"/>
                <table:data-pilot-member table:name="1,363.12" table:display="true" table:show-details="true"/>
                <table:data-pilot-member table:name="1,431.36" table:display="true" table:show-details="true"/>
                <table:data-pilot-member table:name="1,435.84" table:display="true" table:show-details="true"/>
                <table:data-pilot-member table:name="1,456.40" table:display="true" table:show-details="true"/>
                <table:data-pilot-member table:name="1,468.15" table:display="true" table:show-details="true"/>
                <table:data-pilot-member table:name="1,960.00" table:display="true" table:show-details="true"/>
                <table:data-pilot-member table:name="2,081.38" table:display="true" table:show-details="true"/>
                <table:data-pilot-member table:name="2,130.00" table:display="true" table:show-details="true"/>
                <table:data-pilot-member table:name="2,261.06" table:display="true" table:show-details="true"/>
                <table:data-pilot-member table:name="2,347.84" table:display="true" table:show-details="true"/>
                <table:data-pilot-member table:name="2,362.51" table:display="true" table:show-details="true"/>
                <table:data-pilot-member table:name="2,364.33" table:display="true" table:show-details="true"/>
                <table:data-pilot-member table:name="2,459.00" table:display="true" table:show-details="true"/>
                <table:data-pilot-member table:name="2,500.06" table:display="true" table:show-details="true"/>
                <table:data-pilot-member table:name="2,606.23" table:display="true" table:show-details="true"/>
                <table:data-pilot-member table:name="2,789.40" table:display="true" table:show-details="true"/>
                <table:data-pilot-member table:name="2,790.10" table:display="true" table:show-details="true"/>
                <table:data-pilot-member table:name="2,811.64" table:display="true" table:show-details="true"/>
                <table:data-pilot-member table:name="2,867.20" table:display="true" table:show-details="true"/>
                <table:data-pilot-member table:name="2,880.00" table:display="true" table:show-details="true"/>
                <table:data-pilot-member table:name="3,001.60" table:display="true" table:show-details="true"/>
                <table:data-pilot-member table:name="3,083.11" table:display="true" table:show-details="true"/>
                <table:data-pilot-member table:name="3,105.65" table:display="true" table:show-details="true"/>
                <table:data-pilot-member table:name="3,119.57" table:display="true" table:show-details="true"/>
                <table:data-pilot-member table:name="3,166.85" table:display="true" table:show-details="true"/>
                <table:data-pilot-member table:name="3,619.34" table:display="true" table:show-details="true"/>
                <table:data-pilot-member table:name="3,790.10" table:display="true" table:show-details="true"/>
                <table:data-pilot-member table:name="3,791.79" table:display="true" table:show-details="true"/>
                <table:data-pilot-member table:name="3,949.65" table:display="true" table:show-details="true"/>
                <table:data-pilot-member table:name="4,058.89" table:display="true" table:show-details="true"/>
                <table:data-pilot-member table:name="4,172.00" table:display="true" table:show-details="true"/>
                <table:data-pilot-member table:name="4,351.31" table:display="true" table:show-details="true"/>
                <table:data-pilot-member table:name="4,387.95" table:display="true" table:show-details="true"/>
                <table:data-pilot-member table:name="4,454.91" table:display="true" table:show-details="true"/>
                <table:data-pilot-member table:name="4,500.00" table:display="true" table:show-details="true"/>
                <table:data-pilot-member table:name="5,196.22" table:display="true" table:show-details="true"/>
                <table:data-pilot-member table:name="5,470.43" table:display="true" table:show-details="true"/>
                <table:data-pilot-member table:name="5,592.24" table:display="true" table:show-details="true"/>
                <table:data-pilot-member table:name="5,781.52" table:display="true" table:show-details="true"/>
                <table:data-pilot-member table:name="6,262.96" table:display="true" table:show-details="true"/>
                <table:data-pilot-member table:name="6,467.16" table:display="true" table:show-details="true"/>
                <table:data-pilot-member table:name="6,601.89" table:display="true" table:show-details="true"/>
                <table:data-pilot-member table:name="7,082.88" table:display="true" table:show-details="true"/>
                <table:data-pilot-member table:name="7,638.66" table:display="true" table:show-details="true"/>
                <table:data-pilot-member table:name="7,848.49" table:display="true" table:show-details="true"/>
                <table:data-pilot-member table:name="8,074.83" table:display="true" table:show-details="true"/>
                <table:data-pilot-member table:name="8,193.76" table:display="true" table:show-details="true"/>
                <table:data-pilot-member table:name="8,508.87" table:display="true" table:show-details="true"/>
                <table:data-pilot-member table:name="8,580.02" table:display="true" table:show-details="true"/>
                <table:data-pilot-member table:name="11,765.61" table:display="true" table:show-details="true"/>
                <table:data-pilot-member table:name="12,264.19" table:display="true" table:show-details="true"/>
                <table:data-pilot-member table:name="12,990.86" table:display="true" table:show-details="true"/>
                <table:data-pilot-member table:name="13,079.10" table:display="true" table:show-details="true"/>
                <table:data-pilot-member table:name="13,275.25" table:display="true" table:show-details="true"/>
                <table:data-pilot-member table:name="14,045.47" table:display="true" table:show-details="true"/>
                <table:data-pilot-member table:name="14,567.64" table:display="true" table:show-details="true"/>
                <table:data-pilot-member table:name="14,775.02" table:display="true" table:show-details="true"/>
                <table:data-pilot-member table:name="15,400.01" table:display="true" table:show-details="true"/>
                <table:data-pilot-member table:name="16,015.35" table:display="true" table:show-details="true"/>
                <table:data-pilot-member table:name="17,681.35" table:display="true" table:show-details="true"/>
                <table:data-pilot-member table:name="18,226.38" table:display="true" table:show-details="true"/>
                <table:data-pilot-member table:name="18,671.39" table:display="true" table:show-details="true"/>
                <table:data-pilot-member table:name="19,281.46" table:display="true" table:show-details="true"/>
                <table:data-pilot-member table:name="19,787.14" table:display="true" table:show-details="true"/>
                <table:data-pilot-member table:name="20,758.82" table:display="true" table:show-details="true"/>
                <table:data-pilot-member table:name="20,929.12" table:display="true" table:show-details="true"/>
                <table:data-pilot-member table:name="20,956.71" table:display="true" table:show-details="true"/>
                <table:data-pilot-member table:name="23,633.39" table:display="true" table:show-details="true"/>
                <table:data-pilot-member table:name="23,707.07" table:display="true" table:show-details="true"/>
                <table:data-pilot-member table:name="24,755.00" table:display="true" table:show-details="true"/>
                <table:data-pilot-member table:name="25,880.67" table:display="true" table:show-details="true"/>
                <table:data-pilot-member table:name="26,125.79" table:display="true" table:show-details="true"/>
                <table:data-pilot-member table:name="28,310.19" table:display="true" table:show-details="true"/>
                <table:data-pilot-member table:name="37,831.58" table:display="true" table:show-details="true"/>
                <table:data-pilot-member table:name="41,090.74" table:display="true" table:show-details="true"/>
                <table:data-pilot-member table:name="47,450.16" table:display="true" table:show-details="true"/>
                <table:data-pilot-member table:name="47,911.37" table:display="true" table:show-details="true"/>
                <table:data-pilot-member table:name="52,880.26" table:display="true" table:show-details="true"/>
                <table:data-pilot-member table:name="54,351.51" table:display="true" table:show-details="true"/>
                <table:data-pilot-member table:name="61,112.65" table:display="true" table:show-details="true"/>
                <table:data-pilot-member table:name="65,836.61" table:display="true" table:show-details="true"/>
                <table:data-pilot-member table:name="67,017.50" table:display="true" table:show-details="true"/>
                <table:data-pilot-member table:name="72,327.46" table:display="true" table:show-details="true"/>
                <table:data-pilot-member table:name="73,374.35" table:display="true" table:show-details="true"/>
                <table:data-pilot-member table:name="75,878.47" table:display="true" table:show-details="true"/>
                <table:data-pilot-member table:name="79,145.58" table:display="true" table:show-details="true"/>
                <table:data-pilot-member table:name="82,352.06" table:display="true" table:show-details="true"/>
                <table:data-pilot-member table:name="83,191.69" table:display="true" table:show-details="true"/>
                <table:data-pilot-member table:name="102,033.35" table:display="true" table:show-details="true"/>
                <table:data-pilot-member table:name="111,623.99" table:display="true" table:show-details="true"/>
                <table:data-pilot-member table:name="126,626.97" table:display="true" table:show-details="true"/>
                <table:data-pilot-member table:name="132,704.85" table:display="true" table:show-details="true"/>
                <table:data-pilot-member table:name="157,363.60" table:display="true" table:show-details="true"/>
                <table:data-pilot-member table:name="200,146.11" table:display="true" table:show-details="true"/>
                <table:data-pilot-member table:name="201,309.98" table:display="true" table:show-details="true"/>
                <table:data-pilot-member table:name="233,171.26" table:display="true" table:show-details="true"/>
                <table:data-pilot-member table:name="241,375.36" table:display="true" table:show-details="true"/>
                <table:data-pilot-member table:name="249,156.02" table:display="true" table:show-details="true"/>
                <table:data-pilot-member table:name="262,276.63" table:display="true" table:show-details="true"/>
                <table:data-pilot-member table:name="283,427.79" table:display="true" table:show-details="true"/>
                <table:data-pilot-member table:name="284,166.66" table:display="true" table:show-details="true"/>
                <table:data-pilot-member table:name="286,280.65" table:display="true" table:show-details="true"/>
                <table:data-pilot-member table:name="314,514.87" table:display="true" table:show-details="true"/>
                <table:data-pilot-member table:name="318,042.25" table:display="true" table:show-details="true"/>
                <table:data-pilot-member table:name="329,107.48" table:display="true" table:show-details="true"/>
                <table:data-pilot-member table:name="354,488.71" table:display="true" table:show-details="true"/>
                <table:data-pilot-member table:name="416,350.18" table:display="true" table:show-details="true"/>
                <table:data-pilot-member table:name="453,244.33" table:display="true" table:show-details="true"/>
                <table:data-pilot-member table:name="457,425.68" table:display="true" table:show-details="true"/>
                <table:data-pilot-member table:name="580,631.82" table:display="true" table:show-details="true"/>
                <table:data-pilot-member table:name="770,946.15" table:display="true" table:show-details="true"/>
                <table:data-pilot-member table:name="855,144.80" table:display="true" table:show-details="true"/>
                <table:data-pilot-member table:name="933,051.31" table:display="true" table:show-details="true"/>
                <table:data-pilot-member table:name="1,231,636.46" table:display="true" table:show-details="true"/>
                <table:data-pilot-member table:name="2,330,571.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do FINAL" table:orientation="data" table:used-hierarchy="0" table:function="sum">
            <table:data-pilot-level table:show-empty="false" calcext:repeat-item-labels="false">
              <table:data-pilot-members>
                <table:data-pilot-member table:name="-75.69" table:display="true" table:show-details="true"/>
                <table:data-pilot-member table:name="-39.05" table:display="true" table:show-details="true"/>
                <table:data-pilot-member table:name="-30.34" table:display="true" table:show-details="true"/>
                <table:data-pilot-member table:name="-11.40" table:display="true" table:show-details="true"/>
                <table:data-pilot-member table:name="-3.15" table:display="true" table:show-details="true"/>
                <table:data-pilot-member table:name="-1.78" table:display="true" table:show-details="true"/>
                <table:data-pilot-member table:name="-0.03" table:display="true" table:show-details="true"/>
                <table:data-pilot-member table:name="0.00" table:display="true" table:show-details="true"/>
                <table:data-pilot-member table:name="44.30" table:display="true" table:show-details="true"/>
                <table:data-pilot-member table:name="152.67" table:display="true" table:show-details="true"/>
                <table:data-pilot-member table:name="165.90" table:display="true" table:show-details="true"/>
                <table:data-pilot-member table:name="171.90" table:display="true" table:show-details="true"/>
                <table:data-pilot-member table:name="175.84" table:display="true" table:show-details="true"/>
                <table:data-pilot-member table:name="309.68" table:display="true" table:show-details="true"/>
                <table:data-pilot-member table:name="330.40" table:display="true" table:show-details="true"/>
                <table:data-pilot-member table:name="389.85" table:display="true" table:show-details="true"/>
                <table:data-pilot-member table:name="517.44" table:display="true" table:show-details="true"/>
                <table:data-pilot-member table:name="664.67" table:display="true" table:show-details="true"/>
                <table:data-pilot-member table:name="687.75" table:display="true" table:show-details="true"/>
                <table:data-pilot-member table:name="826.87" table:display="true" table:show-details="true"/>
                <table:data-pilot-member table:name="916.02" table:display="true" table:show-details="true"/>
                <table:data-pilot-member table:name="1,102.50" table:display="true" table:show-details="true"/>
                <table:data-pilot-member table:name="1,112.73" table:display="true" table:show-details="true"/>
                <table:data-pilot-member table:name="1,184.00" table:display="true" table:show-details="true"/>
                <table:data-pilot-member table:name="1,232.00" table:display="true" table:show-details="true"/>
                <table:data-pilot-member table:name="1,238.40" table:display="true" table:show-details="true"/>
                <table:data-pilot-member table:name="1,251.52" table:display="true" table:show-details="true"/>
                <table:data-pilot-member table:name="1,331.11" table:display="true" table:show-details="true"/>
                <table:data-pilot-member table:name="1,474.87" table:display="true" table:show-details="true"/>
                <table:data-pilot-member table:name="1,532.15" table:display="true" table:show-details="true"/>
                <table:data-pilot-member table:name="1,581.22" table:display="true" table:show-details="true"/>
                <table:data-pilot-member table:name="1,692.12" table:display="true" table:show-details="true"/>
                <table:data-pilot-member table:name="1,708.87" table:display="true" table:show-details="true"/>
                <table:data-pilot-member table:name="1,725.27" table:display="true" table:show-details="true"/>
                <table:data-pilot-member table:name="2,091.31" table:display="true" table:show-details="true"/>
                <table:data-pilot-member table:name="2,091.62" table:display="true" table:show-details="true"/>
                <table:data-pilot-member table:name="2,113.26" table:display="true" table:show-details="true"/>
                <table:data-pilot-member table:name="2,142.00" table:display="true" table:show-details="true"/>
                <table:data-pilot-member table:name="2,178.56" table:display="true" table:show-details="true"/>
                <table:data-pilot-member table:name="2,251.20" table:display="true" table:show-details="true"/>
                <table:data-pilot-member table:name="2,409.26" table:display="true" table:show-details="true"/>
                <table:data-pilot-member table:name="2,633.56" table:display="true" table:show-details="true"/>
                <table:data-pilot-member table:name="2,778.30" table:display="true" table:show-details="true"/>
                <table:data-pilot-member table:name="2,902.62" table:display="true" table:show-details="true"/>
                <table:data-pilot-member table:name="2,933.34" table:display="true" table:show-details="true"/>
                <table:data-pilot-member table:name="3,022.60" table:display="true" table:show-details="true"/>
                <table:data-pilot-member table:name="3,235.13" table:display="true" table:show-details="true"/>
                <table:data-pilot-member table:name="3,307.20" table:display="true" table:show-details="true"/>
                <table:data-pilot-member table:name="3,604.72" table:display="true" table:show-details="true"/>
                <table:data-pilot-member table:name="3,826.95" table:display="true" table:show-details="true"/>
                <table:data-pilot-member table:name="3,890.28" table:display="true" table:show-details="true"/>
                <table:data-pilot-member table:name="3,955.76" table:display="true" table:show-details="true"/>
                <table:data-pilot-member table:name="4,115.50" table:display="true" table:show-details="true"/>
                <table:data-pilot-member table:name="4,436.99" table:display="true" table:show-details="true"/>
                <table:data-pilot-member table:name="4,549.58" table:display="true" table:show-details="true"/>
                <table:data-pilot-member table:name="4,915.18" table:display="true" table:show-details="true"/>
                <table:data-pilot-member table:name="5,732.72" table:display="true" table:show-details="true"/>
                <table:data-pilot-member table:name="6,270.00" table:display="true" table:show-details="true"/>
                <table:data-pilot-member table:name="6,975.22" table:display="true" table:show-details="true"/>
                <table:data-pilot-member table:name="7,128.18" table:display="true" table:show-details="true"/>
                <table:data-pilot-member table:name="7,139.79" table:display="true" table:show-details="true"/>
                <table:data-pilot-member table:name="7,254.90" table:display="true" table:show-details="true"/>
                <table:data-pilot-member table:name="7,398.47" table:display="true" table:show-details="true"/>
                <table:data-pilot-member table:name="7,589.88" table:display="true" table:show-details="true"/>
                <table:data-pilot-member table:name="7,852.52" table:display="true" table:show-details="true"/>
                <table:data-pilot-member table:name="9,844.74" table:display="true" table:show-details="true"/>
                <table:data-pilot-member table:name="10,560.45" table:display="true" table:show-details="true"/>
                <table:data-pilot-member table:name="11,380.30" table:display="true" table:show-details="true"/>
                <table:data-pilot-member table:name="12,331.48" table:display="true" table:show-details="true"/>
                <table:data-pilot-member table:name="12,465.09" table:display="true" table:show-details="true"/>
                <table:data-pilot-member table:name="12,581.07" table:display="true" table:show-details="true"/>
                <table:data-pilot-member table:name="12,909.97" table:display="true" table:show-details="true"/>
                <table:data-pilot-member table:name="13,256.40" table:display="true" table:show-details="true"/>
                <table:data-pilot-member table:name="13,740.26" table:display="true" table:show-details="true"/>
                <table:data-pilot-member table:name="14,535.31" table:display="true" table:show-details="true"/>
                <table:data-pilot-member table:name="14,751.56" table:display="true" table:show-details="true"/>
                <table:data-pilot-member table:name="15,754.34" table:display="true" table:show-details="true"/>
                <table:data-pilot-member table:name="15,800.31" table:display="true" table:show-details="true"/>
                <table:data-pilot-member table:name="16,537.50" table:display="true" table:show-details="true"/>
                <table:data-pilot-member table:name="17,122.25" table:display="true" table:show-details="true"/>
                <table:data-pilot-member table:name="18,162.32" table:display="true" table:show-details="true"/>
                <table:data-pilot-member table:name="18,783.23" table:display="true" table:show-details="true"/>
                <table:data-pilot-member table:name="18,890.81" table:display="true" table:show-details="true"/>
                <table:data-pilot-member table:name="19,300.52" table:display="true" table:show-details="true"/>
                <table:data-pilot-member table:name="20,491.89" table:display="true" table:show-details="true"/>
                <table:data-pilot-member table:name="21,715.41" table:display="true" table:show-details="true"/>
                <table:data-pilot-member table:name="21,867.35" table:display="true" table:show-details="true"/>
                <table:data-pilot-member table:name="21,938.93" table:display="true" table:show-details="true"/>
                <table:data-pilot-member table:name="22,423.40" table:display="true" table:show-details="true"/>
                <table:data-pilot-member table:name="22,520.91" table:display="true" table:show-details="true"/>
                <table:data-pilot-member table:name="24,637.56" table:display="true" table:show-details="true"/>
                <table:data-pilot-member table:name="26,527.50" table:display="true" table:show-details="true"/>
                <table:data-pilot-member table:name="27,638.23" table:display="true" table:show-details="true"/>
                <table:data-pilot-member table:name="27,936.57" table:display="true" table:show-details="true"/>
                <table:data-pilot-member table:name="28,680.94" table:display="true" table:show-details="true"/>
                <table:data-pilot-member table:name="29,568.34" table:display="true" table:show-details="true"/>
                <table:data-pilot-member table:name="29,757.17" table:display="true" table:show-details="true"/>
                <table:data-pilot-member table:name="30,814.77" table:display="true" table:show-details="true"/>
                <table:data-pilot-member table:name="33,352.68" table:display="true" table:show-details="true"/>
                <table:data-pilot-member table:name="38,520.58" table:display="true" table:show-details="true"/>
                <table:data-pilot-member table:name="42,172.43" table:display="true" table:show-details="true"/>
                <table:data-pilot-member table:name="43,723.59" table:display="true" table:show-details="true"/>
                <table:data-pilot-member table:name="43,771.94" table:display="true" table:show-details="true"/>
                <table:data-pilot-member table:name="43,811.61" table:display="true" table:show-details="true"/>
                <table:data-pilot-member table:name="49,248.95" table:display="true" table:show-details="true"/>
                <table:data-pilot-member table:name="61,817.86" table:display="true" table:show-details="true"/>
                <table:data-pilot-member table:name="66,535.18" table:display="true" table:show-details="true"/>
                <table:data-pilot-member table:name="73,601.14" table:display="true" table:show-details="true"/>
                <table:data-pilot-member table:name="80,523.76" table:display="true" table:show-details="true"/>
                <table:data-pilot-member table:name="87,076.51" table:display="true" table:show-details="true"/>
                <table:data-pilot-member table:name="94,770.97" table:display="true" table:show-details="true"/>
                <table:data-pilot-member table:name="99,669.24" table:display="true" table:show-details="true"/>
                <table:data-pilot-member table:name="101,966.35" table:display="true" table:show-details="true"/>
                <table:data-pilot-member table:name="109,129.86" table:display="true" table:show-details="true"/>
                <table:data-pilot-member table:name="184,324.02" table:display="true" table:show-details="true"/>
                <table:data-pilot-member table:name="251,651.24" table:display="true" table:show-details="true"/>
                <table:data-pilot-member table:name="367,834.04" table:display="true" table:show-details="true"/>
                <table:data-pilot-member table:name="381,927.62" table:display="true" table:show-details="true"/>
                <table:data-pilot-member table:name="599,924.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number number:decimal-places="2" loext:min-decimal-places="2" number:min-integer-digits="0" number:grouping="true"/>
    </number:number-style>
    <number:number-style style:name="N124">
      <number:number number:decimal-places="1" loext:min-decimal-places="1" number:min-integer-digits="1" number:grouping="true"/>
    </number:number-style>
    <number:currency-style style:name="N125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6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7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8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2P2" style:volatile="true">
      <loext:text> $ </loext:text>
      <loext:fill-character> </loext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Énfasis1" style:display-name="20% - Énfasis1" style:family="table-cell" style:parent-style-name="Default">
      <style:table-cell-properties fo:background-color="#a6caf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ff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ffff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a6caf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a0e0e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a6caf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a6caf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a0e0e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a6caf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a6caf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33993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ueno" style:family="table-cell" style:parent-style-name="Default">
      <style:table-cell-properties fo:background-color="#a0e0e0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fo:border="2.49pt double-thin #424242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0000" style:border-line-width-bottom="0.018cm 0.053cm 0.018cm" fo:border-left="none" fo:padding="0.071cm" fo:border-right="none" style:rotation-align="none" fo:border-top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fo:border="0.74pt solid #808080" fo:padding="0.071cm"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1" style:display-name="Encabezado 1" style:family="table-cell" style:parent-style-name="Default">
      <style:table-cell-properties fo:border-bottom="2.49pt solid #3333cc" fo:border-left="none" fo:padding="0.071cm" fo:border-right="none" style:rotation-align="none" fo:border-top="none"/>
      <style:text-properties fo:color="#3366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3366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ffff99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cc99ff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71cm"/>
      <style:text-properties fo:color="#66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0" fo:border="0.74pt solid #c0c0c0" fo:padding="0.071cm" style:rotation-align="none"/>
    </style:style>
    <style:style style:name="Salida" style:family="table-cell" style:parent-style-name="Default">
      <style:table-cell-properties fo:background-color="#ffffff" fo:border="0.74pt solid #424242" fo:padding="0.071cm" style:rotation-align="none"/>
      <style:text-properties fo:color="#424242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cc" style:border-line-width-bottom="0.018cm 0.053cm 0.018cm" fo:border-left="none" fo:padding="0.071cm" fo:border-right="none" style:rotation-align="none" fo:border-top="0.74pt solid #3333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" style:family="table-cell" style:parent-style-name="Default">
      <style:table-cell-properties fo:padding="0.071cm"/>
      <style:text-properties fo:color="#336666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Título_20_2" style:display-name="Título 2" style:family="table-cell" style:parent-style-name="Default">
      <style:table-cell-properties fo:border-bottom="2.49pt solid #a6caf0" fo:border-left="none" fo:padding="0.071cm" fo:border-right="none" style:rotation-align="none" fo:border-top="none"/>
      <style:text-properties fo:color="#3366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a6caf0" fo:border-left="none" fo:padding="0.071cm" fo:border-right="none" style:rotation-align="none" fo:border-top="none"/>
      <style:text-properties fo:color="#3366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ff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339933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lientes" style:display-name="PageStyle_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ldo" style:display-name="PageStyle_Sal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xc_20_sep_20_2021" style:display-name="PageStyle_cxc sep 202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1T17:33:15.095830045</dc:date>
    <meta:editing-duration>PT1H35M28S</meta:editing-duration>
    <meta:editing-cycles>9</meta:editing-cycles>
    <meta:generator>LibreOffice/6.4.7.2$Linux_X86_64 LibreOffice_project/40$Build-2</meta:generator>
    <meta:document-statistic meta:table-count="6" meta:cell-count="11088" meta:object-count="0"/>
  </office:meta>
</office:document-meta>
</file>